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3.674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2.674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99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4.029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2.942cm"/>
    </style:style>
    <style:style style:name="co19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2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 style:data-style-name="N11">
      <style:text-properties fo:font-size="12pt" style:font-size-asian="12pt" style:font-size-complex="12pt"/>
    </style:style>
    <style:style style:name="ce4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0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 style:data-style-name="N8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12">
      <style:text-properties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1">
      <style:text-properties fo:font-weight="normal" style:font-weight-asian="normal" style:font-weight-complex="normal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1">
      <style:text-properties fo:font-weight="bold" style:font-weight-asian="bold" style:font-weight-complex="bold"/>
    </style:style>
    <style:style style:name="ce24" style:family="table-cell" style:parent-style-name="Default">
      <style:text-properties fo:font-size="15pt" style:font-size-asian="15pt" style:font-size-complex="15pt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2"/>
        <table:table-column table:style-name="co10" table:number-columns-repeated="2" table:default-cell-style-name="Default"/>
        <table:table-column table:style-name="co11" table:default-cell-style-name="ce2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3085" calcext:value-type="percentage">
            <text:p>30,85%</text:p>
          </table:table-cell>
          <table:table-cell office:value-type="percentage" office:value="0.234" calcext:value-type="percentage">
            <text:p>23,40%</text:p>
          </table:table-cell>
          <table:table-cell/>
          <table:table-cell office:value-type="string" calcext:value-type="string">
            <text:p>Ring_1</text:p>
          </table:table-cell>
          <table:table-cell table:style-name="ce3" office:value-type="percentage" office:value="0.2816" calcext:value-type="percentage">
            <text:p>28,16%</text:p>
          </table:table-cell>
          <table:table-cell table:style-name="ce3" office:value-type="percentage" office:value="0.2181" calcext:value-type="percentage">
            <text:p>21,81%</text:p>
          </table:table-cell>
          <table:table-cell table:style-name="ce3" office:value-type="percentage" office:value="0.2061" calcext:value-type="percentage">
            <text:p>20,61%</text:p>
          </table:table-cell>
          <table:table-cell table:number-columns-repeated="2" table:style-name="ce3" office:value-type="percentage" office:value="0.2081" calcext:value-type="percentage">
            <text:p>20,81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2837" calcext:value-type="percentage">
            <text:p>28,37%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percentage" office:value="0.1489" calcext:value-type="percentage">
            <text:p>14,89%</text:p>
          </table:table-cell>
          <table:table-cell/>
          <table:table-cell office:value-type="string" calcext:value-type="string">
            <text:p>Ring_2</text:p>
          </table:table-cell>
          <table:table-cell table:style-name="ce3" office:value-type="percentage" office:value="0.2931" calcext:value-type="percentage">
            <text:p>29,31%</text:p>
          </table:table-cell>
          <table:table-cell table:style-name="ce3" office:value-type="percentage" office:value="0.242" calcext:value-type="percentage">
            <text:p>24,20%</text:p>
          </table:table-cell>
          <table:table-cell table:style-name="ce3" office:value-type="percentage" office:value="0.2189" calcext:value-type="percentage">
            <text:p>21,89%</text:p>
          </table:table-cell>
          <table:table-cell table:style-name="ce3" office:value-type="percentage" office:value="0.2203" calcext:value-type="percentage">
            <text:p>22,03%</text:p>
          </table:table-cell>
          <table:table-cell table:style-name="ce3" office:value-type="percentage" office:value="0.2257" calcext:value-type="percentage">
            <text:p>22,5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3043" calcext:value-type="percentage">
            <text:p>30,43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2128" calcext:value-type="percentage">
            <text:p>21,28%</text:p>
          </table:table-cell>
          <table:table-cell office:value-type="percentage" office:value="0.2837" calcext:value-type="percentage">
            <text:p>28,37%</text:p>
          </table:table-cell>
          <table:table-cell/>
          <table:table-cell office:value-type="string" calcext:value-type="string">
            <text:p>Ring_3</text:p>
          </table:table-cell>
          <table:table-cell table:style-name="ce3" office:value-type="percentage" office:value="0.2759" calcext:value-type="percentage">
            <text:p>27,59%</text:p>
          </table:table-cell>
          <table:table-cell table:style-name="ce3" office:value-type="percentage" office:value="0.223" calcext:value-type="percentage">
            <text:p>22,30%</text:p>
          </table:table-cell>
          <table:table-cell table:style-name="ce3"/>
          <table:table-cell table:style-name="ce3" office:value-type="percentage" office:value="0.2027" calcext:value-type="percentage">
            <text:p>20,27%</text:p>
          </table:table-cell>
          <table:table-cell table:style-name="ce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1979" calcext:value-type="percentage">
            <text:p>19,79%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1915" calcext:value-type="percentage">
            <text:p>19,1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ng_4</text:p>
          </table:table-cell>
          <table:table-cell table:style-name="ce3" office:value-type="percentage" office:value="0.2893" calcext:value-type="percentage">
            <text:p>28,93%</text:p>
          </table:table-cell>
          <table:table-cell table:style-name="ce3" office:value-type="percentage" office:value="0.2115" calcext:value-type="percentage">
            <text:p>21,15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2128" calcext:value-type="percentage">
            <text:p>21,28%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5</text:p>
          </table:table-cell>
          <table:table-cell table:style-name="ce3" office:value-type="percentage" office:value="0.2826" calcext:value-type="percentage">
            <text:p>28,26%</text:p>
          </table:table-cell>
          <table:table-cell table:style-name="ce3" office:value-type="percentage" office:value="0.2108" calcext:value-type="percentage">
            <text:p>21,08%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2213" calcext:value-type="percentage">
            <text:p>22,13%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6</text:p>
          </table:table-cell>
          <table:table-cell table:style-name="ce3" office:value-type="percentage" office:value="0.2899" calcext:value-type="percentage">
            <text:p>28,99%</text:p>
          </table:table-cell>
          <table:table-cell table:style-name="ce3" office:value-type="percentage" office:value="0.2305" calcext:value-type="percentage">
            <text:p>23,05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1639" calcext:value-type="percentage">
            <text:p>16,39%</text:p>
          </table:table-cell>
          <table:table-cell table:number-columns-repeated="5"/>
          <table:table-cell office:value-type="string" calcext:value-type="string">
            <text:p>Ring_7</text:p>
          </table:table-cell>
          <table:table-cell table:style-name="ce3" office:value-type="percentage" office:value="0.2946" calcext:value-type="percentage">
            <text:p>29,46%</text:p>
          </table:table-cell>
          <table:table-cell table:style-name="ce3" office:value-type="percentage" office:value="0.2182" calcext:value-type="percentage">
            <text:p>21,82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2255" calcext:value-type="percentage">
            <text:p>22,55%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style-name="ce3" office:value-type="percentage" office:value="0.2672" calcext:value-type="percentage">
            <text:p>26,72%</text:p>
          </table:table-cell>
          <table:table-cell table:style-name="ce3" office:value-type="percentage" office:value="0.2177" calcext:value-type="percentage">
            <text:p>21,77%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string" calcext:value-type="string">
            <text:p>x</text:p>
          </table:table-cell>
          <table:table-cell/>
          <table:table-cell office:value-type="percentage" office:value="0.2128" calcext:value-type="percentage">
            <text:p>21,28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style-name="ce3" office:value-type="percentage" office:value="0.2674" calcext:value-type="percentage">
            <text:p>26,74%</text:p>
          </table:table-cell>
          <table:table-cell table:style-name="ce3" office:value-type="percentage" office:value="0.2218" calcext:value-type="percentage">
            <text:p>22,18%</text:p>
          </table:table-cell>
          <table:table-cell table:style-name="ce3" office:value-type="percentage" office:value="0.1851" calcext:value-type="percentage">
            <text:p>18,51%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0</text:p>
          </table:table-cell>
          <table:table-cell/>
          <table:table-cell office:value-type="string" calcext:value-type="string">
            <text:p>x</text:p>
          </table:table-cell>
          <table:table-cell office:value-type="percentage" office:value="0.0851" calcext:value-type="percentage">
            <text:p>8,51%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office:value-type="percentage" office:value="0.2781" calcext:value-type="percentage">
            <text:p>27,81%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2027" calcext:value-type="percentage">
            <text:p>20,27%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table:formula="of:=AVERAGE([.B2:.B11])" office:value-type="percentage" office:value="0.2354875" calcext:value-type="percentage">
            <text:p>23,55%</text:p>
          </table:table-cell>
          <table:table-cell table:style-name="ce1" table:formula="of:=AVERAGE([.C2:.C11])" office:value-type="percentage" office:value="0.3" calcext:value-type="percentage">
            <text:p>30,00%</text:p>
          </table:table-cell>
          <table:table-cell table:style-name="ce1" table:formula="of:=AVERAGE([.D2:.D11])" office:value-type="percentage" office:value="0.1986" calcext:value-type="percentage">
            <text:p>19,86%</text:p>
          </table:table-cell>
          <table:table-cell table:style-name="ce1" table:formula="of:=AVERAGE([.E2:.E11])" office:value-type="percentage" office:value="0.215425" calcext:value-type="percentage">
            <text:p>21,54%</text:p>
          </table:table-cell>
          <table:table-cell table:style-name="ce1" table:formula="of:=AVERAGE([.F2:.F11])" office:value-type="percentage" office:value="0.2222" calcext:value-type="percentage">
            <text:p>22,22%</text:p>
          </table:table-cell>
          <table:table-cell/>
          <table:table-cell table:style-name="ce1"/>
          <table:table-cell table:style-name="ce1" table:formula="of:=AVERAGE([.I2:.I11])" office:value-type="percentage" office:value="0.28197" calcext:value-type="percentage">
            <text:p>28,20%</text:p>
          </table:table-cell>
          <table:table-cell table:style-name="ce1" table:formula="of:=AVERAGE([.J2:.J11])" office:value-type="percentage" office:value="0.21997" calcext:value-type="percentage">
            <text:p>22,00%</text:p>
          </table:table-cell>
          <table:table-cell table:style-name="ce1" table:formula="of:=AVERAGE([.K2:.K11])" office:value-type="percentage" office:value="0.2032" calcext:value-type="percentage">
            <text:p>20,32%</text:p>
          </table:table-cell>
          <table:table-cell table:style-name="ce1" table:formula="of:=AVERAGE([.L2:.L11])" office:value-type="percentage" office:value="0.210366666666667" calcext:value-type="percentage">
            <text:p>21,04%</text:p>
          </table:table-cell>
          <table:table-cell table:style-name="ce1" table:formula="of:=AVERAGE([.M2:.M11])" office:value-type="percentage" office:value="0.2169" calcext:value-type="percentage">
            <text:p>21,6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6"/>
          <table:table-cell/>
          <table:table-cell table:style-name="ce1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Hepatitis_1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4125" calcext:value-type="percentage">
            <text:p>41,25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125" calcext:value-type="percentage">
            <text:p>71,25%</text:p>
          </table:table-cell>
          <table:table-cell office:value-type="percentage" office:value="0.5875" calcext:value-type="percentage">
            <text:p>58,7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267" calcext:value-type="percentage">
            <text:p>42,6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" calcext:value-type="percentage">
            <text:p>36,00%</text:p>
          </table:table-cell>
          <table:table-cell/>
          <table:table-cell office:value-type="string" calcext:value-type="string">
            <text:p>Hepatitis_2</text:p>
          </table:table-cell>
          <table:table-cell office:value-type="percentage" office:value="0.675" calcext:value-type="percentage">
            <text:p>67,50%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75" calcext:value-type="percentage">
            <text:p>47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156" calcext:value-type="percentage">
            <text:p>51,56%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933" calcext:value-type="percentage">
            <text:p>49,33%</text:p>
          </table:table-cell>
          <table:table-cell/>
          <table:table-cell office:value-type="string" calcext:value-type="string">
            <text:p>Hepatitis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375" calcext:value-type="percentage">
            <text:p>43,75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25" calcext:value-type="percentage">
            <text:p>42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Hepatitis_4</text:p>
          </table:table-cell>
          <table:table-cell office:value-type="percentage" office:value="0.5875" calcext:value-type="percentage">
            <text:p>58,75%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5375" calcext:value-type="percentage">
            <text:p>53,75%</text:p>
          </table:table-cell>
          <table:table-cell office:value-type="percentage" office:value="0.675" calcext:value-type="percentage">
            <text:p>67,5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867" calcext:value-type="percentage">
            <text:p>48,67%</text:p>
          </table:table-cell>
          <table:table-cell/>
          <table:table-cell office:value-type="string" calcext:value-type="string">
            <text:p>Hepatitis_5</text:p>
          </table:table-cell>
          <table:table-cell office:value-type="percentage" office:value="0.775" calcext:value-type="percentage">
            <text:p>77,5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5" calcext:value-type="percentage">
            <text:p>75,00%</text:p>
          </table:table-cell>
          <table:table-cell table:number-columns-repeated="2" office:value-type="percentage" office:value="0.775" calcext:value-type="percentage">
            <text:p>77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Hepatitis_6</text:p>
          </table:table-cell>
          <table:table-cell office:value-type="percentage" office:value="0.4875" calcext:value-type="percentage">
            <text:p>48,75%</text:p>
          </table:table-cell>
          <table:table-cell office:value-type="percentage" office:value="0.45" calcext:value-type="percentage">
            <text:p>45,00%</text:p>
          </table:table-cell>
          <table:table-cell table:number-columns-repeated="2" office:value-type="percentage" office:value="0.55" calcext:value-type="percentage">
            <text:p>55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4733" calcext:value-type="percentage">
            <text:p>47,33%</text:p>
          </table:table-cell>
          <table:table-cell/>
          <table:table-cell office:value-type="string" calcext:value-type="string">
            <text:p>Hepatitis_7</text:p>
          </table:table-cell>
          <table:table-cell office:value-type="percentage" office:value="0.3875" calcext:value-type="percentage">
            <text:p>38,75%</text:p>
          </table:table-cell>
          <table:table-cell office:value-type="percentage" office:value="0.2875" calcext:value-type="percentage">
            <text:p>28,75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375" calcext:value-type="percentage">
            <text:p>37,50%</text:p>
          </table:table-cell>
          <table:table-cell office:value-type="percentage" office:value="0.45" calcext:value-type="percentage">
            <text:p>4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4267" calcext:value-type="percentage">
            <text:p>42,67%</text:p>
          </table:table-cell>
          <table:table-cell/>
          <table:table-cell office:value-type="string" calcext:value-type="string">
            <text:p>Hepatitis_8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375" calcext:value-type="percentage">
            <text:p>73,75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5" calcext:value-type="percentage">
            <text:p>6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933" calcext:value-type="percentage">
            <text:p>59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epatitis_9</text:p>
          </table:table-cell>
          <table:table-cell office:value-type="percentage" office:value="0.2625" calcext:value-type="percentage">
            <text:p>26,25%</text:p>
          </table:table-cell>
          <table:table-cell office:value-type="percentage" office:value="0.175" calcext:value-type="percentage">
            <text:p>17,5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175" calcext:value-type="percentage">
            <text:p>17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 office:value-type="percentage" office:value="0.3067" calcext:value-type="percentage">
            <text:p>30,67%</text:p>
          </table:table-cell>
          <table:table-cell/>
          <table:table-cell office:value-type="string" calcext:value-type="string">
            <text:p>Hepatitis_10</text:p>
          </table:table-cell>
          <table:table-cell office:value-type="percentage" office:value="0.8125" calcext:value-type="percentage">
            <text:p>81,25%</text:p>
          </table:table-cell>
          <table:table-cell office:value-type="percentage" office:value="0.7875" calcext:value-type="percentage">
            <text:p>78,75%</text:p>
          </table:table-cell>
          <table:table-cell table:number-columns-repeated="2" office:value-type="percentage" office:value="0.7375" calcext:value-type="percentage">
            <text:p>73,75%</text:p>
          </table:table-cell>
          <table:table-cell office:value-type="percentage" office:value="0.775" calcext:value-type="percentage">
            <text:p>77,5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15:.B24])" office:value-type="percentage" office:value="0.48912" calcext:value-type="percentage">
            <text:p>48,91%</text:p>
          </table:table-cell>
          <table:table-cell table:style-name="ce1" table:formula="of:=AVERAGE([.C15:.C24])" office:value-type="percentage" office:value="0.54666" calcext:value-type="percentage">
            <text:p>54,67%</text:p>
          </table:table-cell>
          <table:table-cell table:style-name="ce1" table:formula="of:=AVERAGE([.D15:.D24])" office:value-type="percentage" office:value="0.458" calcext:value-type="percentage">
            <text:p>45,80%</text:p>
          </table:table-cell>
          <table:table-cell table:style-name="ce1" table:formula="of:=AVERAGE([.E15:.E24])" office:value-type="percentage" office:value="0.46467" calcext:value-type="percentage">
            <text:p>46,47%</text:p>
          </table:table-cell>
          <table:table-cell table:style-name="ce1" table:formula="of:=AVERAGE([.F15:.F24])" office:value-type="percentage" office:value="0.45801" calcext:value-type="percentage">
            <text:p>45,80%</text:p>
          </table:table-cell>
          <table:table-cell table:style-name="ce1"/>
          <table:table-cell/>
          <table:table-cell table:style-name="ce1" table:formula="of:=AVERAGE([.I15:.I24])" office:value-type="percentage" office:value="0.57375" calcext:value-type="percentage">
            <text:p>57,38%</text:p>
          </table:table-cell>
          <table:table-cell table:style-name="ce1" table:formula="of:=AVERAGE([.J15:.J24])" office:value-type="percentage" office:value="0.54125" calcext:value-type="percentage">
            <text:p>54,13%</text:p>
          </table:table-cell>
          <table:table-cell table:style-name="ce1" table:formula="of:=AVERAGE([.K15:.K24])" office:value-type="percentage" office:value="0.5475" calcext:value-type="percentage">
            <text:p>54,75%</text:p>
          </table:table-cell>
          <table:table-cell table:style-name="ce1" table:formula="of:=AVERAGE([.L15:.L24])" office:value-type="percentage" office:value="0.5775" calcext:value-type="percentage">
            <text:p>57,75%</text:p>
          </table:table-cell>
          <table:table-cell table:style-name="ce1" table:formula="of:=AVERAGE([.M15:.M24])" office:value-type="percentage" office:value="0.54125" calcext:value-type="percentage">
            <text:p>54,1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1546" calcext:value-type="percentage">
            <text:p>15,46%</text:p>
          </table:table-cell>
          <table:table-cell office:value-type="percentage" office:value="0.1552" calcext:value-type="percentage">
            <text:p>15,52%</text:p>
          </table:table-cell>
          <table:table-cell/>
          <table:table-cell office:value-type="string" calcext:value-type="string">
            <text:p>StatHeart_1</text:p>
          </table:table-cell>
          <table:table-cell office:value-type="percentage" office:value="0.3852" calcext:value-type="percentage">
            <text:p>38,52%</text:p>
          </table:table-cell>
          <table:table-cell table:number-columns-repeated="2" office:value-type="percentage" office:value="0.1481" calcext:value-type="percentage">
            <text:p>14,81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593" calcext:value-type="percentage">
            <text:p>15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2</text:p>
          </table:table-cell>
          <table:table-cell office:value-type="percentage" office:value="0.168" calcext:value-type="percentage">
            <text:p>16,80%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644" calcext:value-type="percentage">
            <text:p>16,44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639" calcext:value-type="percentage">
            <text:p>16,39%</text:p>
          </table:table-cell>
          <table:table-cell/>
          <table:table-cell office:value-type="string" calcext:value-type="string">
            <text:p>StatHeart_2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1444" calcext:value-type="percentage">
            <text:p>14,44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3</text:p>
          </table:table-cell>
          <table:table-cell office:value-type="percentage" office:value="0.1598" calcext:value-type="percentage">
            <text:p>15,98%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533" calcext:value-type="percentage">
            <text:p>15,33%</text:p>
          </table:table-cell>
          <table:table-cell/>
          <table:table-cell office:value-type="string" calcext:value-type="string">
            <text:p>StatHeart_3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4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437" calcext:value-type="percentage">
            <text:p>14,37%</text:p>
          </table:table-cell>
          <table:table-cell office:value-type="percentage" office:value="0.145" calcext:value-type="percentage">
            <text:p>14,50%</text:p>
          </table:table-cell>
          <table:table-cell/>
          <table:table-cell office:value-type="string" calcext:value-type="string">
            <text:p>StatHeart_4</text:p>
          </table:table-cell>
          <table:table-cell office:value-type="percentage" office:value="0.4815" calcext:value-type="percentage">
            <text:p>48,15%</text:p>
          </table:table-cell>
          <table:table-cell table:number-columns-repeated="2" office:value-type="percentage" office:value="0.2296" calcext:value-type="percentage">
            <text:p>22,96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5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259" calcext:value-type="percentage">
            <text:p>12,59%</text:p>
          </table:table-cell>
          <table:table-cell/>
          <table:table-cell office:value-type="string" calcext:value-type="string">
            <text:p>StatHeart_5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6</text:p>
          </table:table-cell>
          <table:table-cell office:value-type="percentage" office:value="0.1715" calcext:value-type="percentage">
            <text:p>17,15%</text:p>
          </table:table-cell>
          <table:table-cell office:value-type="percentage" office:value="0.1626" calcext:value-type="percentage">
            <text:p>16,26%</text:p>
          </table:table-cell>
          <table:table-cell office:value-type="percentage" office:value="0.1526" calcext:value-type="percentage">
            <text:p>15,26%</text:p>
          </table:table-cell>
          <table:table-cell office:value-type="percentage" office:value="0.1559" calcext:value-type="percentage">
            <text:p>15,59%</text:p>
          </table:table-cell>
          <table:table-cell office:value-type="percentage" office:value="0.1544" calcext:value-type="percentage">
            <text:p>15,44%</text:p>
          </table:table-cell>
          <table:table-cell/>
          <table:table-cell office:value-type="string" calcext:value-type="string">
            <text:p>StatHeart_6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7</text:p>
          </table:table-cell>
          <table:table-cell office:value-type="percentage" office:value="0.142" calcext:value-type="percentage">
            <text:p>14,20%</text:p>
          </table:table-cell>
          <table:table-cell office:value-type="percentage" office:value="0.1341" calcext:value-type="percentage">
            <text:p>13,41%</text:p>
          </table:table-cell>
          <table:table-cell office:value-type="percentage" office:value="0.1285" calcext:value-type="percentage">
            <text:p>12,85%</text:p>
          </table:table-cell>
          <table:table-cell office:value-type="percentage" office:value="0.1359" calcext:value-type="percentage">
            <text:p>13,59%</text:p>
          </table:table-cell>
          <table:table-cell office:value-type="percentage" office:value="0.1354" calcext:value-type="percentage">
            <text:p>13,54%</text:p>
          </table:table-cell>
          <table:table-cell/>
          <table:table-cell office:value-type="string" calcext:value-type="string">
            <text:p>StatHeart_7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8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572" calcext:value-type="percentage">
            <text:p>15,72%</text:p>
          </table:table-cell>
          <table:table-cell office:value-type="percentage" office:value="0.1626" calcext:value-type="percentage">
            <text:p>16,26%</text:p>
          </table:table-cell>
          <table:table-cell office:value-type="percentage" office:value="0.1578" calcext:value-type="percentage">
            <text:p>15,78%</text:p>
          </table:table-cell>
          <table:table-cell/>
          <table:table-cell office:value-type="string" calcext:value-type="string">
            <text:p>StatHeart_8</text:p>
          </table:table-cell>
          <table:table-cell office:value-type="percentage" office:value="0.3815" calcext:value-type="percentage">
            <text:p>38,15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741" calcext:value-type="percentage">
            <text:p>17,4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9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string" calcext:value-type="string">
            <text:p>StatHeart_9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0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89" calcext:value-type="percentage">
            <text:p>13,89%</text:p>
          </table:table-cell>
          <table:table-cell/>
          <table:table-cell office:value-type="string" calcext:value-type="string">
            <text:p>StatHeart_10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27:.B36])" office:value-type="percentage" office:value="0.16225" calcext:value-type="percentage">
            <text:p>16,23%</text:p>
          </table:table-cell>
          <table:table-cell table:style-name="ce1" table:formula="of:=AVERAGE([.C27:.C36])" office:value-type="percentage" office:value="0.15574" calcext:value-type="percentage">
            <text:p>15,57%</text:p>
          </table:table-cell>
          <table:table-cell table:style-name="ce1" table:formula="of:=AVERAGE([.D27:.D36])" office:value-type="percentage" office:value="0.14673" calcext:value-type="percentage">
            <text:p>14,67%</text:p>
          </table:table-cell>
          <table:table-cell table:style-name="ce1" table:formula="of:=AVERAGE([.E27:.E36])" office:value-type="percentage" office:value="0.14923" calcext:value-type="percentage">
            <text:p>14,92%</text:p>
          </table:table-cell>
          <table:table-cell table:style-name="ce1" table:formula="of:=AVERAGE([.F27:.F36])" office:value-type="percentage" office:value="0.14698" calcext:value-type="percentage">
            <text:p>14,70%</text:p>
          </table:table-cell>
          <table:table-cell table:style-name="ce1" table:number-columns-repeated="2"/>
          <table:table-cell table:style-name="ce1" table:formula="of:=AVERAGE([.I27:.I36])" office:value-type="percentage" office:value="0.41299" calcext:value-type="percentage">
            <text:p>41,30%</text:p>
          </table:table-cell>
          <table:table-cell table:style-name="ce1" table:formula="of:=AVERAGE([.J27:.J36])" office:value-type="percentage" office:value="0.19999" calcext:value-type="percentage">
            <text:p>20,00%</text:p>
          </table:table-cell>
          <table:table-cell table:style-name="ce1" table:formula="of:=AVERAGE([.K27:.K36])" office:value-type="percentage" office:value="0.19704" calcext:value-type="percentage">
            <text:p>19,70%</text:p>
          </table:table-cell>
          <table:table-cell table:style-name="ce1" table:formula="of:=AVERAGE([.L27:.L36])" office:value-type="percentage" office:value="0.19555" calcext:value-type="percentage">
            <text:p>19,56%</text:p>
          </table:table-cell>
          <table:table-cell table:style-name="ce1" table:formula="of:=AVERAGE([.M27:.M36])" office:value-type="percentage" office:value="0.19928" calcext:value-type="percentage">
            <text:p>19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215" calcext:value-type="percentage">
            <text:p>12,15%</text:p>
          </table:table-cell>
          <table:table-cell/>
          <table:table-cell office:value-type="string" calcext:value-type="string">
            <text:p>Lymography_1</text:p>
          </table:table-cell>
          <table:table-cell table:style-name="ce3" office:value-type="percentage" office:value="0.2929" calcext:value-type="percentage">
            <text:p>29,29%</text:p>
          </table:table-cell>
          <table:table-cell table:style-name="ce3" office:value-type="percentage" office:value="0.2643" calcext:value-type="percentage">
            <text:p>26,43%</text:p>
          </table:table-cell>
          <table:table-cell table:number-columns-repeated="2" table:style-name="ce3" office:value-type="percentage" office:value="0.2929" calcext:value-type="percentage">
            <text:p>29,29%</text:p>
          </table:table-cell>
          <table:table-cell table:style-name="ce3" office:value-type="percentage" office:value="0.25" calcext:value-type="percentage">
            <text:p>2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2</text:p>
          </table:table-cell>
          <table:table-cell office:value-type="percentage" office:value="0.149" calcext:value-type="percentage">
            <text:p>14,90%</text:p>
          </table:table-cell>
          <table:table-cell office:value-type="percentage" office:value="0.1454" calcext:value-type="percentage">
            <text:p>14,54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1242" calcext:value-type="percentage">
            <text:p>12,42%</text:p>
          </table:table-cell>
          <table:table-cell/>
          <table:table-cell office:value-type="string" calcext:value-type="string">
            <text:p>Lymography_2</text:p>
          </table:table-cell>
          <table:table-cell table:style-name="ce3" office:value-type="percentage" office:value="0.15" calcext:value-type="percentage">
            <text:p>15,00%</text:p>
          </table:table-cell>
          <table:table-cell table:style-name="ce3" office:value-type="percentage" office:value="0.0571" calcext:value-type="percentage">
            <text:p>5,71%</text:p>
          </table:table-cell>
          <table:table-cell table:style-name="ce3" office:value-type="percentage" office:value="0.15" calcext:value-type="percentage">
            <text:p>15,00%</text:p>
          </table:table-cell>
          <table:table-cell table:style-name="ce3" office:value-type="percentage" office:value="0.1929" calcext:value-type="percentage">
            <text:p>19,29%</text:p>
          </table:table-cell>
          <table:table-cell table:style-name="ce3" office:value-type="percentage" office:value="0.2214" calcext:value-type="percentage">
            <text:p>22,1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3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32" calcext:value-type="percentage">
            <text:p>13,20%</text:p>
          </table:table-cell>
          <table:table-cell table:number-columns-repeated="2" office:value-type="percentage" office:value="0.143" calcext:value-type="percentage">
            <text:p>14,30%</text:p>
          </table:table-cell>
          <table:table-cell/>
          <table:table-cell office:value-type="string" calcext:value-type="string">
            <text:p>Lymography_3</text:p>
          </table:table-cell>
          <table:table-cell table:style-name="ce3" office:value-type="percentage" office:value="0.2357" calcext:value-type="percentage">
            <text:p>23,57%</text:p>
          </table:table-cell>
          <table:table-cell table:style-name="ce3" office:value-type="percentage" office:value="0.1571" calcext:value-type="percentage">
            <text:p>15,71%</text:p>
          </table:table-cell>
          <table:table-cell table:style-name="ce3" office:value-type="percentage" office:value="0.2786" calcext:value-type="percentage">
            <text:p>27,86%</text:p>
          </table:table-cell>
          <table:table-cell table:style-name="ce3" office:value-type="percentage" office:value="0.2357" calcext:value-type="percentage">
            <text:p>23,57%</text:p>
          </table:table-cell>
          <table:table-cell table:style-name="ce3" office:value-type="percentage" office:value="0.25" calcext:value-type="percentage">
            <text:p>25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4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95" calcext:value-type="percentage">
            <text:p>14,95%</text:p>
          </table:table-cell>
          <table:table-cell table:number-columns-repeated="2"/>
          <table:table-cell office:value-type="string" calcext:value-type="string">
            <text:p>Lymography_4</text:p>
          </table:table-cell>
          <table:table-cell table:style-name="ce3" office:value-type="percentage" office:value="0.2857" calcext:value-type="percentage">
            <text:p>28,57%</text:p>
          </table:table-cell>
          <table:table-cell table:style-name="ce3" office:value-type="percentage" office:value="0.1857" calcext:value-type="percentage">
            <text:p>18,57%</text:p>
          </table:table-cell>
          <table:table-cell table:style-name="ce3" office:value-type="percentage" office:value="0.2571" calcext:value-type="percentage">
            <text:p>25,71%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2643" calcext:value-type="percentage">
            <text:p>26,4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5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682" calcext:value-type="percentage">
            <text:p>16,82%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2"/>
          <table:table-cell office:value-type="string" calcext:value-type="string">
            <text:p>Lymography_5</text:p>
          </table:table-cell>
          <table:table-cell table:style-name="ce3" office:value-type="percentage" office:value="0.4571" calcext:value-type="percentage">
            <text:p>45,71%</text:p>
          </table:table-cell>
          <table:table-cell table:style-name="ce3" office:value-type="percentage" office:value="0.4" calcext:value-type="percentage">
            <text:p>40,00%</text:p>
          </table:table-cell>
          <table:table-cell table:style-name="ce3" office:value-type="percentage" office:value="0.3786" calcext:value-type="percentage">
            <text:p>37,86%</text:p>
          </table:table-cell>
          <table:table-cell table:style-name="ce3" office:value-type="percentage" office:value="0.3643" calcext:value-type="percentage">
            <text:p>36,43%</text:p>
          </table:table-cell>
          <table:table-cell table:style-name="ce3" office:value-type="percentage" office:value="0.3429" calcext:value-type="percentage">
            <text:p>34,2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6</text:p>
          </table:table-cell>
          <table:table-cell office:value-type="percentage" office:value="0.1821" calcext:value-type="percentage">
            <text:p>18,21%</text:p>
          </table:table-cell>
          <table:table-cell office:value-type="percentage" office:value="0.1772" calcext:value-type="percentage">
            <text:p>17,72%</text:p>
          </table:table-cell>
          <table:table-cell office:value-type="percentage" office:value="0.1493" calcext:value-type="percentage">
            <text:p>14,93%</text:p>
          </table:table-cell>
          <table:table-cell office:value-type="percentage" office:value="0.1509" calcext:value-type="percentage">
            <text:p>15,09%</text:p>
          </table:table-cell>
          <table:table-cell table:number-columns-repeated="2"/>
          <table:table-cell office:value-type="string" calcext:value-type="string">
            <text:p>Lymography_6</text:p>
          </table:table-cell>
          <table:table-cell table:style-name="ce3" office:value-type="percentage" office:value="0.1857" calcext:value-type="percentage">
            <text:p>18,57%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2" calcext:value-type="percentage">
            <text:p>20,00%</text:p>
          </table:table-cell>
          <table:table-cell table:style-name="ce3" office:value-type="percentage" office:value="0.2571" calcext:value-type="percentage">
            <text:p>25,71%</text:p>
          </table:table-cell>
          <table:table-cell table:style-name="ce3" office:value-type="percentage" office:value="0.2429" calcext:value-type="percentage">
            <text:p>24,2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7</text:p>
          </table:table-cell>
          <table:table-cell office:value-type="string" calcext:value-type="string">
            <text:p>x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1501" calcext:value-type="percentage">
            <text:p>15,01%</text:p>
          </table:table-cell>
          <table:table-cell office:value-type="percentage" office:value="0.1425" calcext:value-type="percentage">
            <text:p>14,25%</text:p>
          </table:table-cell>
          <table:table-cell table:number-columns-repeated="2"/>
          <table:table-cell office:value-type="string" calcext:value-type="string">
            <text:p>Lymography_7</text:p>
          </table:table-cell>
          <table:table-cell table:style-name="ce3" office:value-type="percentage" office:value="0.3071" calcext:value-type="percentage">
            <text:p>30,71%</text:p>
          </table:table-cell>
          <table:table-cell table:style-name="ce3" office:value-type="percentage" office:value="0.2071" calcext:value-type="percentage">
            <text:p>20,71%</text:p>
          </table:table-cell>
          <table:table-cell table:style-name="ce3" office:value-type="percentage" office:value="0.3" calcext:value-type="percentage">
            <text:p>30,00%</text:p>
          </table:table-cell>
          <table:table-cell table:style-name="ce3" office:value-type="percentage" office:value="0.3357" calcext:value-type="percentage">
            <text:p>33,57%</text:p>
          </table:table-cell>
          <table:table-cell table:style-name="ce3" office:value-type="percentage" office:value="0.2643" calcext:value-type="percentage">
            <text:p>26,4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8</text:p>
          </table:table-cell>
          <table:table-cell/>
          <table:table-cell office:value-type="percentage" office:value="0.1556" calcext:value-type="percentage">
            <text:p>15,56%</text:p>
          </table:table-cell>
          <table:table-cell office:value-type="percentage" office:value="0.143" calcext:value-type="percentage">
            <text:p>14,30%</text:p>
          </table:table-cell>
          <table:table-cell table:number-columns-repeated="3"/>
          <table:table-cell office:value-type="string" calcext:value-type="string">
            <text:p>Lymography_8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1143" calcext:value-type="percentage">
            <text:p>11,43%</text:p>
          </table:table-cell>
          <table:table-cell table:style-name="ce3" office:value-type="percentage" office:value="0.1929" calcext:value-type="percentage">
            <text:p>19,29%</text:p>
          </table:table-cell>
          <table:table-cell table:style-name="ce3" office:value-type="percentage" office:value="0.2286" calcext:value-type="percentage">
            <text:p>22,86%</text:p>
          </table:table-cell>
          <table:table-cell table:style-name="ce3" office:value-type="percentage" office:value="0.1429" calcext:value-type="percentage">
            <text:p>14,2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9</text:p>
          </table:table-cell>
          <table:table-cell/>
          <table:table-cell office:value-type="percentage" office:value="0.1764" calcext:value-type="percentage">
            <text:p>17,64%</text:p>
          </table:table-cell>
          <table:table-cell office:value-type="percentage" office:value="0.1454" calcext:value-type="percentage">
            <text:p>14,54%</text:p>
          </table:table-cell>
          <table:table-cell table:number-columns-repeated="3"/>
          <table:table-cell office:value-type="string" calcext:value-type="string">
            <text:p>Lymography_9</text:p>
          </table:table-cell>
          <table:table-cell table:style-name="ce3" office:value-type="percentage" office:value="0.3429" calcext:value-type="percentage">
            <text:p>34,29%</text:p>
          </table:table-cell>
          <table:table-cell table:style-name="ce3" office:value-type="percentage" office:value="0.3357" calcext:value-type="percentage">
            <text:p>33,57%</text:p>
          </table:table-cell>
          <table:table-cell table:style-name="ce3" office:value-type="percentage" office:value="0.35" calcext:value-type="percentage">
            <text:p>35,00%</text:p>
          </table:table-cell>
          <table:table-cell table:number-columns-repeated="2" table:style-name="ce3" office:value-type="percentage" office:value="0.3857" calcext:value-type="percentage">
            <text:p>38,5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0</text:p>
          </table:table-cell>
          <table:table-cell/>
          <table:table-cell office:value-type="percentage" office:value="0.1633" calcext:value-type="percentage">
            <text:p>16,33%</text:p>
          </table:table-cell>
          <table:table-cell office:value-type="percentage" office:value="0.1304" calcext:value-type="percentage">
            <text:p>13,04%</text:p>
          </table:table-cell>
          <table:table-cell table:number-columns-repeated="3"/>
          <table:table-cell office:value-type="string" calcext:value-type="string">
            <text:p>Lymography_10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3357" calcext:value-type="percentage">
            <text:p>33,5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39:.B48])" office:value-type="percentage" office:value="0.174233333333333" calcext:value-type="percentage">
            <text:p>17,42%</text:p>
          </table:table-cell>
          <table:table-cell table:style-name="ce1" table:formula="of:=AVERAGE([.C39:.C48])" office:value-type="percentage" office:value="0.16266" calcext:value-type="percentage">
            <text:p>16,27%</text:p>
          </table:table-cell>
          <table:table-cell table:style-name="ce1" table:formula="of:=AVERAGE([.D39:.D48])" office:value-type="percentage" office:value="0.14003" calcext:value-type="percentage">
            <text:p>14,00%</text:p>
          </table:table-cell>
          <table:table-cell table:style-name="ce1" table:formula="of:=AVERAGE([.E39:.E48])" office:value-type="percentage" office:value="0.1388" calcext:value-type="percentage">
            <text:p>13,88%</text:p>
          </table:table-cell>
          <table:table-cell table:style-name="ce1" table:formula="of:=AVERAGE([.F39:.F48])" office:value-type="percentage" office:value="0.129566666666667" calcext:value-type="percentage">
            <text:p>12,96%</text:p>
          </table:table-cell>
          <table:table-cell table:style-name="ce1" table:number-columns-repeated="2"/>
          <table:table-cell table:style-name="ce1" table:formula="of:=AVERAGE([.I39:.I48])" office:value-type="percentage" office:value="0.26999" calcext:value-type="percentage">
            <text:p>27,00%</text:p>
          </table:table-cell>
          <table:table-cell table:style-name="ce1" table:formula="of:=AVERAGE([.J39:.J48])" office:value-type="percentage" office:value="0.2157" calcext:value-type="percentage">
            <text:p>21,57%</text:p>
          </table:table-cell>
          <table:table-cell table:style-name="ce1" table:formula="of:=AVERAGE([.K39:.K48])" office:value-type="percentage" office:value="0.26572" calcext:value-type="percentage">
            <text:p>26,57%</text:p>
          </table:table-cell>
          <table:table-cell table:style-name="ce1" table:formula="of:=AVERAGE([.L39:.L48])" office:value-type="percentage" office:value="0.27214" calcext:value-type="percentage">
            <text:p>27,21%</text:p>
          </table:table-cell>
          <table:table-cell table:style-name="ce1" table:formula="of:=AVERAGE([.M39:.M48])" office:value-type="percentage" office:value="0.27001" calcext:value-type="percentage">
            <text:p>27,0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MIGRANT(0.04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638" calcext:value-type="percentage">
            <text:p>6,38%</text:p>
          </table:table-cell>
          <table:table-cell office:value-type="percentage" office:value="0.0629" calcext:value-type="percentage">
            <text:p>6,29%</text:p>
          </table:table-cell>
          <table:table-cell/>
          <table:table-cell office:value-type="string" calcext:value-type="string">
            <text:p>Spambase_1</text:p>
          </table:table-cell>
          <table:table-cell table:style-name="ce3" office:value-type="percentage" office:value="0.1393" calcext:value-type="percentage">
            <text:p>13,93%</text:p>
          </table:table-cell>
          <table:table-cell table:style-name="ce3" office:value-type="percentage" office:value="0.1087" calcext:value-type="percentage">
            <text:p>10,87%</text:p>
          </table:table-cell>
          <table:table-cell table:style-name="ce3" office:value-type="percentage" office:value="0.058" calcext:value-type="percentage">
            <text:p>5,80%</text:p>
          </table:table-cell>
          <table:table-cell table:style-name="ce3" office:value-type="percentage" office:value="0.0561" calcext:value-type="percentage">
            <text:p>5,61%</text:p>
          </table:table-cell>
          <table:table-cell table:style-name="ce3" office:value-type="percentage" office:value="0.0576" calcext:value-type="percentage">
            <text:p>5,7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2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Spambase_2</text:p>
          </table:table-cell>
          <table:table-cell table:style-name="ce3" office:value-type="percentage" office:value="0.1372" calcext:value-type="percentage">
            <text:p>13,72%</text:p>
          </table:table-cell>
          <table:table-cell table:style-name="ce3" office:value-type="percentage" office:value="0.1515" calcext:value-type="percentage">
            <text:p>15,15%</text:p>
          </table:table-cell>
          <table:table-cell table:number-columns-repeated="2" table:style-name="ce3" office:value-type="percentage" office:value="0.0643" calcext:value-type="percentage">
            <text:p>6,43%</text:p>
          </table:table-cell>
          <table:table-cell table:style-name="ce3" office:value-type="percentage" office:value="0.0674" calcext:value-type="percentage">
            <text:p>6,7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3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82" calcext:value-type="percentage">
            <text:p>6,82%</text:p>
          </table:table-cell>
          <table:table-cell office:value-type="percentage" office:value="0.0673" calcext:value-type="percentage">
            <text:p>6,73%</text:p>
          </table:table-cell>
          <table:table-cell/>
          <table:table-cell office:value-type="string" calcext:value-type="string">
            <text:p>Spambase_3</text:p>
          </table:table-cell>
          <table:table-cell table:style-name="ce3" office:value-type="percentage" office:value="0.098" calcext:value-type="percentage">
            <text:p>9,80%</text:p>
          </table:table-cell>
          <table:table-cell table:style-name="ce3" office:value-type="percentage" office:value="0.1296" calcext:value-type="percentage">
            <text:p>12,96%</text:p>
          </table:table-cell>
          <table:table-cell table:number-columns-repeated="2" table:style-name="ce3" office:value-type="percentage" office:value="0.0517" calcext:value-type="percentage">
            <text:p>5,17%</text:p>
          </table:table-cell>
          <table:table-cell table:style-name="ce3" office:value-type="percentage" office:value="0.0511" calcext:value-type="percentage">
            <text:p>5,1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4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0879" calcext:value-type="percentage">
            <text:p>8,79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751" calcext:value-type="percentage">
            <text:p>7,51%</text:p>
          </table:table-cell>
          <table:table-cell/>
          <table:table-cell office:value-type="string" calcext:value-type="string">
            <text:p>Spambase_4</text:p>
          </table:table-cell>
          <table:table-cell table:style-name="ce3" office:value-type="percentage" office:value="0.123" calcext:value-type="percentage">
            <text:p>12,30%</text:p>
          </table:table-cell>
          <table:table-cell table:style-name="ce3" office:value-type="percentage" office:value="0.1624" calcext:value-type="percentage">
            <text:p>16,24%</text:p>
          </table:table-cell>
          <table:table-cell table:style-name="ce3" office:value-type="percentage" office:value="0.0659" calcext:value-type="percentage">
            <text:p>6,59%</text:p>
          </table:table-cell>
          <table:table-cell table:style-name="ce3" office:value-type="percentage" office:value="0.0702" calcext:value-type="percentage">
            <text:p>7,02%</text:p>
          </table:table-cell>
          <table:table-cell table:style-name="ce3" office:value-type="percentage" office:value="0.073" calcext:value-type="percentage">
            <text:p>7,3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5</text:p>
          </table:table-cell>
          <table:table-cell office:value-type="percentage" office:value="0.0865" calcext:value-type="percentage">
            <text:p>8,65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607" calcext:value-type="percentage">
            <text:p>6,07%</text:p>
          </table:table-cell>
          <table:table-cell/>
          <table:table-cell office:value-type="string" calcext:value-type="string">
            <text:p>Spambase_5</text:p>
          </table:table-cell>
          <table:table-cell table:style-name="ce3" office:value-type="percentage" office:value="0.1487" calcext:value-type="percentage">
            <text:p>14,87%</text:p>
          </table:table-cell>
          <table:table-cell table:style-name="ce3" office:value-type="percentage" office:value="0.1043" calcext:value-type="percentage">
            <text:p>10,43%</text:p>
          </table:table-cell>
          <table:table-cell table:style-name="ce3" office:value-type="percentage" office:value="0.0688" calcext:value-type="percentage">
            <text:p>6,88%</text:p>
          </table:table-cell>
          <table:table-cell table:style-name="ce3" office:value-type="percentage" office:value="0.0722" calcext:value-type="percentage">
            <text:p>7,22%</text:p>
          </table:table-cell>
          <table:table-cell table:style-name="ce3" office:value-type="percentage" office:value="0.0682" calcext:value-type="percentage">
            <text:p>6,8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6</text:p>
          </table:table-cell>
          <table:table-cell office:value-type="percentage" office:value="0.0991" calcext:value-type="percentage">
            <text:p>9,91%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788" calcext:value-type="percentage">
            <text:p>7,88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Spambase_6</text:p>
          </table:table-cell>
          <table:table-cell table:style-name="ce3" office:value-type="percentage" office:value="0.1746" calcext:value-type="percentage">
            <text:p>17,46%</text:p>
          </table:table-cell>
          <table:table-cell table:style-name="ce3" office:value-type="percentage" office:value="0.1963" calcext:value-type="percentage">
            <text:p>19,63%</text:p>
          </table:table-cell>
          <table:table-cell table:style-name="ce3" office:value-type="percentage" office:value="0.0626" calcext:value-type="percentage">
            <text:p>6,26%</text:p>
          </table:table-cell>
          <table:table-cell table:style-name="ce3" office:value-type="percentage" office:value="0.0617" calcext:value-type="percentage">
            <text:p>6,17%</text:p>
          </table:table-cell>
          <table:table-cell table:style-name="ce3" office:value-type="percentage" office:value="0.0683" calcext:value-type="percentage">
            <text:p>6,8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7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62" calcext:value-type="percentage">
            <text:p>7,62%</text:p>
          </table:table-cell>
          <table:table-cell/>
          <table:table-cell office:value-type="string" calcext:value-type="string">
            <text:p>Spambase_7</text:p>
          </table:table-cell>
          <table:table-cell table:style-name="ce3" office:value-type="percentage" office:value="0.133" calcext:value-type="percentage">
            <text:p>13,30%</text:p>
          </table:table-cell>
          <table:table-cell table:style-name="ce3" office:value-type="percentage" office:value="0.13" calcext:value-type="percentage">
            <text:p>13,00%</text:p>
          </table:table-cell>
          <table:table-cell table:style-name="ce3" office:value-type="percentage" office:value="0.0609" calcext:value-type="percentage">
            <text:p>6,09%</text:p>
          </table:table-cell>
          <table:table-cell table:style-name="ce3" office:value-type="percentage" office:value="0.0607" calcext:value-type="percentage">
            <text:p>6,07%</text:p>
          </table:table-cell>
          <table:table-cell table:style-name="ce3" office:value-type="percentage" office:value="0.062" calcext:value-type="percentage">
            <text:p>6,20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pambase_8</text:p>
          </table:table-cell>
          <table:table-cell table:style-name="ce3" office:value-type="percentage" office:value="0.2161" calcext:value-type="percentage">
            <text:p>21,61%</text:p>
          </table:table-cell>
          <table:table-cell table:style-name="ce3" office:value-type="percentage" office:value="0.147" calcext:value-type="percentage">
            <text:p>14,70%</text:p>
          </table:table-cell>
          <table:table-cell table:style-name="ce3" office:value-type="percentage" office:value="0.0535" calcext:value-type="percentage">
            <text:p>5,35%</text:p>
          </table:table-cell>
          <table:table-cell table:style-name="ce3" office:value-type="percentage" office:value="0.0522" calcext:value-type="percentage">
            <text:p>5,22%</text:p>
          </table:table-cell>
          <table:table-cell table:style-name="ce3" office:value-type="percentage" office:value="0.0611" calcext:value-type="percentage">
            <text:p>6,1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9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678" calcext:value-type="percentage">
            <text:p>6,78%</text:p>
          </table:table-cell>
          <table:table-cell/>
          <table:table-cell office:value-type="string" calcext:value-type="string">
            <text:p>Spambase_9</text:p>
          </table:table-cell>
          <table:table-cell table:style-name="ce3" office:value-type="percentage" office:value="0.1563" calcext:value-type="percentage">
            <text:p>15,63%</text:p>
          </table:table-cell>
          <table:table-cell table:style-name="ce3" office:value-type="percentage" office:value="0.098" calcext:value-type="percentage">
            <text:p>9,80%</text:p>
          </table:table-cell>
          <table:table-cell table:style-name="ce3" office:value-type="percentage" office:value="0.0602" calcext:value-type="percentage">
            <text:p>6,02%</text:p>
          </table:table-cell>
          <table:table-cell table:style-name="ce3" office:value-type="percentage" office:value="0.0609" calcext:value-type="percentage">
            <text:p>6,09%</text:p>
          </table:table-cell>
          <table:table-cell table:style-name="ce3" office:value-type="percentage" office:value="0.0576" calcext:value-type="percentage">
            <text:p>5,7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0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865" calcext:value-type="percentage">
            <text:p>8,65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47" calcext:value-type="percentage">
            <text:p>6,47%</text:p>
          </table:table-cell>
          <table:table-cell/>
          <table:table-cell office:value-type="string" calcext:value-type="string">
            <text:p>Spambase_10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74" calcext:value-type="percentage">
            <text:p>6,7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table:formula="of:=AVERAGE([.B52:.B61])" office:value-type="percentage" office:value="0.08356" calcext:value-type="percentage">
            <text:p>8,36%</text:p>
          </table:table-cell>
          <table:table-cell table:style-name="ce1" table:formula="of:=AVERAGE([.C52:.C61])" office:value-type="percentage" office:value="0.08129" calcext:value-type="percentage">
            <text:p>8,13%</text:p>
          </table:table-cell>
          <table:table-cell table:style-name="ce1" table:formula="of:=AVERAGE([.D52:.D61])" office:value-type="percentage" office:value="0.06848" calcext:value-type="percentage">
            <text:p>6,85%</text:p>
          </table:table-cell>
          <table:table-cell table:style-name="ce1" table:formula="of:=AVERAGE([.E52:.E61])" office:value-type="percentage" office:value="0.06572" calcext:value-type="percentage">
            <text:p>6,57%</text:p>
          </table:table-cell>
          <table:table-cell table:style-name="ce1" table:formula="of:=AVERAGE([.F52:.F61])" office:value-type="percentage" office:value="0.06641" calcext:value-type="percentage">
            <text:p>6,64%</text:p>
          </table:table-cell>
          <table:table-cell table:style-name="ce1" table:number-columns-repeated="2"/>
          <table:table-cell table:style-name="ce1" table:formula="of:=AVERAGE([.I52:.I61])" office:value-type="percentage" office:value="0.15062" calcext:value-type="percentage">
            <text:p>15,06%</text:p>
          </table:table-cell>
          <table:table-cell table:style-name="ce1" table:formula="of:=AVERAGE([.J52:.J61])" office:value-type="percentage" office:value="0.13811" calcext:value-type="percentage">
            <text:p>13,81%</text:p>
          </table:table-cell>
          <table:table-cell table:style-name="ce1" table:formula="of:=AVERAGE([.K52:.K61])" office:value-type="percentage" office:value="0.0615" calcext:value-type="percentage">
            <text:p>6,15%</text:p>
          </table:table-cell>
          <table:table-cell table:style-name="ce1" table:formula="of:=AVERAGE([.L52:.L61])" office:value-type="percentage" office:value="0.06152" calcext:value-type="percentage">
            <text:p>6,15%</text:p>
          </table:table-cell>
          <table:table-cell table:style-name="ce1" table:formula="of:=AVERAGE([.M52:.M61])" office:value-type="percentage" office:value="0.06337" calcext:value-type="percentage">
            <text:p>6,3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26" calcext:value-type="percentage">
            <text:p>26,00%</text:p>
          </table:table-cell>
          <table:table-cell table:style-name="ce1" office:value-type="percentage" office:value="0.22" calcext:value-type="percentage">
            <text:p>22,00%</text:p>
          </table:table-cell>
          <table:table-cell table:number-columns-repeated="3" table:style-name="ce1"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Australian_1</text:p>
          </table:table-cell>
          <table:table-cell table:style-name="ce1" office:value-type="percentage" office:value="0.4174" calcext:value-type="percentage">
            <text:p>41,74%</text:p>
          </table:table-cell>
          <table:table-cell table:style-name="ce1" office:value-type="percentage" office:value="0.4116" calcext:value-type="percentage">
            <text:p>41,16%</text:p>
          </table:table-cell>
          <table:table-cell table:style-name="ce1" office:value-type="percentage" office:value="0.2913" calcext:value-type="percentage">
            <text:p>29,13%</text:p>
          </table:table-cell>
          <table:table-cell table:style-name="ce1" office:value-type="percentage" office:value="0.3536" calcext:value-type="percentage">
            <text:p>35,36%</text:p>
          </table:table-cell>
          <table:table-cell table:style-name="ce1" office:value-type="percentage" office:value="0.3246" calcext:value-type="percentage">
            <text:p>32,46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35" calcext:value-type="percentage">
            <text:p>35,00%</text:p>
          </table:table-cell>
          <table:table-cell table:style-name="ce1" office:value-type="percentage" office:value="0.31" calcext:value-type="percentage">
            <text:p>31,00%</text:p>
          </table:table-cell>
          <table:table-cell table:number-columns-repeated="2" table:style-name="ce1" office:value-type="percentage" office:value="0.39" calcext:value-type="percentage">
            <text:p>39,00%</text:p>
          </table:table-cell>
          <table:table-cell table:style-name="ce1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Australian_2</text:p>
          </table:table-cell>
          <table:table-cell table:style-name="ce1" office:value-type="percentage" office:value="0.3464" calcext:value-type="percentage">
            <text:p>34,64%</text:p>
          </table:table-cell>
          <table:table-cell table:style-name="ce1" office:value-type="percentage" office:value="0.3551" calcext:value-type="percentage">
            <text:p>35,51%</text:p>
          </table:table-cell>
          <table:table-cell table:style-name="ce1" office:value-type="percentage" office:value="0.1029" calcext:value-type="percentage">
            <text:p>10,29%</text:p>
          </table:table-cell>
          <table:table-cell table:style-name="ce1" office:value-type="percentage" office:value="0.1913" calcext:value-type="percentage">
            <text:p>19,13%</text:p>
          </table:table-cell>
          <table:table-cell table:style-name="ce1" office:value-type="percentage" office:value="0.1493" calcext:value-type="percentage">
            <text:p>14,93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Australian_3</text:p>
          </table:table-cell>
          <table:table-cell table:style-name="ce3" office:value-type="percentage" office:value="0.371" calcext:value-type="percentage">
            <text:p>37,10%</text:p>
          </table:table-cell>
          <table:table-cell table:style-name="ce3" office:value-type="percentage" office:value="0.429" calcext:value-type="percentage">
            <text:p>42,90%</text:p>
          </table:table-cell>
          <table:table-cell table:style-name="ce3" office:value-type="percentage" office:value="0.2522" calcext:value-type="percentage">
            <text:p>25,22%</text:p>
          </table:table-cell>
          <table:table-cell table:style-name="ce3" office:value-type="percentage" office:value="0.3101" calcext:value-type="percentage">
            <text:p>31,01%</text:p>
          </table:table-cell>
          <table:table-cell table:style-name="ce3" office:value-type="percentage" office:value="0.2275" calcext:value-type="percentage">
            <text:p>22,75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3" calcext:value-type="percentage">
            <text:p>23,00%</text:p>
          </table:table-cell>
          <table:table-cell/>
          <table:table-cell office:value-type="string" calcext:value-type="string">
            <text:p>Australian_4</text:p>
          </table:table-cell>
          <table:table-cell table:style-name="ce3" office:value-type="percentage" office:value="0.3406" calcext:value-type="percentage">
            <text:p>34,06%</text:p>
          </table:table-cell>
          <table:table-cell table:style-name="ce3" office:value-type="percentage" office:value="0.4014" calcext:value-type="percentage">
            <text:p>40,14%</text:p>
          </table:table-cell>
          <table:table-cell table:style-name="ce3" office:value-type="percentage" office:value="0.2652" calcext:value-type="percentage">
            <text:p>26,52%</text:p>
          </table:table-cell>
          <table:table-cell table:style-name="ce3" office:value-type="percentage" office:value="0.2522" calcext:value-type="percentage">
            <text:p>25,22%</text:p>
          </table:table-cell>
          <table:table-cell table:style-name="ce3" office:value-type="percentage" office:value="0.3232" calcext:value-type="percentage">
            <text:p>32,32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Australian_5</text:p>
          </table:table-cell>
          <table:table-cell table:style-name="ce3" office:value-type="percentage" office:value="0.3203" calcext:value-type="percentage">
            <text:p>32,03%</text:p>
          </table:table-cell>
          <table:table-cell table:style-name="ce3" office:value-type="percentage" office:value="0.3174" calcext:value-type="percentage">
            <text:p>31,74%</text:p>
          </table:table-cell>
          <table:table-cell table:style-name="ce3" office:value-type="percentage" office:value="0.2116" calcext:value-type="percentage">
            <text:p>21,16%</text:p>
          </table:table-cell>
          <table:table-cell table:style-name="ce3" office:value-type="percentage" office:value="0.2232" calcext:value-type="percentage">
            <text:p>22,32%</text:p>
          </table:table-cell>
          <table:table-cell table:style-name="ce3" office:value-type="percentage" office:value="0.1754" calcext:value-type="percentage">
            <text:p>17,54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7" calcext:value-type="percentage">
            <text:p>37,00%</text:p>
          </table:table-cell>
          <table:table-cell/>
          <table:table-cell office:value-type="string" calcext:value-type="string">
            <text:p>Australian_6</text:p>
          </table:table-cell>
          <table:table-cell table:style-name="ce3" office:value-type="percentage" office:value="0.3812" calcext:value-type="percentage">
            <text:p>38,12%</text:p>
          </table:table-cell>
          <table:table-cell table:style-name="ce3" office:value-type="percentage" office:value="0.4087" calcext:value-type="percentage">
            <text:p>40,87%</text:p>
          </table:table-cell>
          <table:table-cell table:style-name="ce3" office:value-type="percentage" office:value="0.1855" calcext:value-type="percentage">
            <text:p>18,55%</text:p>
          </table:table-cell>
          <table:table-cell table:style-name="ce3" office:value-type="percentage" office:value="0.2348" calcext:value-type="percentage">
            <text:p>23,48%</text:p>
          </table:table-cell>
          <table:table-cell table:style-name="ce3" office:value-type="percentage" office:value="0.1667" calcext:value-type="percentage">
            <text:p>16,6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2" calcext:value-type="percentage">
            <text:p>22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Australian_7</text:p>
          </table:table-cell>
          <table:table-cell table:style-name="ce3" office:value-type="percentage" office:value="0.429" calcext:value-type="percentage">
            <text:p>42,90%</text:p>
          </table:table-cell>
          <table:table-cell table:style-name="ce3" office:value-type="percentage" office:value="0.4174" calcext:value-type="percentage">
            <text:p>41,74%</text:p>
          </table:table-cell>
          <table:table-cell table:style-name="ce3" office:value-type="percentage" office:value="0.2971" calcext:value-type="percentage">
            <text:p>29,71%</text:p>
          </table:table-cell>
          <table:table-cell table:style-name="ce3" office:value-type="percentage" office:value="0.2942" calcext:value-type="percentage">
            <text:p>29,42%</text:p>
          </table:table-cell>
          <table:table-cell table:style-name="ce3" office:value-type="percentage" office:value="0.3377" calcext:value-type="percentage">
            <text:p>33,77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Australian_8</text:p>
          </table:table-cell>
          <table:table-cell table:style-name="ce3" office:value-type="percentage" office:value="0.2565" calcext:value-type="percentage">
            <text:p>25,65%</text:p>
          </table:table-cell>
          <table:table-cell table:style-name="ce3" office:value-type="percentage" office:value="0.2754" calcext:value-type="percentage">
            <text:p>27,54%</text:p>
          </table:table-cell>
          <table:table-cell table:style-name="ce3" office:value-type="percentage" office:value="0.1855" calcext:value-type="percentage">
            <text:p>18,55%</text:p>
          </table:table-cell>
          <table:table-cell table:style-name="ce3" office:value-type="percentage" office:value="0.2246" calcext:value-type="percentage">
            <text:p>22,46%</text:p>
          </table:table-cell>
          <table:table-cell table:style-name="ce3" office:value-type="percentage" office:value="0.1739" calcext:value-type="percentage">
            <text:p>17,39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9</text:p>
          </table:table-cell>
          <table:table-cell table:number-columns-repeated="5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ustralian_9</text:p>
          </table:table-cell>
          <table:table-cell table:style-name="ce3" office:value-type="percentage" office:value="0.4087" calcext:value-type="percentage">
            <text:p>40,87%</text:p>
          </table:table-cell>
          <table:table-cell table:style-name="ce3" office:value-type="percentage" office:value="0.4188" calcext:value-type="percentage">
            <text:p>41,88%</text:p>
          </table:table-cell>
          <table:table-cell table:style-name="ce3" office:value-type="percentage" office:value="0.1609" calcext:value-type="percentage">
            <text:p>16,09%</text:p>
          </table:table-cell>
          <table:table-cell table:style-name="ce3" office:value-type="percentage" office:value="0.2188" calcext:value-type="percentage">
            <text:p>21,88%</text:p>
          </table:table-cell>
          <table:table-cell table:style-name="ce3" office:value-type="percentage" office:value="0.1841" calcext:value-type="percentage">
            <text:p>18,41%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25" calcext:value-type="percentage">
            <text:p>25,0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Australian_10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1957" calcext:value-type="percentage">
            <text:p>19,57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681" calcext:value-type="percentage">
            <text:p>16,81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64:.B73])" office:value-type="percentage" office:value="0.222" calcext:value-type="percentage">
            <text:p>22,20%</text:p>
          </table:table-cell>
          <table:table-cell table:style-name="ce1" table:formula="of:=AVERAGE([.C64:.C73])" office:value-type="percentage" office:value="0.222" calcext:value-type="percentage">
            <text:p>22,20%</text:p>
          </table:table-cell>
          <table:table-cell table:style-name="ce1" table:formula="of:=AVERAGE([.D64:.D73])" office:value-type="percentage" office:value="0.251" calcext:value-type="percentage">
            <text:p>25,10%</text:p>
          </table:table-cell>
          <table:table-cell table:style-name="ce1" table:formula="of:=AVERAGE([.E64:.E73])" office:value-type="percentage" office:value="0.226" calcext:value-type="percentage">
            <text:p>22,60%</text:p>
          </table:table-cell>
          <table:table-cell table:style-name="ce1" table:formula="of:=AVERAGE([.F64:.F73])" office:value-type="percentage" office:value="0.243" calcext:value-type="percentage">
            <text:p>24,30%</text:p>
          </table:table-cell>
          <table:table-cell table:style-name="ce1" table:number-columns-repeated="2"/>
          <table:table-cell table:style-name="ce1" table:formula="of:=AVERAGE([.I64:.I73])" office:value-type="percentage" office:value="0.3574" calcext:value-type="percentage">
            <text:p>35,74%</text:p>
          </table:table-cell>
          <table:table-cell table:style-name="ce1" table:formula="of:=AVERAGE([.J64:.J73])" office:value-type="percentage" office:value="0.37478" calcext:value-type="percentage">
            <text:p>37,48%</text:p>
          </table:table-cell>
          <table:table-cell table:style-name="ce1" table:formula="of:=AVERAGE([.K64:.K73])" office:value-type="percentage" office:value="0.21479" calcext:value-type="percentage">
            <text:p>21,48%</text:p>
          </table:table-cell>
          <table:table-cell table:style-name="ce1" table:formula="of:=AVERAGE([.L64:.L73])" office:value-type="percentage" office:value="0.25463" calcext:value-type="percentage">
            <text:p>25,46%</text:p>
          </table:table-cell>
          <table:table-cell table:style-name="ce1" table:formula="of:=AVERAGE([.M64:.M73])" office:value-type="percentage" office:value="0.22305" calcext:value-type="percentage">
            <text:p>22,31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89" calcext:value-type="percentage">
            <text:p>33,89%</text:p>
          </table:table-cell>
          <table:table-cell table:number-columns-repeated="2" office:value-type="percentage" office:value="0.3333" calcext:value-type="percentage">
            <text:p>33,33%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Circular_1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2" calcext:value-type="percentage">
            <text:p>4,20%</text:p>
          </table:table-cell>
          <table:table-cell table:number-columns-repeated="2" office:value-type="percentage" office:value="0.052" calcext:value-type="percentage">
            <text:p>5,20%</text:p>
          </table:table-cell>
          <table:table-cell office:value-type="percentage" office:value="0.055" calcext:value-type="percentage">
            <text:p>5,5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ircular_2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35" calcext:value-type="percentage">
            <text:p>3,5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34" calcext:value-type="percentage">
            <text:p>3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056" calcext:value-type="percentage">
            <text:p>50,56%</text:p>
          </table:table-cell>
          <table:table-cell office:value-type="percentage" office:value="0.4833" calcext:value-type="percentage">
            <text:p>48,33%</text:p>
          </table:table-cell>
          <table:table-cell/>
          <table:table-cell office:value-type="string" calcext:value-type="string">
            <text:p>Circular_3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74" calcext:value-type="percentage">
            <text:p>7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25" calcext:value-type="percentage">
            <text:p>32,50%</text:p>
          </table:table-cell>
          <table:table-cell table:number-columns-repeated="3" office:value-type="percentage" office:value="0.3056" calcext:value-type="percentage">
            <text:p>30,56%</text:p>
          </table:table-cell>
          <table:table-cell office:value-type="percentage" office:value="0.3639" calcext:value-type="percentage">
            <text:p>36,39%</text:p>
          </table:table-cell>
          <table:table-cell/>
          <table:table-cell office:value-type="string" calcext:value-type="string">
            <text:p>Circular_4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3" calcext:value-type="percentage">
            <text:p>6,3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472" calcext:value-type="percentage">
            <text:p>44,72%</text:p>
          </table:table-cell>
          <table:table-cell/>
          <table:table-cell office:value-type="string" calcext:value-type="string">
            <text:p>Circular_5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18" calcext:value-type="percentage">
            <text:p>1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056" calcext:value-type="percentage">
            <text:p>30,56%</text:p>
          </table:table-cell>
          <table:table-cell/>
          <table:table-cell office:value-type="string" calcext:value-type="string">
            <text:p>Circular_6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33" calcext:value-type="percentage">
            <text:p>3,3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28" calcext:value-type="percentage">
            <text:p>2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056" calcext:value-type="percentage">
            <text:p>30,56%</text:p>
          </table:table-cell>
          <table:table-cell/>
          <table:table-cell office:value-type="string" calcext:value-type="string">
            <text:p>Circular_7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65" calcext:value-type="percentage">
            <text:p>6,50%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37" calcext:value-type="percentage">
            <text:p>3,7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083" calcext:value-type="percentage">
            <text:p>30,83%</text:p>
          </table:table-cell>
          <table:table-cell/>
          <table:table-cell office:value-type="string" calcext:value-type="string">
            <text:p>Circular_8</text:p>
          </table:table-cell>
          <table:table-cell office:value-type="percentage" office:value="0.033" calcext:value-type="percentage">
            <text:p>3,30%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4" calcext:value-type="percentage">
            <text:p>2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417" calcext:value-type="percentage">
            <text:p>24,17%</text:p>
          </table:table-cell>
          <table:table-cell/>
          <table:table-cell office:value-type="string" calcext:value-type="string">
            <text:p>Circular_9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8" calcext:value-type="percentage">
            <text:p>3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528" calcext:value-type="percentage">
            <text:p>35,28%</text:p>
          </table:table-cell>
          <table:table-cell/>
          <table:table-cell office:value-type="string" calcext:value-type="string">
            <text:p>Circular_10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54" calcext:value-type="percentage">
            <text:p>5,4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76:.B85])" office:value-type="percentage" office:value="0.34001" calcext:value-type="percentage">
            <text:p>34,00%</text:p>
          </table:table-cell>
          <table:table-cell table:style-name="ce1" table:formula="of:=AVERAGE([.C76:.C85])" office:value-type="percentage" office:value="0.37249" calcext:value-type="percentage">
            <text:p>37,25%</text:p>
          </table:table-cell>
          <table:table-cell table:style-name="ce1" table:formula="of:=AVERAGE([.D76:.D85])" office:value-type="percentage" office:value="0.35223" calcext:value-type="percentage">
            <text:p>35,22%</text:p>
          </table:table-cell>
          <table:table-cell table:style-name="ce1" table:formula="of:=AVERAGE([.E76:.E85])" office:value-type="percentage" office:value="0.35752" calcext:value-type="percentage">
            <text:p>35,75%</text:p>
          </table:table-cell>
          <table:table-cell table:style-name="ce1" table:formula="of:=AVERAGE([.F76:.F85])" office:value-type="percentage" office:value="0.34917" calcext:value-type="percentage">
            <text:p>34,92%</text:p>
          </table:table-cell>
          <table:table-cell/>
          <table:table-cell table:style-name="ce1"/>
          <table:table-cell table:style-name="ce1" table:formula="of:=AVERAGE([.I76:.I85])" office:value-type="percentage" office:value="0.0438" calcext:value-type="percentage">
            <text:p>4,38%</text:p>
          </table:table-cell>
          <table:table-cell table:style-name="ce1" table:formula="of:=AVERAGE([.J76:.J85])" office:value-type="percentage" office:value="0.0446" calcext:value-type="percentage">
            <text:p>4,46%</text:p>
          </table:table-cell>
          <table:table-cell table:style-name="ce1" table:formula="of:=AVERAGE([.K76:.K85])" office:value-type="percentage" office:value="0.0424" calcext:value-type="percentage">
            <text:p>4,24%</text:p>
          </table:table-cell>
          <table:table-cell table:style-name="ce1" table:formula="of:=AVERAGE([.L76:.L85])" office:value-type="percentage" office:value="0.04449" calcext:value-type="percentage">
            <text:p>4,45%</text:p>
          </table:table-cell>
          <table:table-cell table:style-name="ce1" table:formula="of:=AVERAGE([.M76:.M85])" office:value-type="percentage" office:value="0.0425" calcext:value-type="percentage">
            <text:p>4,25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207" calcext:value-type="percentage">
            <text:p>52,07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5379" calcext:value-type="percentage">
            <text:p>53,79%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5069" calcext:value-type="percentage">
            <text:p>50,69%</text:p>
          </table:table-cell>
          <table:table-cell/>
          <table:table-cell office:value-type="string" calcext:value-type="string">
            <text:p>Dermatology_1</text:p>
          </table:table-cell>
          <table:table-cell table:style-name="ce9" office:value-type="percentage" office:value="0.1143" calcext:value-type="percentage">
            <text:p>11,43%</text:p>
          </table:table-cell>
          <table:table-cell table:style-name="ce9" office:value-type="percentage" office:value="0.2114" calcext:value-type="percentage">
            <text:p>21,14%</text:p>
          </table:table-cell>
          <table:table-cell table:style-name="ce9" office:value-type="percentage" office:value="0.0486" calcext:value-type="percentage">
            <text:p>4,86%</text:p>
          </table:table-cell>
          <table:table-cell table:style-name="ce9" office:value-type="percentage" office:value="0.0229" calcext:value-type="percentage">
            <text:p>2,29%</text:p>
          </table:table-cell>
          <table:table-cell table:style-name="ce9" office:value-type="percentage" office:value="0.0457" calcext:value-type="percentage">
            <text:p>4,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3724" calcext:value-type="percentage">
            <text:p>37,24%</text:p>
          </table:table-cell>
          <table:table-cell office:value-type="percentage" office:value="0.8103" calcext:value-type="percentage">
            <text:p>81,03%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621" calcext:value-type="percentage">
            <text:p>36,21%</text:p>
          </table:table-cell>
          <table:table-cell office:value-type="percentage" office:value="0.3517" calcext:value-type="percentage">
            <text:p>35,17%</text:p>
          </table:table-cell>
          <table:table-cell/>
          <table:table-cell office:value-type="string" calcext:value-type="string">
            <text:p>Dermatology_2</text:p>
          </table:table-cell>
          <table:table-cell table:style-name="ce9" office:value-type="percentage" office:value="0.2029" calcext:value-type="percentage">
            <text:p>20,29%</text:p>
          </table:table-cell>
          <table:table-cell table:style-name="ce9" office:value-type="percentage" office:value="0.26" calcext:value-type="percentage">
            <text:p>26,00%</text:p>
          </table:table-cell>
          <table:table-cell table:style-name="ce9" office:value-type="percentage" office:value="0.0657" calcext:value-type="percentage">
            <text:p>6,57%</text:p>
          </table:table-cell>
          <table:table-cell table:style-name="ce9" office:value-type="percentage" office:value="0.1171" calcext:value-type="percentage">
            <text:p>11,71%</text:p>
          </table:table-cell>
          <table:table-cell table:style-name="ce9" office:value-type="percentage" office:value="0.0829" calcext:value-type="percentage">
            <text:p>8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4069" calcext:value-type="percentage">
            <text:p>40,69%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172" calcext:value-type="percentage">
            <text:p>41,72%</text:p>
          </table:table-cell>
          <table:table-cell office:value-type="percentage" office:value="0.431" calcext:value-type="percentage">
            <text:p>43,10%</text:p>
          </table:table-cell>
          <table:table-cell/>
          <table:table-cell office:value-type="string" calcext:value-type="string">
            <text:p>Dermatology_3</text:p>
          </table:table-cell>
          <table:table-cell table:style-name="ce9" office:value-type="percentage" office:value="0.1857" calcext:value-type="percentage">
            <text:p>18,57%</text:p>
          </table:table-cell>
          <table:table-cell table:style-name="ce9" office:value-type="percentage" office:value="0.2343" calcext:value-type="percentage">
            <text:p>23,43%</text:p>
          </table:table-cell>
          <table:table-cell table:style-name="ce9" office:value-type="percentage" office:value="0.0829" calcext:value-type="percentage">
            <text:p>8,29%</text:p>
          </table:table-cell>
          <table:table-cell table:style-name="ce9" office:value-type="percentage" office:value="0.0743" calcext:value-type="percentage">
            <text:p>7,43%</text:p>
          </table:table-cell>
          <table:table-cell table:style-name="ce9" office:value-type="percentage" office:value="0.0886" calcext:value-type="percentage">
            <text:p>8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3621" calcext:value-type="percentage">
            <text:p>36,21%</text:p>
          </table:table-cell>
          <table:table-cell office:value-type="percentage" office:value="0.8241" calcext:value-type="percentage">
            <text:p>82,41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828" calcext:value-type="percentage">
            <text:p>38,28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Dermatology_4</text:p>
          </table:table-cell>
          <table:table-cell table:style-name="ce9" office:value-type="percentage" office:value="0.1029" calcext:value-type="percentage">
            <text:p>10,29%</text:p>
          </table:table-cell>
          <table:table-cell table:style-name="ce9" office:value-type="percentage" office:value="0.1514" calcext:value-type="percentage">
            <text:p>15,14%</text:p>
          </table:table-cell>
          <table:table-cell table:style-name="ce9" office:value-type="percentage" office:value="0.0429" calcext:value-type="percentage">
            <text:p>4,29%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314" calcext:value-type="percentage">
            <text:p>3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4793" calcext:value-type="percentage">
            <text:p>47,93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448" calcext:value-type="percentage">
            <text:p>44,48%</text:p>
          </table:table-cell>
          <table:table-cell office:value-type="percentage" office:value="0.4345" calcext:value-type="percentage">
            <text:p>43,45%</text:p>
          </table:table-cell>
          <table:table-cell/>
          <table:table-cell office:value-type="string" calcext:value-type="string">
            <text:p>Dermatology_5</text:p>
          </table:table-cell>
          <table:table-cell table:style-name="ce9" office:value-type="percentage" office:value="0.1686" calcext:value-type="percentage">
            <text:p>16,86%</text:p>
          </table:table-cell>
          <table:table-cell table:style-name="ce9" office:value-type="percentage" office:value="0.2886" calcext:value-type="percentage">
            <text:p>28,86%</text:p>
          </table:table-cell>
          <table:table-cell table:style-name="ce9" office:value-type="percentage" office:value="0.1029" calcext:value-type="percentage">
            <text:p>10,29%</text:p>
          </table:table-cell>
          <table:table-cell table:style-name="ce9" office:value-type="percentage" office:value="0.1143" calcext:value-type="percentage">
            <text:p>11,43%</text:p>
          </table:table-cell>
          <table:table-cell table:style-name="ce9" office:value-type="percentage" office:value="0.1314" calcext:value-type="percentage">
            <text:p>13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8862" calcext:value-type="percentage">
            <text:p>88,62%</text:p>
          </table:table-cell>
          <table:table-cell office:value-type="percentage" office:value="0.2793" calcext:value-type="percentage">
            <text:p>27,93%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2862" calcext:value-type="percentage">
            <text:p>28,62%</text:p>
          </table:table-cell>
          <table:table-cell/>
          <table:table-cell office:value-type="string" calcext:value-type="string">
            <text:p>Dermatology_6</text:p>
          </table:table-cell>
          <table:table-cell table:style-name="ce9" office:value-type="percentage" office:value="0.1514" calcext:value-type="percentage">
            <text:p>15,14%</text:p>
          </table:table-cell>
          <table:table-cell table:style-name="ce9" office:value-type="percentage" office:value="0.1629" calcext:value-type="percentage">
            <text:p>16,29%</text:p>
          </table:table-cell>
          <table:table-cell table:number-columns-repeated="2" table:style-name="ce9" office:value-type="percentage" office:value="0.0743" calcext:value-type="percentage">
            <text:p>7,43%</text:p>
          </table:table-cell>
          <table:table-cell table:style-name="ce9" office:value-type="percentage" office:value="0.06" calcext:value-type="percentage">
            <text:p>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8103" calcext:value-type="percentage">
            <text:p>81,03%</text:p>
          </table:table-cell>
          <table:table-cell office:value-type="percentage" office:value="0.3931" calcext:value-type="percentage">
            <text:p>39,31%</text:p>
          </table:table-cell>
          <table:table-cell table:number-columns-repeated="2" office:value-type="percentage" office:value="0.4103" calcext:value-type="percentage">
            <text:p>41,03%</text:p>
          </table:table-cell>
          <table:table-cell/>
          <table:table-cell office:value-type="string" calcext:value-type="string">
            <text:p>Dermatology_7</text:p>
          </table:table-cell>
          <table:table-cell table:style-name="ce9" office:value-type="percentage" office:value="0.1686" calcext:value-type="percentage">
            <text:p>16,86%</text:p>
          </table:table-cell>
          <table:table-cell table:style-name="ce9" office:value-type="percentage" office:value="0.1829" calcext:value-type="percentage">
            <text:p>18,29%</text:p>
          </table:table-cell>
          <table:table-cell table:style-name="ce9" office:value-type="percentage" office:value="0.12" calcext:value-type="percentage">
            <text:p>12,00%</text:p>
          </table:table-cell>
          <table:table-cell table:style-name="ce9" office:value-type="percentage" office:value="0.1314" calcext:value-type="percentage">
            <text:p>13,14%</text:p>
          </table:table-cell>
          <table:table-cell table:style-name="ce9" office:value-type="percentage" office:value="0.1286" calcext:value-type="percentage">
            <text:p>12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897" calcext:value-type="percentage">
            <text:p>58,97%</text:p>
          </table:table-cell>
          <table:table-cell office:value-type="percentage" office:value="0.6931" calcext:value-type="percentage">
            <text:p>69,31%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66" calcext:value-type="percentage">
            <text:p>59,66%</text:p>
          </table:table-cell>
          <table:table-cell/>
          <table:table-cell office:value-type="string" calcext:value-type="string">
            <text:p>Dermatology_8</text:p>
          </table:table-cell>
          <table:table-cell table:style-name="ce9" office:value-type="percentage" office:value="0.2257" calcext:value-type="percentage">
            <text:p>22,57%</text:p>
          </table:table-cell>
          <table:table-cell table:style-name="ce9" office:value-type="percentage" office:value="0.3229" calcext:value-type="percentage">
            <text:p>32,29%</text:p>
          </table:table-cell>
          <table:table-cell table:style-name="ce9" office:value-type="percentage" office:value="0.1286" calcext:value-type="percentage">
            <text:p>12,86%</text:p>
          </table:table-cell>
          <table:table-cell table:style-name="ce9" office:value-type="percentage" office:value="0.1029" calcext:value-type="percentage">
            <text:p>10,29%</text:p>
          </table:table-cell>
          <table:table-cell table:style-name="ce9" office:value-type="percentage" office:value="0.1257" calcext:value-type="percentage">
            <text:p>12,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6897" calcext:value-type="percentage">
            <text:p>68,97%</text:p>
          </table:table-cell>
          <table:table-cell office:value-type="percentage" office:value="0.4655" calcext:value-type="percentage">
            <text:p>46,55%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4793" calcext:value-type="percentage">
            <text:p>47,93%</text:p>
          </table:table-cell>
          <table:table-cell/>
          <table:table-cell office:value-type="string" calcext:value-type="string">
            <text:p>Dermatology_9</text:p>
          </table:table-cell>
          <table:table-cell table:style-name="ce9" office:value-type="percentage" office:value="0.1457" calcext:value-type="percentage">
            <text:p>14,57%</text:p>
          </table:table-cell>
          <table:table-cell table:style-name="ce9" office:value-type="percentage" office:value="0.1743" calcext:value-type="percentage">
            <text:p>17,43%</text:p>
          </table:table-cell>
          <table:table-cell table:style-name="ce9" office:value-type="percentage" office:value="0.1086" calcext:value-type="percentage">
            <text:p>10,86%</text:p>
          </table:table-cell>
          <table:table-cell table:style-name="ce9" office:value-type="percentage" office:value="0.1171" calcext:value-type="percentage">
            <text:p>11,71%</text:p>
          </table:table-cell>
          <table:table-cell table:style-name="ce9" office:value-type="percentage" office:value="0.0943" calcext:value-type="percentage">
            <text:p>9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469" calcext:value-type="percentage">
            <text:p>46,90%</text:p>
          </table:table-cell>
          <table:table-cell office:value-type="percentage" office:value="0.7138" calcext:value-type="percentage">
            <text:p>71,38%</text:p>
          </table:table-cell>
          <table:table-cell office:value-type="percentage" office:value="0.4931" calcext:value-type="percentage">
            <text:p>49,31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5069" calcext:value-type="percentage">
            <text:p>50,69%</text:p>
          </table:table-cell>
          <table:table-cell/>
          <table:table-cell office:value-type="string" calcext:value-type="string">
            <text:p>Dermatology_10</text:p>
          </table:table-cell>
          <table:table-cell table:style-name="ce9" office:value-type="percentage" office:value="0.1314" calcext:value-type="percentage">
            <text:p>13,14%</text:p>
          </table:table-cell>
          <table:table-cell table:style-name="ce9" office:value-type="percentage" office:value="0.1114" calcext:value-type="percentage">
            <text:p>11,14%</text:p>
          </table:table-cell>
          <table:table-cell table:style-name="ce9" office:value-type="percentage" office:value="0.0629" calcext:value-type="percentage">
            <text:p>6,29%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0686" calcext:value-type="percentage">
            <text:p>6,86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89:.B98])" office:value-type="percentage" office:value="0.44" calcext:value-type="percentage">
            <text:p>44,00%</text:p>
          </table:table-cell>
          <table:table-cell table:style-name="ce1" table:formula="of:=AVERAGE([.C89:.C98])" office:value-type="percentage" office:value="0.77241" calcext:value-type="percentage">
            <text:p>77,24%</text:p>
          </table:table-cell>
          <table:table-cell table:style-name="ce1" table:formula="of:=AVERAGE([.D89:.D98])" office:value-type="percentage" office:value="0.42999" calcext:value-type="percentage">
            <text:p>43,00%</text:p>
          </table:table-cell>
          <table:table-cell table:style-name="ce1" table:formula="of:=AVERAGE([.E89:.E98])" office:value-type="percentage" office:value="0.44413" calcext:value-type="percentage">
            <text:p>44,41%</text:p>
          </table:table-cell>
          <table:table-cell table:style-name="ce1" table:formula="of:=AVERAGE([.F89:.F98])" office:value-type="percentage" office:value="0.43517" calcext:value-type="percentage">
            <text:p>43,52%</text:p>
          </table:table-cell>
          <table:table-cell/>
          <table:table-cell table:style-name="ce1"/>
          <table:table-cell table:style-name="ce1" table:formula="of:=AVERAGE([.I89:.I98])" office:value-type="percentage" office:value="0.15972" calcext:value-type="percentage">
            <text:p>15,97%</text:p>
          </table:table-cell>
          <table:table-cell table:style-name="ce1" table:formula="of:=AVERAGE([.J89:.J98])" office:value-type="percentage" office:value="0.21001" calcext:value-type="percentage">
            <text:p>21,00%</text:p>
          </table:table-cell>
          <table:table-cell table:style-name="ce1" table:formula="of:=AVERAGE([.K89:.K98])" office:value-type="percentage" office:value="0.08374" calcext:value-type="percentage">
            <text:p>8,37%</text:p>
          </table:table-cell>
          <table:table-cell table:style-name="ce1" table:formula="of:=AVERAGE([.L89:.L98])" office:value-type="percentage" office:value="0.08771" calcext:value-type="percentage">
            <text:p>8,77%</text:p>
          </table:table-cell>
          <table:table-cell table:style-name="ce1" table:formula="of:=AVERAGE([.M89:.M98])" office:value-type="percentage" office:value="0.08572" calcext:value-type="percentage">
            <text:p>8,5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4939" calcext:value-type="percentage">
            <text:p>49,39%</text:p>
          </table:table-cell>
          <table:table-cell office:value-type="percentage" office:value="0.4879" calcext:value-type="percentage">
            <text:p>48,79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727" calcext:value-type="percentage">
            <text:p>37,27%</text:p>
          </table:table-cell>
          <table:table-cell office:value-type="percentage" office:value="0.4455" calcext:value-type="percentage">
            <text:p>44,55%</text:p>
          </table:table-cell>
          <table:table-cell/>
          <table:table-cell office:value-type="string" calcext:value-type="string">
            <text:p>Fert_1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5394" calcext:value-type="percentage">
            <text:p>53,94%</text:p>
          </table:table-cell>
          <table:table-cell office:value-type="percentage" office:value="0.6636" calcext:value-type="percentage">
            <text:p>66,36%</text:p>
          </table:table-cell>
          <table:table-cell office:value-type="percentage" office:value="0.4303" calcext:value-type="percentage">
            <text:p>43,03%</text:p>
          </table:table-cell>
          <table:table-cell office:value-type="percentage" office:value="0.4424" calcext:value-type="percentage">
            <text:p>44,24%</text:p>
          </table:table-cell>
          <table:table-cell office:value-type="percentage" office:value="0.4333" calcext:value-type="percentage">
            <text:p>43,33%</text:p>
          </table:table-cell>
          <table:table-cell/>
          <table:table-cell office:value-type="string" calcext:value-type="string">
            <text:p>Fert_2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8" calcext:value-type="percentage">
            <text:p>28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5424" calcext:value-type="percentage">
            <text:p>54,24%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4879" calcext:value-type="percentage">
            <text:p>48,79%</text:p>
          </table:table-cell>
          <table:table-cell office:value-type="percentage" office:value="0.4636" calcext:value-type="percentage">
            <text:p>46,36%</text:p>
          </table:table-cell>
          <table:table-cell office:value-type="percentage" office:value="0.4545" calcext:value-type="percentage">
            <text:p>45,45%</text:p>
          </table:table-cell>
          <table:table-cell/>
          <table:table-cell office:value-type="string" calcext:value-type="string">
            <text:p>Fert_3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9" calcext:value-type="percentage">
            <text:p>29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5939" calcext:value-type="percentage">
            <text:p>59,39%</text:p>
          </table:table-cell>
          <table:table-cell office:value-type="percentage" office:value="0.6879" calcext:value-type="percentage">
            <text:p>68,79%</text:p>
          </table:table-cell>
          <table:table-cell office:value-type="percentage" office:value="0.4697" calcext:value-type="percentage">
            <text:p>46,97%</text:p>
          </table:table-cell>
          <table:table-cell office:value-type="percentage" office:value="0.4152" calcext:value-type="percentage">
            <text:p>41,52%</text:p>
          </table:table-cell>
          <table:table-cell office:value-type="percentage" office:value="0.5061" calcext:value-type="percentage">
            <text:p>50,61%</text:p>
          </table:table-cell>
          <table:table-cell/>
          <table:table-cell office:value-type="string" calcext:value-type="string">
            <text:p>Fert_4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3" calcext:value-type="percentage">
            <text:p>2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6424" calcext:value-type="percentage">
            <text:p>64,24%</text:p>
          </table:table-cell>
          <table:table-cell office:value-type="percentage" office:value="0.7182" calcext:value-type="percentage">
            <text:p>71,82%</text:p>
          </table:table-cell>
          <table:table-cell office:value-type="percentage" office:value="0.4697" calcext:value-type="percentage">
            <text:p>46,9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242" calcext:value-type="percentage">
            <text:p>52,42%</text:p>
          </table:table-cell>
          <table:table-cell/>
          <table:table-cell office:value-type="string" calcext:value-type="string">
            <text:p>Fert_5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4" calcext:value-type="percentage">
            <text:p>24,00%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5303" calcext:value-type="percentage">
            <text:p>53,0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152" calcext:value-type="percentage">
            <text:p>51,52%</text:p>
          </table:table-cell>
          <table:table-cell office:value-type="percentage" office:value="0.5061" calcext:value-type="percentage">
            <text:p>50,61%</text:p>
          </table:table-cell>
          <table:table-cell/>
          <table:table-cell office:value-type="string" calcext:value-type="string">
            <text:p>Fert_6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2" calcext:value-type="percentage">
            <text:p>12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6303" calcext:value-type="percentage">
            <text:p>63,03%</text:p>
          </table:table-cell>
          <table:table-cell office:value-type="percentage" office:value="0.7091" calcext:value-type="percentage">
            <text:p>70,91%</text:p>
          </table:table-cell>
          <table:table-cell office:value-type="percentage" office:value="0.5727" calcext:value-type="percentage">
            <text:p>57,27%</text:p>
          </table:table-cell>
          <table:table-cell table:number-columns-repeated="2" office:value-type="percentage" office:value="0.5909" calcext:value-type="percentage">
            <text:p>59,09%</text:p>
          </table:table-cell>
          <table:table-cell/>
          <table:table-cell office:value-type="string" calcext:value-type="string">
            <text:p>Fert_7</text:p>
          </table:table-cell>
          <table:table-cell table:number-columns-repeated="2" office:value-type="percentage" office:value="0.17" calcext:value-type="percentage">
            <text:p>17,0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603" calcext:value-type="percentage">
            <text:p>60,30%</text:p>
          </table:table-cell>
          <table:table-cell office:value-type="percentage" office:value="0.6455" calcext:value-type="percentage">
            <text:p>64,55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5273" calcext:value-type="percentage">
            <text:p>52,73%</text:p>
          </table:table-cell>
          <table:table-cell/>
          <table:table-cell office:value-type="string" calcext:value-type="string">
            <text:p>Fert_8</text:p>
          </table:table-cell>
          <table:table-cell table:number-columns-repeated="2" office:value-type="percentage" office:value="0.27" calcext:value-type="percentage">
            <text:p>27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703" calcext:value-type="percentage">
            <text:p>70,30%</text:p>
          </table:table-cell>
          <table:table-cell office:value-type="percentage" office:value="0.6788" calcext:value-type="percentage">
            <text:p>67,88%</text:p>
          </table:table-cell>
          <table:table-cell office:value-type="percentage" office:value="0.5182" calcext:value-type="percentage">
            <text:p>51,82%</text:p>
          </table:table-cell>
          <table:table-cell office:value-type="percentage" office:value="0.5303" calcext:value-type="percentage">
            <text:p>53,03%</text:p>
          </table:table-cell>
          <table:table-cell office:value-type="percentage" office:value="0.503" calcext:value-type="percentage">
            <text:p>50,30%</text:p>
          </table:table-cell>
          <table:table-cell/>
          <table:table-cell office:value-type="string" calcext:value-type="string">
            <text:p>Fert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6" calcext:value-type="percentage">
            <text:p>1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6394" calcext:value-type="percentage">
            <text:p>63,94%</text:p>
          </table:table-cell>
          <table:table-cell office:value-type="percentage" office:value="0.6909" calcext:value-type="percentage">
            <text:p>69,09%</text:p>
          </table:table-cell>
          <table:table-cell office:value-type="percentage" office:value="0.5394" calcext:value-type="percentage">
            <text:p>53,94%</text:p>
          </table:table-cell>
          <table:table-cell office:value-type="percentage" office:value="0.5242" calcext:value-type="percentage">
            <text:p>52,42%</text:p>
          </table:table-cell>
          <table:table-cell office:value-type="percentage" office:value="0.5424" calcext:value-type="percentage">
            <text:p>54,24%</text:p>
          </table:table-cell>
          <table:table-cell/>
          <table:table-cell office:value-type="string" calcext:value-type="string">
            <text:p>Fert_10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02:.B111])" office:value-type="percentage" office:value="0.5918" calcext:value-type="percentage">
            <text:p>59,18%</text:p>
          </table:table-cell>
          <table:table-cell table:style-name="ce1" table:formula="of:=AVERAGE([.C102:.C111])" office:value-type="percentage" office:value="0.65971" calcext:value-type="percentage">
            <text:p>65,97%</text:p>
          </table:table-cell>
          <table:table-cell table:style-name="ce1" table:formula="of:=AVERAGE([.D102:.D111])" office:value-type="percentage" office:value="0.48879" calcext:value-type="percentage">
            <text:p>48,88%</text:p>
          </table:table-cell>
          <table:table-cell table:style-name="ce1" table:formula="of:=AVERAGE([.E102:.E111])" office:value-type="percentage" office:value="0.48848" calcext:value-type="percentage">
            <text:p>48,85%</text:p>
          </table:table-cell>
          <table:table-cell table:style-name="ce1" table:formula="of:=AVERAGE([.F102:.F111])" office:value-type="percentage" office:value="0.50333" calcext:value-type="percentage">
            <text:p>50,33%</text:p>
          </table:table-cell>
          <table:table-cell/>
          <table:table-cell table:style-name="ce1"/>
          <table:table-cell table:style-name="ce1" table:formula="of:=AVERAGE([.I102:.I111])" office:value-type="percentage" office:value="0.263" calcext:value-type="percentage">
            <text:p>26,30%</text:p>
          </table:table-cell>
          <table:table-cell table:style-name="ce1" table:formula="of:=AVERAGE([.J102:.J111])" office:value-type="percentage" office:value="0.261" calcext:value-type="percentage">
            <text:p>26,10%</text:p>
          </table:table-cell>
          <table:table-cell table:style-name="ce1" table:formula="of:=AVERAGE([.K102:.K111])" office:value-type="percentage" office:value="0.233" calcext:value-type="percentage">
            <text:p>23,30%</text:p>
          </table:table-cell>
          <table:table-cell table:style-name="ce1" table:formula="of:=AVERAGE([.L102:.L111])" office:value-type="percentage" office:value="0.245" calcext:value-type="percentage">
            <text:p>24,50%</text:p>
          </table:table-cell>
          <table:table-cell table:style-name="ce1" table:formula="of:=AVERAGE([.M102:.M111])" office:value-type="percentage" office:value="0.229" calcext:value-type="percentage">
            <text:p>22,9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71" calcext:value-type="percentage">
            <text:p>3,71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468" calcext:value-type="percentage">
            <text:p>4,68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6657" calcext:value-type="percentage">
            <text:p>66,57%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32" calcext:value-type="percentage">
            <text:p>10,32%</text:p>
          </table:table-cell>
          <table:table-cell office:value-type="percentage" office:value="0.121" calcext:value-type="percentage">
            <text:p>12,10%</text:p>
          </table:table-cell>
          <table:table-cell table:number-columns-repeated="2" office:value-type="percentage" office:value="0.1242" calcext:value-type="percentage">
            <text:p>12,42%</text:p>
          </table:table-cell>
          <table:table-cell office:value-type="percentage" office:value="0.1145" calcext:value-type="percentage">
            <text:p>11,4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719" calcext:value-type="percentage">
            <text:p>71,90%</text:p>
          </table:table-cell>
          <table:table-cell office:value-type="percentage" office:value="0.7619" calcext:value-type="percentage">
            <text:p>76,19%</text:p>
          </table:table-cell>
          <table:table-cell office:value-type="percentage" office:value="0.7762" calcext:value-type="percentage">
            <text:p>77,62%</text:p>
          </table:table-cell>
          <table:table-cell office:value-type="percentage" office:value="0.781" calcext:value-type="percentage">
            <text:p>78,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.1032" calcext:value-type="percentage">
            <text:p>10,32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097" calcext:value-type="percentage">
            <text:p>10,97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6048" calcext:value-type="percentage">
            <text:p>60,48%</text:p>
          </table:table-cell>
          <table:table-cell office:value-type="percentage" office:value="0.5905" calcext:value-type="percentage">
            <text:p>59,05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619" calcext:value-type="percentage">
            <text:p>61,9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823" calcext:value-type="percentage">
            <text:p>8,23%</text:p>
          </table:table-cell>
          <table:table-cell table:number-columns-repeated="2" office:value-type="percentage" office:value="0.0774" calcext:value-type="percentage">
            <text:p>7,74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6413" calcext:value-type="percentage">
            <text:p>64,13%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429" calcext:value-type="percentage">
            <text:p>54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77" calcext:value-type="percentage">
            <text:p>6,77%</text:p>
          </table:table-cell>
          <table:table-cell table:number-columns-repeated="2" office:value-type="percentage" office:value="0.0581" calcext:value-type="percentage">
            <text:p>5,81%</text:p>
          </table:table-cell>
          <table:table-cell office:value-type="percentage" office:value="0.0613" calcext:value-type="percentage">
            <text:p>6,13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5286" calcext:value-type="percentage">
            <text:p>52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516" calcext:value-type="percentage">
            <text:p>5,16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6016" calcext:value-type="percentage">
            <text:p>60,16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5571" calcext:value-type="percentage">
            <text:p>55,71%</text:p>
          </table:table-cell>
          <table:table-cell table:number-columns-repeated="2" office:value-type="percentage" office:value="0.5667" calcext:value-type="percentage">
            <text:p>56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1161" calcext:value-type="percentage">
            <text:p>11,61%</text:p>
          </table:table-cell>
          <table:table-cell table:style-name="ce1"/>
          <table:table-cell office:value-type="string" calcext:value-type="string">
            <text:p>Glass_7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381" calcext:value-type="percentage">
            <text:p>63,81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381" calcext:value-type="percentage">
            <text:p>63,8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613" calcext:value-type="percentage">
            <text:p>6,13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43" calcext:value-type="percentage">
            <text:p>41,43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857" calcext:value-type="percentage">
            <text:p>38,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694" calcext:value-type="percentage">
            <text:p>6,94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742" calcext:value-type="percentage">
            <text:p>7,42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641" calcext:value-type="percentage">
            <text:p>66,41%</text:p>
          </table:table-cell>
          <table:table-cell office:value-type="percentage" office:value="0.6524" calcext:value-type="percentage">
            <text:p>65,24%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6762" calcext:value-type="percentage">
            <text:p>67,62%</text:p>
          </table:table-cell>
          <table:table-cell office:value-type="percentage" office:value="0.619" calcext:value-type="percentage">
            <text:p>61,9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15:.B124])" office:value-type="percentage" office:value="0.08273" calcext:value-type="percentage">
            <text:p>8,27%</text:p>
          </table:table-cell>
          <table:table-cell table:style-name="ce1" table:formula="of:=AVERAGE([.C115:.C124])" office:value-type="percentage" office:value="0.08257" calcext:value-type="percentage">
            <text:p>8,26%</text:p>
          </table:table-cell>
          <table:table-cell table:style-name="ce1" table:formula="of:=AVERAGE([.D115:.D124])" office:value-type="percentage" office:value="0.07873" calcext:value-type="percentage">
            <text:p>7,87%</text:p>
          </table:table-cell>
          <table:table-cell table:style-name="ce1" table:formula="of:=AVERAGE([.E115:.E124])" office:value-type="percentage" office:value="0.07919" calcext:value-type="percentage">
            <text:p>7,92%</text:p>
          </table:table-cell>
          <table:table-cell table:style-name="ce1" table:formula="of:=AVERAGE([.F115:.F124])" office:value-type="percentage" office:value="0.07872" calcext:value-type="percentage">
            <text:p>7,87%</text:p>
          </table:table-cell>
          <table:table-cell/>
          <table:table-cell table:style-name="ce1"/>
          <table:table-cell table:style-name="ce1" table:formula="of:=AVERAGE([.I115:.I124])" office:value-type="percentage" office:value="0.62553" calcext:value-type="percentage">
            <text:p>62,55%</text:p>
          </table:table-cell>
          <table:table-cell table:style-name="ce1" table:formula="of:=AVERAGE([.J115:.J124])" office:value-type="percentage" office:value="0.59666" calcext:value-type="percentage">
            <text:p>59,67%</text:p>
          </table:table-cell>
          <table:table-cell table:style-name="ce1" table:formula="of:=AVERAGE([.K115:.K124])" office:value-type="percentage" office:value="0.55713" calcext:value-type="percentage">
            <text:p>55,71%</text:p>
          </table:table-cell>
          <table:table-cell table:style-name="ce1" table:formula="of:=AVERAGE([.L115:.L124])" office:value-type="percentage" office:value="0.57334" calcext:value-type="percentage">
            <text:p>57,33%</text:p>
          </table:table-cell>
          <table:table-cell table:style-name="ce1" table:formula="of:=AVERAGE([.M115:.M124])" office:value-type="percentage" office:value="0.56763" calcext:value-type="percentage">
            <text:p>56,76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6" calcext:value-type="percentage">
            <text:p>26,00%</text:p>
          </table:table-cell>
          <table:table-cell table:number-columns-repeated="2" office:value-type="percentage" office:value="0.24" calcext:value-type="percentage">
            <text:p>24,00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4867" calcext:value-type="percentage">
            <text:p>48,67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4154" calcext:value-type="percentage">
            <text:p>41,54%</text:p>
          </table:table-cell>
          <table:table-cell office:value-type="percentage" office:value="0.3231" calcext:value-type="percentage">
            <text:p>32,31%</text:p>
          </table:table-cell>
          <table:table-cell table:number-columns-repeated="2" office:value-type="percentage" office:value="0.3385" calcext:value-type="percentage">
            <text:p>33,85%</text:p>
          </table:table-cell>
          <table:table-cell office:value-type="percentage" office:value="0.2462" calcext:value-type="percentage">
            <text:p>24,6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3" calcext:value-type="percentage">
            <text:p>23,00%</text:p>
          </table:table-cell>
          <table:table-cell table:number-columns-repeated="3"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846" calcext:value-type="percentage">
            <text:p>38,46%</text:p>
          </table:table-cell>
          <table:table-cell table:number-columns-repeated="2" office:value-type="percentage" office:value="0.3077" calcext:value-type="percentage">
            <text:p>30,7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85" calcext:value-type="percentage">
            <text:p>33,8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2"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2538" calcext:value-type="percentage">
            <text:p>25,3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767" calcext:value-type="percentage">
            <text:p>37,67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4077" calcext:value-type="percentage">
            <text:p>40,77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2923" calcext:value-type="percentage">
            <text:p>29,2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538" calcext:value-type="percentage">
            <text:p>35,38%</text:p>
          </table:table-cell>
          <table:table-cell table:number-columns-repeated="2" office:value-type="percentage" office:value="0.3692" calcext:value-type="percentage">
            <text:p>36,9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2077" calcext:value-type="percentage">
            <text:p>20,77%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769" calcext:value-type="percentage">
            <text:p>17,6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933" calcext:value-type="percentage">
            <text:p>29,3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3615" calcext:value-type="percentage">
            <text:p>36,15%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3308" calcext:value-type="percentage">
            <text:p>33,0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" calcext:value-type="percentage">
            <text:p>33,00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2846" calcext:value-type="percentage">
            <text:p>28,4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 office:value-type="percentage" office:value="0.1267" calcext:value-type="percentage">
            <text:p>12,67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3615" calcext:value-type="percentage">
            <text:p>36,15%</text:p>
          </table:table-cell>
          <table:table-cell table:number-columns-repeated="2" office:value-type="percentage" office:value="0.3692" calcext:value-type="percentage">
            <text:p>36,92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28:.B137])" office:value-type="percentage" office:value="0.26933" calcext:value-type="percentage">
            <text:p>26,93%</text:p>
          </table:table-cell>
          <table:table-cell table:style-name="ce1" table:formula="of:=AVERAGE([.C128:.C137])" office:value-type="percentage" office:value="0.28766" calcext:value-type="percentage">
            <text:p>28,77%</text:p>
          </table:table-cell>
          <table:table-cell table:style-name="ce1" table:formula="of:=AVERAGE([.D128:.D137])" office:value-type="percentage" office:value="0.28799" calcext:value-type="percentage">
            <text:p>28,80%</text:p>
          </table:table-cell>
          <table:table-cell table:style-name="ce1" table:formula="of:=AVERAGE([.E128:.E137])" office:value-type="percentage" office:value="0.29001" calcext:value-type="percentage">
            <text:p>29,00%</text:p>
          </table:table-cell>
          <table:table-cell table:style-name="ce1" table:formula="of:=AVERAGE([.F128:.F137])" office:value-type="percentage" office:value="0.29801" calcext:value-type="percentage">
            <text:p>29,80%</text:p>
          </table:table-cell>
          <table:table-cell/>
          <table:table-cell table:style-name="ce1"/>
          <table:table-cell table:style-name="ce1" table:formula="of:=AVERAGE([.I128:.I137])" office:value-type="percentage" office:value="0.38693" calcext:value-type="percentage">
            <text:p>38,69%</text:p>
          </table:table-cell>
          <table:table-cell table:style-name="ce1" table:formula="of:=AVERAGE([.J128:.J137])" office:value-type="percentage" office:value="0.35154" calcext:value-type="percentage">
            <text:p>35,15%</text:p>
          </table:table-cell>
          <table:table-cell table:style-name="ce1" table:formula="of:=AVERAGE([.K128:.K137])" office:value-type="percentage" office:value="0.30923" calcext:value-type="percentage">
            <text:p>30,92%</text:p>
          </table:table-cell>
          <table:table-cell table:style-name="ce1" table:formula="of:=AVERAGE([.L128:.L137])" office:value-type="percentage" office:value="0.32384" calcext:value-type="percentage">
            <text:p>32,38%</text:p>
          </table:table-cell>
          <table:table-cell table:style-name="ce1" table:formula="of:=AVERAGE([.M128:.M137])" office:value-type="percentage" office:value="0.30307" calcext:value-type="percentage">
            <text:p>30,31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4852" calcext:value-type="percentage">
            <text:p>48,52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037" calcext:value-type="percentage">
            <text:p>20,37%</text:p>
          </table:table-cell>
          <table:table-cell/>
          <table:table-cell office:value-type="string" calcext:value-type="string">
            <text:p>HeartAttack_1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HeartAttack_2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" calcext:value-type="percentage">
            <text:p>9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3519" calcext:value-type="percentage">
            <text:p>35,19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889" calcext:value-type="percentage">
            <text:p>18,89%</text:p>
          </table:table-cell>
          <table:table-cell/>
          <table:table-cell office:value-type="string" calcext:value-type="string">
            <text:p>HeartAttack_3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 office:value-type="percentage" office:value="0.1296" calcext:value-type="percentage">
            <text:p>12,96%</text:p>
          </table:table-cell>
          <table:table-cell/>
          <table:table-cell office:value-type="string" calcext:value-type="string">
            <text:p>HeartAttack_4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3741" calcext:value-type="percentage">
            <text:p>37,41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56" calcext:value-type="percentage">
            <text:p>15,56%</text:p>
          </table:table-cell>
          <table:table-cell/>
          <table:table-cell office:value-type="string" calcext:value-type="string">
            <text:p>HeartAttack_5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9" calcext:value-type="percentage">
            <text:p>19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eartAttack_6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867" calcext:value-type="percentage">
            <text:p>28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741" calcext:value-type="percentage">
            <text:p>27,41%</text:p>
          </table:table-cell>
          <table:table-cell/>
          <table:table-cell office:value-type="string" calcext:value-type="string">
            <text:p>HeartAttack_7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2074" calcext:value-type="percentage">
            <text:p>20,74%</text:p>
          </table:table-cell>
          <table:table-cell/>
          <table:table-cell office:value-type="string" calcext:value-type="string">
            <text:p>HeartAttack_8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767" calcext:value-type="percentage">
            <text:p>27,67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111" calcext:value-type="percentage">
            <text:p>21,11%</text:p>
          </table:table-cell>
          <table:table-cell/>
          <table:table-cell office:value-type="string" calcext:value-type="string">
            <text:p>HeartAttack_9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6" calcext:value-type="percentage">
            <text:p>1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333" calcext:value-type="percentage">
            <text:p>13,33%</text:p>
          </table:table-cell>
          <table:table-cell/>
          <table:table-cell office:value-type="string" calcext:value-type="string">
            <text:p>HeartAttack_10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33" calcext:value-type="percentage">
            <text:p>19,33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41:.B150])" office:value-type="percentage" office:value="0.15963" calcext:value-type="percentage">
            <text:p>15,96%</text:p>
          </table:table-cell>
          <table:table-cell table:style-name="ce1" table:formula="of:=AVERAGE([.C141:.C150])" office:value-type="percentage" office:value="0.3852" calcext:value-type="percentage">
            <text:p>38,52%</text:p>
          </table:table-cell>
          <table:table-cell table:style-name="ce1" table:formula="of:=AVERAGE([.D141:.D150])" office:value-type="percentage" office:value="0.17334" calcext:value-type="percentage">
            <text:p>17,33%</text:p>
          </table:table-cell>
          <table:table-cell table:style-name="ce1" table:formula="of:=AVERAGE([.E141:.E150])" office:value-type="percentage" office:value="0.17962" calcext:value-type="percentage">
            <text:p>17,96%</text:p>
          </table:table-cell>
          <table:table-cell table:style-name="ce1" table:formula="of:=AVERAGE([.F141:.F150])" office:value-type="percentage" office:value="0.17889" calcext:value-type="percentage">
            <text:p>17,89%</text:p>
          </table:table-cell>
          <table:table-cell/>
          <table:table-cell table:style-name="ce1"/>
          <table:table-cell table:style-name="ce1" table:formula="of:=AVERAGE([.I141:.I150])" office:value-type="percentage" office:value="0.42933" calcext:value-type="percentage">
            <text:p>42,93%</text:p>
          </table:table-cell>
          <table:table-cell table:style-name="ce1" table:formula="of:=AVERAGE([.J141:.J150])" office:value-type="percentage" office:value="0.337" calcext:value-type="percentage">
            <text:p>33,70%</text:p>
          </table:table-cell>
          <table:table-cell table:style-name="ce1" table:formula="of:=AVERAGE([.K141:.K150])" office:value-type="percentage" office:value="0.191" calcext:value-type="percentage">
            <text:p>19,10%</text:p>
          </table:table-cell>
          <table:table-cell table:style-name="ce1" table:formula="of:=AVERAGE([.L141:.L150])" office:value-type="percentage" office:value="0.20667" calcext:value-type="percentage">
            <text:p>20,67%</text:p>
          </table:table-cell>
          <table:table-cell table:style-name="ce1" table:formula="of:=AVERAGE([.M141:.M150])" office:value-type="percentage" office:value="0.19467" calcext:value-type="percentage">
            <text:p>19,4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1</text:p>
          </table:table-cell>
          <table:table-cell/>
          <table:table-cell office:value-type="percentage" office:value="0.4333" calcext:value-type="percentage">
            <text:p>43,33%</text:p>
          </table:table-cell>
          <table:table-cell office:value-type="percentage" office:value="0.4417" calcext:value-type="percentage">
            <text:p>44,17%</text:p>
          </table:table-cell>
          <table:table-cell table:number-columns-repeated="3"/>
          <table:table-cell office:value-type="string" calcext:value-type="string">
            <text:p>Zoo_1</text:p>
          </table:table-cell>
          <table:table-cell office:value-type="percentage" office:value="0.06" calcext:value-type="percentage">
            <text:p>6,00%</text:p>
          </table:table-cell>
          <table:table-cell table:number-columns-repeated="2" office:value-type="percentage" office:value="0.03" calcext:value-type="percentage">
            <text:p>3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2</text:p>
          </table:table-cell>
          <table:table-cell/>
          <table:table-cell office:value-type="percentage" office:value="0.525" calcext:value-type="percentage">
            <text:p>52,50%</text:p>
          </table:table-cell>
          <table:table-cell office:value-type="percentage" office:value="0.5944" calcext:value-type="percentage">
            <text:p>59,44%</text:p>
          </table:table-cell>
          <table:table-cell table:number-columns-repeated="3"/>
          <table:table-cell office:value-type="string" calcext:value-type="string">
            <text:p>Zoo_2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3</text:p>
          </table:table-cell>
          <table:table-cell/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Zoo_3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4</text:p>
          </table:table-cell>
          <table:table-cell/>
          <table:table-cell office:value-type="percentage" office:value="0.4556" calcext:value-type="percentage">
            <text:p>45,56%</text:p>
          </table:table-cell>
          <table:table-cell table:number-columns-repeated="4"/>
          <table:table-cell office:value-type="string" calcext:value-type="string">
            <text:p>Zoo_4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" calcext:value-type="percentage">
            <text:p>2,00%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5</text:p>
          </table:table-cell>
          <table:table-cell/>
          <table:table-cell office:value-type="percentage" office:value="0.5056" calcext:value-type="percentage">
            <text:p>50,56%</text:p>
          </table:table-cell>
          <table:table-cell table:number-columns-repeated="4"/>
          <table:table-cell office:value-type="string" calcext:value-type="string">
            <text:p>Zoo_5</text:p>
          </table:table-cell>
          <table:table-cell office:value-type="percentage" office:value="0.01" calcext:value-type="percentage">
            <text:p>1,00%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6</text:p>
          </table:table-cell>
          <table:table-cell/>
          <table:table-cell office:value-type="percentage" office:value="0.5333" calcext:value-type="percentage">
            <text:p>53,33%</text:p>
          </table:table-cell>
          <table:table-cell table:number-columns-repeated="4"/>
          <table:table-cell office:value-type="string" calcext:value-type="string">
            <text:p>Zoo_6</text:p>
          </table:table-cell>
          <table:table-cell table:number-columns-repeated="3" office:value-type="percentage" office:value="0.18" calcext:value-type="percentage">
            <text:p>18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7</text:p>
          </table:table-cell>
          <table:table-cell/>
          <table:table-cell office:value-type="percentage" office:value="0.45" calcext:value-type="percentage">
            <text:p>45,00%</text:p>
          </table:table-cell>
          <table:table-cell table:number-columns-repeated="4"/>
          <table:table-cell office:value-type="string" calcext:value-type="string">
            <text:p>Zoo_7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8</text:p>
          </table:table-cell>
          <table:table-cell/>
          <table:table-cell office:value-type="percentage" office:value="0.5444" calcext:value-type="percentage">
            <text:p>54,44%</text:p>
          </table:table-cell>
          <table:table-cell table:number-columns-repeated="4"/>
          <table:table-cell office:value-type="string" calcext:value-type="string">
            <text:p>Zoo_8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9</text:p>
          </table:table-cell>
          <table:table-cell/>
          <table:table-cell office:value-type="percentage" office:value="0.5583" calcext:value-type="percentage">
            <text:p>55,83%</text:p>
          </table:table-cell>
          <table:table-cell table:number-columns-repeated="4"/>
          <table:table-cell office:value-type="string" calcext:value-type="string">
            <text:p>Zoo_9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" calcext:value-type="percentage">
            <text:p>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_10</text:p>
          </table:table-cell>
          <table:table-cell/>
          <table:table-cell office:value-type="percentage" office:value="0.4889" calcext:value-type="percentage">
            <text:p>48,89%</text:p>
          </table:table-cell>
          <table:table-cell table:number-columns-repeated="4"/>
          <table:table-cell office:value-type="string" calcext:value-type="string">
            <text:p>Zoo_10</text:p>
          </table:table-cell>
          <table:table-cell office:value-type="percentage" office:value="0.01" calcext:value-type="percentage">
            <text:p>1,00%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154:.C163])" office:value-type="percentage" office:value="0.49944" calcext:value-type="percentage">
            <text:p>49,94%</text:p>
          </table:table-cell>
          <table:table-cell table:style-name="ce1" table:formula="of:=AVERAGE([.D154:.D163])" office:value-type="percentage" office:value="0.51805" calcext:value-type="percentage">
            <text:p>51,81%</text:p>
          </table:table-cell>
          <table:table-cell table:style-name="ce1" table:formula="of:=AVERAGE([.E154:.E163])" office:value-type="string" office:string-value="" calcext:value-type="error">
            <text:p>#DIV/0!</text:p>
          </table:table-cell>
          <table:table-cell table:style-name="ce1" table:formula="of:=AVERAGE([.F154:.F163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I154:.I163])" office:value-type="percentage" office:value="0.101" calcext:value-type="percentage">
            <text:p>10,10%</text:p>
          </table:table-cell>
          <table:table-cell table:style-name="ce1" table:formula="of:=AVERAGE([.J154:.J163])" office:value-type="percentage" office:value="0.067" calcext:value-type="percentage">
            <text:p>6,70%</text:p>
          </table:table-cell>
          <table:table-cell table:style-name="ce1" table:formula="of:=AVERAGE([.K154:.K163])" office:value-type="percentage" office:value="0.079" calcext:value-type="percentage">
            <text:p>7,90%</text:p>
          </table:table-cell>
          <table:table-cell table:style-name="ce1" table:formula="of:=AVERAGE([.L154:.L163])" office:value-type="percentage" office:value="0.068" calcext:value-type="percentage">
            <text:p>6,80%</text:p>
          </table:table-cell>
          <table:table-cell table:style-name="ce1" table:formula="of:=AVERAGE([.M154:.M163])" office:value-type="percentage" office:value="0.062" calcext:value-type="percentage">
            <text:p>6,2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2" office:value-type="percentage" office:value="0.0478" calcext:value-type="percentage">
            <text:p>4,78%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348" calcext:value-type="percentage">
            <text:p>3,48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0943" calcext:value-type="percentage">
            <text:p>9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2" office:value-type="percentage" office:value="0.0913" calcext:value-type="percentage">
            <text:p>9,13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543" calcext:value-type="percentage">
            <text:p>15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697" calcext:value-type="percentage">
            <text:p>6,97%</text:p>
          </table:table-cell>
          <table:table-cell table:number-columns-repeated="2" office:value-type="percentage" office:value="0.0739" calcext:value-type="percentage">
            <text:p>7,39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771" calcext:value-type="percentage">
            <text:p>17,7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229" calcext:value-type="percentage">
            <text:p>12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78" calcext:value-type="percentage">
            <text:p>4,78%</text:p>
          </table:table-cell>
          <table:table-cell table:number-columns-repeated="2"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886" calcext:value-type="percentage">
            <text:p>18,86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8" calcext:value-type="percentage">
            <text:p>18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886" calcext:value-type="percentage">
            <text:p>18,86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686" calcext:value-type="percentage">
            <text:p>16,86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2057" calcext:value-type="percentage">
            <text:p>20,57%</text:p>
          </table:table-cell>
          <table:table-cell table:number-columns-repeated="2" office:value-type="percentage" office:value="0.1457" calcext:value-type="percentage">
            <text:p>14,57%</text:p>
          </table:table-cell>
          <table:table-cell office:value-type="percentage" office:value="0.2" calcext:value-type="percentage">
            <text:p>20,0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67:.B176])" office:value-type="percentage" office:value="0.05521" calcext:value-type="percentage">
            <text:p>5,52%</text:p>
          </table:table-cell>
          <table:table-cell table:style-name="ce1" table:formula="of:=AVERAGE([.C167:.C176])" office:value-type="percentage" office:value="0.07688" calcext:value-type="percentage">
            <text:p>7,69%</text:p>
          </table:table-cell>
          <table:table-cell table:style-name="ce1" table:formula="of:=AVERAGE([.D167:.D176])" office:value-type="percentage" office:value="0.06871" calcext:value-type="percentage">
            <text:p>6,87%</text:p>
          </table:table-cell>
          <table:table-cell table:style-name="ce1" table:formula="of:=AVERAGE([.E167:.E176])" office:value-type="percentage" office:value="0.07043" calcext:value-type="percentage">
            <text:p>7,04%</text:p>
          </table:table-cell>
          <table:table-cell table:style-name="ce1" table:formula="of:=AVERAGE([.F167:.F176])" office:value-type="percentage" office:value="0.07609" calcext:value-type="percentage">
            <text:p>7,61%</text:p>
          </table:table-cell>
          <table:table-cell/>
          <table:table-cell table:style-name="ce1"/>
          <table:table-cell table:style-name="ce1" table:formula="of:=AVERAGE([.I167:.I176])" office:value-type="percentage" office:value="0.15029" calcext:value-type="percentage">
            <text:p>15,03%</text:p>
          </table:table-cell>
          <table:table-cell table:style-name="ce1" table:formula="of:=AVERAGE([.J167:.J176])" office:value-type="percentage" office:value="0.17686" calcext:value-type="percentage">
            <text:p>17,69%</text:p>
          </table:table-cell>
          <table:table-cell table:style-name="ce1" table:formula="of:=AVERAGE([.K167:.K176])" office:value-type="percentage" office:value="0.15429" calcext:value-type="percentage">
            <text:p>15,43%</text:p>
          </table:table-cell>
          <table:table-cell table:style-name="ce1" table:formula="of:=AVERAGE([.L167:.L176])" office:value-type="percentage" office:value="0.15887" calcext:value-type="percentage">
            <text:p>15,89%</text:p>
          </table:table-cell>
          <table:table-cell table:style-name="ce1" table:formula="of:=AVERAGE([.M167:.M176])" office:value-type="percentage" office:value="0.15944" calcext:value-type="percentage">
            <text:p>15,94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5029" calcext:value-type="percentage">
            <text:p>50,29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2253" calcext:value-type="percentage">
            <text:p>22,53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5059" calcext:value-type="percentage">
            <text:p>50,59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3118" calcext:value-type="percentage">
            <text:p>31,18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651" calcext:value-type="percentage">
            <text:p>16,51%</text:p>
          </table:table-cell>
          <table:table-cell office:value-type="percentage" office:value="0.1566" calcext:value-type="percentage">
            <text:p>15,66%</text:p>
          </table:table-cell>
          <table:table-cell office:value-type="percentage" office:value="0.1663" calcext:value-type="percentage">
            <text:p>16,63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3176" calcext:value-type="percentage">
            <text:p>31,76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2337" calcext:value-type="percentage">
            <text:p>23,37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012" calcext:value-type="percentage">
            <text:p>20,1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4382" calcext:value-type="percentage">
            <text:p>43,82%</text:p>
          </table:table-cell>
          <table:table-cell table:number-columns-repeated="2" office:value-type="percentage" office:value="0.4412" calcext:value-type="percentage">
            <text:p>44,12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663" calcext:value-type="percentage">
            <text:p>26,63%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2313" calcext:value-type="percentage">
            <text:p>23,13%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241" calcext:value-type="percentage">
            <text:p>12,41%</text:p>
          </table:table-cell>
          <table:table-cell office:value-type="percentage" office:value="0.1265" calcext:value-type="percentage">
            <text:p>12,6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412" calcext:value-type="percentage">
            <text:p>24,12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2824" calcext:value-type="percentage">
            <text:p>28,24%</text:p>
          </table:table-cell>
          <table:table-cell office:value-type="percentage" office:value="0.3382" calcext:value-type="percentage">
            <text:p>33,82%</text:p>
          </table:table-cell>
          <table:table-cell office:value-type="percentage" office:value="0.2735" calcext:value-type="percentage">
            <text:p>27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2446" calcext:value-type="percentage">
            <text:p>24,46%</text:p>
          </table:table-cell>
          <table:table-cell office:value-type="percentage" office:value="0.1795" calcext:value-type="percentage">
            <text:p>17,95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482" calcext:value-type="percentage">
            <text:p>14,82%</text:p>
          </table:table-cell>
          <table:table-cell office:value-type="percentage" office:value="0.1434" calcext:value-type="percentage">
            <text:p>14,3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735" calcext:value-type="percentage">
            <text:p>37,35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1675" calcext:value-type="percentage">
            <text:p>16,75%</text:p>
          </table:table-cell>
          <table:table-cell office:value-type="percentage" office:value="0.1759" calcext:value-type="percentage">
            <text:p>17,59%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1771" calcext:value-type="percentage">
            <text:p>17,7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2765" calcext:value-type="percentage">
            <text:p>27,65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735" calcext:value-type="percentage">
            <text:p>37,35%</text:p>
          </table:table-cell>
          <table:table-cell office:value-type="percentage" office:value="0.4235" calcext:value-type="percentage">
            <text:p>42,35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3794" calcext:value-type="percentage">
            <text:p>37,94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2819" calcext:value-type="percentage">
            <text:p>28,19%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711" calcext:value-type="percentage">
            <text:p>17,11%</text:p>
          </table:table-cell>
          <table:table-cell table:number-columns-repeated="2" office:value-type="percentage" office:value="0.1771" calcext:value-type="percentage">
            <text:p>17,7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1808" calcext:value-type="percentage">
            <text:p>18,08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108" calcext:value-type="percentage">
            <text:p>11,08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80:.B189])" office:value-type="percentage" office:value="0.32089" calcext:value-type="percentage">
            <text:p>32,09%</text:p>
          </table:table-cell>
          <table:table-cell table:style-name="ce1" table:formula="of:=AVERAGE([.C180:.C189])" office:value-type="percentage" office:value="0.43501" calcext:value-type="percentage">
            <text:p>43,50%</text:p>
          </table:table-cell>
          <table:table-cell table:style-name="ce1" table:formula="of:=AVERAGE([.D180:.D189])" office:value-type="percentage" office:value="0.32735" calcext:value-type="percentage">
            <text:p>32,74%</text:p>
          </table:table-cell>
          <table:table-cell table:style-name="ce1" table:formula="of:=AVERAGE([.E180:.E189])" office:value-type="percentage" office:value="0.3397" calcext:value-type="percentage">
            <text:p>33,97%</text:p>
          </table:table-cell>
          <table:table-cell table:style-name="ce1" table:formula="of:=AVERAGE([.F180:.F189])" office:value-type="percentage" office:value="0.32647" calcext:value-type="percentage">
            <text:p>32,65%</text:p>
          </table:table-cell>
          <table:table-cell/>
          <table:table-cell table:style-name="ce1"/>
          <table:table-cell table:style-name="ce1" table:formula="of:=AVERAGE([.I180:.I189])" office:value-type="percentage" office:value="0.27902" calcext:value-type="percentage">
            <text:p>27,90%</text:p>
          </table:table-cell>
          <table:table-cell table:style-name="ce1" table:formula="of:=AVERAGE([.J180:.J189])" office:value-type="percentage" office:value="0.18797" calcext:value-type="percentage">
            <text:p>18,80%</text:p>
          </table:table-cell>
          <table:table-cell table:style-name="ce1" table:formula="of:=AVERAGE([.K180:.K189])" office:value-type="percentage" office:value="0.16807" calcext:value-type="percentage">
            <text:p>16,81%</text:p>
          </table:table-cell>
          <table:table-cell table:style-name="ce1" table:formula="of:=AVERAGE([.L180:.L189])" office:value-type="percentage" office:value="0.17073" calcext:value-type="percentage">
            <text:p>17,07%</text:p>
          </table:table-cell>
          <table:table-cell table:style-name="ce1" table:formula="of:=AVERAGE([.M180:.M189])" office:value-type="percentage" office:value="0.1653" calcext:value-type="percentage">
            <text:p>16,53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3053" calcext:value-type="percentage">
            <text:p>30,53%</text:p>
          </table:table-cell>
          <table:table-cell table:number-columns-repeated="2" office:value-type="percentage" office:value="0.1789" calcext:value-type="percentage">
            <text:p>17,89%</text:p>
          </table:table-cell>
          <table:table-cell office:value-type="percentage" office:value="0.1842" calcext:value-type="percentage">
            <text:p>18,42%</text:p>
          </table:table-cell>
          <table:table-cell/>
          <table:table-cell office:value-type="string" calcext:value-type="string">
            <text:p>Pima_1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75" calcext:value-type="percentage">
            <text:p>37,50%</text:p>
          </table:table-cell>
          <table:table-cell office:value-type="percentage" office:value="0.2184" calcext:value-type="percentage">
            <text:p>21,84%</text:p>
          </table:table-cell>
          <table:table-cell office:value-type="percentage" office:value="0.2447" calcext:value-type="percentage">
            <text:p>24,47%</text:p>
          </table:table-cell>
          <table:table-cell office:value-type="percentage" office:value="0.2184" calcext:value-type="percentage">
            <text:p>21,8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2" office:value-type="percentage" office:value="0.2053" calcext:value-type="percentage">
            <text:p>20,53%</text:p>
          </table:table-cell>
          <table:table-cell/>
          <table:table-cell office:value-type="string" calcext:value-type="string">
            <text:p>Pima_2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2987" calcext:value-type="percentage">
            <text:p>29,87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368" calcext:value-type="percentage">
            <text:p>23,68%</text:p>
          </table:table-cell>
          <table:table-cell office:value-type="percentage" office:value="0.2474" calcext:value-type="percentage">
            <text:p>24,74%</text:p>
          </table:table-cell>
          <table:table-cell/>
          <table:table-cell office:value-type="string" calcext:value-type="string">
            <text:p>Pima_3</text:p>
          </table:table-cell>
          <table:table-cell office:value-type="percentage" office:value="0.3868" calcext:value-type="percentage">
            <text:p>38,68%</text:p>
          </table:table-cell>
          <table:table-cell office:value-type="percentage" office:value="0.3776" calcext:value-type="percentage">
            <text:p>37,76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Pima_4</text:p>
          </table:table-cell>
          <table:table-cell office:value-type="percentage" office:value="0.375" calcext:value-type="percentage">
            <text:p>37,50%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2658" calcext:value-type="percentage">
            <text:p>26,58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2158" calcext:value-type="percentage">
            <text:p>21,58%</text:p>
          </table:table-cell>
          <table:table-cell/>
          <table:table-cell office:value-type="string" calcext:value-type="string">
            <text:p>Pima_5</text:p>
          </table:table-cell>
          <table:table-cell office:value-type="percentage" office:value="0.3434" calcext:value-type="percentage">
            <text:p>34,34%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039" calcext:value-type="percentage">
            <text:p>20,3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Pima_6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658" calcext:value-type="percentage">
            <text:p>26,58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2711" calcext:value-type="percentage">
            <text:p>27,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526" calcext:value-type="percentage">
            <text:p>15,26%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211" calcext:value-type="percentage">
            <text:p>12,11%</text:p>
          </table:table-cell>
          <table:table-cell/>
          <table:table-cell office:value-type="string" calcext:value-type="string">
            <text:p>Pima_7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105" calcext:value-type="percentage">
            <text:p>11,05%</text:p>
          </table:table-cell>
          <table:table-cell/>
          <table:table-cell office:value-type="string" calcext:value-type="string">
            <text:p>Pima_8</text:p>
          </table:table-cell>
          <table:table-cell office:value-type="percentage" office:value="0.3658" calcext:value-type="percentage">
            <text:p>36,58%</text:p>
          </table:table-cell>
          <table:table-cell office:value-type="percentage" office:value="0.3368" calcext:value-type="percentage">
            <text:p>33,68%</text:p>
          </table:table-cell>
          <table:table-cell office:value-type="percentage" office:value="0.2921" calcext:value-type="percentage">
            <text:p>29,21%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2868" calcext:value-type="percentage">
            <text:p>28,6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368" calcext:value-type="percentage">
            <text:p>13,68%</text:p>
          </table:table-cell>
          <table:table-cell office:value-type="percentage" office:value="0.1526" calcext:value-type="percentage">
            <text:p>15,26%</text:p>
          </table:table-cell>
          <table:table-cell/>
          <table:table-cell office:value-type="string" calcext:value-type="string">
            <text:p>Pima_9</text:p>
          </table:table-cell>
          <table:table-cell office:value-type="percentage" office:value="0.4079" calcext:value-type="percentage">
            <text:p>40,79%</text:p>
          </table:table-cell>
          <table:table-cell office:value-type="percentage" office:value="0.375" calcext:value-type="percentage">
            <text:p>37,5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421" calcext:value-type="percentage">
            <text:p>34,21%</text:p>
          </table:table-cell>
          <table:table-cell office:value-type="percentage" office:value="0.3329" calcext:value-type="percentage">
            <text:p>33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84" calcext:value-type="percentage">
            <text:p>6,84%</text:p>
          </table:table-cell>
          <table:table-cell/>
          <table:table-cell office:value-type="string" calcext:value-type="string">
            <text:p>Pima_10</text:p>
          </table:table-cell>
          <table:table-cell office:value-type="percentage" office:value="0.3474" calcext:value-type="percentage">
            <text:p>34,74%</text:p>
          </table:table-cell>
          <table:table-cell office:value-type="percentage" office:value="0.3118" calcext:value-type="percentage">
            <text:p>31,18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193:.B202])" office:value-type="percentage" office:value="0.13999" calcext:value-type="percentage">
            <text:p>14,00%</text:p>
          </table:table-cell>
          <table:table-cell table:style-name="ce1" table:formula="of:=AVERAGE([.C193:.C202])" office:value-type="percentage" office:value="0.24001" calcext:value-type="percentage">
            <text:p>24,00%</text:p>
          </table:table-cell>
          <table:table-cell table:style-name="ce1" table:formula="of:=AVERAGE([.D193:.D202])" office:value-type="percentage" office:value="0.15998" calcext:value-type="percentage">
            <text:p>16,00%</text:p>
          </table:table-cell>
          <table:table-cell table:style-name="ce1" table:formula="of:=AVERAGE([.E193:.E202])" office:value-type="percentage" office:value="0.15526" calcext:value-type="percentage">
            <text:p>15,53%</text:p>
          </table:table-cell>
          <table:table-cell table:style-name="ce1" table:formula="of:=AVERAGE([.F193:.F202])" office:value-type="percentage" office:value="0.15158" calcext:value-type="percentage">
            <text:p>15,16%</text:p>
          </table:table-cell>
          <table:table-cell/>
          <table:table-cell table:style-name="ce1"/>
          <table:table-cell table:style-name="ce1" table:formula="of:=AVERAGE([.I193:.I202])" office:value-type="percentage" office:value="0.37105" calcext:value-type="percentage">
            <text:p>37,11%</text:p>
          </table:table-cell>
          <table:table-cell table:style-name="ce1" table:formula="of:=AVERAGE([.J193:.J202])" office:value-type="percentage" office:value="0.34525" calcext:value-type="percentage">
            <text:p>34,53%</text:p>
          </table:table-cell>
          <table:table-cell table:style-name="ce1" table:formula="of:=AVERAGE([.K193:.K202])" office:value-type="percentage" office:value="0.26409" calcext:value-type="percentage">
            <text:p>26,41%</text:p>
          </table:table-cell>
          <table:table-cell table:style-name="ce1" table:formula="of:=AVERAGE([.L193:.L202])" office:value-type="percentage" office:value="0.28988" calcext:value-type="percentage">
            <text:p>28,99%</text:p>
          </table:table-cell>
          <table:table-cell table:style-name="ce1" table:formula="of:=AVERAGE([.M193:.M202])" office:value-type="percentage" office:value="0.26618" calcext:value-type="percentage">
            <text:p>26,62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907" calcext:value-type="percentage">
            <text:p>9,07%</text:p>
          </table:table-cell>
          <table:table-cell office:value-type="percentage" office:value="0.0889" calcext:value-type="percentage">
            <text:p>8,89%</text:p>
          </table:table-cell>
          <table:table-cell table:number-columns-repeated="2" office:value-type="percentage" office:value="0.0963" calcext:value-type="percentage">
            <text:p>9,6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823" calcext:value-type="percentage">
            <text:p>28,23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145" calcext:value-type="percentage">
            <text:p>21,4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1074" calcext:value-type="percentage">
            <text:p>10,74%</text:p>
          </table:table-cell>
          <table:table-cell office:value-type="percentage" office:value="0.1148" calcext:value-type="percentage">
            <text:p>11,48%</text:p>
          </table:table-cell>
          <table:table-cell office:value-type="percentage" office:value="0.0852" calcext:value-type="percentage">
            <text:p>8,52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726" calcext:value-type="percentage">
            <text:p>27,26%</text:p>
          </table:table-cell>
          <table:table-cell office:value-type="percentage" office:value="0.2661" calcext:value-type="percentage">
            <text:p>26,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259" calcext:value-type="percentage">
            <text:p>2,59%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96" calcext:value-type="percentage">
            <text:p>2,9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3032" calcext:value-type="percentage">
            <text:p>30,32%</text:p>
          </table:table-cell>
          <table:table-cell office:value-type="percentage" office:value="0.2516" calcext:value-type="percentage">
            <text:p>25,1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704" calcext:value-type="percentage">
            <text:p>7,04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081" calcext:value-type="percentage">
            <text:p>30,81%</text:p>
          </table:table-cell>
          <table:table-cell office:value-type="percentage" office:value="0.3113" calcext:value-type="percentage">
            <text:p>31,13%</text:p>
          </table:table-cell>
          <table:table-cell office:value-type="percentage" office:value="0.2887" calcext:value-type="percentage">
            <text:p>28,8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3161" calcext:value-type="percentage">
            <text:p>31,61%</text:p>
          </table:table-cell>
          <table:table-cell table:style-name="ce11" office:value-type="percentage" office:value="0.3323" calcext:value-type="percentage">
            <text:p>33,230000%</text:p>
          </table:table-cell>
          <table:table-cell office:value-type="percentage" office:value="0.3129" calcext:value-type="percentage">
            <text:p>31,29%</text:p>
          </table:table-cell>
          <table:table-cell office:value-type="percentage" office:value="0.3113" calcext:value-type="percentage">
            <text:p>31,1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926" calcext:value-type="percentage">
            <text:p>9,26%</text:p>
          </table:table-cell>
          <table:table-cell table:number-columns-repeated="2" office:value-type="percentage" office:value="0.0778" calcext:value-type="percentage">
            <text:p>7,78%</text:p>
          </table:table-cell>
          <table:table-cell office:value-type="percentage" office:value="0.0907" calcext:value-type="percentage">
            <text:p>9,0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3581" calcext:value-type="percentage">
            <text:p>35,81%</text:p>
          </table:table-cell>
          <table:table-cell table:number-columns-repeated="2" office:value-type="percentage" office:value="0.3419" calcext:value-type="percentage">
            <text:p>34,19%</text:p>
          </table:table-cell>
          <table:table-cell office:value-type="percentage" office:value="0.3323" calcext:value-type="percentage">
            <text:p>33,2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85" calcext:value-type="percentage">
            <text:p>6,85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661" calcext:value-type="percentage">
            <text:p>26,61%</text:p>
          </table:table-cell>
          <table:table-cell office:value-type="percentage" office:value="0.3323" calcext:value-type="percentage">
            <text:p>33,23%</text:p>
          </table:table-cell>
          <table:table-cell office:value-type="percentage" office:value="0.2952" calcext:value-type="percentage">
            <text:p>29,52%</text:p>
          </table:table-cell>
          <table:table-cell office:value-type="percentage" office:value="0.2774" calcext:value-type="percentage">
            <text:p>27,74%</text:p>
          </table:table-cell>
          <table:table-cell office:value-type="percentage" office:value="0.3016" calcext:value-type="percentage">
            <text:p>30,1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39" calcext:value-type="percentage">
            <text:p>23,39%</text:p>
          </table:table-cell>
          <table:table-cell office:value-type="percentage" office:value="0.2468" calcext:value-type="percentage">
            <text:p>24,68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352" calcext:value-type="percentage">
            <text:p>3,52%</text:p>
          </table:table-cell>
          <table:table-cell table:number-columns-repeated="2"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59" calcext:value-type="percentage">
            <text:p>7,59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274" calcext:value-type="percentage">
            <text:p>32,74%</text:p>
          </table:table-cell>
          <table:table-cell office:value-type="percentage" office:value="0.4145" calcext:value-type="percentage">
            <text:p>41,45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3645" calcext:value-type="percentage">
            <text:p>36,45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07:.B216])" office:value-type="percentage" office:value="0.05889" calcext:value-type="percentage">
            <text:p>5,89%</text:p>
          </table:table-cell>
          <table:table-cell table:style-name="ce1" table:formula="of:=AVERAGE([.C207:.C216])" office:value-type="percentage" office:value="0.07685" calcext:value-type="percentage">
            <text:p>7,69%</text:p>
          </table:table-cell>
          <table:table-cell table:style-name="ce1" table:formula="of:=AVERAGE([.D207:.D216])" office:value-type="percentage" office:value="0.06908" calcext:value-type="percentage">
            <text:p>6,91%</text:p>
          </table:table-cell>
          <table:table-cell table:style-name="ce1" table:formula="of:=AVERAGE([.E207:.E216])" office:value-type="percentage" office:value="0.0724" calcext:value-type="percentage">
            <text:p>7,24%</text:p>
          </table:table-cell>
          <table:table-cell table:style-name="ce1" table:formula="of:=AVERAGE([.F207:.F216])" office:value-type="percentage" office:value="0.06796" calcext:value-type="percentage">
            <text:p>6,80%</text:p>
          </table:table-cell>
          <table:table-cell/>
          <table:table-cell table:style-name="ce1"/>
          <table:table-cell table:style-name="ce1" table:formula="of:=AVERAGE([.I207:.I216])" office:value-type="percentage" office:value="0.25902" calcext:value-type="percentage">
            <text:p>25,90%</text:p>
          </table:table-cell>
          <table:table-cell table:style-name="ce1" table:formula="of:=AVERAGE([.J207:.J216])" office:value-type="percentage" office:value="0.32726" calcext:value-type="percentage">
            <text:p>32,73%</text:p>
          </table:table-cell>
          <table:table-cell table:style-name="ce1" table:formula="of:=AVERAGE([.K207:.K216])" office:value-type="percentage" office:value="0.28275" calcext:value-type="percentage">
            <text:p>28,28%</text:p>
          </table:table-cell>
          <table:table-cell table:style-name="ce1" table:formula="of:=AVERAGE([.L207:.L216])" office:value-type="percentage" office:value="0.2842" calcext:value-type="percentage">
            <text:p>28,42%</text:p>
          </table:table-cell>
          <table:table-cell table:style-name="ce1" table:formula="of:=AVERAGE([.M207:.M216])" office:value-type="percentage" office:value="0.28726" calcext:value-type="percentage">
            <text:p>28,73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848" calcext:value-type="percentage">
            <text:p>28,48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442" calcext:value-type="percentage">
            <text:p>54,42%</text:p>
          </table:table-cell>
          <table:table-cell office:value-type="percentage" office:value="0.4883" calcext:value-type="percentage">
            <text:p>48,83%</text:p>
          </table:table-cell>
          <table:table-cell office:value-type="percentage" office:value="0.1732" calcext:value-type="percentage">
            <text:p>17,32%</text:p>
          </table:table-cell>
          <table:table-cell office:value-type="percentage" office:value="0.1939" calcext:value-type="percentage">
            <text:p>19,39%</text:p>
          </table:table-cell>
          <table:table-cell office:value-type="percentage" office:value="0.1719" calcext:value-type="percentage">
            <text:p>17,1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239" calcext:value-type="percentage">
            <text:p>32,3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78" calcext:value-type="percentage">
            <text:p>60,78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879" calcext:value-type="percentage">
            <text:p>18,79%</text:p>
          </table:table-cell>
          <table:table-cell office:value-type="percentage" office:value="0.1814" calcext:value-type="percentage">
            <text:p>18,1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3957" calcext:value-type="percentage">
            <text:p>39,5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931" calcext:value-type="percentage">
            <text:p>59,31%</text:p>
          </table:table-cell>
          <table:table-cell office:value-type="percentage" office:value="0.303" calcext:value-type="percentage">
            <text:p>30,3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692" calcext:value-type="percentage">
            <text:p>16,92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3913" calcext:value-type="percentage">
            <text:p>39,13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387" calcext:value-type="percentage">
            <text:p>38,70%</text:p>
          </table:table-cell>
          <table:table-cell office:value-type="percentage" office:value="0.3261" calcext:value-type="percentage">
            <text:p>32,61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3455" calcext:value-type="percentage">
            <text:p>34,55%</text:p>
          </table:table-cell>
          <table:table-cell office:value-type="percentage" office:value="0.1831" calcext:value-type="percentage">
            <text:p>18,31%</text:p>
          </table:table-cell>
          <table:table-cell office:value-type="percentage" office:value="0.2134" calcext:value-type="percentage">
            <text:p>21,34%</text:p>
          </table:table-cell>
          <table:table-cell office:value-type="percentage" office:value="0.1801" calcext:value-type="percentage">
            <text:p>18,0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152" calcext:value-type="percentage">
            <text:p>31,52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3109" calcext:value-type="percentage">
            <text:p>31,09%</text:p>
          </table:table-cell>
          <table:table-cell office:value-type="percentage" office:value="0.3087" calcext:value-type="percentage">
            <text:p>30,87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281" calcext:value-type="percentage">
            <text:p>62,81%</text:p>
          </table:table-cell>
          <table:table-cell office:value-type="percentage" office:value="0.3753" calcext:value-type="percentage">
            <text:p>37,53%</text:p>
          </table:table-cell>
          <table:table-cell office:value-type="percentage" office:value="0.2117" calcext:value-type="percentage">
            <text:p>21,17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082" calcext:value-type="percentage">
            <text:p>20,8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413" calcext:value-type="percentage">
            <text:p>34,13%</text:p>
          </table:table-cell>
          <table:table-cell office:value-type="percentage" office:value="0.3891" calcext:value-type="percentage">
            <text:p>38,91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457" calcext:value-type="percentage">
            <text:p>34,5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2991" calcext:value-type="percentage">
            <text:p>29,91%</text:p>
          </table:table-cell>
          <table:table-cell office:value-type="percentage" office:value="0.2108" calcext:value-type="percentage">
            <text:p>21,08%</text:p>
          </table:table-cell>
          <table:table-cell office:value-type="percentage" office:value="0.1957" calcext:value-type="percentage">
            <text:p>19,57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3564" calcext:value-type="percentage">
            <text:p>35,64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616" calcext:value-type="percentage">
            <text:p>61,60%</text:p>
          </table:table-cell>
          <table:table-cell office:value-type="percentage" office:value="0.4866" calcext:value-type="percentage">
            <text:p>48,66%</text:p>
          </table:table-cell>
          <table:table-cell office:value-type="percentage" office:value="0.1576" calcext:value-type="percentage">
            <text:p>15,76%</text:p>
          </table:table-cell>
          <table:table-cell office:value-type="percentage" office:value="0.2152" calcext:value-type="percentage">
            <text:p>21,52%</text:p>
          </table:table-cell>
          <table:table-cell office:value-type="percentage" office:value="0.1751" calcext:value-type="percentage">
            <text:p>17,5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8</text:p>
          </table:table-cell>
          <table:table-cell table:number-columns-repeated="2" office:value-type="percentage" office:value="0.4065" calcext:value-type="percentage">
            <text:p>40,65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674" calcext:value-type="percentage">
            <text:p>36,74%</text:p>
          </table:table-cell>
          <table:table-cell office:value-type="percentage" office:value="0.3435" calcext:value-type="percentage">
            <text:p>34,35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792" calcext:value-type="percentage">
            <text:p>57,92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2502" calcext:value-type="percentage">
            <text:p>25,02%</text:p>
          </table:table-cell>
          <table:table-cell office:value-type="percentage" office:value="0.2169" calcext:value-type="percentage">
            <text:p>21,69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heart_9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848" calcext:value-type="percentage">
            <text:p>28,48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826" calcext:value-type="percentage">
            <text:p>28,26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4714" calcext:value-type="percentage">
            <text:p>47,14%</text:p>
          </table:table-cell>
          <table:table-cell office:value-type="percentage" office:value="0.2152" calcext:value-type="percentage">
            <text:p>21,52%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511" calcext:value-type="percentage">
            <text:p>25,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96" calcext:value-type="percentage">
            <text:p>31,96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355" calcext:value-type="percentage">
            <text:p>53,55%</text:p>
          </table:table-cell>
          <table:table-cell office:value-type="string" calcext:value-type="string">
            <text:p>x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857" calcext:value-type="percentage">
            <text:p>28,57%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20:.B229])" office:value-type="percentage" office:value="0.34412" calcext:value-type="percentage">
            <text:p>34,41%</text:p>
          </table:table-cell>
          <table:table-cell table:style-name="ce1" table:formula="of:=AVERAGE([.C220:.C229])" office:value-type="percentage" office:value="0.35848" calcext:value-type="percentage">
            <text:p>35,85%</text:p>
          </table:table-cell>
          <table:table-cell table:style-name="ce1" table:formula="of:=AVERAGE([.D220:.D229])" office:value-type="percentage" office:value="0.31935" calcext:value-type="percentage">
            <text:p>31,94%</text:p>
          </table:table-cell>
          <table:table-cell table:style-name="ce1" table:formula="of:=AVERAGE([.E220:.E229])" office:value-type="percentage" office:value="0.34066" calcext:value-type="percentage">
            <text:p>34,07%</text:p>
          </table:table-cell>
          <table:table-cell table:style-name="ce1" table:formula="of:=AVERAGE([.F220:.F229])" office:value-type="percentage" office:value="0.32478" calcext:value-type="percentage">
            <text:p>32,48%</text:p>
          </table:table-cell>
          <table:table-cell/>
          <table:table-cell table:style-name="ce1"/>
          <table:table-cell table:style-name="ce1" table:formula="of:=AVERAGE([.I220:.I229])" office:value-type="percentage" office:value="0.58463" calcext:value-type="percentage">
            <text:p>58,46%</text:p>
          </table:table-cell>
          <table:table-cell table:style-name="ce1" table:formula="of:=AVERAGE([.J220:.J229])" office:value-type="percentage" office:value="0.379977777777778" calcext:value-type="percentage">
            <text:p>38,00%</text:p>
          </table:table-cell>
          <table:table-cell table:style-name="ce1" table:formula="of:=AVERAGE([.K220:.K229])" office:value-type="percentage" office:value="0.19043" calcext:value-type="percentage">
            <text:p>19,04%</text:p>
          </table:table-cell>
          <table:table-cell table:style-name="ce1" table:formula="of:=AVERAGE([.L220:.L229])" office:value-type="percentage" office:value="0.21739" calcext:value-type="percentage">
            <text:p>21,74%</text:p>
          </table:table-cell>
          <table:table-cell table:style-name="ce1" table:formula="of:=AVERAGE([.M220:.M229])" office:value-type="percentage" office:value="0.199944444444444" calcext:value-type="percentage">
            <text:p>19,99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nar_1</text:p>
          </table:table-cell>
          <table:table-cell/>
          <table:table-cell office:value-type="percentage" office:value="0.165" calcext:value-type="percentage">
            <text:p>16,50%</text:p>
          </table:table-cell>
          <table:table-cell office:value-type="percentage" office:value="0.285" calcext:value-type="percentage">
            <text:p>28,50%</text:p>
          </table:table-cell>
          <table:table-cell table:number-columns-repeated="3"/>
          <table:table-cell office:value-type="string" calcext:value-type="string">
            <text:p>Spiral_1</text:p>
          </table:table-cell>
          <table:table-cell office:value-type="percentage" office:value="0.5035" calcext:value-type="percentage">
            <text:p>50,35%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5035" calcext:value-type="percentage">
            <text:p>50,35%</text:p>
          </table:table-cell>
          <table:table-cell office:value-type="percentage" office:value="0.5225" calcext:value-type="percentage">
            <text:p>52,25%</text:p>
          </table:table-cell>
          <table:table-cell office:value-type="percentage" office:value="0.5015" calcext:value-type="percentage">
            <text:p>50,1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2</text:p>
          </table:table-cell>
          <table:table-cell/>
          <table:table-cell office:value-type="percentage" office:value="0.25" calcext:value-type="percentage">
            <text:p>25,00%</text:p>
          </table:table-cell>
          <table:table-cell office:value-type="percentage" office:value="0.275" calcext:value-type="percentage">
            <text:p>27,50%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office:value-type="percentage" office:value="0.4885" calcext:value-type="percentage">
            <text:p>48,85%</text:p>
          </table:table-cell>
          <table:table-cell table:number-columns-repeated="2" office:value-type="percentage" office:value="0.4385" calcext:value-type="percentage">
            <text:p>43,85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4225" calcext:value-type="percentage">
            <text:p>42,2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3</text:p>
          </table:table-cell>
          <table:table-cell/>
          <table:table-cell office:value-type="percentage" office:value="0.26" calcext:value-type="percentage">
            <text:p>26,00%</text:p>
          </table:table-cell>
          <table:table-cell office:value-type="percentage" office:value="0.315" calcext:value-type="percentage">
            <text:p>31,50%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393" calcext:value-type="percentage">
            <text:p>39,30%</text:p>
          </table:table-cell>
          <table:table-cell office:value-type="percentage" office:value="0.4025" calcext:value-type="percentage">
            <text:p>40,25%</text:p>
          </table:table-cell>
          <table:table-cell office:value-type="percentage" office:value="0.4065" calcext:value-type="percentage">
            <text:p>40,65%</text:p>
          </table:table-cell>
          <table:table-cell office:value-type="percentage" office:value="0.3995" calcext:value-type="percentage">
            <text:p>39,9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4</text:p>
          </table:table-cell>
          <table:table-cell/>
          <table:table-cell office:value-type="percentage" office:value="0.24" calcext:value-type="percentage">
            <text:p>24,00%</text:p>
          </table:table-cell>
          <table:table-cell office:value-type="percentage" office:value="0.335" calcext:value-type="percentage">
            <text:p>33,50%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215" calcext:value-type="percentage">
            <text:p>42,15%</text:p>
          </table:table-cell>
          <table:table-cell office:value-type="percentage" office:value="0.4245" calcext:value-type="percentage">
            <text:p>42,4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5</text:p>
          </table:table-cell>
          <table:table-cell/>
          <table:table-cell office:value-type="percentage" office:value="0.225" calcext:value-type="percentage">
            <text:p>22,50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4815" calcext:value-type="percentage">
            <text:p>48,15%</text:p>
          </table:table-cell>
          <table:table-cell office:value-type="percentage" office:value="0.426" calcext:value-type="percentage">
            <text:p>42,60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451" calcext:value-type="percentage">
            <text:p>45,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6</text:p>
          </table:table-cell>
          <table:table-cell/>
          <table:table-cell office:value-type="percentage" office:value="0.21" calcext:value-type="percentage">
            <text:p>21,00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office:value-type="percentage" office:value="0.488" calcext:value-type="percentage">
            <text:p>48,80%</text:p>
          </table:table-cell>
          <table:table-cell table:number-columns-repeated="2" office:value-type="percentage" office:value="0.4535" calcext:value-type="percentage">
            <text:p>45,35%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43" calcext:value-type="percentage">
            <text:p>4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7</text:p>
          </table:table-cell>
          <table:table-cell/>
          <table:table-cell office:value-type="percentage" office:value="0.175" calcext:value-type="percentage">
            <text:p>17,50%</text:p>
          </table:table-cell>
          <table:table-cell office:value-type="percentage" office:value="0.25" calcext:value-type="percentage">
            <text:p>25,00%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3945" calcext:value-type="percentage">
            <text:p>39,45%</text:p>
          </table:table-cell>
          <table:table-cell office:value-type="percentage" office:value="0.4245" calcext:value-type="percentage">
            <text:p>42,45%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419" calcext:value-type="percentage">
            <text:p>41,9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8</text:p>
          </table:table-cell>
          <table:table-cell/>
          <table:table-cell office:value-type="percentage" office:value="0.185" calcext:value-type="percentage">
            <text:p>18,50%</text:p>
          </table:table-cell>
          <table:table-cell office:value-type="percentage" office:value="0.195" calcext:value-type="percentage">
            <text:p>19,50%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4405" calcext:value-type="percentage">
            <text:p>44,05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3995" calcext:value-type="percentage">
            <text:p>39,9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nar_9</text:p>
          </table:table-cell>
          <table:table-cell/>
          <table:table-cell office:value-type="percentage" office:value="0.285" calcext:value-type="percentage">
            <text:p>28,50%</text:p>
          </table:table-cell>
          <table:table-cell office:value-type="percentage" office:value="0.3" calcext:value-type="percentage">
            <text:p>30,00%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424" calcext:value-type="percentage">
            <text:p>42,40%</text:p>
          </table:table-cell>
          <table:table-cell office:value-type="percentage" office:value="0.4375" calcext:value-type="percentage">
            <text:p>43,75%</text:p>
          </table:table-cell>
          <table:table-cell office:value-type="percentage" office:value="0.435" calcext:value-type="percentage">
            <text:p>43,5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ar_10</text:p>
          </table:table-cell>
          <table:table-cell/>
          <table:table-cell office:value-type="percentage" office:value="0.175" calcext:value-type="percentage">
            <text:p>17,50%</text:p>
          </table:table-cell>
          <table:table-cell office:value-type="percentage" office:value="0.18" calcext:value-type="percentage">
            <text:p>18,00%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4325" calcext:value-type="percentage">
            <text:p>43,25%</text:p>
          </table:table-cell>
          <table:table-cell office:value-type="percentage" office:value="0.3945" calcext:value-type="percentage">
            <text:p>39,45%</text:p>
          </table:table-cell>
          <table:table-cell office:value-type="percentage" office:value="0.396" calcext:value-type="percentage">
            <text:p>39,60%</text:p>
          </table:table-cell>
          <table:table-cell office:value-type="percentage" office:value="0.4035" calcext:value-type="percentage">
            <text:p>40,35%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table:formula="of:=AVERAGE([.C232:.C241])" office:value-type="percentage" office:value="0.217" calcext:value-type="percentage">
            <text:p>21,70%</text:p>
          </table:table-cell>
          <table:table-cell table:style-name="ce1" table:formula="of:=AVERAGE([.D232:.D241])" office:value-type="percentage" office:value="0.266875" calcext:value-type="percentage">
            <text:p>26,69%</text:p>
          </table:table-cell>
          <table:table-cell table:style-name="ce1" table:formula="of:=AVERAGE([.E232:.E241])" office:value-type="string" office:string-value="" calcext:value-type="error">
            <text:p>#DIV/0!</text:p>
          </table:table-cell>
          <table:table-cell table:style-name="ce1" table:formula="of:=AVERAGE([.F232:.F24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I232:.I241])" office:value-type="percentage" office:value="0.46565" calcext:value-type="percentage">
            <text:p>46,57%</text:p>
          </table:table-cell>
          <table:table-cell table:style-name="ce1" table:formula="of:=AVERAGE([.J232:.J241])" office:value-type="percentage" office:value="0.4448" calcext:value-type="percentage">
            <text:p>44,48%</text:p>
          </table:table-cell>
          <table:table-cell table:style-name="ce1" table:formula="of:=AVERAGE([.K232:.K241])" office:value-type="percentage" office:value="0.429" calcext:value-type="percentage">
            <text:p>42,90%</text:p>
          </table:table-cell>
          <table:table-cell table:style-name="ce1" table:formula="of:=AVERAGE([.L232:.L241])" office:value-type="percentage" office:value="0.43265" calcext:value-type="percentage">
            <text:p>43,27%</text:p>
          </table:table-cell>
          <table:table-cell table:style-name="ce1" table:formula="of:=AVERAGE([.M232:.M241])" office:value-type="percentage" office:value="0.4286" calcext:value-type="percentage">
            <text:p>42,86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tudent_1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975" calcext:value-type="percentage">
            <text:p>9,75%</text:p>
          </table:table-cell>
          <table:table-cell office:value-type="percentage" office:value="0.0875" calcext:value-type="percentage">
            <text:p>8,75%</text:p>
          </table:table-cell>
          <table:table-cell/>
          <table:table-cell office:value-type="string" calcext:value-type="string">
            <text:p>Transfusion_1</text:p>
          </table:table-cell>
          <table:table-cell table:style-name="ce9" office:value-type="percentage" office:value="0.2297" calcext:value-type="percentage">
            <text:p>22,97%</text:p>
          </table:table-cell>
          <table:table-cell table:style-name="ce9" office:value-type="percentage" office:value="0.2405" calcext:value-type="percentage">
            <text:p>24,05%</text:p>
          </table:table-cell>
          <table:table-cell table:style-name="ce9" office:value-type="percentage" office:value="0.2622" calcext:value-type="percentage">
            <text:p>26,22%</text:p>
          </table:table-cell>
          <table:table-cell table:style-name="ce9" office:value-type="percentage" office:value="0.25" calcext:value-type="percentage">
            <text:p>25,00%</text:p>
          </table:table-cell>
          <table:table-cell table:style-name="ce9" office:value-type="percentage" office:value="0.2649" calcext:value-type="percentage">
            <text:p>26,4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25" calcext:value-type="percentage">
            <text:p>4,25%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625" calcext:value-type="percentage">
            <text:p>6,25%</text:p>
          </table:table-cell>
          <table:table-cell/>
          <table:table-cell office:value-type="string" calcext:value-type="string">
            <text:p>Transfusion_2</text:p>
          </table:table-cell>
          <table:table-cell table:style-name="ce9" office:value-type="percentage" office:value="0.2432" calcext:value-type="percentage">
            <text:p>24,32%</text:p>
          </table:table-cell>
          <table:table-cell table:style-name="ce9" office:value-type="percentage" office:value="0.25" calcext:value-type="percentage">
            <text:p>25,00%</text:p>
          </table:table-cell>
          <table:table-cell table:style-name="ce9" office:value-type="percentage" office:value="0.2635" calcext:value-type="percentage">
            <text:p>26,35%</text:p>
          </table:table-cell>
          <table:table-cell table:style-name="ce9" office:value-type="percentage" office:value="0.2581" calcext:value-type="percentage">
            <text:p>25,81%</text:p>
          </table:table-cell>
          <table:table-cell table:style-name="ce9" office:value-type="percentage" office:value="0.2703" calcext:value-type="percentage">
            <text:p>27,0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3</text:p>
          </table:table-cell>
          <table:table-cell office:value-type="percentage" office:value="0.085" calcext:value-type="percentage">
            <text:p>8,50%</text:p>
          </table:table-cell>
          <table:table-cell office:value-type="percentage" office:value="0.095" calcext:value-type="percentage">
            <text:p>9,50%</text:p>
          </table:table-cell>
          <table:table-cell table:number-columns-repeated="2" office:value-type="percentage" office:value="0.09" calcext:value-type="percentage">
            <text:p>9,00%</text:p>
          </table:table-cell>
          <table:table-cell office:value-type="percentage" office:value="0.0775" calcext:value-type="percentage">
            <text:p>7,75%</text:p>
          </table:table-cell>
          <table:table-cell/>
          <table:table-cell office:value-type="string" calcext:value-type="string">
            <text:p>Transfusion_3</text:p>
          </table:table-cell>
          <table:table-cell table:style-name="ce9" office:value-type="percentage" office:value="0.2838" calcext:value-type="percentage">
            <text:p>28,38%</text:p>
          </table:table-cell>
          <table:table-cell table:style-name="ce9" office:value-type="percentage" office:value="0.2797" calcext:value-type="percentage">
            <text:p>27,97%</text:p>
          </table:table-cell>
          <table:table-cell table:style-name="ce9" office:value-type="percentage" office:value="0.2689" calcext:value-type="percentage">
            <text:p>26,89%</text:p>
          </table:table-cell>
          <table:table-cell table:style-name="ce9" office:value-type="percentage" office:value="0.2797" calcext:value-type="percentage">
            <text:p>27,97%</text:p>
          </table:table-cell>
          <table:table-cell table:style-name="ce9" office:value-type="percentage" office:value="0.2784" calcext:value-type="percentage">
            <text:p>27,8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4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35" calcext:value-type="percentage">
            <text:p>3,50%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5" calcext:value-type="percentage">
            <text:p>4,50%</text:p>
          </table:table-cell>
          <table:table-cell/>
          <table:table-cell office:value-type="string" calcext:value-type="string">
            <text:p>Transfusion_4</text:p>
          </table:table-cell>
          <table:table-cell table:style-name="ce9" office:value-type="percentage" office:value="0.2973" calcext:value-type="percentage">
            <text:p>29,73%</text:p>
          </table:table-cell>
          <table:table-cell table:style-name="ce9" office:value-type="percentage" office:value="0.2689" calcext:value-type="percentage">
            <text:p>26,89%</text:p>
          </table:table-cell>
          <table:table-cell table:style-name="ce9" office:value-type="percentage" office:value="0.2419" calcext:value-type="percentage">
            <text:p>24,19%</text:p>
          </table:table-cell>
          <table:table-cell table:style-name="ce9" office:value-type="percentage" office:value="0.2568" calcext:value-type="percentage">
            <text:p>25,68%</text:p>
          </table:table-cell>
          <table:table-cell table:style-name="ce9" office:value-type="percentage" office:value="0.2743" calcext:value-type="percentage">
            <text:p>27,4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5</text:p>
          </table:table-cell>
          <table:table-cell office:value-type="percentage" office:value="0.0925" calcext:value-type="percentage">
            <text:p>9,25%</text:p>
          </table:table-cell>
          <table:table-cell office:value-type="percentage" office:value="0.0875" calcext:value-type="percentage">
            <text:p>8,75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Transfusion_5</text:p>
          </table:table-cell>
          <table:table-cell table:style-name="ce9" office:value-type="percentage" office:value="0.2878" calcext:value-type="percentage">
            <text:p>28,78%</text:p>
          </table:table-cell>
          <table:table-cell table:style-name="ce9" office:value-type="percentage" office:value="0.2689" calcext:value-type="percentage">
            <text:p>26,89%</text:p>
          </table:table-cell>
          <table:table-cell table:style-name="ce9" office:value-type="percentage" office:value="0.2581" calcext:value-type="percentage">
            <text:p>25,81%</text:p>
          </table:table-cell>
          <table:table-cell table:style-name="ce9" office:value-type="percentage" office:value="0.2662" calcext:value-type="percentage">
            <text:p>26,62%</text:p>
          </table:table-cell>
          <table:table-cell table:style-name="ce9" office:value-type="percentage" office:value="0.2473" calcext:value-type="percentage">
            <text:p>24,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6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625" calcext:value-type="percentage">
            <text:p>6,25%</text:p>
          </table:table-cell>
          <table:table-cell/>
          <table:table-cell office:value-type="string" calcext:value-type="string">
            <text:p>Transfusion_6</text:p>
          </table:table-cell>
          <table:table-cell table:style-name="ce9" office:value-type="percentage" office:value="0.3" calcext:value-type="percentage">
            <text:p>30,00%</text:p>
          </table:table-cell>
          <table:table-cell table:style-name="ce9" office:value-type="percentage" office:value="0.2797" calcext:value-type="percentage">
            <text:p>27,97%</text:p>
          </table:table-cell>
          <table:table-cell table:number-columns-repeated="2" table:style-name="ce9" office:value-type="percentage" office:value="0.2824" calcext:value-type="percentage">
            <text:p>28,24%</text:p>
          </table:table-cell>
          <table:table-cell table:style-name="ce9" office:value-type="percentage" office:value="0.2716" calcext:value-type="percentage">
            <text:p>27,1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7</text:p>
          </table:table-cell>
          <table:table-cell table:number-columns-repeated="3" office:value-type="percentage" office:value="0.06" calcext:value-type="percentage">
            <text:p>6,00%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Transfusion_7</text:p>
          </table:table-cell>
          <table:table-cell table:style-name="ce9" office:value-type="percentage" office:value="0.2973" calcext:value-type="percentage">
            <text:p>29,73%</text:p>
          </table:table-cell>
          <table:table-cell table:style-name="ce9" office:value-type="percentage" office:value="0.2635" calcext:value-type="percentage">
            <text:p>26,35%</text:p>
          </table:table-cell>
          <table:table-cell table:style-name="ce9" office:value-type="percentage" office:value="0.2527" calcext:value-type="percentage">
            <text:p>25,27%</text:p>
          </table:table-cell>
          <table:table-cell table:style-name="ce9" office:value-type="percentage" office:value="0.2824" calcext:value-type="percentage">
            <text:p>28,24%</text:p>
          </table:table-cell>
          <table:table-cell table:style-name="ce9" office:value-type="percentage" office:value="0.2635" calcext:value-type="percentage">
            <text:p>26,3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8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25" calcext:value-type="percentage">
            <text:p>7,25%</text:p>
          </table:table-cell>
          <table:table-cell table:number-columns-repeated="2" office:value-type="percentage" office:value="0.0575" calcext:value-type="percentage">
            <text:p>5,75%</text:p>
          </table:table-cell>
          <table:table-cell/>
          <table:table-cell office:value-type="string" calcext:value-type="string">
            <text:p>Transfusion_8</text:p>
          </table:table-cell>
          <table:table-cell table:style-name="ce9" office:value-type="percentage" office:value="0.2027" calcext:value-type="percentage">
            <text:p>20,27%</text:p>
          </table:table-cell>
          <table:table-cell table:style-name="ce9" office:value-type="percentage" office:value="0.1959" calcext:value-type="percentage">
            <text:p>19,59%</text:p>
          </table:table-cell>
          <table:table-cell table:style-name="ce9" office:value-type="percentage" office:value="0.1986" calcext:value-type="percentage">
            <text:p>19,86%</text:p>
          </table:table-cell>
          <table:table-cell table:number-columns-repeated="2" table:style-name="ce9" office:value-type="percentage" office:value="0.2041" calcext:value-type="percentage">
            <text:p>20,4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65" calcext:value-type="percentage">
            <text:p>6,50%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25" calcext:value-type="percentage">
            <text:p>5,25%</text:p>
          </table:table-cell>
          <table:table-cell/>
          <table:table-cell office:value-type="string" calcext:value-type="string">
            <text:p>Transfusion_9</text:p>
          </table:table-cell>
          <table:table-cell table:style-name="ce9" office:value-type="percentage" office:value="0.2297" calcext:value-type="percentage">
            <text:p>22,97%</text:p>
          </table:table-cell>
          <table:table-cell table:style-name="ce9" office:value-type="percentage" office:value="0.2243" calcext:value-type="percentage">
            <text:p>22,43%</text:p>
          </table:table-cell>
          <table:table-cell table:style-name="ce9" office:value-type="percentage" office:value="0.2189" calcext:value-type="percentage">
            <text:p>21,89%</text:p>
          </table:table-cell>
          <table:table-cell table:style-name="ce9" office:value-type="percentage" office:value="0.2176" calcext:value-type="percentage">
            <text:p>21,76%</text:p>
          </table:table-cell>
          <table:table-cell table:style-name="ce9" office:value-type="percentage" office:value="0.2297" calcext:value-type="percentage">
            <text:p>22,9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_10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7" calcext:value-type="percentage">
            <text:p>7,00%</text:p>
          </table:table-cell>
          <table:table-cell/>
          <table:table-cell office:value-type="string" calcext:value-type="string">
            <text:p>Transfusion_10</text:p>
          </table:table-cell>
          <table:table-cell table:style-name="ce9" office:value-type="percentage" office:value="0.2027" calcext:value-type="percentage">
            <text:p>20,27%</text:p>
          </table:table-cell>
          <table:table-cell table:style-name="ce9" office:value-type="percentage" office:value="0.1865" calcext:value-type="percentage">
            <text:p>18,65%</text:p>
          </table:table-cell>
          <table:table-cell table:style-name="ce9" office:value-type="percentage" office:value="0.2054" calcext:value-type="percentage">
            <text:p>20,54%</text:p>
          </table:table-cell>
          <table:table-cell table:style-name="ce9" office:value-type="percentage" office:value="0.2068" calcext:value-type="percentage">
            <text:p>20,68%</text:p>
          </table:table-cell>
          <table:table-cell table:style-name="ce9" office:value-type="percentage" office:value="0.2027" calcext:value-type="percentage">
            <text:p>20,27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45:.B254])" office:value-type="percentage" office:value="0.06175" calcext:value-type="percentage">
            <text:p>6,18%</text:p>
          </table:table-cell>
          <table:table-cell table:style-name="ce1" table:formula="of:=AVERAGE([.C245:.C254])" office:value-type="percentage" office:value="0.06075" calcext:value-type="percentage">
            <text:p>6,08%</text:p>
          </table:table-cell>
          <table:table-cell table:style-name="ce1" table:formula="of:=AVERAGE([.D245:.D254])" office:value-type="percentage" office:value="0.06625" calcext:value-type="percentage">
            <text:p>6,63%</text:p>
          </table:table-cell>
          <table:table-cell table:style-name="ce1" table:formula="of:=AVERAGE([.E245:.E254])" office:value-type="percentage" office:value="0.0645" calcext:value-type="percentage">
            <text:p>6,45%</text:p>
          </table:table-cell>
          <table:table-cell table:style-name="ce1" table:formula="of:=AVERAGE([.F245:.F254])" office:value-type="percentage" office:value="0.0685" calcext:value-type="percentage">
            <text:p>6,85%</text:p>
          </table:table-cell>
          <table:table-cell/>
          <table:table-cell table:style-name="ce1"/>
          <table:table-cell table:style-name="ce1" table:formula="of:=AVERAGE([.I245:.I254])" office:value-type="percentage" office:value="0.25742" calcext:value-type="percentage">
            <text:p>25,74%</text:p>
          </table:table-cell>
          <table:table-cell table:style-name="ce1" table:formula="of:=AVERAGE([.J245:.J254])" office:value-type="percentage" office:value="0.24579" calcext:value-type="percentage">
            <text:p>24,58%</text:p>
          </table:table-cell>
          <table:table-cell table:style-name="ce1" table:formula="of:=AVERAGE([.K245:.K254])" office:value-type="percentage" office:value="0.24526" calcext:value-type="percentage">
            <text:p>24,53%</text:p>
          </table:table-cell>
          <table:table-cell table:style-name="ce1" table:formula="of:=AVERAGE([.L245:.L254])" office:value-type="percentage" office:value="0.25041" calcext:value-type="percentage">
            <text:p>25,04%</text:p>
          </table:table-cell>
          <table:table-cell table:style-name="ce1" table:formula="of:=AVERAGE([.M245:.M254])" office:value-type="percentage" office:value="0.25068" calcext:value-type="percentage">
            <text:p>25,07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1661" calcext:value-type="percentage">
            <text:p>16,61%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7647" calcext:value-type="percentage">
            <text:p>76,47%</text:p>
          </table:table-cell>
          <table:table-cell office:value-type="percentage" office:value="0.5412" calcext:value-type="percentage">
            <text:p>54,12%</text:p>
          </table:table-cell>
          <table:table-cell table:number-columns-repeated="2" office:value-type="percentage" office:value="0.2235" calcext:value-type="percentage">
            <text:p>22,35%</text:p>
          </table:table-cell>
          <table:table-cell office:value-type="percentage" office:value="0.1588" calcext:value-type="percentage">
            <text:p>15,8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1768" calcext:value-type="percentage">
            <text:p>17,68%</text:p>
          </table:table-cell>
          <table:table-cell office:value-type="percentage" office:value="0.3375" calcext:value-type="percentage">
            <text:p>33,75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68" calcext:value-type="percentage">
            <text:p>2,68%</text:p>
          </table:table-cell>
          <table:table-cell office:value-type="percentage" office:value="0.025" calcext:value-type="percentage">
            <text:p>2,50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5882" calcext:value-type="percentage">
            <text:p>58,82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1235" calcext:value-type="percentage">
            <text:p>12,3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3196" calcext:value-type="percentage">
            <text:p>31,96%</text:p>
          </table:table-cell>
          <table:table-cell table:number-columns-repeated="2" office:value-type="percentage" office:value="0.1071" calcext:value-type="percentage">
            <text:p>10,71%</text:p>
          </table:table-cell>
          <table:table-cell office:value-type="percentage" office:value="0.1054" calcext:value-type="percentage">
            <text:p>10,54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3518" calcext:value-type="percentage">
            <text:p>35,18%</text:p>
          </table:table-cell>
          <table:table-cell office:value-type="percentage" office:value="0.0036" calcext:value-type="percentage">
            <text:p>0,36%</text:p>
          </table:table-cell>
          <table:table-cell table:number-columns-repeated="2" office:value-type="percentage" office:value="0.0054" calcext:value-type="percentage">
            <text:p>0,54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529" calcext:value-type="percentage">
            <text:p>15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3482" calcext:value-type="percentage">
            <text:p>34,82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7059" calcext:value-type="percentage">
            <text:p>70,59%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2412" calcext:value-type="percentage">
            <text:p>24,12%</text:p>
          </table:table-cell>
          <table:table-cell office:value-type="percentage" office:value="0.1765" calcext:value-type="percentage">
            <text:p>17,6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1375" calcext:value-type="percentage">
            <text:p>13,75%</text:p>
          </table:table-cell>
          <table:table-cell office:value-type="percentage" office:value="0.2464" calcext:value-type="percentage">
            <text:p>24,64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89" calcext:value-type="percentage">
            <text:p>0,89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3529" calcext:value-type="percentage">
            <text:p>35,29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1529" calcext:value-type="percentage">
            <text:p>15,2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661" calcext:value-type="percentage">
            <text:p>16,61%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911" calcext:value-type="percentage">
            <text:p>9,11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2118" calcext:value-type="percentage">
            <text:p>21,1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2339" calcext:value-type="percentage">
            <text:p>23,39%</text:p>
          </table:table-cell>
          <table:table-cell office:value-type="percentage" office:value="0.3125" calcext:value-type="percentage">
            <text:p>31,25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29" calcext:value-type="percentage">
            <text:p>4,29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2765" calcext:value-type="percentage">
            <text:p>27,65%</text:p>
          </table:table-cell>
          <table:table-cell table:number-columns-repeated="2" office:value-type="percentage" office:value="0.0765" calcext:value-type="percentage">
            <text:p>7,65%</text:p>
          </table:table-cell>
          <table:table-cell office:value-type="percentage" office:value="0.1294" calcext:value-type="percentage">
            <text:p>12,9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929" calcext:value-type="percentage">
            <text:p>19,29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232" calcext:value-type="percentage">
            <text:p>2,32%</text:p>
          </table:table-cell>
          <table:table-cell office:value-type="percentage" office:value="0.0268" calcext:value-type="percentage">
            <text:p>2,68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3294" calcext:value-type="percentage">
            <text:p>32,94%</text:p>
          </table:table-cell>
          <table:table-cell table:number-columns-repeated="2" office:value-type="percentage" office:value="0.0941" calcext:value-type="percentage">
            <text:p>9,41%</text:p>
          </table:table-cell>
          <table:table-cell office:value-type="percentage" office:value="0.0882" calcext:value-type="percentage">
            <text:p>8,8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1536" calcext:value-type="percentage">
            <text:p>15,36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321" calcext:value-type="percentage">
            <text:p>3,21%</text:p>
          </table:table-cell>
          <table:table-cell office:value-type="percentage" office:value="0.0196" calcext:value-type="percentage">
            <text:p>1,96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5824" calcext:value-type="percentage">
            <text:p>58,24%</text:p>
          </table:table-cell>
          <table:table-cell office:value-type="percentage" office:value="0.3353" calcext:value-type="percentage">
            <text:p>33,53%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0647" calcext:value-type="percentage">
            <text:p>6,47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57:.B266])" office:value-type="percentage" office:value="0.1752" calcext:value-type="percentage">
            <text:p>17,52%</text:p>
          </table:table-cell>
          <table:table-cell table:style-name="ce1" table:formula="of:=AVERAGE([.C257:.C266])" office:value-type="percentage" office:value="0.30499" calcext:value-type="percentage">
            <text:p>30,50%</text:p>
          </table:table-cell>
          <table:table-cell table:style-name="ce1" table:formula="of:=AVERAGE([.D257:.D266])" office:value-type="percentage" office:value="0.03608" calcext:value-type="percentage">
            <text:p>3,61%</text:p>
          </table:table-cell>
          <table:table-cell table:style-name="ce1" table:formula="of:=AVERAGE([.E257:.E266])" office:value-type="percentage" office:value="0.03875" calcext:value-type="percentage">
            <text:p>3,88%</text:p>
          </table:table-cell>
          <table:table-cell table:style-name="ce1" table:formula="of:=AVERAGE([.F257:.F266])" office:value-type="percentage" office:value="0.03609" calcext:value-type="percentage">
            <text:p>3,61%</text:p>
          </table:table-cell>
          <table:table-cell/>
          <table:table-cell table:style-name="ce1"/>
          <table:table-cell table:style-name="ce1" table:formula="of:=AVERAGE([.I257:.I266])" office:value-type="percentage" office:value="0.58825" calcext:value-type="percentage">
            <text:p>58,83%</text:p>
          </table:table-cell>
          <table:table-cell table:style-name="ce1" table:formula="of:=AVERAGE([.J257:.J266])" office:value-type="percentage" office:value="0.35589" calcext:value-type="percentage">
            <text:p>35,59%</text:p>
          </table:table-cell>
          <table:table-cell table:style-name="ce1" table:formula="of:=AVERAGE([.K257:.K266])" office:value-type="percentage" office:value="0.12469" calcext:value-type="percentage">
            <text:p>12,47%</text:p>
          </table:table-cell>
          <table:table-cell table:style-name="ce1" table:formula="of:=AVERAGE([.L257:.L266])" office:value-type="percentage" office:value="0.18411" calcext:value-type="percentage">
            <text:p>18,41%</text:p>
          </table:table-cell>
          <table:table-cell table:style-name="ce1" table:formula="of:=AVERAGE([.M257:.M266])" office:value-type="percentage" office:value="0.14881" calcext:value-type="percentage">
            <text:p>14,88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6"/>
          <table:table-cell/>
          <table:table-cell table:style-name="ce3" table:number-columns-repeated="6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2"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758" calcext:value-type="percentage">
            <text:p>75,80%</text:p>
          </table:table-cell>
          <table:table-cell office:value-type="percentage" office:value="0.654" calcext:value-type="percentage">
            <text:p>65,40%</text:p>
          </table:table-cell>
          <table:table-cell office:value-type="percentage" office:value="0.694" calcext:value-type="percentage">
            <text:p>69,40%</text:p>
          </table:table-cell>
          <table:table-cell office:value-type="percentage" office:value="0.642" calcext:value-type="percentage">
            <text:p>64,20%</text:p>
          </table:table-cell>
          <table:table-cell office:value-type="percentage" office:value="0.636" calcext:value-type="percentage">
            <text:p>63,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78" calcext:value-type="percentage">
            <text:p>78,00%</text:p>
          </table:table-cell>
          <table:table-cell office:value-type="percentage" office:value="0.628" calcext:value-type="percentage">
            <text:p>62,80%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602" calcext:value-type="percentage">
            <text:p>60,20%</text:p>
          </table:table-cell>
          <table:table-cell office:value-type="percentage" office:value="0.596" calcext:value-type="percentage">
            <text:p>59,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33" calcext:value-type="percentage">
            <text:p>15,33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802" calcext:value-type="percentage">
            <text:p>80,20%</text:p>
          </table:table-cell>
          <table:table-cell office:value-type="percentage" office:value="0.672" calcext:value-type="percentage">
            <text:p>67,20%</text:p>
          </table:table-cell>
          <table:table-cell office:value-type="percentage" office:value="0.644" calcext:value-type="percentage">
            <text:p>64,40%</text:p>
          </table:table-cell>
          <table:table-cell office:value-type="percentage" office:value="0.612" calcext:value-type="percentage">
            <text:p>61,20%</text:p>
          </table:table-cell>
          <table:table-cell office:value-type="percentage" office:value="0.622" calcext:value-type="percentage">
            <text:p>62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842" calcext:value-type="percentage">
            <text:p>84,20%</text:p>
          </table:table-cell>
          <table:table-cell office:value-type="percentage" office:value="0.628" calcext:value-type="percentage">
            <text:p>62,80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612" calcext:value-type="percentage">
            <text:p>61,20%</text:p>
          </table:table-cell>
          <table:table-cell office:value-type="percentage" office:value="0.584" calcext:value-type="percentage">
            <text:p>58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718" calcext:value-type="percentage">
            <text:p>71,80%</text:p>
          </table:table-cell>
          <table:table-cell office:value-type="percentage" office:value="0.698" calcext:value-type="percentage">
            <text:p>69,80%</text:p>
          </table:table-cell>
          <table:table-cell office:value-type="percentage" office:value="0.71" calcext:value-type="percentage">
            <text:p>71,00%</text:p>
          </table:table-cell>
          <table:table-cell office:value-type="percentage" office:value="0.662" calcext:value-type="percentage">
            <text:p>66,20%</text:p>
          </table:table-cell>
          <table:table-cell office:value-type="percentage" office:value="0.73" calcext:value-type="percentage">
            <text:p>73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806" calcext:value-type="percentage">
            <text:p>80,60%</text:p>
          </table:table-cell>
          <table:table-cell office:value-type="percentage" office:value="0.624" calcext:value-type="percentage">
            <text:p>62,40%</text:p>
          </table:table-cell>
          <table:table-cell office:value-type="percentage" office:value="0.638" calcext:value-type="percentage">
            <text:p>63,80%</text:p>
          </table:table-cell>
          <table:table-cell office:value-type="percentage" office:value="0.622" calcext:value-type="percentage">
            <text:p>62,20%</text:p>
          </table:table-cell>
          <table:table-cell office:value-type="percentage" office:value="0.592" calcext:value-type="percentage">
            <text:p>59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7" calcext:value-type="percentage">
            <text:p>7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624" calcext:value-type="percentage">
            <text:p>62,40%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6" calcext:value-type="percentage">
            <text:p>6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696" calcext:value-type="percentage">
            <text:p>69,60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68" calcext:value-type="percentage">
            <text:p>66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818" calcext:value-type="percentage">
            <text:p>81,80%</text:p>
          </table:table-cell>
          <table:table-cell office:value-type="percentage" office:value="0.614" calcext:value-type="percentage">
            <text:p>61,40%</text:p>
          </table:table-cell>
          <table:table-cell office:value-type="percentage" office:value="0.658" calcext:value-type="percentage">
            <text:p>65,80%</text:p>
          </table:table-cell>
          <table:table-cell office:value-type="percentage" office:value="0.654" calcext:value-type="percentage">
            <text:p>65,40%</text:p>
          </table:table-cell>
          <table:table-cell office:value-type="percentage" office:value="0.638" calcext:value-type="percentage">
            <text:p>63,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z_o_n_f_s_10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67" calcext:value-type="percentage">
            <text:p>67,00%</text:p>
          </table:table-cell>
          <table:table-cell office:value-type="percentage" office:value="0.652" calcext:value-type="percentage">
            <text:p>65,2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676" calcext:value-type="percentage">
            <text:p>67,60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table:formula="of:=AVERAGE([.B270:.B279])" office:value-type="percentage" office:value="0.09733" calcext:value-type="percentage">
            <text:p>9,73%</text:p>
          </table:table-cell>
          <table:table-cell table:style-name="ce1" table:formula="of:=AVERAGE([.C270:.C279])" office:value-type="percentage" office:value="0.41934" calcext:value-type="percentage">
            <text:p>41,93%</text:p>
          </table:table-cell>
          <table:table-cell table:style-name="ce1" table:formula="of:=AVERAGE([.D270:.D279])" office:value-type="percentage" office:value="0.06098" calcext:value-type="percentage">
            <text:p>6,10%</text:p>
          </table:table-cell>
          <table:table-cell table:style-name="ce1" table:formula="of:=AVERAGE([.E270:.E279])" office:value-type="percentage" office:value="0.06734" calcext:value-type="percentage">
            <text:p>6,73%</text:p>
          </table:table-cell>
          <table:table-cell table:style-name="ce1" table:formula="of:=AVERAGE([.F270:.F279])" office:value-type="percentage" office:value="0.06433" calcext:value-type="percentage">
            <text:p>6,43%</text:p>
          </table:table-cell>
          <table:table-cell/>
          <table:table-cell table:style-name="ce1"/>
          <table:table-cell table:style-name="ce1" table:formula="of:=AVERAGE([.I270:.I279])" office:value-type="percentage" office:value="0.7784" calcext:value-type="percentage">
            <text:p>77,84%</text:p>
          </table:table-cell>
          <table:table-cell table:style-name="ce1" table:formula="of:=AVERAGE([.J270:.J279])" office:value-type="percentage" office:value="0.6508" calcext:value-type="percentage">
            <text:p>65,08%</text:p>
          </table:table-cell>
          <table:table-cell table:style-name="ce1" table:formula="of:=AVERAGE([.K270:.K279])" office:value-type="percentage" office:value="0.65" calcext:value-type="percentage">
            <text:p>65,00%</text:p>
          </table:table-cell>
          <table:table-cell table:style-name="ce1" table:formula="of:=AVERAGE([.L270:.L279])" office:value-type="percentage" office:value="0.6358" calcext:value-type="percentage">
            <text:p>63,58%</text:p>
          </table:table-cell>
          <table:table-cell table:style-name="ce1" table:formula="of:=AVERAGE([.M270:.M279])" office:value-type="percentage" office:value="0.6342" calcext:value-type="percentage">
            <text:p>63,42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08" calcext:value-type="percentage">
            <text:p>30,80%</text:p>
          </table:table-cell>
          <table:table-cell office:value-type="percentage" office:value="0" calcext:value-type="percentage">
            <text:p>0,00%</text:p>
          </table:table-cell>
          <table:table-cell table:number-columns-repeated="2"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zonf_s_1</text:p>
          </table:table-cell>
          <table:table-cell office:value-type="percentage" office:value="0.108" calcext:value-type="percentage">
            <text:p>10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" calcext:value-type="percentage">
            <text:p>2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o_nf_s_2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4" calcext:value-type="percentage">
            <text:p>3,40%</text:p>
          </table:table-cell>
          <table:table-cell/>
          <table:table-cell office:value-type="string" calcext:value-type="string">
            <text:p>zonf_s_2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2" calcext:value-type="percentage">
            <text:p>1,20%</text:p>
          </table:table-cell>
          <table:table-cell office:value-type="percentage" office:value="0.022" calcext:value-type="percentage">
            <text:p>2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24" calcext:value-type="percentage">
            <text:p>32,40%</text:p>
          </table:table-cell>
          <table:table-cell office:value-type="percentage" office:value="0.012" calcext:value-type="percentage">
            <text:p>1,20%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string" calcext:value-type="string">
            <text:p>zonf_s_3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2" calcext:value-type="percentage">
            <text:p>3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72" calcext:value-type="percentage">
            <text:p>7,20%</text:p>
          </table:table-cell>
          <table:table-cell/>
          <table:table-cell office:value-type="string" calcext:value-type="string">
            <text:p>zonf_s_4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92" calcext:value-type="percentage">
            <text:p>9,20%</text:p>
          </table:table-cell>
          <table:table-cell table:style-name="ce9" office:value-type="percentage" office:value="0.058" calcext:value-type="percentage">
            <text:p>5,8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4" calcext:value-type="percentage">
            <text:p>5,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" calcext:value-type="percentage">
            <text:p>0,00%</text:p>
          </table:table-cell>
          <table:table-cell table:number-columns-repeated="2" office:value-type="percentage" office:value="0.028" calcext:value-type="percentage">
            <text:p>2,80%</text:p>
          </table:table-cell>
          <table:table-cell/>
          <table:table-cell office:value-type="string" calcext:value-type="string">
            <text:p>zonf_s_5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2" calcext:value-type="percentage">
            <text:p>2,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6</text:p>
          </table:table-cell>
          <table:table-cell table:number-columns-repeated="2" office:value-type="percentage" office:value="0.436" calcext:value-type="percentage">
            <text:p>43,60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56" calcext:value-type="percentage">
            <text:p>5,60%</text:p>
          </table:table-cell>
          <table:table-cell/>
          <table:table-cell office:value-type="string" calcext:value-type="string">
            <text:p>zonf_s_6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08" calcext:value-type="percentage">
            <text:p>0,80%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zonf_s_7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_nf_s_8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288" calcext:value-type="percentage">
            <text:p>28,8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zonf_s_8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08" calcext:value-type="percentage">
            <text:p>0,80%</text:p>
          </table:table-cell>
          <table:table-cell office:value-type="percentage" office:value="0.018" calcext:value-type="percentage">
            <text:p>1,8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_nf_s_9</text:p>
          </table:table-cell>
          <table:table-cell office:value-type="percentage" office:value="0.406" calcext:value-type="percentage">
            <text:p>40,60%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" calcext:value-type="percentage">
            <text:p>3,0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zonf_s_9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4" calcext:value-type="percentage">
            <text:p>3,40%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_nf_s_10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  <table:table-cell office:value-type="string" calcext:value-type="string">
            <text:p>zonf_s_10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1" calcext:value-type="percentage">
            <text:p>1,00%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table:formula="of:=AVERAGE([.B282:.B291])" office:value-type="percentage" office:value="0.358" calcext:value-type="percentage">
            <text:p>35,80%</text:p>
          </table:table-cell>
          <table:table-cell table:style-name="ce1" table:formula="of:=AVERAGE([.C282:.C291])" office:value-type="percentage" office:value="0.3448" calcext:value-type="percentage">
            <text:p>34,48%</text:p>
          </table:table-cell>
          <table:table-cell table:style-name="ce1" table:formula="of:=AVERAGE([.D282:.D291])" office:value-type="percentage" office:value="0.0356" calcext:value-type="percentage">
            <text:p>3,56%</text:p>
          </table:table-cell>
          <table:table-cell table:style-name="ce1" table:formula="of:=AVERAGE([.E282:.E291])" office:value-type="percentage" office:value="0.0338" calcext:value-type="percentage">
            <text:p>3,38%</text:p>
          </table:table-cell>
          <table:table-cell table:style-name="ce1" table:formula="of:=AVERAGE([.F282:.F291])" office:value-type="percentage" office:value="0.032" calcext:value-type="percentage">
            <text:p>3,20%</text:p>
          </table:table-cell>
          <table:table-cell/>
          <table:table-cell table:style-name="ce1"/>
          <table:table-cell table:style-name="ce1" table:formula="of:=AVERAGE([.I282:.I291])" office:value-type="percentage" office:value="0.0924" calcext:value-type="percentage">
            <text:p>9,24%</text:p>
          </table:table-cell>
          <table:table-cell table:style-name="ce1" table:formula="of:=AVERAGE([.J282:.J291])" office:value-type="percentage" office:value="0.075" calcext:value-type="percentage">
            <text:p>7,50%</text:p>
          </table:table-cell>
          <table:table-cell table:style-name="ce1" table:formula="of:=AVERAGE([.K282:.K291])" office:value-type="percentage" office:value="0.0234" calcext:value-type="percentage">
            <text:p>2,34%</text:p>
          </table:table-cell>
          <table:table-cell table:style-name="ce1" table:formula="of:=AVERAGE([.L282:.L291])" office:value-type="percentage" office:value="0.0184" calcext:value-type="percentage">
            <text:p>1,84%</text:p>
          </table:table-cell>
          <table:table-cell table:style-name="ce1" table:formula="of:=AVERAGE([.M282:.M291])" office:value-type="percentage" office:value="0.03" calcext:value-type="percentage">
            <text:p>3,00%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6"/>
          <table:table-cell table:style-name="ce9"/>
          <table:table-cell table:style-name="ce1" table:number-columns-repeated="6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7" table:number-rows-spanned="1">
            <text:p>REGRESSION DATASETS</text:p>
          </table:table-cell>
          <table:covered-table-cell table:number-columns-repeated="4" table:style-name="ce1"/>
          <table:covered-table-cell table:style-name="ce9"/>
          <table:covered-table-cell table:style-name="ce1"/>
          <table:table-cell table:style-name="ce1" table:number-columns-repeated="5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1</text:p>
          </table:table-cell>
          <table:table-cell/>
          <table:table-cell table:style-name="ce6" office:value-type="float" office:value="9.336" calcext:value-type="float">
            <text:p>9,336</text:p>
          </table:table-cell>
          <table:table-cell table:style-name="ce6" office:value-type="float" office:value="0.331" calcext:value-type="float">
            <text:p>0,331</text:p>
          </table:table-cell>
          <table:table-cell table:style-name="ce6" office:value-type="float" office:value="2.86" calcext:value-type="float">
            <text:p>2,86</text:p>
          </table:table-cell>
          <table:table-cell table:style-name="ce6"/>
          <table:table-cell table:style-name="ce1"/>
          <table:table-cell office:value-type="string" calcext:value-type="string">
            <text:p>MB_1</text:p>
          </table:table-cell>
          <table:table-cell table:style-name="ce6" office:value-type="float" office:value="0.382" calcext:value-type="float">
            <text:p>0,382</text:p>
          </table:table-cell>
          <table:table-cell table:style-name="ce6" office:value-type="float" office:value="0.397" calcext:value-type="float">
            <text:p>0,397</text:p>
          </table:table-cell>
          <table:table-cell table:style-name="ce6" office:value-type="float" office:value="0.382" calcext:value-type="float">
            <text:p>0,382</text:p>
          </table:table-cell>
          <table:table-cell table:style-name="ce6" office:value-type="float" office:value="0.378" calcext:value-type="float">
            <text:p>0,378</text:p>
          </table:table-cell>
          <table:table-cell table:style-name="ce6" office:value-type="float" office:value="0.358" calcext:value-type="float">
            <text:p>0,35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2</text:p>
          </table:table-cell>
          <table:table-cell/>
          <table:table-cell table:style-name="ce6" office:value-type="float" office:value="3.702" calcext:value-type="float">
            <text:p>3,702</text:p>
          </table:table-cell>
          <table:table-cell table:style-name="ce6" office:value-type="float" office:value="11.253" calcext:value-type="float">
            <text:p>11,253</text:p>
          </table:table-cell>
          <table:table-cell table:style-name="ce6" office:value-type="float" office:value="3.03" calcext:value-type="float">
            <text:p>3,03</text:p>
          </table:table-cell>
          <table:table-cell table:style-name="ce6"/>
          <table:table-cell table:style-name="ce1"/>
          <table:table-cell office:value-type="string" calcext:value-type="string">
            <text:p>MB_2</text:p>
          </table:table-cell>
          <table:table-cell table:style-name="ce6" office:value-type="float" office:value="0.659" calcext:value-type="float">
            <text:p>0,659</text:p>
          </table:table-cell>
          <table:table-cell table:style-name="ce6" office:value-type="float" office:value="0.672" calcext:value-type="float">
            <text:p>0,672</text:p>
          </table:table-cell>
          <table:table-cell table:style-name="ce6" office:value-type="float" office:value="0.658" calcext:value-type="float">
            <text:p>0,658</text:p>
          </table:table-cell>
          <table:table-cell table:style-name="ce6" office:value-type="float" office:value="0.666" calcext:value-type="float">
            <text:p>0,666</text:p>
          </table:table-cell>
          <table:table-cell table:style-name="ce6" office:value-type="float" office:value="0.68" calcext:value-type="float">
            <text:p>0,6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3</text:p>
          </table:table-cell>
          <table:table-cell/>
          <table:table-cell table:style-name="ce6" office:value-type="float" office:value="6.371" calcext:value-type="float">
            <text:p>6,371</text:p>
          </table:table-cell>
          <table:table-cell table:style-name="ce6" office:value-type="float" office:value="26.833" calcext:value-type="float">
            <text:p>26,833</text:p>
          </table:table-cell>
          <table:table-cell table:style-name="ce6" office:value-type="float" office:value="23.553" calcext:value-type="float">
            <text:p>23,553</text:p>
          </table:table-cell>
          <table:table-cell table:style-name="ce6"/>
          <table:table-cell table:style-name="ce1"/>
          <table:table-cell office:value-type="string" calcext:value-type="string">
            <text:p>MB_3</text:p>
          </table:table-cell>
          <table:table-cell table:style-name="ce6" office:value-type="float" office:value="0.358" calcext:value-type="float">
            <text:p>0,358</text:p>
          </table:table-cell>
          <table:table-cell table:style-name="ce6" office:value-type="float" office:value="0.265" calcext:value-type="float">
            <text:p>0,265</text:p>
          </table:table-cell>
          <table:table-cell table:style-name="ce6" office:value-type="float" office:value="0.358" calcext:value-type="float">
            <text:p>0,358</text:p>
          </table:table-cell>
          <table:table-cell table:style-name="ce6" office:value-type="float" office:value="0.339" calcext:value-type="float">
            <text:p>0,339</text:p>
          </table:table-cell>
          <table:table-cell table:style-name="ce6" office:value-type="float" office:value="0.29" calcext:value-type="float">
            <text:p>0,29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4</text:p>
          </table:table-cell>
          <table:table-cell/>
          <table:table-cell table:style-name="ce6" office:value-type="float" office:value="3.476" calcext:value-type="float">
            <text:p>3,476</text:p>
          </table:table-cell>
          <table:table-cell table:style-name="ce6" office:value-type="float" office:value="10.369" calcext:value-type="float">
            <text:p>10,369</text:p>
          </table:table-cell>
          <table:table-cell table:style-name="ce6" office:value-type="float" office:value="4.019" calcext:value-type="float">
            <text:p>4,019</text:p>
          </table:table-cell>
          <table:table-cell table:style-name="ce6"/>
          <table:table-cell table:style-name="ce1"/>
          <table:table-cell office:value-type="string" calcext:value-type="string">
            <text:p>MB_4</text:p>
          </table:table-cell>
          <table:table-cell table:style-name="ce6" office:value-type="float" office:value="0.15" calcext:value-type="float">
            <text:p>0,15</text:p>
          </table:table-cell>
          <table:table-cell table:style-name="ce6" office:value-type="float" office:value="0.199" calcext:value-type="float">
            <text:p>0,199</text:p>
          </table:table-cell>
          <table:table-cell table:style-name="ce6" office:value-type="float" office:value="0.154" calcext:value-type="float">
            <text:p>0,154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office:value-type="float" office:value="0.18" calcext:value-type="float">
            <text:p>0,1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5</text:p>
          </table:table-cell>
          <table:table-cell/>
          <table:table-cell table:style-name="ce6" office:value-type="float" office:value="3.347" calcext:value-type="float">
            <text:p>3,347</text:p>
          </table:table-cell>
          <table:table-cell table:style-name="ce6" office:value-type="float" office:value="17.418" calcext:value-type="float">
            <text:p>17,418</text:p>
          </table:table-cell>
          <table:table-cell table:style-name="ce6" office:value-type="float" office:value="37.003" calcext:value-type="float">
            <text:p>37,003</text:p>
          </table:table-cell>
          <table:table-cell table:style-name="ce6"/>
          <table:table-cell table:style-name="ce1"/>
          <table:table-cell office:value-type="string" calcext:value-type="string">
            <text:p>MB_5</text:p>
          </table:table-cell>
          <table:table-cell table:style-name="ce6" office:value-type="float" office:value="0.393" calcext:value-type="float">
            <text:p>0,393</text:p>
          </table:table-cell>
          <table:table-cell table:style-name="ce6" office:value-type="float" office:value="0.411" calcext:value-type="float">
            <text:p>0,411</text:p>
          </table:table-cell>
          <table:table-cell table:style-name="ce6" office:value-type="float" office:value="0.405" calcext:value-type="float">
            <text:p>0,405</text:p>
          </table:table-cell>
          <table:table-cell table:style-name="ce6" office:value-type="float" office:value="0.395" calcext:value-type="float">
            <text:p>0,395</text:p>
          </table:table-cell>
          <table:table-cell table:style-name="ce6" office:value-type="float" office:value="0.42" calcext:value-type="float">
            <text:p>0,42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6</text:p>
          </table:table-cell>
          <table:table-cell/>
          <table:table-cell table:style-name="ce6" office:value-type="float" office:value="0.365" calcext:value-type="float">
            <text:p>0,365</text:p>
          </table:table-cell>
          <table:table-cell table:style-name="ce6" office:value-type="float" office:value="0.352" calcext:value-type="float">
            <text:p>0,352</text:p>
          </table:table-cell>
          <table:table-cell table:style-name="ce6" office:value-type="float" office:value="0.281" calcext:value-type="float">
            <text:p>0,281</text:p>
          </table:table-cell>
          <table:table-cell table:style-name="ce6"/>
          <table:table-cell table:style-name="ce1"/>
          <table:table-cell office:value-type="string" calcext:value-type="string">
            <text:p>MB_6</text:p>
          </table:table-cell>
          <table:table-cell table:style-name="ce6" office:value-type="float" office:value="0.126" calcext:value-type="float">
            <text:p>0,126</text:p>
          </table:table-cell>
          <table:table-cell table:style-name="ce6" office:value-type="float" office:value="0.114" calcext:value-type="float">
            <text:p>0,114</text:p>
          </table:table-cell>
          <table:table-cell table:style-name="ce6" office:value-type="float" office:value="0.121" calcext:value-type="float">
            <text:p>0,121</text:p>
          </table:table-cell>
          <table:table-cell table:number-columns-repeated="2" table:style-name="ce6" office:value-type="float" office:value="0.11" calcext:value-type="float">
            <text:p>0,11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7</text:p>
          </table:table-cell>
          <table:table-cell/>
          <table:table-cell table:style-name="ce6" office:value-type="float" office:value="3.037" calcext:value-type="float">
            <text:p>3,037</text:p>
          </table:table-cell>
          <table:table-cell table:style-name="ce6" office:value-type="float" office:value="0.222" calcext:value-type="float">
            <text:p>0,222</text:p>
          </table:table-cell>
          <table:table-cell table:style-name="ce6" office:value-type="float" office:value="1.11" calcext:value-type="float">
            <text:p>1,11</text:p>
          </table:table-cell>
          <table:table-cell table:style-name="ce6"/>
          <table:table-cell table:style-name="ce1"/>
          <table:table-cell office:value-type="string" calcext:value-type="string">
            <text:p>MB_7</text:p>
          </table:table-cell>
          <table:table-cell table:style-name="ce6" office:value-type="float" office:value="0.514" calcext:value-type="float">
            <text:p>0,514</text:p>
          </table:table-cell>
          <table:table-cell table:style-name="ce6" office:value-type="float" office:value="0.434" calcext:value-type="float">
            <text:p>0,434</text:p>
          </table:table-cell>
          <table:table-cell table:style-name="ce6" office:value-type="float" office:value="0.537" calcext:value-type="float">
            <text:p>0,537</text:p>
          </table:table-cell>
          <table:table-cell table:style-name="ce6" office:value-type="float" office:value="0.513" calcext:value-type="float">
            <text:p>0,513</text:p>
          </table:table-cell>
          <table:table-cell table:style-name="ce6" office:value-type="float" office:value="0.46" calcext:value-type="float">
            <text:p>0,46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8</text:p>
          </table:table-cell>
          <table:table-cell/>
          <table:table-cell table:style-name="ce6" office:value-type="float" office:value="3.482" calcext:value-type="float">
            <text:p>3,482</text:p>
          </table:table-cell>
          <table:table-cell table:style-name="ce6" office:value-type="float" office:value="0.562" calcext:value-type="float">
            <text:p>0,562</text:p>
          </table:table-cell>
          <table:table-cell table:style-name="ce6" office:value-type="float" office:value="4.717" calcext:value-type="float">
            <text:p>4,717</text:p>
          </table:table-cell>
          <table:table-cell table:style-name="ce6"/>
          <table:table-cell table:style-name="ce1"/>
          <table:table-cell office:value-type="string" calcext:value-type="string">
            <text:p>MB_8</text:p>
          </table:table-cell>
          <table:table-cell table:style-name="ce6" office:value-type="float" office:value="0.415" calcext:value-type="float">
            <text:p>0,415</text:p>
          </table:table-cell>
          <table:table-cell table:style-name="ce6" office:value-type="float" office:value="0.382" calcext:value-type="float">
            <text:p>0,382</text:p>
          </table:table-cell>
          <table:table-cell table:style-name="ce6" office:value-type="float" office:value="0.415" calcext:value-type="float">
            <text:p>0,415</text:p>
          </table:table-cell>
          <table:table-cell table:style-name="ce6" office:value-type="float" office:value="0.443" calcext:value-type="float">
            <text:p>0,443</text:p>
          </table:table-cell>
          <table:table-cell table:style-name="ce6" office:value-type="float" office:value="0.36" calcext:value-type="float">
            <text:p>0,36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9</text:p>
          </table:table-cell>
          <table:table-cell/>
          <table:table-cell table:style-name="ce6" office:value-type="float" office:value="3.304" calcext:value-type="float">
            <text:p>3,304</text:p>
          </table:table-cell>
          <table:table-cell table:style-name="ce6" office:value-type="float" office:value="5.52" calcext:value-type="float">
            <text:p>5,52</text:p>
          </table:table-cell>
          <table:table-cell table:style-name="ce6" office:value-type="float" office:value="0.35" calcext:value-type="float">
            <text:p>0,35</text:p>
          </table:table-cell>
          <table:table-cell table:style-name="ce6"/>
          <table:table-cell table:style-name="ce1"/>
          <table:table-cell office:value-type="string" calcext:value-type="string">
            <text:p>MB_9</text:p>
          </table:table-cell>
          <table:table-cell table:style-name="ce6" office:value-type="float" office:value="0.218" calcext:value-type="float">
            <text:p>0,218</text:p>
          </table:table-cell>
          <table:table-cell table:style-name="ce6" office:value-type="float" office:value="0.225" calcext:value-type="float">
            <text:p>0,225</text:p>
          </table:table-cell>
          <table:table-cell table:style-name="ce6" office:value-type="float" office:value="0.219" calcext:value-type="float">
            <text:p>0,219</text:p>
          </table:table-cell>
          <table:table-cell table:number-columns-repeated="2" table:style-name="ce6" office:value-type="float" office:value="0.22" calcext:value-type="float">
            <text:p>0,22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10</text:p>
          </table:table-cell>
          <table:table-cell/>
          <table:table-cell table:style-name="ce6" office:value-type="float" office:value="3.109" calcext:value-type="float">
            <text:p>3,109</text:p>
          </table:table-cell>
          <table:table-cell table:style-name="ce6" office:value-type="float" office:value="0.457" calcext:value-type="float">
            <text:p>0,457</text:p>
          </table:table-cell>
          <table:table-cell table:style-name="ce6" office:value-type="float" office:value="45.082" calcext:value-type="float">
            <text:p>45,082</text:p>
          </table:table-cell>
          <table:table-cell table:style-name="ce6"/>
          <table:table-cell table:style-name="ce1"/>
          <table:table-cell office:value-type="string" calcext:value-type="string">
            <text:p>MB_10</text:p>
          </table:table-cell>
          <table:table-cell table:style-name="ce6" office:value-type="float" office:value="0.308" calcext:value-type="float">
            <text:p>0,308</text:p>
          </table:table-cell>
          <table:table-cell table:style-name="ce6" office:value-type="float" office:value="0.264" calcext:value-type="float">
            <text:p>0,264</text:p>
          </table:table-cell>
          <table:table-cell table:number-columns-repeated="2" table:style-name="ce6" office:value-type="float" office:value="0.295" calcext:value-type="float">
            <text:p>0,295</text:p>
          </table:table-cell>
          <table:table-cell table:style-name="ce6" office:value-type="float" office:value="0.26" calcext:value-type="float">
            <text:p>0,26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 table:number-columns-repeated="2"/>
          <table:table-cell table:style-name="ce7" table:formula="of:=AVERAGE([.C296:.C305])" office:value-type="float" office:value="3.9529" calcext:value-type="float">
            <text:p>3,9529</text:p>
          </table:table-cell>
          <table:table-cell table:style-name="ce7" table:formula="of:=AVERAGE([.D296:.D305])" office:value-type="float" office:value="7.3317" calcext:value-type="float">
            <text:p>7,3317</text:p>
          </table:table-cell>
          <table:table-cell table:style-name="ce7" table:formula="of:=AVERAGE([.E296:.E305])" office:value-type="float" office:value="12.2005" calcext:value-type="float">
            <text:p>12,2005</text:p>
          </table:table-cell>
          <table:table-cell table:style-name="ce7" table:formula="of:=AVERAGE([.F296:.F305])" office:value-type="string" office:string-value="" calcext:value-type="error">
            <text:p>#DIV/0!</text:p>
          </table:table-cell>
          <table:table-cell table:style-name="ce1"/>
          <table:table-cell table:style-name="ce4"/>
          <table:table-cell table:style-name="ce7" table:formula="of:=AVERAGE([.I296:.I305])" office:value-type="float" office:value="0.3523" calcext:value-type="float">
            <text:p>0,3523</text:p>
          </table:table-cell>
          <table:table-cell table:style-name="ce7" table:formula="of:=AVERAGE([.J296:.J305])" office:value-type="float" office:value="0.3363" calcext:value-type="float">
            <text:p>0,3363</text:p>
          </table:table-cell>
          <table:table-cell table:style-name="ce7" table:formula="of:=AVERAGE([.K296:.K305])" office:value-type="float" office:value="0.3544" calcext:value-type="float">
            <text:p>0,3544</text:p>
          </table:table-cell>
          <table:table-cell table:style-name="ce7" table:formula="of:=AVERAGE([.L296:.L305])" office:value-type="float" office:value="0.3511" calcext:value-type="float">
            <text:p>0,3511</text:p>
          </table:table-cell>
          <table:table-cell table:style-name="ce7" table:formula="of:=AVERAGE([.M296:.M305])" office:value-type="float" office:value="0.3338" calcext:value-type="float">
            <text:p>0,333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ALI(BFGS)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1</text:p>
          </table:table-cell>
          <table:table-cell table:style-name="ce6" office:value-type="float" office:value="0.105" calcext:value-type="float">
            <text:p>0,105</text:p>
          </table:table-cell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5" calcext:value-type="float">
            <text:p>0,105</text:p>
          </table:table-cell>
          <table:table-cell table:style-name="ce6" office:value-type="float" office:value="0.106" calcext:value-type="float">
            <text:p>0,106</text:p>
          </table:table-cell>
          <table:table-cell table:style-name="ce1"/>
          <table:table-cell office:value-type="string" calcext:value-type="string">
            <text:p>PY_1</text:p>
          </table:table-cell>
          <table:table-cell table:style-name="ce6" office:value-type="float" office:value="5.033" calcext:value-type="float">
            <text:p>5,033</text:p>
          </table:table-cell>
          <table:table-cell table:style-name="ce6" office:value-type="float" office:value="43.028" calcext:value-type="float">
            <text:p>43,028</text:p>
          </table:table-cell>
          <table:table-cell table:style-name="ce6" office:value-type="float" office:value="6.199" calcext:value-type="float">
            <text:p>6,199</text:p>
          </table:table-cell>
          <table:table-cell table:style-name="ce6" office:value-type="float" office:value="5.958" calcext:value-type="float">
            <text:p>5,958</text:p>
          </table:table-cell>
          <table:table-cell table:style-name="ce6" office:value-type="float" office:value="5.178" calcext:value-type="float">
            <text:p>5,17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2</text:p>
          </table:table-cell>
          <table:table-cell table:style-name="ce6" office:value-type="float" office:value="0.0518" calcext:value-type="float">
            <text:p>0,0518</text:p>
          </table:table-cell>
          <table:table-cell table:style-name="ce6" office:value-type="float" office:value="0.0542" calcext:value-type="float">
            <text:p>0,0542</text:p>
          </table:table-cell>
          <table:table-cell table:style-name="ce6" office:value-type="float" office:value="0.0539" calcext:value-type="float">
            <text:p>0,0539</text:p>
          </table:table-cell>
          <table:table-cell table:style-name="ce6" office:value-type="float" office:value="0.0467" calcext:value-type="float">
            <text:p>0,0467</text:p>
          </table:table-cell>
          <table:table-cell table:style-name="ce6" office:value-type="float" office:value="0.048" calcext:value-type="float">
            <text:p>0,048</text:p>
          </table:table-cell>
          <table:table-cell table:style-name="ce1"/>
          <table:table-cell office:value-type="string" calcext:value-type="string">
            <text:p>PY_2</text:p>
          </table:table-cell>
          <table:table-cell table:style-name="ce6" office:value-type="float" office:value="0.547" calcext:value-type="float">
            <text:p>0,547</text:p>
          </table:table-cell>
          <table:table-cell table:style-name="ce6" office:value-type="float" office:value="1.773" calcext:value-type="float">
            <text:p>1,773</text:p>
          </table:table-cell>
          <table:table-cell table:style-name="ce6" office:value-type="float" office:value="0.216" calcext:value-type="float">
            <text:p>0,216</text:p>
          </table:table-cell>
          <table:table-cell table:style-name="ce6" office:value-type="float" office:value="0.475" calcext:value-type="float">
            <text:p>0,475</text:p>
          </table:table-cell>
          <table:table-cell table:style-name="ce6" office:value-type="float" office:value="0.301" calcext:value-type="float">
            <text:p>0,301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3</text:p>
          </table:table-cell>
          <table:table-cell table:style-name="ce6" office:value-type="float" office:value="0.108" calcext:value-type="float">
            <text:p>0,108</text:p>
          </table:table-cell>
          <table:table-cell table:style-name="ce6" office:value-type="float" office:value="0.107" calcext:value-type="float">
            <text:p>0,107</text:p>
          </table:table-cell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11" calcext:value-type="float">
            <text:p>0,111</text:p>
          </table:table-cell>
          <table:table-cell table:style-name="ce6" office:value-type="float" office:value="0.113" calcext:value-type="float">
            <text:p>0,113</text:p>
          </table:table-cell>
          <table:table-cell table:style-name="ce1"/>
          <table:table-cell office:value-type="string" calcext:value-type="string">
            <text:p>PY_3</text:p>
          </table:table-cell>
          <table:table-cell table:style-name="ce6" office:value-type="float" office:value="6.037" calcext:value-type="float">
            <text:p>6,037</text:p>
          </table:table-cell>
          <table:table-cell table:style-name="ce6" office:value-type="float" office:value="5.18" calcext:value-type="float">
            <text:p>5,18</text:p>
          </table:table-cell>
          <table:table-cell table:style-name="ce6" office:value-type="float" office:value="2.622" calcext:value-type="float">
            <text:p>2,622</text:p>
          </table:table-cell>
          <table:table-cell table:style-name="ce6" office:value-type="float" office:value="5.209" calcext:value-type="float">
            <text:p>5,209</text:p>
          </table:table-cell>
          <table:table-cell table:style-name="ce6" office:value-type="float" office:value="4.042" calcext:value-type="float">
            <text:p>4,042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4</text:p>
          </table:table-cell>
          <table:table-cell table:style-name="ce6" office:value-type="float" office:value="0.0903" calcext:value-type="float">
            <text:p>0,0903</text:p>
          </table:table-cell>
          <table:table-cell table:style-name="ce6" office:value-type="float" office:value="0.086" calcext:value-type="float">
            <text:p>0,086</text:p>
          </table:table-cell>
          <table:table-cell table:style-name="ce6" office:value-type="float" office:value="0.0872" calcext:value-type="float">
            <text:p>0,0872</text:p>
          </table:table-cell>
          <table:table-cell table:style-name="ce6" office:value-type="float" office:value="0.0866" calcext:value-type="float">
            <text:p>0,0866</text:p>
          </table:table-cell>
          <table:table-cell table:style-name="ce6" office:value-type="float" office:value="0.0862" calcext:value-type="float">
            <text:p>0,0862</text:p>
          </table:table-cell>
          <table:table-cell table:style-name="ce1"/>
          <table:table-cell office:value-type="string" calcext:value-type="string">
            <text:p>PY_4</text:p>
          </table:table-cell>
          <table:table-cell table:style-name="ce6" office:value-type="float" office:value="1.025" calcext:value-type="float">
            <text:p>1,025</text:p>
          </table:table-cell>
          <table:table-cell table:style-name="ce6" office:value-type="float" office:value="1.438" calcext:value-type="float">
            <text:p>1,438</text:p>
          </table:table-cell>
          <table:table-cell table:style-name="ce6" office:value-type="float" office:value="1.382" calcext:value-type="float">
            <text:p>1,382</text:p>
          </table:table-cell>
          <table:table-cell table:style-name="ce6" office:value-type="float" office:value="1.397" calcext:value-type="float">
            <text:p>1,397</text:p>
          </table:table-cell>
          <table:table-cell table:style-name="ce6" office:value-type="float" office:value="0.566" calcext:value-type="float">
            <text:p>0,566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5</text:p>
          </table:table-cell>
          <table:table-cell table:style-name="ce6" office:value-type="float" office:value="0.124" calcext:value-type="float">
            <text:p>0,124</text:p>
          </table:table-cell>
          <table:table-cell table:style-name="ce6" office:value-type="float" office:value="0.127" calcext:value-type="float">
            <text:p>0,127</text:p>
          </table:table-cell>
          <table:table-cell table:style-name="ce6" office:value-type="float" office:value="0.126" calcext:value-type="float">
            <text:p>0,126</text:p>
          </table:table-cell>
          <table:table-cell table:number-columns-repeated="2" table:style-name="ce6" office:value-type="float" office:value="0.125" calcext:value-type="float">
            <text:p>0,125</text:p>
          </table:table-cell>
          <table:table-cell table:style-name="ce1"/>
          <table:table-cell office:value-type="string" calcext:value-type="string">
            <text:p>PY_5</text:p>
          </table:table-cell>
          <table:table-cell table:style-name="ce6" office:value-type="float" office:value="0.278" calcext:value-type="float">
            <text:p>0,278</text:p>
          </table:table-cell>
          <table:table-cell table:style-name="ce6" office:value-type="float" office:value="0.67" calcext:value-type="float">
            <text:p>0,67</text:p>
          </table:table-cell>
          <table:table-cell table:style-name="ce6" office:value-type="float" office:value="0.592" calcext:value-type="float">
            <text:p>0,592</text:p>
          </table:table-cell>
          <table:table-cell table:style-name="ce6" office:value-type="float" office:value="0.867" calcext:value-type="float">
            <text:p>0,867</text:p>
          </table:table-cell>
          <table:table-cell table:style-name="ce6" office:value-type="float" office:value="0.598" calcext:value-type="float">
            <text:p>0,598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6</text:p>
          </table:table-cell>
          <table:table-cell table:style-name="ce6" office:value-type="float" office:value="0.0622" calcext:value-type="float">
            <text:p>0,0622</text:p>
          </table:table-cell>
          <table:table-cell table:style-name="ce6" office:value-type="float" office:value="0.0633" calcext:value-type="float">
            <text:p>0,0633</text:p>
          </table:table-cell>
          <table:table-cell table:style-name="ce6" office:value-type="float" office:value="0.63" calcext:value-type="float">
            <text:p>0,63</text:p>
          </table:table-cell>
          <table:table-cell table:style-name="ce6" office:value-type="float" office:value="0.0637" calcext:value-type="float">
            <text:p>0,0637</text:p>
          </table:table-cell>
          <table:table-cell table:style-name="ce6" office:value-type="float" office:value="0.0645" calcext:value-type="float">
            <text:p>0,0645</text:p>
          </table:table-cell>
          <table:table-cell table:style-name="ce1"/>
          <table:table-cell office:value-type="string" calcext:value-type="string">
            <text:p>PY_6</text:p>
          </table:table-cell>
          <table:table-cell table:style-name="ce6" office:value-type="float" office:value="9.295" calcext:value-type="float">
            <text:p>9,295</text:p>
          </table:table-cell>
          <table:table-cell table:style-name="ce6" office:value-type="float" office:value="9.704" calcext:value-type="float">
            <text:p>9,704</text:p>
          </table:table-cell>
          <table:table-cell table:style-name="ce6" office:value-type="float" office:value="6.726" calcext:value-type="float">
            <text:p>6,726</text:p>
          </table:table-cell>
          <table:table-cell table:style-name="ce6" office:value-type="float" office:value="3.913" calcext:value-type="float">
            <text:p>3,913</text:p>
          </table:table-cell>
          <table:table-cell table:style-name="ce6" office:value-type="float" office:value="1.942" calcext:value-type="float">
            <text:p>1,942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7</text:p>
          </table:table-cell>
          <table:table-cell table:style-name="ce6" office:value-type="float" office:value="0.0391" calcext:value-type="float">
            <text:p>0,0391</text:p>
          </table:table-cell>
          <table:table-cell table:style-name="ce6" office:value-type="float" office:value="0.042" calcext:value-type="float">
            <text:p>0,042</text:p>
          </table:table-cell>
          <table:table-cell table:style-name="ce6" office:value-type="float" office:value="0.0394" calcext:value-type="float">
            <text:p>0,0394</text:p>
          </table:table-cell>
          <table:table-cell table:style-name="ce6" office:value-type="float" office:value="0.0411" calcext:value-type="float">
            <text:p>0,0411</text:p>
          </table:table-cell>
          <table:table-cell table:style-name="ce6" office:value-type="float" office:value="0.0397" calcext:value-type="float">
            <text:p>0,0397</text:p>
          </table:table-cell>
          <table:table-cell table:style-name="ce1"/>
          <table:table-cell office:value-type="string" calcext:value-type="string">
            <text:p>PY_7</text:p>
          </table:table-cell>
          <table:table-cell table:style-name="ce6" office:value-type="float" office:value="9.751" calcext:value-type="float">
            <text:p>9,751</text:p>
          </table:table-cell>
          <table:table-cell table:style-name="ce6" office:value-type="float" office:value="4.728" calcext:value-type="float">
            <text:p>4,728</text:p>
          </table:table-cell>
          <table:table-cell table:style-name="ce6" office:value-type="float" office:value="4.012" calcext:value-type="float">
            <text:p>4,012</text:p>
          </table:table-cell>
          <table:table-cell table:style-name="ce6" office:value-type="float" office:value="1.502" calcext:value-type="float">
            <text:p>1,502</text:p>
          </table:table-cell>
          <table:table-cell table:style-name="ce6" office:value-type="string" calcext:value-type="string">
            <text:p>x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8</text:p>
          </table:table-cell>
          <table:table-cell table:style-name="ce6" office:value-type="float" office:value="0.085" calcext:value-type="float">
            <text:p>0,085</text:p>
          </table:table-cell>
          <table:table-cell table:style-name="ce6" office:value-type="float" office:value="0.0912" calcext:value-type="float">
            <text:p>0,0912</text:p>
          </table:table-cell>
          <table:table-cell table:style-name="ce6" office:value-type="float" office:value="0.09" calcext:value-type="float">
            <text:p>0,09</text:p>
          </table:table-cell>
          <table:table-cell table:style-name="ce6" office:value-type="float" office:value="0.0895" calcext:value-type="float">
            <text:p>0,0895</text:p>
          </table:table-cell>
          <table:table-cell table:style-name="ce6" office:value-type="float" office:value="0.0818" calcext:value-type="float">
            <text:p>0,0818</text:p>
          </table:table-cell>
          <table:table-cell table:style-name="ce1"/>
          <table:table-cell office:value-type="string" calcext:value-type="string">
            <text:p>PY_8</text:p>
          </table:table-cell>
          <table:table-cell table:style-name="ce6" office:value-type="float" office:value="16.908" calcext:value-type="float">
            <text:p>16,908</text:p>
          </table:table-cell>
          <table:table-cell table:style-name="ce6" office:value-type="float" office:value="8.094" calcext:value-type="float">
            <text:p>8,094</text:p>
          </table:table-cell>
          <table:table-cell table:style-name="ce6" office:value-type="float" office:value="3.103" calcext:value-type="float">
            <text:p>3,103</text:p>
          </table:table-cell>
          <table:table-cell table:style-name="ce6" office:value-type="float" office:value="1.062" calcext:value-type="float">
            <text:p>1,062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9</text:p>
          </table:table-cell>
          <table:table-cell table:style-name="ce6" office:value-type="float" office:value="0.0992" calcext:value-type="float">
            <text:p>0,0992</text:p>
          </table:table-cell>
          <table:table-cell table:style-name="ce6" office:value-type="float" office:value="0.0958" calcext:value-type="float">
            <text:p>0,0958</text:p>
          </table:table-cell>
          <table:table-cell table:style-name="ce6" office:value-type="float" office:value="0.0983" calcext:value-type="float">
            <text:p>0,0983</text:p>
          </table:table-cell>
          <table:table-cell table:style-name="ce6" office:value-type="float" office:value="0.0982" calcext:value-type="float">
            <text:p>0,0982</text:p>
          </table:table-cell>
          <table:table-cell table:style-name="ce6" office:value-type="float" office:value="0.0991" calcext:value-type="float">
            <text:p>0,0991</text:p>
          </table:table-cell>
          <table:table-cell table:style-name="ce1"/>
          <table:table-cell office:value-type="string" calcext:value-type="string">
            <text:p>PY_9</text:p>
          </table:table-cell>
          <table:table-cell table:style-name="ce6" office:value-type="float" office:value="1.17" calcext:value-type="float">
            <text:p>1,17</text:p>
          </table:table-cell>
          <table:table-cell table:style-name="ce6" office:value-type="float" office:value="10.026" calcext:value-type="float">
            <text:p>10,026</text:p>
          </table:table-cell>
          <table:table-cell table:style-name="ce6" office:value-type="float" office:value="0.396" calcext:value-type="float">
            <text:p>0,396</text:p>
          </table:table-cell>
          <table:table-cell table:style-name="ce6" office:value-type="float" office:value="4.169" calcext:value-type="float">
            <text:p>4,169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10</text:p>
          </table:table-cell>
          <table:table-cell table:style-name="ce6" office:value-type="float" office:value="0.0532" calcext:value-type="float">
            <text:p>0,0532</text:p>
          </table:table-cell>
          <table:table-cell table:style-name="ce6" office:value-type="float" office:value="0.047" calcext:value-type="float">
            <text:p>0,047</text:p>
          </table:table-cell>
          <table:table-cell table:style-name="ce6" office:value-type="float" office:value="0.0518" calcext:value-type="float">
            <text:p>0,0518</text:p>
          </table:table-cell>
          <table:table-cell table:style-name="ce6" office:value-type="float" office:value="0.0508" calcext:value-type="float">
            <text:p>0,0508</text:p>
          </table:table-cell>
          <table:table-cell table:style-name="ce6" office:value-type="float" office:value="0.0531" calcext:value-type="float">
            <text:p>0,0531</text:p>
          </table:table-cell>
          <table:table-cell table:style-name="ce1"/>
          <table:table-cell office:value-type="string" calcext:value-type="string">
            <text:p>PY_10</text:p>
          </table:table-cell>
          <table:table-cell table:style-name="ce6" office:value-type="float" office:value="0.263" calcext:value-type="float">
            <text:p>0,263</text:p>
          </table:table-cell>
          <table:table-cell table:style-name="ce6" office:value-type="float" office:value="0.846" calcext:value-type="float">
            <text:p>0,846</text:p>
          </table:table-cell>
          <table:table-cell table:style-name="ce6" office:value-type="float" office:value="0.332" calcext:value-type="float">
            <text:p>0,332</text:p>
          </table:table-cell>
          <table:table-cell table:style-name="ce6" office:value-type="float" office:value="3.88" calcext:value-type="float">
            <text:p>3,88</text:p>
          </table:table-cell>
          <table:table-cell table:style-name="ce6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/>
          <table:table-cell table:style-name="ce7" table:formula="of:=AVERAGE([.B308:.B317])" office:value-type="float" office:value="0.08178" calcext:value-type="float">
            <text:p>0,08178</text:p>
          </table:table-cell>
          <table:table-cell table:style-name="ce7" table:formula="of:=AVERAGE([.C308:.C317])" office:value-type="float" office:value="0.08225" calcext:value-type="float">
            <text:p>0,08225</text:p>
          </table:table-cell>
          <table:table-cell table:style-name="ce7" table:formula="of:=AVERAGE([.D308:.D317])" office:value-type="float" office:value="0.13916" calcext:value-type="float">
            <text:p>0,13916</text:p>
          </table:table-cell>
          <table:table-cell table:style-name="ce7" table:formula="of:=AVERAGE([.E308:.E317])" office:value-type="float" office:value="0.08176" calcext:value-type="float">
            <text:p>0,08176</text:p>
          </table:table-cell>
          <table:table-cell table:style-name="ce7" table:formula="of:=AVERAGE([.F308:.F317])" office:value-type="float" office:value="0.08164" calcext:value-type="float">
            <text:p>0,08164</text:p>
          </table:table-cell>
          <table:table-cell table:style-name="ce1"/>
          <table:table-cell table:style-name="ce4"/>
          <table:table-cell table:style-name="ce7" table:formula="of:=AVERAGE([.I308:.I317])" office:value-type="float" office:value="5.0307" calcext:value-type="float">
            <text:p>5,0307</text:p>
          </table:table-cell>
          <table:table-cell table:style-name="ce7" table:formula="of:=AVERAGE([.J308:.J317])" office:value-type="float" office:value="8.5487" calcext:value-type="float">
            <text:p>8,5487</text:p>
          </table:table-cell>
          <table:table-cell table:style-name="ce7" table:formula="of:=AVERAGE([.K308:.K317])" office:value-type="float" office:value="2.558" calcext:value-type="float">
            <text:p>2,558</text:p>
          </table:table-cell>
          <table:table-cell table:style-name="ce7" table:formula="of:=AVERAGE([.L308:.L317])" office:value-type="float" office:value="2.8432" calcext:value-type="float">
            <text:p>2,8432</text:p>
          </table:table-cell>
          <table:table-cell table:style-name="ce7" table:formula="of:=AVERAGE([.M308:.M317])" office:value-type="float" office:value="2.1045" calcext:value-type="float">
            <text:p>2,1045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/>
          <table:table-cell table:style-name="ce7" table:number-columns-repeated="5"/>
          <table:table-cell table:style-name="ce1"/>
          <table:table-cell table:style-name="ce4"/>
          <table:table-cell table:style-name="ce7" table:number-columns-repeated="5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1"/>
          <table:table-cell table:style-name="ce5" office:value-type="string" calcext:value-type="string">
            <text:p>GENETIC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MIGRANT(0.02)</text:p>
          </table:table-cell>
          <table:table-cell table:style-name="ce1" office:value-type="string" calcext:value-type="string">
            <text:p>FC_GNN</text:p>
          </table:table-cell>
          <table:table-cell table:style-name="ce1"/>
          <table:table-cell table:style-name="ce4"/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GENETIC</text:p>
          </table:table-cell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MIGRANT(0.02)</text:p>
          </table:table-cell>
          <table:table-cell table:style-name="ce4" office:value-type="string" calcext:value-type="string">
            <text:p>FC_GNN</text:p>
          </table:table-cell>
          <table:table-cell table:style-name="ce1"/>
          <table:table-cell table:style-name="ce9"/>
          <table:table-cell table:style-name="ce4"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6" office:value-type="float" office:value="1422.619" calcext:value-type="float">
            <text:p>1422,619</text:p>
          </table:table-cell>
          <table:table-cell table:style-name="ce6" office:value-type="float" office:value="1441.636" calcext:value-type="float">
            <text:p>1441,636</text:p>
          </table:table-cell>
          <table:table-cell table:style-name="ce6" office:value-type="float" office:value="1437.609" calcext:value-type="float">
            <text:p>1437,609</text:p>
          </table:table-cell>
          <table:table-cell table:style-name="ce6" office:value-type="float" office:value="1432.184" calcext:value-type="float">
            <text:p>1432,184</text:p>
          </table:table-cell>
          <table:table-cell table:style-name="ce6" office:value-type="float" office:value="1437.67" calcext:value-type="float">
            <text:p>1437,67</text:p>
          </table:table-cell>
          <table:table-cell table:style-name="ce6"/>
          <table:table-cell table:style-name="ce6" office:value-type="string" calcext:value-type="string">
            <text:p>BL_1</text:p>
          </table:table-cell>
          <table:table-cell table:style-name="ce10" office:value-type="float" office:value="0.518" calcext:value-type="float">
            <text:p>5,18E-01</text:p>
          </table:table-cell>
          <table:table-cell table:style-name="ce10" office:value-type="float" office:value="8.127" calcext:value-type="float">
            <text:p>8,13E+00</text:p>
          </table:table-cell>
          <table:table-cell table:style-name="ce10" office:value-type="float" office:value="0.131" calcext:value-type="float">
            <text:p>1,31E-01</text:p>
          </table:table-cell>
          <table:table-cell table:style-name="ce10" office:value-type="float" office:value="3.321" calcext:value-type="float">
            <text:p>3,32E+00</text:p>
          </table:table-cell>
          <table:table-cell table:style-name="ce10" office:value-type="float" office:value="0.218" calcext:value-type="float">
            <text:p>2,18E-0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6" office:value-type="float" office:value="1742.218" calcext:value-type="float">
            <text:p>1742,218</text:p>
          </table:table-cell>
          <table:table-cell table:style-name="ce6" office:value-type="float" office:value="1755.921" calcext:value-type="float">
            <text:p>1755,921</text:p>
          </table:table-cell>
          <table:table-cell table:style-name="ce6" office:value-type="float" office:value="1732.84" calcext:value-type="float">
            <text:p>1732,84</text:p>
          </table:table-cell>
          <table:table-cell table:style-name="ce6" office:value-type="float" office:value="1747.795" calcext:value-type="float">
            <text:p>1747,795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BL_2</text:p>
          </table:table-cell>
          <table:table-cell table:style-name="ce10" office:value-type="float" office:value="0.03" calcext:value-type="float">
            <text:p>3,00E-02</text:p>
          </table:table-cell>
          <table:table-cell table:style-name="ce10" office:value-type="float" office:value="0.0217" calcext:value-type="float">
            <text:p>2,17E-02</text:p>
          </table:table-cell>
          <table:table-cell table:style-name="ce10" office:value-type="float" office:value="1.549" calcext:value-type="float">
            <text:p>1,55E+00</text:p>
          </table:table-cell>
          <table:table-cell table:style-name="ce10" office:value-type="float" office:value="4.019" calcext:value-type="float">
            <text:p>4,02E+00</text:p>
          </table:table-cell>
          <table:table-cell table:style-name="ce10" office:value-type="float" office:value="0.0325" calcext:value-type="float">
            <text:p>3,25E-02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6" office:value-type="float" office:value="2196.491" calcext:value-type="float">
            <text:p>2196,491</text:p>
          </table:table-cell>
          <table:table-cell table:style-name="ce6" office:value-type="float" office:value="2275.342" calcext:value-type="float">
            <text:p>2275,342</text:p>
          </table:table-cell>
          <table:table-cell table:style-name="ce6" office:value-type="float" office:value="2210.189" calcext:value-type="float">
            <text:p>2210,189</text:p>
          </table:table-cell>
          <table:table-cell table:style-name="ce6" office:value-type="float" office:value="2177.17" calcext:value-type="float">
            <text:p>2177,17</text:p>
          </table:table-cell>
          <table:table-cell table:style-name="ce6" table:number-columns-repeated="2"/>
          <table:table-cell table:style-name="ce6" office:value-type="string" calcext:value-type="string">
            <text:p>BL_3</text:p>
          </table:table-cell>
          <table:table-cell table:style-name="ce6" office:value-type="float" office:value="5.872" calcext:value-type="float">
            <text:p>5,872</text:p>
          </table:table-cell>
          <table:table-cell table:style-name="ce6" office:value-type="float" office:value="2.643" calcext:value-type="float">
            <text:p>2,643</text:p>
          </table:table-cell>
          <table:table-cell table:style-name="ce6" office:value-type="float" office:value="13.762" calcext:value-type="float">
            <text:p>13,762</text:p>
          </table:table-cell>
          <table:table-cell table:style-name="ce6" office:value-type="float" office:value="3.599" calcext:value-type="float">
            <text:p>3,599</text:p>
          </table:table-cell>
          <table:table-cell table:style-name="ce6" office:value-type="float" office:value="0.0941" calcext:value-type="float">
            <text:p>0,094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6" office:value-type="float" office:value="1838.1" calcext:value-type="float">
            <text:p>1838,1</text:p>
          </table:table-cell>
          <table:table-cell table:style-name="ce6" office:value-type="float" office:value="1882.105" calcext:value-type="float">
            <text:p>1882,105</text:p>
          </table:table-cell>
          <table:table-cell table:style-name="ce6" office:value-type="float" office:value="1794.625" calcext:value-type="float">
            <text:p>1794,625</text:p>
          </table:table-cell>
          <table:table-cell table:style-name="ce6" office:value-type="float" office:value="1809.2" calcext:value-type="float">
            <text:p>1809,2</text:p>
          </table:table-cell>
          <table:table-cell table:style-name="ce6" table:number-columns-repeated="2"/>
          <table:table-cell table:style-name="ce6" office:value-type="string" calcext:value-type="string">
            <text:p>BL_4</text:p>
          </table:table-cell>
          <table:table-cell table:style-name="ce10" office:value-type="float" office:value="23.966" calcext:value-type="float">
            <text:p>2,40E+01</text:p>
          </table:table-cell>
          <table:table-cell table:style-name="ce10" office:value-type="float" office:value="0.0655" calcext:value-type="float">
            <text:p>6,55E-02</text:p>
          </table:table-cell>
          <table:table-cell table:style-name="ce10" office:value-type="float" office:value="0.877" calcext:value-type="float">
            <text:p>8,77E-01</text:p>
          </table:table-cell>
          <table:table-cell table:style-name="ce10" office:value-type="float" office:value="0.221" calcext:value-type="float">
            <text:p>2,21E-01</text:p>
          </table:table-cell>
          <table:table-cell table:style-name="ce10" office:value-type="float" office:value="2.076" calcext:value-type="float">
            <text:p>2,08E+00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6" office:value-type="float" office:value="1886.866" calcext:value-type="float">
            <text:p>1886,866</text:p>
          </table:table-cell>
          <table:table-cell table:style-name="ce6" office:value-type="float" office:value="1881.826" calcext:value-type="float">
            <text:p>1881,826</text:p>
          </table:table-cell>
          <table:table-cell table:style-name="ce6" office:value-type="float" office:value="1891.367" calcext:value-type="float">
            <text:p>1891,367</text:p>
          </table:table-cell>
          <table:table-cell table:style-name="ce6" office:value-type="float" office:value="1921.996" calcext:value-type="float">
            <text:p>1921,996</text:p>
          </table:table-cell>
          <table:table-cell table:style-name="ce6" table:number-columns-repeated="2"/>
          <table:table-cell table:style-name="ce6" office:value-type="string" calcext:value-type="string">
            <text:p>BL_5</text:p>
          </table:table-cell>
          <table:table-cell table:style-name="ce10" office:value-type="float" office:value="4.432" calcext:value-type="float">
            <text:p>4,43E+00</text:p>
          </table:table-cell>
          <table:table-cell table:style-name="ce10" office:value-type="float" office:value="0.0194" calcext:value-type="float">
            <text:p>1,94E-02</text:p>
          </table:table-cell>
          <table:table-cell table:style-name="ce10" office:value-type="float" office:value="27.522" calcext:value-type="float">
            <text:p>2,75E+01</text:p>
          </table:table-cell>
          <table:table-cell table:style-name="ce10" office:value-type="float" office:value="2.428" calcext:value-type="float">
            <text:p>2,43E+00</text:p>
          </table:table-cell>
          <table:table-cell table:style-name="ce10" office:value-type="float" office:value="0.578" calcext:value-type="float">
            <text:p>5,78E-0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6" office:value-type="float" office:value="1882.799" calcext:value-type="float">
            <text:p>1882,799</text:p>
          </table:table-cell>
          <table:table-cell table:style-name="ce6" office:value-type="float" office:value="1886.106" calcext:value-type="float">
            <text:p>1886,106</text:p>
          </table:table-cell>
          <table:table-cell table:style-name="ce6" office:value-type="float" office:value="1909.283" calcext:value-type="float">
            <text:p>1909,283</text:p>
          </table:table-cell>
          <table:table-cell table:style-name="ce6" office:value-type="float" office:value="1914.77" calcext:value-type="float">
            <text:p>1914,77</text:p>
          </table:table-cell>
          <table:table-cell table:style-name="ce6" table:number-columns-repeated="2"/>
          <table:table-cell table:style-name="ce6" office:value-type="string" calcext:value-type="string">
            <text:p>BL_6</text:p>
          </table:table-cell>
          <table:table-cell table:style-name="ce10" office:value-type="float" office:value="0.328" calcext:value-type="float">
            <text:p>3,28E-01</text:p>
          </table:table-cell>
          <table:table-cell table:style-name="ce10" office:value-type="float" office:value="0.0279" calcext:value-type="float">
            <text:p>2,79E-02</text:p>
          </table:table-cell>
          <table:table-cell table:style-name="ce10" office:value-type="float" office:value="0.306" calcext:value-type="float">
            <text:p>3,06E-01</text:p>
          </table:table-cell>
          <table:table-cell table:style-name="ce10" office:value-type="float" office:value="0.172" calcext:value-type="float">
            <text:p>1,72E-01</text:p>
          </table:table-cell>
          <table:table-cell table:style-name="ce10" office:value-type="float" office:value="2.06" calcext:value-type="float">
            <text:p>2,06E+00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6" office:value-type="float" office:value="1538.485" calcext:value-type="float">
            <text:p>1538,485</text:p>
          </table:table-cell>
          <table:table-cell table:style-name="ce6" office:value-type="float" office:value="1538.765" calcext:value-type="float">
            <text:p>1538,765</text:p>
          </table:table-cell>
          <table:table-cell table:style-name="ce6" office:value-type="float" office:value="1526.368" calcext:value-type="float">
            <text:p>1526,368</text:p>
          </table:table-cell>
          <table:table-cell table:style-name="ce6" office:value-type="float" office:value="1527.869" calcext:value-type="float">
            <text:p>1527,869</text:p>
          </table:table-cell>
          <table:table-cell table:style-name="ce6" table:number-columns-repeated="2"/>
          <table:table-cell table:style-name="ce6" office:value-type="string" calcext:value-type="string">
            <text:p>BL_7</text:p>
          </table:table-cell>
          <table:table-cell table:style-name="ce6" office:value-type="float" office:value="0.537" calcext:value-type="float">
            <text:p>0,537</text:p>
          </table:table-cell>
          <table:table-cell table:style-name="ce6" office:value-type="float" office:value="0.532" calcext:value-type="float">
            <text:p>0,532</text:p>
          </table:table-cell>
          <table:table-cell table:style-name="ce6" office:value-type="float" office:value="4.388" calcext:value-type="float">
            <text:p>4,388</text:p>
          </table:table-cell>
          <table:table-cell table:style-name="ce6" office:value-type="float" office:value="0.06" calcext:value-type="float">
            <text:p>0,06</text:p>
          </table:table-cell>
          <table:table-cell table:style-name="ce6" office:value-type="float" office:value="0.0862" calcext:value-type="float">
            <text:p>0,0862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6" office:value-type="float" office:value="1983.396" calcext:value-type="float">
            <text:p>1983,396</text:p>
          </table:table-cell>
          <table:table-cell table:style-name="ce6" office:value-type="float" office:value="1983.679" calcext:value-type="float">
            <text:p>1983,679</text:p>
          </table:table-cell>
          <table:table-cell table:style-name="ce6" office:value-type="float" office:value="1957.48" calcext:value-type="float">
            <text:p>1957,48</text:p>
          </table:table-cell>
          <table:table-cell table:style-name="ce6" office:value-type="float" office:value="2001.618" calcext:value-type="float">
            <text:p>2001,618</text:p>
          </table:table-cell>
          <table:table-cell table:style-name="ce6" table:number-columns-repeated="2"/>
          <table:table-cell table:style-name="ce6" office:value-type="string" calcext:value-type="string">
            <text:p>BL_8</text:p>
          </table:table-cell>
          <table:table-cell table:style-name="ce10" office:value-type="float" office:value="2.167" calcext:value-type="float">
            <text:p>2,17E+00</text:p>
          </table:table-cell>
          <table:table-cell table:style-name="ce10" office:value-type="float" office:value="0.129" calcext:value-type="float">
            <text:p>1,29E-01</text:p>
          </table:table-cell>
          <table:table-cell table:style-name="ce10" office:value-type="float" office:value="0.0714" calcext:value-type="float">
            <text:p>7,14E-02</text:p>
          </table:table-cell>
          <table:table-cell table:style-name="ce10" office:value-type="float" office:value="17.857" calcext:value-type="float">
            <text:p>1,79E+01</text:p>
          </table:table-cell>
          <table:table-cell table:style-name="ce10" office:value-type="float" office:value="0.551" calcext:value-type="float">
            <text:p>5,51E-01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6" office:value-type="float" office:value="1840.593" calcext:value-type="float">
            <text:p>1840,593</text:p>
          </table:table-cell>
          <table:table-cell table:style-name="ce6" office:value-type="float" office:value="1843.414" calcext:value-type="float">
            <text:p>1843,414</text:p>
          </table:table-cell>
          <table:table-cell table:style-name="ce6" office:value-type="float" office:value="1834.837" calcext:value-type="float">
            <text:p>1834,837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BL_9</text:p>
          </table:table-cell>
          <table:table-cell table:style-name="ce10" office:value-type="float" office:value="1.549" calcext:value-type="float">
            <text:p>1,55E+00</text:p>
          </table:table-cell>
          <table:table-cell table:style-name="ce10" office:value-type="float" office:value="0.0456" calcext:value-type="float">
            <text:p>4,56E-02</text:p>
          </table:table-cell>
          <table:table-cell table:style-name="ce10" office:value-type="float" office:value="13.953" calcext:value-type="float">
            <text:p>1,40E+01</text:p>
          </table:table-cell>
          <table:table-cell table:style-name="ce10" office:value-type="float" office:value="0.026" calcext:value-type="float">
            <text:p>2,60E-02</text:p>
          </table:table-cell>
          <table:table-cell table:style-name="ce10" office:value-type="string" calcext:value-type="string">
            <text:p>x</text:p>
          </table:table-cell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6" office:value-type="float" office:value="1838.802" calcext:value-type="float">
            <text:p>1838,802</text:p>
          </table:table-cell>
          <table:table-cell table:style-name="ce6" office:value-type="float" office:value="1883.89" calcext:value-type="float">
            <text:p>1883,89</text:p>
          </table:table-cell>
          <table:table-cell table:style-name="ce6" office:value-type="float" office:value="1899.882" calcext:value-type="float">
            <text:p>1899,882</text:p>
          </table:table-cell>
          <table:table-cell table:style-name="ce6" office:value-type="float" office:value="1919.465" calcext:value-type="float">
            <text:p>1919,465</text:p>
          </table:table-cell>
          <table:table-cell table:style-name="ce6" table:number-columns-repeated="2"/>
          <table:table-cell table:style-name="ce6" office:value-type="string" calcext:value-type="string">
            <text:p>BL_10</text:p>
          </table:table-cell>
          <table:table-cell table:style-name="ce6" office:value-type="float" office:value="7.482" calcext:value-type="float">
            <text:p>7,482</text:p>
          </table:table-cell>
          <table:table-cell table:style-name="ce6" office:value-type="float" office:value="0.0386" calcext:value-type="float">
            <text:p>0,0386</text:p>
          </table:table-cell>
          <table:table-cell table:style-name="ce6" office:value-type="float" office:value="16.023" calcext:value-type="float">
            <text:p>16,023</text:p>
          </table:table-cell>
          <table:table-cell table:style-name="ce6" office:value-type="float" office:value="6.941" calcext:value-type="float">
            <text:p>6,941</text:p>
          </table:table-cell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3">
          <table:table-cell table:style-name="ce4"/>
          <table:table-cell table:style-name="ce7" table:formula="of:=AVERAGE([.B321:.B330])" office:value-type="float" office:value="1817.0369" calcext:value-type="float">
            <text:p>1817,0369</text:p>
          </table:table-cell>
          <table:table-cell table:style-name="ce7" table:formula="of:=AVERAGE([.C321:.C330])" office:value-type="float" office:value="1837.2684" calcext:value-type="float">
            <text:p>1837,2684</text:p>
          </table:table-cell>
          <table:table-cell table:style-name="ce7" table:formula="of:=AVERAGE([.D321:.D330])" office:value-type="float" office:value="1819.448" calcext:value-type="float">
            <text:p>1819,448</text:p>
          </table:table-cell>
          <table:table-cell table:style-name="ce7" table:formula="of:=AVERAGE([.E321:.E330])" office:value-type="float" office:value="1828.00744444444" calcext:value-type="float">
            <text:p>1828,00744444444</text:p>
          </table:table-cell>
          <table:table-cell table:style-name="ce7" table:formula="of:=AVERAGE([.F321:.F330])" office:value-type="float" office:value="1437.67" calcext:value-type="float">
            <text:p>1437,67</text:p>
          </table:table-cell>
          <table:table-cell table:style-name="ce7"/>
          <table:table-cell table:style-name="ce5"/>
          <table:table-cell table:style-name="ce5" table:formula="of:=AVERAGE([.I321:.I330])" office:value-type="float" office:value="4.6881" calcext:value-type="float">
            <text:p>4,6881</text:p>
          </table:table-cell>
          <table:table-cell table:style-name="ce12" table:formula="of:=AVERAGE([.J321:.J330])" office:value-type="float" office:value="1.16497" calcext:value-type="float">
            <text:p>1,16E+00</text:p>
          </table:table-cell>
          <table:table-cell table:style-name="ce12" table:formula="of:=AVERAGE([.K321:.K330])" office:value-type="float" office:value="7.85824" calcext:value-type="float">
            <text:p>7,86E+00</text:p>
          </table:table-cell>
          <table:table-cell table:style-name="ce12" table:formula="of:=AVERAGE([.L321:.L330])" office:value-type="float" office:value="3.8644" calcext:value-type="float">
            <text:p>3,86E+00</text:p>
          </table:table-cell>
          <table:table-cell table:style-name="ce12" table:formula="of:=AVERAGE([.M321:.M330])" office:value-type="float" office:value="0.711975" calcext:value-type="float">
            <text:p>7,12E-01</text:p>
          </table:table-cell>
          <table:table-cell table:style-name="ce7"/>
          <table:table-cell/>
          <table:table-cell table:style-name="ce5"/>
          <table:table-cell table:style-name="ce7"/>
          <table:table-cell/>
        </table:table-row>
        <table:table-row table:style-name="ro3">
          <table:table-cell table:style-name="ce4"/>
          <table:table-cell table:style-name="ce7" office:value-type="string" calcext:value-type="string">
            <text:p>GENETIC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MIGRANT(0.02)</text:p>
          </table:table-cell>
          <table:table-cell table:style-name="ce4" office:value-type="string" calcext:value-type="string">
            <text:p>FC_GNN</text:p>
          </table:table-cell>
          <table:table-cell table:style-name="ce4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GENETIC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BK_1</text:p>
          </table:table-cell>
          <table:table-cell table:style-name="ce6" office:value-type="float" office:value="4.123" calcext:value-type="float">
            <text:p>4,123</text:p>
          </table:table-cell>
          <table:table-cell table:style-name="ce6" office:value-type="float" office:value="0.396" calcext:value-type="float">
            <text:p>0,396</text:p>
          </table:table-cell>
          <table:table-cell table:style-name="ce6" office:value-type="float" office:value="0.139" calcext:value-type="float">
            <text:p>0,139</text:p>
          </table:table-cell>
          <table:table-cell table:style-name="ce6" office:value-type="float" office:value="0.125" calcext:value-type="float">
            <text:p>0,125</text:p>
          </table:table-cell>
          <table:table-cell table:style-name="ce6" table:number-columns-repeated="2"/>
          <table:table-cell table:style-name="ce6" office:value-type="string" calcext:value-type="string">
            <text:p>Baseball_1</text:p>
          </table:table-cell>
          <table:table-cell table:style-name="ce6" office:value-type="float" office:value="2711.94" calcext:value-type="float">
            <text:p>2711,94</text:p>
          </table:table-cell>
          <table:table-cell table:style-name="ce6" office:value-type="float" office:value="2036.73" calcext:value-type="float">
            <text:p>2036,73</text:p>
          </table:table-cell>
          <table:table-cell table:style-name="ce6" office:value-type="float" office:value="2057.32" calcext:value-type="float">
            <text:p>2057,32</text:p>
          </table:table-cell>
          <table:table-cell table:style-name="ce6" office:value-type="float" office:value="1827.75" calcext:value-type="float">
            <text:p>1827,7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2</text:p>
          </table:table-cell>
          <table:table-cell table:style-name="ce6" office:value-type="float" office:value="0.189" calcext:value-type="float">
            <text:p>0,189</text:p>
          </table:table-cell>
          <table:table-cell table:style-name="ce6" office:value-type="float" office:value="0.288" calcext:value-type="float">
            <text:p>0,288</text:p>
          </table:table-cell>
          <table:table-cell table:style-name="ce6" office:value-type="float" office:value="0.184" calcext:value-type="float">
            <text:p>0,184</text:p>
          </table:table-cell>
          <table:table-cell table:style-name="ce6" office:value-type="float" office:value="0.181" calcext:value-type="float">
            <text:p>0,181</text:p>
          </table:table-cell>
          <table:table-cell table:style-name="ce6" table:number-columns-repeated="2"/>
          <table:table-cell table:style-name="ce6" office:value-type="string" calcext:value-type="string">
            <text:p>Baseball_2</text:p>
          </table:table-cell>
          <table:table-cell table:style-name="ce6" office:value-type="float" office:value="1819.54" calcext:value-type="float">
            <text:p>1819,54</text:p>
          </table:table-cell>
          <table:table-cell table:style-name="ce6" office:value-type="float" office:value="1338.18" calcext:value-type="float">
            <text:p>1338,18</text:p>
          </table:table-cell>
          <table:table-cell table:style-name="ce6" office:value-type="float" office:value="1346.47" calcext:value-type="float">
            <text:p>1346,47</text:p>
          </table:table-cell>
          <table:table-cell table:style-name="ce6" office:value-type="float" office:value="1305.36" calcext:value-type="float">
            <text:p>1305,3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3</text:p>
          </table:table-cell>
          <table:table-cell table:style-name="ce6" office:value-type="float" office:value="0.238" calcext:value-type="float">
            <text:p>0,238</text:p>
          </table:table-cell>
          <table:table-cell table:style-name="ce6" office:value-type="float" office:value="0.212" calcext:value-type="float">
            <text:p>0,212</text:p>
          </table:table-cell>
          <table:table-cell table:style-name="ce6" office:value-type="float" office:value="0.155" calcext:value-type="float">
            <text:p>0,155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table:number-columns-repeated="2"/>
          <table:table-cell table:style-name="ce6" office:value-type="string" calcext:value-type="string">
            <text:p>Baseball_3</text:p>
          </table:table-cell>
          <table:table-cell table:style-name="ce6" office:value-type="float" office:value="2758.25" calcext:value-type="float">
            <text:p>2758,25</text:p>
          </table:table-cell>
          <table:table-cell table:style-name="ce6" office:value-type="float" office:value="2564.91" calcext:value-type="float">
            <text:p>2564,91</text:p>
          </table:table-cell>
          <table:table-cell table:style-name="ce6" office:value-type="float" office:value="2238.62" calcext:value-type="float">
            <text:p>2238,62</text:p>
          </table:table-cell>
          <table:table-cell table:style-name="ce6" office:value-type="float" office:value="2287.18" calcext:value-type="float">
            <text:p>2287,1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4</text:p>
          </table:table-cell>
          <table:table-cell table:style-name="ce6" office:value-type="float" office:value="2.441" calcext:value-type="float">
            <text:p>2,441</text:p>
          </table:table-cell>
          <table:table-cell table:style-name="ce6" office:value-type="float" office:value="0.246" calcext:value-type="float">
            <text:p>0,246</text:p>
          </table:table-cell>
          <table:table-cell table:style-name="ce6" office:value-type="float" office:value="0.222" calcext:value-type="float">
            <text:p>0,222</text:p>
          </table:table-cell>
          <table:table-cell table:style-name="ce6" office:value-type="float" office:value="2.348" calcext:value-type="float">
            <text:p>2,348</text:p>
          </table:table-cell>
          <table:table-cell table:style-name="ce6" table:number-columns-repeated="2"/>
          <table:table-cell table:style-name="ce6" office:value-type="string" calcext:value-type="string">
            <text:p>Baseball_4</text:p>
          </table:table-cell>
          <table:table-cell table:style-name="ce6" office:value-type="float" office:value="3384.66" calcext:value-type="float">
            <text:p>3384,66</text:p>
          </table:table-cell>
          <table:table-cell table:style-name="ce6" office:value-type="float" office:value="2590.15" calcext:value-type="float">
            <text:p>2590,15</text:p>
          </table:table-cell>
          <table:table-cell table:style-name="ce6" office:value-type="float" office:value="2317.38" calcext:value-type="float">
            <text:p>2317,38</text:p>
          </table:table-cell>
          <table:table-cell table:style-name="ce6" office:value-type="float" office:value="2130.94" calcext:value-type="float">
            <text:p>2130,9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5</text:p>
          </table:table-cell>
          <table:table-cell table:style-name="ce6" office:value-type="float" office:value="0.419" calcext:value-type="float">
            <text:p>0,419</text:p>
          </table:table-cell>
          <table:table-cell table:style-name="ce6" office:value-type="float" office:value="0.692" calcext:value-type="float">
            <text:p>0,692</text:p>
          </table:table-cell>
          <table:table-cell table:style-name="ce6" office:value-type="float" office:value="0.458" calcext:value-type="float">
            <text:p>0,458</text:p>
          </table:table-cell>
          <table:table-cell table:style-name="ce6" office:value-type="float" office:value="0.432" calcext:value-type="float">
            <text:p>0,432</text:p>
          </table:table-cell>
          <table:table-cell table:style-name="ce6" table:number-columns-repeated="2"/>
          <table:table-cell table:style-name="ce6" office:value-type="string" calcext:value-type="string">
            <text:p>Baseball_5</text:p>
          </table:table-cell>
          <table:table-cell table:style-name="ce6" office:value-type="float" office:value="2470.38" calcext:value-type="float">
            <text:p>2470,38</text:p>
          </table:table-cell>
          <table:table-cell table:style-name="ce6" office:value-type="float" office:value="1802.01" calcext:value-type="float">
            <text:p>1802,01</text:p>
          </table:table-cell>
          <table:table-cell table:style-name="ce6" office:value-type="float" office:value="1900.907" calcext:value-type="float">
            <text:p>1900,907</text:p>
          </table:table-cell>
          <table:table-cell table:style-name="ce6" office:value-type="float" office:value="1635.96" calcext:value-type="float">
            <text:p>1635,9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6</text:p>
          </table:table-cell>
          <table:table-cell table:style-name="ce6" office:value-type="float" office:value="2.59" calcext:value-type="float">
            <text:p>2,59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125" calcext:value-type="float">
            <text:p>0,125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table:number-columns-repeated="2"/>
          <table:table-cell table:style-name="ce6" office:value-type="string" calcext:value-type="string">
            <text:p>Baseball_6</text:p>
          </table:table-cell>
          <table:table-cell table:style-name="ce6" office:value-type="float" office:value="1581.17" calcext:value-type="float">
            <text:p>1581,17</text:p>
          </table:table-cell>
          <table:table-cell table:style-name="ce6" office:value-type="float" office:value="1293.2" calcext:value-type="float">
            <text:p>1293,2</text:p>
          </table:table-cell>
          <table:table-cell table:style-name="ce6" office:value-type="float" office:value="1288.07" calcext:value-type="float">
            <text:p>1288,07</text:p>
          </table:table-cell>
          <table:table-cell table:style-name="ce6" office:value-type="float" office:value="1172.57" calcext:value-type="float">
            <text:p>1172,5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7</text:p>
          </table:table-cell>
          <table:table-cell table:style-name="ce6" office:value-type="float" office:value="0.0898" calcext:value-type="float">
            <text:p>0,0898</text:p>
          </table:table-cell>
          <table:table-cell table:style-name="ce6" office:value-type="float" office:value="0.184" calcext:value-type="float">
            <text:p>0,184</text:p>
          </table:table-cell>
          <table:table-cell table:style-name="ce6" office:value-type="float" office:value="0.071" calcext:value-type="float">
            <text:p>0,071</text:p>
          </table:table-cell>
          <table:table-cell table:style-name="ce6" office:value-type="float" office:value="0.0623" calcext:value-type="float">
            <text:p>0,0623</text:p>
          </table:table-cell>
          <table:table-cell table:style-name="ce6" table:number-columns-repeated="2"/>
          <table:table-cell table:style-name="ce6" office:value-type="string" calcext:value-type="string">
            <text:p>Baseball_7</text:p>
          </table:table-cell>
          <table:table-cell table:style-name="ce6" office:value-type="float" office:value="3839.7" calcext:value-type="float">
            <text:p>3839,7</text:p>
          </table:table-cell>
          <table:table-cell table:style-name="ce6" office:value-type="float" office:value="2224.36" calcext:value-type="float">
            <text:p>2224,36</text:p>
          </table:table-cell>
          <table:table-cell table:style-name="ce6" office:value-type="float" office:value="2189.54" calcext:value-type="float">
            <text:p>2189,54</text:p>
          </table:table-cell>
          <table:table-cell table:style-name="ce6" office:value-type="float" office:value="1903.42" calcext:value-type="float">
            <text:p>1903,4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8</text:p>
          </table:table-cell>
          <table:table-cell table:style-name="ce6" office:value-type="float" office:value="0.938" calcext:value-type="float">
            <text:p>0,938</text:p>
          </table:table-cell>
          <table:table-cell table:style-name="ce6" office:value-type="float" office:value="0.372" calcext:value-type="float">
            <text:p>0,372</text:p>
          </table:table-cell>
          <table:table-cell table:style-name="ce6" office:value-type="float" office:value="0.172" calcext:value-type="float">
            <text:p>0,172</text:p>
          </table:table-cell>
          <table:table-cell table:style-name="ce6" office:value-type="float" office:value="0.262" calcext:value-type="float">
            <text:p>0,262</text:p>
          </table:table-cell>
          <table:table-cell table:style-name="ce6" table:number-columns-repeated="2"/>
          <table:table-cell table:style-name="ce6" office:value-type="string" calcext:value-type="string">
            <text:p>Baseball_8</text:p>
          </table:table-cell>
          <table:table-cell table:style-name="ce6" office:value-type="float" office:value="3567.83" calcext:value-type="float">
            <text:p>3567,83</text:p>
          </table:table-cell>
          <table:table-cell table:style-name="ce6" office:value-type="float" office:value="3257.43" calcext:value-type="float">
            <text:p>3257,43</text:p>
          </table:table-cell>
          <table:table-cell table:style-name="ce6" office:value-type="float" office:value="3217.41" calcext:value-type="float">
            <text:p>3217,41</text:p>
          </table:table-cell>
          <table:table-cell table:style-name="ce6" office:value-type="float" office:value="3453.69" calcext:value-type="float">
            <text:p>3453,6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9</text:p>
          </table:table-cell>
          <table:table-cell table:style-name="ce6" office:value-type="float" office:value="0.313" calcext:value-type="float">
            <text:p>0,313</text:p>
          </table:table-cell>
          <table:table-cell table:style-name="ce6" office:value-type="float" office:value="0.49" calcext:value-type="float">
            <text:p>0,49</text:p>
          </table:table-cell>
          <table:table-cell table:style-name="ce6" office:value-type="float" office:value="0.231" calcext:value-type="float">
            <text:p>0,231</text:p>
          </table:table-cell>
          <table:table-cell table:style-name="ce6" office:value-type="float" office:value="3.22" calcext:value-type="float">
            <text:p>3,22</text:p>
          </table:table-cell>
          <table:table-cell table:style-name="ce6" table:number-columns-repeated="2"/>
          <table:table-cell table:style-name="ce6" office:value-type="string" calcext:value-type="string">
            <text:p>Baseball_9</text:p>
          </table:table-cell>
          <table:table-cell table:style-name="ce6" office:value-type="float" office:value="2933.6" calcext:value-type="float">
            <text:p>2933,6</text:p>
          </table:table-cell>
          <table:table-cell table:style-name="ce6" office:value-type="float" office:value="2265.51" calcext:value-type="float">
            <text:p>2265,51</text:p>
          </table:table-cell>
          <table:table-cell table:style-name="ce6" office:value-type="float" office:value="2443.85" calcext:value-type="float">
            <text:p>2443,85</text:p>
          </table:table-cell>
          <table:table-cell table:style-name="ce6" office:value-type="float" office:value="2306.44" calcext:value-type="float">
            <text:p>2306,4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10</text:p>
          </table:table-cell>
          <table:table-cell table:style-name="ce6" office:value-type="float" office:value="0.082" calcext:value-type="float">
            <text:p>0,082</text:p>
          </table:table-cell>
          <table:table-cell table:style-name="ce6" office:value-type="float" office:value="0.253" calcext:value-type="float">
            <text:p>0,253</text:p>
          </table:table-cell>
          <table:table-cell table:style-name="ce6" office:value-type="float" office:value="0.0875" calcext:value-type="float">
            <text:p>0,0875</text:p>
          </table:table-cell>
          <table:table-cell table:style-name="ce6" office:value-type="float" office:value="0.0974" calcext:value-type="float">
            <text:p>0,0974</text:p>
          </table:table-cell>
          <table:table-cell table:style-name="ce6" table:number-columns-repeated="2"/>
          <table:table-cell table:style-name="ce6" office:value-type="string" calcext:value-type="string">
            <text:p>Baseball_10</text:p>
          </table:table-cell>
          <table:table-cell table:style-name="ce6" office:value-type="float" office:value="3046.16" calcext:value-type="float">
            <text:p>3046,16</text:p>
          </table:table-cell>
          <table:table-cell table:style-name="ce6" office:value-type="float" office:value="2942.95" calcext:value-type="float">
            <text:p>2942,95</text:p>
          </table:table-cell>
          <table:table-cell table:style-name="ce6" office:value-type="float" office:value="2460.75" calcext:value-type="float">
            <text:p>2460,75</text:p>
          </table:table-cell>
          <table:table-cell table:style-name="ce6" office:value-type="float" office:value="2635.15" calcext:value-type="float">
            <text:p>2635,1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1"/>
          <table:table-cell table:style-name="ce5" table:formula="of:=AVERAGE([.B333:.B342])" office:value-type="float" office:value="1.14228" calcext:value-type="float">
            <text:p>1,14228</text:p>
          </table:table-cell>
          <table:table-cell table:style-name="ce5" table:formula="of:=AVERAGE([.C333:.C342])" office:value-type="float" office:value="0.3408" calcext:value-type="float">
            <text:p>0,3408</text:p>
          </table:table-cell>
          <table:table-cell table:style-name="ce5" table:formula="of:=AVERAGE([.D333:.D342])" office:value-type="float" office:value="0.18445" calcext:value-type="float">
            <text:p>0,18445</text:p>
          </table:table-cell>
          <table:table-cell table:style-name="ce5" table:formula="of:=AVERAGE([.E333:.E342])" office:value-type="float" office:value="0.70317" calcext:value-type="float">
            <text:p>0,70317</text:p>
          </table:table-cell>
          <table:table-cell table:style-name="ce5" table:formula="of:=AVERAGE([.F333:.F342])" office:value-type="string" office:string-value="" calcext:value-type="error">
            <text:p>#DIV/0!</text:p>
          </table:table-cell>
          <table:table-cell table:style-name="ce5"/>
          <table:table-cell table:style-name="ce7"/>
          <table:table-cell table:style-name="ce7" table:formula="of:=AVERAGE([.I333:.I342])" office:value-type="float" office:value="2811.323" calcext:value-type="float">
            <text:p>2811,323</text:p>
          </table:table-cell>
          <table:table-cell table:style-name="ce7" table:formula="of:=AVERAGE([.J333:.J342])" office:value-type="float" office:value="2231.543" calcext:value-type="float">
            <text:p>2231,543</text:p>
          </table:table-cell>
          <table:table-cell table:style-name="ce7" table:formula="of:=AVERAGE([.K333:.K342])" office:value-type="float" office:value="2146.0317" calcext:value-type="float">
            <text:p>2146,0317</text:p>
          </table:table-cell>
          <table:table-cell table:style-name="ce7" table:formula="of:=AVERAGE([.L333:.L342])" office:value-type="float" office:value="2065.846" calcext:value-type="float">
            <text:p>2065,846</text:p>
          </table:table-cell>
          <table:table-cell table:style-name="ce7" table:formula="of:=AVERAGE([.M333:.M342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GENETIC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 table:number-columns-repeated="6"/>
          <table:table-cell/>
          <table:table-cell table:style-name="ce8" table:number-columns-repeated="2"/>
          <table:table-cell/>
          <table:table-cell table:style-name="ce8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6" office:value-type="float" office:value="0.181" calcext:value-type="float">
            <text:p>0,181</text:p>
          </table:table-cell>
          <table:table-cell table:style-name="ce6" office:value-type="float" office:value="0.178" calcext:value-type="float">
            <text:p>0,178</text:p>
          </table:table-cell>
          <table:table-cell table:style-name="ce6" office:value-type="float" office:value="0.164" calcext:value-type="float">
            <text:p>0,164</text:p>
          </table:table-cell>
          <table:table-cell table:style-name="ce6" office:value-type="float" office:value="0.167" calcext:value-type="float">
            <text:p>0,167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GENETIC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6" office:value-type="float" office:value="0.194" calcext:value-type="float">
            <text:p>0,194</text:p>
          </table:table-cell>
          <table:table-cell table:style-name="ce6" office:value-type="float" office:value="0.178" calcext:value-type="float">
            <text:p>0,178</text:p>
          </table:table-cell>
          <table:table-cell table:style-name="ce6" office:value-type="float" office:value="0.167" calcext:value-type="float">
            <text:p>0,167</text:p>
          </table:table-cell>
          <table:table-cell table:style-name="ce6" office:value-type="float" office:value="0.168" calcext:value-type="float">
            <text:p>0,168</text:p>
          </table:table-cell>
          <table:table-cell table:style-name="ce6" table:number-columns-repeated="2"/>
          <table:table-cell table:style-name="ce6" office:value-type="string" calcext:value-type="string">
            <text:p>Dee_1</text:p>
          </table:table-cell>
          <table:table-cell table:style-name="ce6" office:value-type="float" office:value="22.15" calcext:value-type="float">
            <text:p>22,15</text:p>
          </table:table-cell>
          <table:table-cell table:style-name="ce6" office:value-type="float" office:value="10.56" calcext:value-type="float">
            <text:p>10,56</text:p>
          </table:table-cell>
          <table:table-cell table:style-name="ce6" office:value-type="float" office:value="10.93" calcext:value-type="float">
            <text:p>10,93</text:p>
          </table:table-cell>
          <table:table-cell table:style-name="ce6" office:value-type="float" office:value="9.44" calcext:value-type="float">
            <text:p>9,4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6" office:value-type="float" office:value="0.188" calcext:value-type="float">
            <text:p>0,188</text:p>
          </table:table-cell>
          <table:table-cell table:style-name="ce6" office:value-type="float" office:value="0.18" calcext:value-type="float">
            <text:p>0,18</text:p>
          </table:table-cell>
          <table:table-cell table:style-name="ce6" office:value-type="float" office:value="0.156" calcext:value-type="float">
            <text:p>0,156</text:p>
          </table:table-cell>
          <table:table-cell table:style-name="ce6" office:value-type="float" office:value="0.15" calcext:value-type="float">
            <text:p>0,15</text:p>
          </table:table-cell>
          <table:table-cell table:style-name="ce6" table:number-columns-repeated="2"/>
          <table:table-cell table:style-name="ce6" office:value-type="string" calcext:value-type="string">
            <text:p>Dee_2</text:p>
          </table:table-cell>
          <table:table-cell table:style-name="ce6" office:value-type="float" office:value="21.2" calcext:value-type="float">
            <text:p>21,2</text:p>
          </table:table-cell>
          <table:table-cell table:style-name="ce6" office:value-type="float" office:value="8.48" calcext:value-type="float">
            <text:p>8,48</text:p>
          </table:table-cell>
          <table:table-cell table:style-name="ce6" office:value-type="float" office:value="11.44" calcext:value-type="float">
            <text:p>11,44</text:p>
          </table:table-cell>
          <table:table-cell table:style-name="ce6" office:value-type="float" office:value="10.1" calcext:value-type="float">
            <text:p>10,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6" office:value-type="float" office:value="0.179" calcext:value-type="float">
            <text:p>0,179</text:p>
          </table:table-cell>
          <table:table-cell table:style-name="ce6" office:value-type="float" office:value="0.182" calcext:value-type="float">
            <text:p>0,182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161" calcext:value-type="float">
            <text:p>0,161</text:p>
          </table:table-cell>
          <table:table-cell table:style-name="ce6" table:number-columns-repeated="2"/>
          <table:table-cell table:style-name="ce6" office:value-type="string" calcext:value-type="string">
            <text:p>Dee_3</text:p>
          </table:table-cell>
          <table:table-cell table:style-name="ce6" office:value-type="float" office:value="18.01" calcext:value-type="float">
            <text:p>18,01</text:p>
          </table:table-cell>
          <table:table-cell table:style-name="ce6" office:value-type="float" office:value="10.07" calcext:value-type="float">
            <text:p>10,07</text:p>
          </table:table-cell>
          <table:table-cell table:style-name="ce6" office:value-type="float" office:value="11.11" calcext:value-type="float">
            <text:p>11,11</text:p>
          </table:table-cell>
          <table:table-cell table:style-name="ce6" office:value-type="float" office:value="11.13" calcext:value-type="float">
            <text:p>11,1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6" office:value-type="float" office:value="0.19" calcext:value-type="float">
            <text:p>0,19</text:p>
          </table:table-cell>
          <table:table-cell table:style-name="ce6" office:value-type="float" office:value="0.185" calcext:value-type="float">
            <text:p>0,185</text:p>
          </table:table-cell>
          <table:table-cell table:style-name="ce6" office:value-type="float" office:value="0.18" calcext:value-type="float">
            <text:p>0,18</text:p>
          </table:table-cell>
          <table:table-cell table:style-name="ce6" office:value-type="float" office:value="0.172" calcext:value-type="float">
            <text:p>0,172</text:p>
          </table:table-cell>
          <table:table-cell table:style-name="ce6" table:number-columns-repeated="2"/>
          <table:table-cell table:style-name="ce6" office:value-type="string" calcext:value-type="string">
            <text:p>Dee_4</text:p>
          </table:table-cell>
          <table:table-cell table:style-name="ce6" office:value-type="float" office:value="29.12" calcext:value-type="float">
            <text:p>29,12</text:p>
          </table:table-cell>
          <table:table-cell table:style-name="ce6" office:value-type="float" office:value="9.93" calcext:value-type="float">
            <text:p>9,93</text:p>
          </table:table-cell>
          <table:table-cell table:style-name="ce6" office:value-type="float" office:value="10.37" calcext:value-type="float">
            <text:p>10,37</text:p>
          </table:table-cell>
          <table:table-cell table:style-name="ce6" office:value-type="float" office:value="10.62" calcext:value-type="float">
            <text:p>10,6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6" office:value-type="float" office:value="0.139" calcext:value-type="float">
            <text:p>0,139</text:p>
          </table:table-cell>
          <table:table-cell table:style-name="ce6" office:value-type="float" office:value="0.144" calcext:value-type="float">
            <text:p>0,144</text:p>
          </table:table-cell>
          <table:table-cell table:style-name="ce6" office:value-type="float" office:value="0.123" calcext:value-type="float">
            <text:p>0,123</text:p>
          </table:table-cell>
          <table:table-cell table:style-name="ce6" office:value-type="float" office:value="0.12" calcext:value-type="float">
            <text:p>0,12</text:p>
          </table:table-cell>
          <table:table-cell table:style-name="ce6" table:number-columns-repeated="2"/>
          <table:table-cell table:style-name="ce6" office:value-type="string" calcext:value-type="string">
            <text:p>Dee_5</text:p>
          </table:table-cell>
          <table:table-cell table:style-name="ce6" office:value-type="float" office:value="18.63" calcext:value-type="float">
            <text:p>18,63</text:p>
          </table:table-cell>
          <table:table-cell table:style-name="ce6" office:value-type="float" office:value="10.6" calcext:value-type="float">
            <text:p>10,6</text:p>
          </table:table-cell>
          <table:table-cell table:style-name="ce6" office:value-type="float" office:value="11.74" calcext:value-type="float">
            <text:p>11,74</text:p>
          </table:table-cell>
          <table:table-cell table:style-name="ce6" office:value-type="float" office:value="11.07" calcext:value-type="float">
            <text:p>11,0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6" office:value-type="float" office:value="0.202" calcext:value-type="float">
            <text:p>0,202</text:p>
          </table:table-cell>
          <table:table-cell table:style-name="ce6" office:value-type="float" office:value="0.197" calcext:value-type="float">
            <text:p>0,197</text:p>
          </table:table-cell>
          <table:table-cell table:style-name="ce6" office:value-type="float" office:value="0.179" calcext:value-type="float">
            <text:p>0,179</text:p>
          </table:table-cell>
          <table:table-cell table:style-name="ce6" office:value-type="float" office:value="0.172" calcext:value-type="float">
            <text:p>0,172</text:p>
          </table:table-cell>
          <table:table-cell table:style-name="ce6" table:number-columns-repeated="2"/>
          <table:table-cell table:style-name="ce6" office:value-type="string" calcext:value-type="string">
            <text:p>Dee_6</text:p>
          </table:table-cell>
          <table:table-cell table:style-name="ce6" office:value-type="float" office:value="20.51" calcext:value-type="float">
            <text:p>20,51</text:p>
          </table:table-cell>
          <table:table-cell table:style-name="ce6" office:value-type="float" office:value="14.61" calcext:value-type="float">
            <text:p>14,61</text:p>
          </table:table-cell>
          <table:table-cell table:style-name="ce6" office:value-type="float" office:value="16.45" calcext:value-type="float">
            <text:p>16,45</text:p>
          </table:table-cell>
          <table:table-cell table:style-name="ce6" office:value-type="float" office:value="15.48" calcext:value-type="float">
            <text:p>15,4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6" office:value-type="float" office:value="0.209" calcext:value-type="float">
            <text:p>0,209</text:p>
          </table:table-cell>
          <table:table-cell table:style-name="ce6" office:value-type="float" office:value="0.206" calcext:value-type="float">
            <text:p>0,206</text:p>
          </table:table-cell>
          <table:table-cell table:number-columns-repeated="2" table:style-name="ce6" office:value-type="float" office:value="0.187" calcext:value-type="float">
            <text:p>0,187</text:p>
          </table:table-cell>
          <table:table-cell table:style-name="ce6" table:number-columns-repeated="2"/>
          <table:table-cell table:style-name="ce6" office:value-type="string" calcext:value-type="string">
            <text:p>Dee_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.51" calcext:value-type="float">
            <text:p>8,51</text:p>
          </table:table-cell>
          <table:table-cell table:style-name="ce6" office:value-type="float" office:value="10.89" calcext:value-type="float">
            <text:p>10,89</text:p>
          </table:table-cell>
          <table:table-cell table:style-name="ce6" office:value-type="float" office:value="8.9" calcext:value-type="float">
            <text:p>8,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192" calcext:value-type="float">
            <text:p>0,192</text:p>
          </table:table-cell>
          <table:table-cell table:style-name="ce6" office:value-type="float" office:value="0.18" calcext:value-type="float">
            <text:p>0,18</text:p>
          </table:table-cell>
          <table:table-cell table:style-name="ce6" office:value-type="float" office:value="0.175" calcext:value-type="float">
            <text:p>0,175</text:p>
          </table:table-cell>
          <table:table-cell table:style-name="ce6" table:number-columns-repeated="2"/>
          <table:table-cell table:style-name="ce6" office:value-type="string" calcext:value-type="string">
            <text:p>Dee_8</text:p>
          </table:table-cell>
          <table:table-cell table:style-name="ce6" office:value-type="float" office:value="26.37" calcext:value-type="float">
            <text:p>26,37</text:p>
          </table:table-cell>
          <table:table-cell table:style-name="ce6" office:value-type="float" office:value="10.57" calcext:value-type="float">
            <text:p>10,57</text:p>
          </table:table-cell>
          <table:table-cell table:style-name="ce6" office:value-type="float" office:value="14.24" calcext:value-type="float">
            <text:p>14,24</text:p>
          </table:table-cell>
          <table:table-cell table:style-name="ce6" office:value-type="float" office:value="12.02" calcext:value-type="float">
            <text:p>12,0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6"/>
          <table:table-cell table:style-name="ce6" office:value-type="float" office:value="0.175" calcext:value-type="float">
            <text:p>0,175</text:p>
          </table:table-cell>
          <table:table-cell table:style-name="ce6" office:value-type="float" office:value="0.158" calcext:value-type="float">
            <text:p>0,158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table:number-columns-repeated="2"/>
          <table:table-cell table:style-name="ce6" office:value-type="string" calcext:value-type="string">
            <text:p>Dee_9</text:p>
          </table:table-cell>
          <table:table-cell table:style-name="ce6" office:value-type="float" office:value="18.04" calcext:value-type="float">
            <text:p>18,04</text:p>
          </table:table-cell>
          <table:table-cell table:style-name="ce6" office:value-type="float" office:value="6.67" calcext:value-type="float">
            <text:p>6,67</text:p>
          </table:table-cell>
          <table:table-cell table:style-name="ce6" office:value-type="float" office:value="8.62" calcext:value-type="float">
            <text:p>8,62</text:p>
          </table:table-cell>
          <table:table-cell table:style-name="ce6" office:value-type="float" office:value="8.28" calcext:value-type="float">
            <text:p>8,2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45:.B354])" office:value-type="float" office:value="0.18525" calcext:value-type="float">
            <text:p>0,18525</text:p>
          </table:table-cell>
          <table:table-cell table:style-name="ce7" table:formula="of:=AVERAGE([.C345:.C354])" office:value-type="float" office:value="0.1817" calcext:value-type="float">
            <text:p>0,1817</text:p>
          </table:table-cell>
          <table:table-cell table:style-name="ce7" table:formula="of:=AVERAGE([.D345:.D354])" office:value-type="float" office:value="0.1654" calcext:value-type="float">
            <text:p>0,1654</text:p>
          </table:table-cell>
          <table:table-cell table:style-name="ce7" table:formula="of:=AVERAGE([.E345:.E354])" office:value-type="float" office:value="0.1624" calcext:value-type="float">
            <text:p>0,1624</text:p>
          </table:table-cell>
          <table:table-cell table:style-name="ce7" table:formula="of:=AVERAGE([.F345:.F354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Dee_10</text:p>
          </table:table-cell>
          <table:table-cell table:style-name="ce6" office:value-type="float" office:value="19.3" calcext:value-type="float">
            <text:p>19,3</text:p>
          </table:table-cell>
          <table:table-cell table:style-name="ce6" office:value-type="float" office:value="10.55" calcext:value-type="float">
            <text:p>10,55</text:p>
          </table:table-cell>
          <table:table-cell table:style-name="ce6" office:value-type="float" office:value="10.49" calcext:value-type="float">
            <text:p>10,49</text:p>
          </table:table-cell>
          <table:table-cell table:style-name="ce6" office:value-type="float" office:value="9.8" calcext:value-type="float">
            <text:p>9,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6"/>
          <table:table-cell table:style-name="ce7"/>
          <table:table-cell table:style-name="ce7" table:formula="of:=AVERAGE([.I346:.I355])" office:value-type="float" office:value="21.233" calcext:value-type="float">
            <text:p>21,233</text:p>
          </table:table-cell>
          <table:table-cell table:style-name="ce7" table:formula="of:=AVERAGE([.J346:.J355])" office:value-type="float" office:value="10.055" calcext:value-type="float">
            <text:p>10,055</text:p>
          </table:table-cell>
          <table:table-cell table:style-name="ce7" table:formula="of:=AVERAGE([.K346:.K355])" office:value-type="float" office:value="11.628" calcext:value-type="float">
            <text:p>11,628</text:p>
          </table:table-cell>
          <table:table-cell table:style-name="ce7" table:formula="of:=AVERAGE([.L346:.L355])" office:value-type="float" office:value="10.684" calcext:value-type="float">
            <text:p>10,684</text:p>
          </table:table-cell>
          <table:table-cell table:style-name="ce7" table:formula="of:=AVERAGE([.M346:.M355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GENETIC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5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6" office:value-type="float" office:value="0.53" calcext:value-type="float">
            <text:p>0,53</text:p>
          </table:table-cell>
          <table:table-cell table:style-name="ce6" office:value-type="float" office:value="0.469" calcext:value-type="float">
            <text:p>0,469</text:p>
          </table:table-cell>
          <table:table-cell table:style-name="ce6" office:value-type="float" office:value="0.284" calcext:value-type="float">
            <text:p>0,284</text:p>
          </table:table-cell>
          <table:table-cell table:style-name="ce6" office:value-type="float" office:value="0.29" calcext:value-type="float">
            <text:p>0,29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6" office:value-type="float" office:value="0.57" calcext:value-type="float">
            <text:p>0,57</text:p>
          </table:table-cell>
          <table:table-cell table:style-name="ce6" office:value-type="float" office:value="2.107" calcext:value-type="float">
            <text:p>2,107</text:p>
          </table:table-cell>
          <table:table-cell table:style-name="ce6" office:value-type="float" office:value="0.361" calcext:value-type="float">
            <text:p>0,361</text:p>
          </table:table-cell>
          <table:table-cell table:style-name="ce6" office:value-type="float" office:value="0.397" calcext:value-type="float">
            <text:p>0,397</text:p>
          </table:table-cell>
          <table:table-cell table:style-name="ce6" table:number-columns-repeated="2"/>
          <table:table-cell table:style-name="ce6" office:value-type="string" calcext:value-type="string">
            <text:p>Eu_1</text:p>
          </table:table-cell>
          <table:table-cell table:style-name="ce6" office:value-type="float" office:value="2639.38" calcext:value-type="float">
            <text:p>2639,38</text:p>
          </table:table-cell>
          <table:table-cell table:style-name="ce6"/>
          <table:table-cell table:style-name="ce6" office:value-type="float" office:value="1071.721" calcext:value-type="float">
            <text:p>1071,721</text:p>
          </table:table-cell>
          <table:table-cell table:style-name="ce6" office:value-type="float" office:value="1228.55" calcext:value-type="float">
            <text:p>1228,5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6" office:value-type="float" office:value="0.401" calcext:value-type="float">
            <text:p>0,401</text:p>
          </table:table-cell>
          <table:table-cell table:style-name="ce6" office:value-type="float" office:value="0.44" calcext:value-type="float">
            <text:p>0,44</text:p>
          </table:table-cell>
          <table:table-cell table:style-name="ce6" office:value-type="float" office:value="0.309" calcext:value-type="float">
            <text:p>0,309</text:p>
          </table:table-cell>
          <table:table-cell table:style-name="ce6" office:value-type="float" office:value="0.443" calcext:value-type="float">
            <text:p>0,443</text:p>
          </table:table-cell>
          <table:table-cell table:style-name="ce6" table:number-columns-repeated="2"/>
          <table:table-cell table:style-name="ce6" office:value-type="string" calcext:value-type="string">
            <text:p>Eu_2</text:p>
          </table:table-cell>
          <table:table-cell table:style-name="ce6" office:value-type="float" office:value="6329.71" calcext:value-type="float">
            <text:p>6329,71</text:p>
          </table:table-cell>
          <table:table-cell table:style-name="ce6"/>
          <table:table-cell table:style-name="ce6" office:value-type="float" office:value="3879.96" calcext:value-type="float">
            <text:p>3879,96</text:p>
          </table:table-cell>
          <table:table-cell table:style-name="ce6" office:value-type="float" office:value="4238.16" calcext:value-type="float">
            <text:p>4238,1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6" office:value-type="float" office:value="0.384" calcext:value-type="float">
            <text:p>0,384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 office:value-type="float" office:value="0.22" calcext:value-type="float">
            <text:p>0,22</text:p>
          </table:table-cell>
          <table:table-cell table:style-name="ce6" office:value-type="float" office:value="0.212" calcext:value-type="float">
            <text:p>0,212</text:p>
          </table:table-cell>
          <table:table-cell table:style-name="ce6" table:number-columns-repeated="2"/>
          <table:table-cell table:style-name="ce6" office:value-type="string" calcext:value-type="string">
            <text:p>Eu_3</text:p>
          </table:table-cell>
          <table:table-cell table:style-name="ce6" office:value-type="float" office:value="4097.18" calcext:value-type="float">
            <text:p>4097,18</text:p>
          </table:table-cell>
          <table:table-cell table:style-name="ce6"/>
          <table:table-cell table:style-name="ce6" office:value-type="float" office:value="3157.37" calcext:value-type="float">
            <text:p>3157,37</text:p>
          </table:table-cell>
          <table:table-cell table:style-name="ce6" office:value-type="float" office:value="3228.24" calcext:value-type="float">
            <text:p>3228,2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6" office:value-type="float" office:value="0.524" calcext:value-type="float">
            <text:p>0,524</text:p>
          </table:table-cell>
          <table:table-cell table:style-name="ce6" office:value-type="float" office:value="0.501" calcext:value-type="float">
            <text:p>0,501</text:p>
          </table:table-cell>
          <table:table-cell table:style-name="ce6" office:value-type="float" office:value="0.346" calcext:value-type="float">
            <text:p>0,346</text:p>
          </table:table-cell>
          <table:table-cell table:style-name="ce6" office:value-type="float" office:value="0.367" calcext:value-type="float">
            <text:p>0,367</text:p>
          </table:table-cell>
          <table:table-cell table:style-name="ce6" table:number-columns-repeated="2"/>
          <table:table-cell table:style-name="ce6" office:value-type="string" calcext:value-type="string">
            <text:p>Eu_4</text:p>
          </table:table-cell>
          <table:table-cell table:style-name="ce6" office:value-type="float" office:value="4877.97" calcext:value-type="float">
            <text:p>4877,97</text:p>
          </table:table-cell>
          <table:table-cell table:style-name="ce6"/>
          <table:table-cell table:style-name="ce6" office:value-type="float" office:value="3493.06" calcext:value-type="float">
            <text:p>3493,06</text:p>
          </table:table-cell>
          <table:table-cell table:style-name="ce6" office:value-type="float" office:value="3118.11" calcext:value-type="float">
            <text:p>3118,1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6" office:value-type="float" office:value="0.536" calcext:value-type="float">
            <text:p>0,536</text:p>
          </table:table-cell>
          <table:table-cell table:style-name="ce6" office:value-type="float" office:value="0.492" calcext:value-type="float">
            <text:p>0,492</text:p>
          </table:table-cell>
          <table:table-cell table:style-name="ce6" office:value-type="float" office:value="0.41" calcext:value-type="float">
            <text:p>0,41</text:p>
          </table:table-cell>
          <table:table-cell table:style-name="ce6" office:value-type="float" office:value="0.397" calcext:value-type="float">
            <text:p>0,397</text:p>
          </table:table-cell>
          <table:table-cell table:style-name="ce6" table:number-columns-repeated="2"/>
          <table:table-cell table:style-name="ce6" office:value-type="string" calcext:value-type="string">
            <text:p>Eu_5</text:p>
          </table:table-cell>
          <table:table-cell table:style-name="ce6" office:value-type="float" office:value="1578.4" calcext:value-type="float">
            <text:p>1578,4</text:p>
          </table:table-cell>
          <table:table-cell table:style-name="ce6"/>
          <table:table-cell table:style-name="ce6" office:value-type="float" office:value="1177.79" calcext:value-type="float">
            <text:p>1177,79</text:p>
          </table:table-cell>
          <table:table-cell table:style-name="ce6" office:value-type="float" office:value="1066.12" calcext:value-type="float">
            <text:p>1066,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6" office:value-type="float" office:value="0.575" calcext:value-type="float">
            <text:p>0,575</text:p>
          </table:table-cell>
          <table:table-cell table:style-name="ce6" office:value-type="float" office:value="0.856" calcext:value-type="float">
            <text:p>0,856</text:p>
          </table:table-cell>
          <table:table-cell table:style-name="ce6" office:value-type="float" office:value="0.563" calcext:value-type="float">
            <text:p>0,563</text:p>
          </table:table-cell>
          <table:table-cell table:style-name="ce6" office:value-type="float" office:value="0.429" calcext:value-type="float">
            <text:p>0,429</text:p>
          </table:table-cell>
          <table:table-cell table:style-name="ce6" table:number-columns-repeated="2"/>
          <table:table-cell table:style-name="ce6" office:value-type="string" calcext:value-type="string">
            <text:p>Eu_6</text:p>
          </table:table-cell>
          <table:table-cell table:style-name="ce6" office:value-type="float" office:value="1923.23" calcext:value-type="float">
            <text:p>1923,23</text:p>
          </table:table-cell>
          <table:table-cell table:style-name="ce6"/>
          <table:table-cell table:style-name="ce6" office:value-type="float" office:value="1118.64" calcext:value-type="float">
            <text:p>1118,64</text:p>
          </table:table-cell>
          <table:table-cell table:style-name="ce6" office:value-type="float" office:value="1142.13" calcext:value-type="float">
            <text:p>1142,13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6" office:value-type="float" office:value="0.325" calcext:value-type="float">
            <text:p>0,325</text:p>
          </table:table-cell>
          <table:table-cell table:style-name="ce6" office:value-type="float" office:value="0.609" calcext:value-type="float">
            <text:p>0,609</text:p>
          </table:table-cell>
          <table:table-cell table:style-name="ce6" office:value-type="float" office:value="0.231" calcext:value-type="float">
            <text:p>0,231</text:p>
          </table:table-cell>
          <table:table-cell table:style-name="ce6" office:value-type="float" office:value="0.295" calcext:value-type="float">
            <text:p>0,295</text:p>
          </table:table-cell>
          <table:table-cell table:style-name="ce6" table:number-columns-repeated="2"/>
          <table:table-cell table:style-name="ce6" office:value-type="string" calcext:value-type="string">
            <text:p>Eu_7</text:p>
          </table:table-cell>
          <table:table-cell table:style-name="ce6" office:value-type="float" office:value="2010.99" calcext:value-type="float">
            <text:p>2010,99</text:p>
          </table:table-cell>
          <table:table-cell table:style-name="ce6"/>
          <table:table-cell table:style-name="ce6" office:value-type="float" office:value="1166.9" calcext:value-type="float">
            <text:p>1166,9</text:p>
          </table:table-cell>
          <table:table-cell table:style-name="ce6" office:value-type="float" office:value="921.08" calcext:value-type="float">
            <text:p>921,0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6" office:value-type="float" office:value="0.385" calcext:value-type="float">
            <text:p>0,385</text:p>
          </table:table-cell>
          <table:table-cell table:style-name="ce6" office:value-type="float" office:value="0.333" calcext:value-type="float">
            <text:p>0,333</text:p>
          </table:table-cell>
          <table:table-cell table:style-name="ce6" office:value-type="float" office:value="0.245" calcext:value-type="float">
            <text:p>0,245</text:p>
          </table:table-cell>
          <table:table-cell table:style-name="ce6" office:value-type="float" office:value="0.267" calcext:value-type="float">
            <text:p>0,267</text:p>
          </table:table-cell>
          <table:table-cell table:style-name="ce6" table:number-columns-repeated="2"/>
          <table:table-cell table:style-name="ce6" office:value-type="string" calcext:value-type="string">
            <text:p>Eu_8</text:p>
          </table:table-cell>
          <table:table-cell table:style-name="ce6" office:value-type="float" office:value="2072.9" calcext:value-type="float">
            <text:p>2072,9</text:p>
          </table:table-cell>
          <table:table-cell table:style-name="ce6"/>
          <table:table-cell table:style-name="ce6" office:value-type="float" office:value="1146.03" calcext:value-type="float">
            <text:p>1146,03</text:p>
          </table:table-cell>
          <table:table-cell table:style-name="ce6" office:value-type="float" office:value="862.91" calcext:value-type="float">
            <text:p>862,9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6" office:value-type="float" office:value="0.641" calcext:value-type="float">
            <text:p>0,641</text:p>
          </table:table-cell>
          <table:table-cell table:style-name="ce6" office:value-type="float" office:value="0.39" calcext:value-type="float">
            <text:p>0,39</text:p>
          </table:table-cell>
          <table:table-cell table:style-name="ce6" office:value-type="float" office:value="0.252" calcext:value-type="float">
            <text:p>0,252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table:number-columns-repeated="2"/>
          <table:table-cell table:style-name="ce6" office:value-type="string" calcext:value-type="string">
            <text:p>Eu_9</text:p>
          </table:table-cell>
          <table:table-cell table:style-name="ce6" office:value-type="float" office:value="1250.85" calcext:value-type="float">
            <text:p>1250,85</text:p>
          </table:table-cell>
          <table:table-cell table:style-name="ce6"/>
          <table:table-cell table:style-name="ce6" office:value-type="float" office:value="930.932" calcext:value-type="float">
            <text:p>930,932</text:p>
          </table:table-cell>
          <table:table-cell table:style-name="ce6" office:value-type="float" office:value="882.94" calcext:value-type="float">
            <text:p>882,9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58:.B367])" office:value-type="float" office:value="0.4871" calcext:value-type="float">
            <text:p>0,4871</text:p>
          </table:table-cell>
          <table:table-cell table:style-name="ce7" table:formula="of:=AVERAGE([.C358:.C367])" office:value-type="float" office:value="0.6515" calcext:value-type="float">
            <text:p>0,6515</text:p>
          </table:table-cell>
          <table:table-cell table:style-name="ce7" table:formula="of:=AVERAGE([.D358:.D367])" office:value-type="float" office:value="0.3221" calcext:value-type="float">
            <text:p>0,3221</text:p>
          </table:table-cell>
          <table:table-cell table:style-name="ce7" table:formula="of:=AVERAGE([.E358:.E367])" office:value-type="float" office:value="0.3347" calcext:value-type="float">
            <text:p>0,3347</text:p>
          </table:table-cell>
          <table:table-cell table:style-name="ce7" table:formula="of:=AVERAGE([.F358:.F367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Eu_10</text:p>
          </table:table-cell>
          <table:table-cell table:style-name="ce6" office:value-type="float" office:value="1756.81" calcext:value-type="float">
            <text:p>1756,81</text:p>
          </table:table-cell>
          <table:table-cell table:style-name="ce6"/>
          <table:table-cell table:style-name="ce6" office:value-type="float" office:value="1239.02" calcext:value-type="float">
            <text:p>1239,02</text:p>
          </table:table-cell>
          <table:table-cell table:style-name="ce6" office:value-type="float" office:value="1325.49" calcext:value-type="float">
            <text:p>1325,4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6"/>
          <table:table-cell table:style-name="ce7"/>
          <table:table-cell table:style-name="ce7" table:formula="of:=AVERAGE([.I359:.I368])" office:value-type="float" office:value="2853.742" calcext:value-type="float">
            <text:p>2853,742</text:p>
          </table:table-cell>
          <table:table-cell table:style-name="ce7"/>
          <table:table-cell table:style-name="ce7" table:formula="of:=AVERAGE([.K359:.K368])" office:value-type="float" office:value="1838.1423" calcext:value-type="float">
            <text:p>1838,1423</text:p>
          </table:table-cell>
          <table:table-cell table:style-name="ce7" table:formula="of:=AVERAGE([.L359:.L368])" office:value-type="float" office:value="1801.373" calcext:value-type="float">
            <text:p>1801,373</text:p>
          </table:table-cell>
          <table:table-cell table:style-name="ce7" table:formula="of:=AVERAGE([.M359:.M368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5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Ele_1</text:p>
          </table:table-cell>
          <table:table-cell table:style-name="ce6"/>
          <table:table-cell table:style-name="ce6" office:value-type="float" office:value="2695.79" calcext:value-type="float">
            <text:p>2695,79</text:p>
          </table:table-cell>
          <table:table-cell table:style-name="ce6" office:value-type="float" office:value="2569.86" calcext:value-type="float">
            <text:p>2569,86</text:p>
          </table:table-cell>
          <table:table-cell table:style-name="ce6" office:value-type="float" office:value="2548.83" calcext:value-type="float">
            <text:p>2548,83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GENETIC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Ele_2</text:p>
          </table:table-cell>
          <table:table-cell table:style-name="ce6"/>
          <table:table-cell table:style-name="ce6" office:value-type="float" office:value="1933.61" calcext:value-type="float">
            <text:p>1933,61</text:p>
          </table:table-cell>
          <table:table-cell table:style-name="ce6" office:value-type="float" office:value="1979.209" calcext:value-type="float">
            <text:p>1979,209</text:p>
          </table:table-cell>
          <table:table-cell table:style-name="ce6" office:value-type="float" office:value="1966.56" calcext:value-type="float">
            <text:p>1966,56</text:p>
          </table:table-cell>
          <table:table-cell table:style-name="ce6" table:number-columns-repeated="2"/>
          <table:table-cell table:style-name="ce6" office:value-type="string" calcext:value-type="string">
            <text:p>Ho_1</text:p>
          </table:table-cell>
          <table:table-cell table:style-name="ce6" office:value-type="float" office:value="3.03" calcext:value-type="float">
            <text:p>3,03</text:p>
          </table:table-cell>
          <table:table-cell table:style-name="ce6" office:value-type="float" office:value="0.61" calcext:value-type="float">
            <text:p>0,61</text:p>
          </table:table-cell>
          <table:table-cell table:style-name="ce6" office:value-type="float" office:value="0.57" calcext:value-type="float">
            <text:p>0,57</text:p>
          </table:table-cell>
          <table:table-cell table:style-name="ce6" office:value-type="float" office:value="0.3" calcext:value-type="float">
            <text:p>0,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3</text:p>
          </table:table-cell>
          <table:table-cell table:style-name="ce6"/>
          <table:table-cell table:style-name="ce6" office:value-type="float" office:value="1862.4" calcext:value-type="float">
            <text:p>1862,4</text:p>
          </table:table-cell>
          <table:table-cell table:style-name="ce6" office:value-type="float" office:value="1716.197" calcext:value-type="float">
            <text:p>1716,197</text:p>
          </table:table-cell>
          <table:table-cell table:style-name="ce6" office:value-type="float" office:value="1715.76" calcext:value-type="float">
            <text:p>1715,76</text:p>
          </table:table-cell>
          <table:table-cell table:style-name="ce6" table:number-columns-repeated="2"/>
          <table:table-cell table:style-name="ce6" office:value-type="string" calcext:value-type="string">
            <text:p>Ho_2</text:p>
          </table:table-cell>
          <table:table-cell table:style-name="ce6" office:value-type="float" office:value="1.73" calcext:value-type="float">
            <text:p>1,73</text:p>
          </table:table-cell>
          <table:table-cell table:style-name="ce6" office:value-type="float" office:value="0.56" calcext:value-type="float">
            <text:p>0,56</text:p>
          </table:table-cell>
          <table:table-cell table:style-name="ce6" office:value-type="float" office:value="0.54" calcext:value-type="float">
            <text:p>0,54</text:p>
          </table:table-cell>
          <table:table-cell table:style-name="ce6" office:value-type="float" office:value="0.57" calcext:value-type="float">
            <text:p>0,5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4</text:p>
          </table:table-cell>
          <table:table-cell table:style-name="ce6"/>
          <table:table-cell table:style-name="ce6" office:value-type="float" office:value="1177.01" calcext:value-type="float">
            <text:p>1177,01</text:p>
          </table:table-cell>
          <table:table-cell table:style-name="ce6" office:value-type="float" office:value="1191.395" calcext:value-type="float">
            <text:p>1191,395</text:p>
          </table:table-cell>
          <table:table-cell table:style-name="ce6" office:value-type="float" office:value="1173.87" calcext:value-type="float">
            <text:p>1173,87</text:p>
          </table:table-cell>
          <table:table-cell table:style-name="ce6" table:number-columns-repeated="2"/>
          <table:table-cell table:style-name="ce6" office:value-type="string" calcext:value-type="string">
            <text:p>Ho_3</text:p>
          </table:table-cell>
          <table:table-cell table:style-name="ce6" office:value-type="float" office:value="25.42" calcext:value-type="float">
            <text:p>25,42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0.51" calcext:value-type="float">
            <text:p>0,51</text:p>
          </table:table-cell>
          <table:table-cell table:style-name="ce6" office:value-type="float" office:value="19.91" calcext:value-type="float">
            <text:p>19,9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5</text:p>
          </table:table-cell>
          <table:table-cell table:style-name="ce6"/>
          <table:table-cell table:style-name="ce6" office:value-type="float" office:value="2315.75" calcext:value-type="float">
            <text:p>2315,75</text:p>
          </table:table-cell>
          <table:table-cell table:style-name="ce6" office:value-type="float" office:value="2517.948" calcext:value-type="float">
            <text:p>2517,948</text:p>
          </table:table-cell>
          <table:table-cell table:style-name="ce6" office:value-type="float" office:value="2622.97" calcext:value-type="float">
            <text:p>2622,97</text:p>
          </table:table-cell>
          <table:table-cell table:style-name="ce6" table:number-columns-repeated="2"/>
          <table:table-cell table:style-name="ce6" office:value-type="string" calcext:value-type="string">
            <text:p>Ho_4</text:p>
          </table:table-cell>
          <table:table-cell table:style-name="ce6" office:value-type="float" office:value="3.38" calcext:value-type="float">
            <text:p>3,38</text:p>
          </table:table-cell>
          <table:table-cell table:style-name="ce6" office:value-type="float" office:value="0.96" calcext:value-type="float">
            <text:p>0,96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9" calcext:value-type="float">
            <text:p>0,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6</text:p>
          </table:table-cell>
          <table:table-cell table:style-name="ce6"/>
          <table:table-cell table:style-name="ce6" office:value-type="float" office:value="3026.11" calcext:value-type="float">
            <text:p>3026,11</text:p>
          </table:table-cell>
          <table:table-cell table:style-name="ce6" office:value-type="float" office:value="3066.715" calcext:value-type="float">
            <text:p>3066,715</text:p>
          </table:table-cell>
          <table:table-cell table:style-name="ce6" office:value-type="float" office:value="3020.39" calcext:value-type="float">
            <text:p>3020,39</text:p>
          </table:table-cell>
          <table:table-cell table:style-name="ce6" table:number-columns-repeated="2"/>
          <table:table-cell table:style-name="ce6" office:value-type="string" calcext:value-type="string">
            <text:p>Ho_5</text:p>
          </table:table-cell>
          <table:table-cell table:style-name="ce6" office:value-type="float" office:value="1.56" calcext:value-type="float">
            <text:p>1,56</text:p>
          </table:table-cell>
          <table:table-cell table:style-name="ce6" office:value-type="float" office:value="0.7" calcext:value-type="float">
            <text:p>0,7</text:p>
          </table:table-cell>
          <table:table-cell table:style-name="ce6" office:value-type="float" office:value="0.43" calcext:value-type="float">
            <text:p>0,43</text:p>
          </table:table-cell>
          <table:table-cell table:style-name="ce6" office:value-type="float" office:value="0.41" calcext:value-type="float">
            <text:p>0,4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7</text:p>
          </table:table-cell>
          <table:table-cell table:style-name="ce6"/>
          <table:table-cell table:style-name="ce6" office:value-type="float" office:value="1238.68" calcext:value-type="float">
            <text:p>1238,68</text:p>
          </table:table-cell>
          <table:table-cell table:style-name="ce6" office:value-type="float" office:value="1265.085" calcext:value-type="float">
            <text:p>1265,085</text:p>
          </table:table-cell>
          <table:table-cell table:style-name="ce6" office:value-type="float" office:value="1261.41" calcext:value-type="float">
            <text:p>1261,41</text:p>
          </table:table-cell>
          <table:table-cell table:style-name="ce6" table:number-columns-repeated="2"/>
          <table:table-cell table:style-name="ce6" office:value-type="string" calcext:value-type="string">
            <text:p>Ho_6</text:p>
          </table:table-cell>
          <table:table-cell table:style-name="ce6" office:value-type="float" office:value="3.62" calcext:value-type="float">
            <text:p>3,62</text:p>
          </table:table-cell>
          <table:table-cell table:style-name="ce6" office:value-type="float" office:value="0.82" calcext:value-type="float">
            <text:p>0,82</text:p>
          </table:table-cell>
          <table:table-cell table:style-name="ce6" office:value-type="float" office:value="0.77" calcext:value-type="float">
            <text:p>0,77</text:p>
          </table:table-cell>
          <table:table-cell table:style-name="ce6" office:value-type="float" office:value="0.64" calcext:value-type="float">
            <text:p>0,6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8</text:p>
          </table:table-cell>
          <table:table-cell table:style-name="ce6"/>
          <table:table-cell table:style-name="ce6" office:value-type="float" office:value="1546.17" calcext:value-type="float">
            <text:p>1546,17</text:p>
          </table:table-cell>
          <table:table-cell table:style-name="ce6" office:value-type="float" office:value="1525.535" calcext:value-type="float">
            <text:p>1525,535</text:p>
          </table:table-cell>
          <table:table-cell table:style-name="ce6" office:value-type="float" office:value="1520.54" calcext:value-type="float">
            <text:p>1520,54</text:p>
          </table:table-cell>
          <table:table-cell table:style-name="ce6" table:number-columns-repeated="2"/>
          <table:table-cell table:style-name="ce6" office:value-type="string" calcext:value-type="string">
            <text:p>Ho_7</text:p>
          </table:table-cell>
          <table:table-cell table:style-name="ce6" office:value-type="float" office:value="1.84" calcext:value-type="float">
            <text:p>1,84</text:p>
          </table:table-cell>
          <table:table-cell table:style-name="ce6" office:value-type="float" office:value="0.48" calcext:value-type="float">
            <text:p>0,48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0.43" calcext:value-type="float">
            <text:p>0,4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9</text:p>
          </table:table-cell>
          <table:table-cell table:style-name="ce6"/>
          <table:table-cell table:style-name="ce6" office:value-type="float" office:value="1032.64" calcext:value-type="float">
            <text:p>1032,64</text:p>
          </table:table-cell>
          <table:table-cell table:style-name="ce6" office:value-type="float" office:value="1006.667" calcext:value-type="float">
            <text:p>1006,667</text:p>
          </table:table-cell>
          <table:table-cell table:style-name="ce6" office:value-type="float" office:value="1013.75" calcext:value-type="float">
            <text:p>1013,75</text:p>
          </table:table-cell>
          <table:table-cell table:style-name="ce6" table:number-columns-repeated="2"/>
          <table:table-cell table:style-name="ce6" office:value-type="string" calcext:value-type="string">
            <text:p>Ho_8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0.27" calcext:value-type="float">
            <text:p>0,27</text:p>
          </table:table-cell>
          <table:table-cell table:style-name="ce6" office:value-type="float" office:value="10.76" calcext:value-type="float">
            <text:p>10,76</text:p>
          </table:table-cell>
          <table:table-cell table:style-name="ce6" office:value-type="float" office:value="0.27" calcext:value-type="float">
            <text:p>0,2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10</text:p>
          </table:table-cell>
          <table:table-cell table:style-name="ce6"/>
          <table:table-cell table:style-name="ce6" office:value-type="float" office:value="1006.01" calcext:value-type="float">
            <text:p>1006,01</text:p>
          </table:table-cell>
          <table:table-cell table:style-name="ce6" office:value-type="float" office:value="1038.582" calcext:value-type="float">
            <text:p>1038,582</text:p>
          </table:table-cell>
          <table:table-cell table:style-name="ce6" office:value-type="float" office:value="1045.21" calcext:value-type="float">
            <text:p>1045,21</text:p>
          </table:table-cell>
          <table:table-cell table:style-name="ce6" table:number-columns-repeated="2"/>
          <table:table-cell table:style-name="ce6" office:value-type="string" calcext:value-type="string">
            <text:p>Ho_9</text:p>
          </table:table-cell>
          <table:table-cell table:style-name="ce6" office:value-type="float" office:value="11.66" calcext:value-type="float">
            <text:p>11,66</text:p>
          </table:table-cell>
          <table:table-cell table:style-name="ce6" office:value-type="float" office:value="0.91" calcext:value-type="float">
            <text:p>0,91</text:p>
          </table:table-cell>
          <table:table-cell table:style-name="ce6" office:value-type="float" office:value="8.45" calcext:value-type="float">
            <text:p>8,45</text:p>
          </table:table-cell>
          <table:table-cell table:style-name="ce6" office:value-type="float" office:value="0.56" calcext:value-type="float">
            <text:p>0,5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/>
          <table:table-cell table:style-name="ce7" table:formula="of:=AVERAGE([.C371:.C380])" office:value-type="float" office:value="1783.417" calcext:value-type="float">
            <text:p>1783,417</text:p>
          </table:table-cell>
          <table:table-cell table:style-name="ce7" table:formula="of:=AVERAGE([.D371:.D380])" office:value-type="float" office:value="1787.7193" calcext:value-type="float">
            <text:p>1787,7193</text:p>
          </table:table-cell>
          <table:table-cell table:style-name="ce7" table:formula="of:=AVERAGE([.E371:.E380])" office:value-type="float" office:value="1788.929" calcext:value-type="float">
            <text:p>1788,929</text:p>
          </table:table-cell>
          <table:table-cell table:style-name="ce7" table:formula="of:=AVERAGE([.F371:.F380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Ho_10</text:p>
          </table:table-cell>
          <table:table-cell table:style-name="ce6" office:value-type="float" office:value="2.02" calcext:value-type="float">
            <text:p>2,02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27" calcext:value-type="float">
            <text:p>0,2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6"/>
          <table:table-cell table:style-name="ce7"/>
          <table:table-cell table:style-name="ce7" table:formula="of:=AVERAGE([.I372:.I381])" office:value-type="float" office:value="5.746" calcext:value-type="float">
            <text:p>5,746</text:p>
          </table:table-cell>
          <table:table-cell table:style-name="ce7" table:formula="of:=AVERAGE([.J372:.J381])" office:value-type="float" office:value="0.656666666666667" calcext:value-type="float">
            <text:p>0,656666666666667</text:p>
          </table:table-cell>
          <table:table-cell table:style-name="ce7" table:formula="of:=AVERAGE([.K372:.K381])" office:value-type="float" office:value="2.369" calcext:value-type="float">
            <text:p>2,369</text:p>
          </table:table-cell>
          <table:table-cell table:style-name="ce7" table:formula="of:=AVERAGE([.L372:.L381])" office:value-type="float" office:value="2.426" calcext:value-type="float">
            <text:p>2,426</text:p>
          </table:table-cell>
          <table:table-cell table:style-name="ce7" table:formula="of:=AVERAGE([.M372:.M381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5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Fy_1</text:p>
          </table:table-cell>
          <table:table-cell table:style-name="ce6"/>
          <table:table-cell table:style-name="ce6" office:value-type="float" office:value="0.717" calcext:value-type="float">
            <text:p>0,717</text:p>
          </table:table-cell>
          <table:table-cell table:style-name="ce6" office:value-type="float" office:value="2.057" calcext:value-type="float">
            <text:p>2,057</text:p>
          </table:table-cell>
          <table:table-cell table:style-name="ce6" table:number-columns-repeated="3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GENETIC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Fy_2</text:p>
          </table:table-cell>
          <table:table-cell table:style-name="ce6"/>
          <table:table-cell table:style-name="ce6" office:value-type="float" office:value="0.285" calcext:value-type="float">
            <text:p>0,285</text:p>
          </table:table-cell>
          <table:table-cell table:style-name="ce6" office:value-type="float" office:value="0.413" calcext:value-type="float">
            <text:p>0,413</text:p>
          </table:table-cell>
          <table:table-cell table:style-name="ce6" table:number-columns-repeated="3"/>
          <table:table-cell table:style-name="ce6" office:value-type="string" calcext:value-type="string">
            <text:p>Laser_1</text:p>
          </table:table-cell>
          <table:table-cell table:style-name="ce6" office:value-type="float" office:value="0.0507" calcext:value-type="float">
            <text:p>0,0507</text:p>
          </table:table-cell>
          <table:table-cell table:style-name="ce6" office:value-type="float" office:value="0.0678" calcext:value-type="float">
            <text:p>0,0678</text:p>
          </table:table-cell>
          <table:table-cell table:style-name="ce6" office:value-type="float" office:value="0.0503" calcext:value-type="float">
            <text:p>0,0503</text:p>
          </table:table-cell>
          <table:table-cell table:style-name="ce6" office:value-type="float" office:value="0.0502" calcext:value-type="float">
            <text:p>0,050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3</text:p>
          </table:table-cell>
          <table:table-cell table:style-name="ce6"/>
          <table:table-cell table:style-name="ce6" office:value-type="float" office:value="0.429" calcext:value-type="float">
            <text:p>0,429</text:p>
          </table:table-cell>
          <table:table-cell table:style-name="ce6" office:value-type="float" office:value="0.455" calcext:value-type="float">
            <text:p>0,455</text:p>
          </table:table-cell>
          <table:table-cell table:style-name="ce6" table:number-columns-repeated="3"/>
          <table:table-cell table:style-name="ce6" office:value-type="string" calcext:value-type="string">
            <text:p>Laser_2</text:p>
          </table:table-cell>
          <table:table-cell table:style-name="ce6" office:value-type="float" office:value="0.245" calcext:value-type="float">
            <text:p>0,245</text:p>
          </table:table-cell>
          <table:table-cell table:style-name="ce6" office:value-type="float" office:value="0.122" calcext:value-type="float">
            <text:p>0,122</text:p>
          </table:table-cell>
          <table:table-cell table:style-name="ce6" office:value-type="float" office:value="0.33" calcext:value-type="float">
            <text:p>0,33</text:p>
          </table:table-cell>
          <table:table-cell table:style-name="ce6" office:value-type="float" office:value="0.0982" calcext:value-type="float">
            <text:p>0,098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4</text:p>
          </table:table-cell>
          <table:table-cell table:style-name="ce6"/>
          <table:table-cell table:style-name="ce6" office:value-type="float" office:value="0.792" calcext:value-type="float">
            <text:p>0,792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table:number-columns-repeated="3"/>
          <table:table-cell table:style-name="ce6" office:value-type="string" calcext:value-type="string">
            <text:p>Laser_3</text:p>
          </table:table-cell>
          <table:table-cell table:style-name="ce6" office:value-type="float" office:value="0.455" calcext:value-type="float">
            <text:p>0,455</text:p>
          </table:table-cell>
          <table:table-cell table:style-name="ce6" office:value-type="float" office:value="0.482" calcext:value-type="float">
            <text:p>0,482</text:p>
          </table:table-cell>
          <table:table-cell table:style-name="ce6" office:value-type="float" office:value="0.567" calcext:value-type="float">
            <text:p>0,567</text:p>
          </table:table-cell>
          <table:table-cell table:style-name="ce6" office:value-type="float" office:value="0.672" calcext:value-type="float">
            <text:p>0,67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5</text:p>
          </table:table-cell>
          <table:table-cell table:style-name="ce6"/>
          <table:table-cell table:style-name="ce6" office:value-type="float" office:value="7.163" calcext:value-type="float">
            <text:p>7,163</text:p>
          </table:table-cell>
          <table:table-cell table:style-name="ce6" office:value-type="float" office:value="36.868" calcext:value-type="float">
            <text:p>36,868</text:p>
          </table:table-cell>
          <table:table-cell table:style-name="ce6" table:number-columns-repeated="3"/>
          <table:table-cell table:style-name="ce6" office:value-type="string" calcext:value-type="string">
            <text:p>Laser_4</text:p>
          </table:table-cell>
          <table:table-cell table:style-name="ce6" office:value-type="float" office:value="0.647" calcext:value-type="float">
            <text:p>0,647</text:p>
          </table:table-cell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0.679" calcext:value-type="float">
            <text:p>0,679</text:p>
          </table:table-cell>
          <table:table-cell table:style-name="ce6" office:value-type="float" office:value="0.667" calcext:value-type="float">
            <text:p>0,667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6</text:p>
          </table:table-cell>
          <table:table-cell table:style-name="ce6"/>
          <table:table-cell table:style-name="ce6" office:value-type="float" office:value="0.64" calcext:value-type="float">
            <text:p>0,64</text:p>
          </table:table-cell>
          <table:table-cell table:style-name="ce6" office:value-type="float" office:value="0.872" calcext:value-type="float">
            <text:p>0,872</text:p>
          </table:table-cell>
          <table:table-cell table:style-name="ce6" table:number-columns-repeated="3"/>
          <table:table-cell table:style-name="ce6" office:value-type="string" calcext:value-type="string">
            <text:p>Laser_5</text:p>
          </table:table-cell>
          <table:table-cell table:style-name="ce6" office:value-type="float" office:value="0.186" calcext:value-type="float">
            <text:p>0,186</text:p>
          </table:table-cell>
          <table:table-cell table:style-name="ce6" office:value-type="float" office:value="0.311" calcext:value-type="float">
            <text:p>0,311</text:p>
          </table:table-cell>
          <table:table-cell table:style-name="ce6" office:value-type="float" office:value="0.273" calcext:value-type="float">
            <text:p>0,273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7</text:p>
          </table:table-cell>
          <table:table-cell table:style-name="ce6"/>
          <table:table-cell table:style-name="ce6" office:value-type="float" office:value="0.488" calcext:value-type="float">
            <text:p>0,488</text:p>
          </table:table-cell>
          <table:table-cell table:style-name="ce6" office:value-type="float" office:value="0.5" calcext:value-type="float">
            <text:p>0,5</text:p>
          </table:table-cell>
          <table:table-cell table:style-name="ce6" table:number-columns-repeated="3"/>
          <table:table-cell table:style-name="ce6" office:value-type="string" calcext:value-type="string">
            <text:p>Laser_6</text:p>
          </table:table-cell>
          <table:table-cell table:style-name="ce6" office:value-type="float" office:value="0.278" calcext:value-type="float">
            <text:p>0,278</text:p>
          </table:table-cell>
          <table:table-cell table:style-name="ce6" office:value-type="float" office:value="0.623" calcext:value-type="float">
            <text:p>0,623</text:p>
          </table:table-cell>
          <table:table-cell table:style-name="ce6" office:value-type="float" office:value="0.749" calcext:value-type="float">
            <text:p>0,749</text:p>
          </table:table-cell>
          <table:table-cell table:style-name="ce6" office:value-type="float" office:value="0.979" calcext:value-type="float">
            <text:p>0,97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8</text:p>
          </table:table-cell>
          <table:table-cell table:style-name="ce6"/>
          <table:table-cell table:style-name="ce6" office:value-type="float" office:value="0.235" calcext:value-type="float">
            <text:p>0,235</text:p>
          </table:table-cell>
          <table:table-cell table:style-name="ce6" office:value-type="float" office:value="0.567" calcext:value-type="float">
            <text:p>0,567</text:p>
          </table:table-cell>
          <table:table-cell table:style-name="ce6" table:number-columns-repeated="3"/>
          <table:table-cell table:style-name="ce6" office:value-type="string" calcext:value-type="string">
            <text:p>Laser_7</text:p>
          </table:table-cell>
          <table:table-cell table:style-name="ce6" office:value-type="float" office:value="0.0958" calcext:value-type="float">
            <text:p>0,0958</text:p>
          </table:table-cell>
          <table:table-cell table:style-name="ce6" office:value-type="float" office:value="0.0886" calcext:value-type="float">
            <text:p>0,0886</text:p>
          </table:table-cell>
          <table:table-cell table:style-name="ce6" office:value-type="float" office:value="0.193" calcext:value-type="float">
            <text:p>0,193</text:p>
          </table:table-cell>
          <table:table-cell table:style-name="ce6" office:value-type="float" office:value="0.292" calcext:value-type="float">
            <text:p>0,29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9</text:p>
          </table:table-cell>
          <table:table-cell table:style-name="ce6"/>
          <table:table-cell table:style-name="ce6" office:value-type="float" office:value="0.446" calcext:value-type="float">
            <text:p>0,446</text:p>
          </table:table-cell>
          <table:table-cell table:style-name="ce6" office:value-type="float" office:value="0.554" calcext:value-type="float">
            <text:p>0,554</text:p>
          </table:table-cell>
          <table:table-cell table:style-name="ce6" table:number-columns-repeated="3"/>
          <table:table-cell table:style-name="ce6" office:value-type="string" calcext:value-type="string">
            <text:p>Laser_8</text:p>
          </table:table-cell>
          <table:table-cell table:style-name="ce6" office:value-type="float" office:value="0.327" calcext:value-type="float">
            <text:p>0,327</text:p>
          </table:table-cell>
          <table:table-cell table:style-name="ce6" office:value-type="float" office:value="0.392" calcext:value-type="float">
            <text:p>0,392</text:p>
          </table:table-cell>
          <table:table-cell table:style-name="ce6" office:value-type="float" office:value="0.433" calcext:value-type="float">
            <text:p>0,433</text:p>
          </table:table-cell>
          <table:table-cell table:style-name="ce6" office:value-type="float" office:value="0.382" calcext:value-type="float">
            <text:p>0,38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10</text:p>
          </table:table-cell>
          <table:table-cell table:style-name="ce6"/>
          <table:table-cell table:style-name="ce6" office:value-type="float" office:value="4.13" calcext:value-type="float">
            <text:p>4,13</text:p>
          </table:table-cell>
          <table:table-cell table:style-name="ce6" office:value-type="float" office:value="26.945" calcext:value-type="float">
            <text:p>26,945</text:p>
          </table:table-cell>
          <table:table-cell table:style-name="ce6" table:number-columns-repeated="3"/>
          <table:table-cell table:style-name="ce6" office:value-type="string" calcext:value-type="string">
            <text:p>Laser_9</text:p>
          </table:table-cell>
          <table:table-cell table:style-name="ce6" office:value-type="float" office:value="0.0477" calcext:value-type="float">
            <text:p>0,0477</text:p>
          </table:table-cell>
          <table:table-cell table:style-name="ce6" office:value-type="float" office:value="0.0529" calcext:value-type="float">
            <text:p>0,0529</text:p>
          </table:table-cell>
          <table:table-cell table:style-name="ce6" office:value-type="float" office:value="0.0422" calcext:value-type="float">
            <text:p>0,0422</text:p>
          </table:table-cell>
          <table:table-cell table:style-name="ce6" office:value-type="float" office:value="0.0462" calcext:value-type="float">
            <text:p>0,046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/>
          <table:table-cell table:style-name="ce7" table:formula="of:=AVERAGE([.C384:.C393])" office:value-type="float" office:value="1.5325" calcext:value-type="float">
            <text:p>1,5325</text:p>
          </table:table-cell>
          <table:table-cell table:style-name="ce7" table:formula="of:=AVERAGE([.D384:.D393])" office:value-type="float" office:value="7.0221" calcext:value-type="float">
            <text:p>7,0221</text:p>
          </table:table-cell>
          <table:table-cell table:style-name="ce7" table:formula="of:=AVERAGE([.E384:.E393])" office:value-type="string" office:string-value="" calcext:value-type="error">
            <text:p>#DIV/0!</text:p>
          </table:table-cell>
          <table:table-cell table:style-name="ce7" table:formula="of:=AVERAGE([.F384:.F393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Laser_10</text:p>
          </table:table-cell>
          <table:table-cell table:style-name="ce6" office:value-type="float" office:value="0.565" calcext:value-type="float">
            <text:p>0,565</text:p>
          </table:table-cell>
          <table:table-cell table:style-name="ce6" office:value-type="float" office:value="0.574" calcext:value-type="float">
            <text:p>0,574</text:p>
          </table:table-cell>
          <table:table-cell table:style-name="ce6" office:value-type="float" office:value="0.561" calcext:value-type="float">
            <text:p>0,561</text:p>
          </table:table-cell>
          <table:table-cell table:style-name="ce6" office:value-type="float" office:value="0.579" calcext:value-type="float">
            <text:p>0,57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6"/>
          <table:table-cell table:style-name="ce7"/>
          <table:table-cell table:style-name="ce7" table:formula="of:=AVERAGE([.I385:.I394])" office:value-type="float" office:value="0.28972" calcext:value-type="float">
            <text:p>0,28972</text:p>
          </table:table-cell>
          <table:table-cell table:style-name="ce7" table:formula="of:=AVERAGE([.J385:.J394])" office:value-type="float" office:value="0.33533" calcext:value-type="float">
            <text:p>0,33533</text:p>
          </table:table-cell>
          <table:table-cell table:style-name="ce7" table:formula="of:=AVERAGE([.K385:.K394])" office:value-type="float" office:value="0.38775" calcext:value-type="float">
            <text:p>0,38775</text:p>
          </table:table-cell>
          <table:table-cell table:style-name="ce7" table:formula="of:=AVERAGE([.L385:.L394])" office:value-type="float" office:value="0.40836" calcext:value-type="float">
            <text:p>0,40836</text:p>
          </table:table-cell>
          <table:table-cell table:style-name="ce7" table:formula="of:=AVERAGE([.M385:.M394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GENETIC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5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6" office:value-type="float" office:value="1411.56" calcext:value-type="float">
            <text:p>1411,56</text:p>
          </table:table-cell>
          <table:table-cell table:style-name="ce6" office:value-type="float" office:value="2216.195" calcext:value-type="float">
            <text:p>2216,195</text:p>
          </table:table-cell>
          <table:table-cell table:style-name="ce6" office:value-type="float" office:value="855.18" calcext:value-type="float">
            <text:p>855,18</text:p>
          </table:table-cell>
          <table:table-cell table:style-name="ce6" office:value-type="float" office:value="885.39" calcext:value-type="float">
            <text:p>885,39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GENETIC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6" office:value-type="float" office:value="1182.42" calcext:value-type="float">
            <text:p>1182,42</text:p>
          </table:table-cell>
          <table:table-cell table:style-name="ce6" office:value-type="float" office:value="1973.998" calcext:value-type="float">
            <text:p>1973,998</text:p>
          </table:table-cell>
          <table:table-cell table:style-name="ce6" office:value-type="float" office:value="1323.026" calcext:value-type="float">
            <text:p>1323,026</text:p>
          </table:table-cell>
          <table:table-cell table:style-name="ce6" office:value-type="float" office:value="1048.36" calcext:value-type="float">
            <text:p>1048,36</text:p>
          </table:table-cell>
          <table:table-cell table:style-name="ce6" table:number-columns-repeated="2"/>
          <table:table-cell table:style-name="ce6" office:value-type="string" calcext:value-type="string">
            <text:p>Mortgage_1</text:p>
          </table:table-cell>
          <table:table-cell table:style-name="ce6" office:value-type="float" office:value="304.775" calcext:value-type="float">
            <text:p>304,775</text:p>
          </table:table-cell>
          <table:table-cell table:style-name="ce6" office:value-type="float" office:value="54.299" calcext:value-type="float">
            <text:p>54,299</text:p>
          </table:table-cell>
          <table:table-cell table:style-name="ce6" office:value-type="float" office:value="14.46" calcext:value-type="float">
            <text:p>14,46</text:p>
          </table:table-cell>
          <table:table-cell table:style-name="ce6" office:value-type="float" office:value="7.14" calcext:value-type="float">
            <text:p>7,1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6" office:value-type="float" office:value="1084.86" calcext:value-type="float">
            <text:p>1084,86</text:p>
          </table:table-cell>
          <table:table-cell table:style-name="ce6" office:value-type="float" office:value="2108.818" calcext:value-type="float">
            <text:p>2108,818</text:p>
          </table:table-cell>
          <table:table-cell table:style-name="ce6" office:value-type="float" office:value="1072.33" calcext:value-type="float">
            <text:p>1072,33</text:p>
          </table:table-cell>
          <table:table-cell table:style-name="ce6" office:value-type="float" office:value="744.12" calcext:value-type="float">
            <text:p>744,12</text:p>
          </table:table-cell>
          <table:table-cell table:style-name="ce6" table:number-columns-repeated="2"/>
          <table:table-cell table:style-name="ce6" office:value-type="string" calcext:value-type="string">
            <text:p>Mortgage_2</text:p>
          </table:table-cell>
          <table:table-cell table:style-name="ce6" office:value-type="float" office:value="423.116" calcext:value-type="float">
            <text:p>423,116</text:p>
          </table:table-cell>
          <table:table-cell table:style-name="ce6" office:value-type="float" office:value="7.99" calcext:value-type="float">
            <text:p>7,99</text:p>
          </table:table-cell>
          <table:table-cell table:style-name="ce6" office:value-type="float" office:value="14.33" calcext:value-type="float">
            <text:p>14,33</text:p>
          </table:table-cell>
          <table:table-cell table:style-name="ce6" office:value-type="float" office:value="12.63" calcext:value-type="float">
            <text:p>12,6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6" office:value-type="float" office:value="1875.59" calcext:value-type="float">
            <text:p>1875,59</text:p>
          </table:table-cell>
          <table:table-cell table:style-name="ce6" office:value-type="float" office:value="3042.33" calcext:value-type="float">
            <text:p>3042,33</text:p>
          </table:table-cell>
          <table:table-cell table:style-name="ce6" office:value-type="float" office:value="1005" calcext:value-type="float">
            <text:p>1005</text:p>
          </table:table-cell>
          <table:table-cell table:style-name="ce6" office:value-type="float" office:value="1220.097" calcext:value-type="float">
            <text:p>1220,097</text:p>
          </table:table-cell>
          <table:table-cell table:style-name="ce6" table:number-columns-repeated="2"/>
          <table:table-cell table:style-name="ce6" office:value-type="string" calcext:value-type="string">
            <text:p>Mortgage_3</text:p>
          </table:table-cell>
          <table:table-cell table:style-name="ce6" office:value-type="float" office:value="378.973" calcext:value-type="float">
            <text:p>378,973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2.19" calcext:value-type="float">
            <text:p>12,19</text:p>
          </table:table-cell>
          <table:table-cell table:style-name="ce6" office:value-type="float" office:value="7.13" calcext:value-type="float">
            <text:p>7,1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6" office:value-type="float" office:value="1809.83" calcext:value-type="float">
            <text:p>1809,83</text:p>
          </table:table-cell>
          <table:table-cell table:style-name="ce6" office:value-type="float" office:value="3371.723" calcext:value-type="float">
            <text:p>3371,723</text:p>
          </table:table-cell>
          <table:table-cell table:style-name="ce6" office:value-type="float" office:value="1753.291" calcext:value-type="float">
            <text:p>1753,291</text:p>
          </table:table-cell>
          <table:table-cell table:style-name="ce6" office:value-type="float" office:value="1353.88" calcext:value-type="float">
            <text:p>1353,88</text:p>
          </table:table-cell>
          <table:table-cell table:style-name="ce6" table:number-columns-repeated="2"/>
          <table:table-cell table:style-name="ce6" office:value-type="string" calcext:value-type="string">
            <text:p>Mortgage_4</text:p>
          </table:table-cell>
          <table:table-cell table:style-name="ce6" office:value-type="float" office:value="382.748" calcext:value-type="float">
            <text:p>382,748</text:p>
          </table:table-cell>
          <table:table-cell table:style-name="ce6"/>
          <table:table-cell table:style-name="ce6" office:value-type="float" office:value="6.58" calcext:value-type="float">
            <text:p>6,58</text:p>
          </table:table-cell>
          <table:table-cell table:style-name="ce6" office:value-type="float" office:value="5.2" calcext:value-type="float">
            <text:p>5,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6" office:value-type="float" office:value="1928.61" calcext:value-type="float">
            <text:p>1928,61</text:p>
          </table:table-cell>
          <table:table-cell table:style-name="ce6" office:value-type="float" office:value="3447.267" calcext:value-type="float">
            <text:p>3447,267</text:p>
          </table:table-cell>
          <table:table-cell table:style-name="ce6" office:value-type="float" office:value="1703.944" calcext:value-type="float">
            <text:p>1703,944</text:p>
          </table:table-cell>
          <table:table-cell table:style-name="ce6" office:value-type="float" office:value="1097.775" calcext:value-type="float">
            <text:p>1097,775</text:p>
          </table:table-cell>
          <table:table-cell table:style-name="ce6" table:number-columns-repeated="2"/>
          <table:table-cell table:style-name="ce6" office:value-type="string" calcext:value-type="string">
            <text:p>Mortgage_5</text:p>
          </table:table-cell>
          <table:table-cell table:style-name="ce6" office:value-type="float" office:value="322.422" calcext:value-type="float">
            <text:p>322,422</text:p>
          </table:table-cell>
          <table:table-cell table:style-name="ce6"/>
          <table:table-cell table:style-name="ce6" office:value-type="float" office:value="4.91" calcext:value-type="float">
            <text:p>4,91</text:p>
          </table:table-cell>
          <table:table-cell table:style-name="ce6" office:value-type="float" office:value="6.41" calcext:value-type="float">
            <text:p>6,4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6" office:value-type="float" office:value="1685.97" calcext:value-type="float">
            <text:p>1685,97</text:p>
          </table:table-cell>
          <table:table-cell table:style-name="ce6" office:value-type="float" office:value="2736.908" calcext:value-type="float">
            <text:p>2736,908</text:p>
          </table:table-cell>
          <table:table-cell table:style-name="ce6" office:value-type="float" office:value="989.553" calcext:value-type="float">
            <text:p>989,553</text:p>
          </table:table-cell>
          <table:table-cell table:style-name="ce6" office:value-type="float" office:value="1157.95" calcext:value-type="float">
            <text:p>1157,95</text:p>
          </table:table-cell>
          <table:table-cell table:style-name="ce6" table:number-columns-repeated="2"/>
          <table:table-cell table:style-name="ce6" office:value-type="string" calcext:value-type="string">
            <text:p>Mortgage_6</text:p>
          </table:table-cell>
          <table:table-cell table:style-name="ce6" office:value-type="float" office:value="345.954" calcext:value-type="float">
            <text:p>345,954</text:p>
          </table:table-cell>
          <table:table-cell table:style-name="ce6"/>
          <table:table-cell table:style-name="ce6" office:value-type="float" office:value="14.46" calcext:value-type="float">
            <text:p>14,46</text:p>
          </table:table-cell>
          <table:table-cell table:style-name="ce6" office:value-type="float" office:value="5.52" calcext:value-type="float">
            <text:p>5,5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office:value-type="string" calcext:value-type="string">
            <text:p>Housing_8</text:p>
          </table:table-cell>
          <table:table-cell table:style-name="ce6" office:value-type="float" office:value="1425.91" calcext:value-type="float">
            <text:p>1425,91</text:p>
          </table:table-cell>
          <table:table-cell table:style-name="ce6" office:value-type="float" office:value="2477.435" calcext:value-type="float">
            <text:p>2477,435</text:p>
          </table:table-cell>
          <table:table-cell table:style-name="ce7" office:value-type="float" office:value="1097.01" calcext:value-type="float">
            <text:p>1097,01</text:p>
          </table:table-cell>
          <table:table-cell table:style-name="ce6" office:value-type="float" office:value="1213.61" calcext:value-type="float">
            <text:p>1213,61</text:p>
          </table:table-cell>
          <table:table-cell table:style-name="ce6" table:number-columns-repeated="2"/>
          <table:table-cell table:style-name="ce6" office:value-type="string" calcext:value-type="string">
            <text:p>Mortgage_7</text:p>
          </table:table-cell>
          <table:table-cell table:style-name="ce6" office:value-type="float" office:value="342.936" calcext:value-type="float">
            <text:p>342,936</text:p>
          </table:table-cell>
          <table:table-cell table:style-name="ce6"/>
          <table:table-cell table:style-name="ce6" office:value-type="float" office:value="9.64" calcext:value-type="float">
            <text:p>9,64</text:p>
          </table:table-cell>
          <table:table-cell table:style-name="ce6" office:value-type="float" office:value="1.89" calcext:value-type="float">
            <text:p>1,8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2308.515" calcext:value-type="float">
            <text:p>2308,515</text:p>
          </table:table-cell>
          <table:table-cell table:style-name="ce6" office:value-type="float" office:value="808.275" calcext:value-type="float">
            <text:p>808,275</text:p>
          </table:table-cell>
          <table:table-cell table:style-name="ce6" office:value-type="float" office:value="803.63" calcext:value-type="float">
            <text:p>803,63</text:p>
          </table:table-cell>
          <table:table-cell table:style-name="ce6" table:number-columns-repeated="2"/>
          <table:table-cell table:style-name="ce6" office:value-type="string" calcext:value-type="string">
            <text:p>Mortgage_8</text:p>
          </table:table-cell>
          <table:table-cell table:style-name="ce6" office:value-type="float" office:value="374.805" calcext:value-type="float">
            <text:p>374,805</text:p>
          </table:table-cell>
          <table:table-cell table:style-name="ce6"/>
          <table:table-cell table:style-name="ce6" office:value-type="float" office:value="13.24" calcext:value-type="float">
            <text:p>13,24</text:p>
          </table:table-cell>
          <table:table-cell table:style-name="ce6" office:value-type="float" office:value="7.38" calcext:value-type="float">
            <text:p>7,3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6"/>
          <table:table-cell table:style-name="ce6" office:value-type="float" office:value="2043.128" calcext:value-type="float">
            <text:p>2043,128</text:p>
          </table:table-cell>
          <table:table-cell table:style-name="ce6" office:value-type="float" office:value="703.22" calcext:value-type="float">
            <text:p>703,22</text:p>
          </table:table-cell>
          <table:table-cell table:style-name="ce6" office:value-type="float" office:value="930.27" calcext:value-type="float">
            <text:p>930,27</text:p>
          </table:table-cell>
          <table:table-cell table:style-name="ce6" table:number-columns-repeated="2"/>
          <table:table-cell table:style-name="ce6" office:value-type="string" calcext:value-type="string">
            <text:p>Mortgage_9</text:p>
          </table:table-cell>
          <table:table-cell table:style-name="ce6" office:value-type="float" office:value="390.858" calcext:value-type="float">
            <text:p>390,858</text:p>
          </table:table-cell>
          <table:table-cell table:style-name="ce6"/>
          <table:table-cell table:style-name="ce6" office:value-type="float" office:value="62.46" calcext:value-type="float">
            <text:p>62,46</text:p>
          </table:table-cell>
          <table:table-cell table:style-name="ce6" office:value-type="float" office:value="1.18" calcext:value-type="float">
            <text:p>1,1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/>
          <table:table-cell table:style-name="ce7" table:formula="of:=AVERAGE([.B397:.B406])" office:value-type="float" office:value="1550.59375" calcext:value-type="float">
            <text:p>1550,59375</text:p>
          </table:table-cell>
          <table:table-cell table:style-name="ce7" table:formula="of:=AVERAGE([.C397:.C406])" office:value-type="float" office:value="2572.6317" calcext:value-type="float">
            <text:p>2572,6317</text:p>
          </table:table-cell>
          <table:table-cell table:style-name="ce7" table:formula="of:=AVERAGE([.D397:.D406])" office:value-type="float" office:value="1131.0829" calcext:value-type="float">
            <text:p>1131,0829</text:p>
          </table:table-cell>
          <table:table-cell table:style-name="ce7" table:formula="of:=AVERAGE([.E397:.E406])" office:value-type="float" office:value="1045.5082" calcext:value-type="float">
            <text:p>1045,5082</text:p>
          </table:table-cell>
          <table:table-cell table:style-name="ce7" table:formula="of:=AVERAGE([.F397:.F406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Mortgage_10</text:p>
          </table:table-cell>
          <table:table-cell table:style-name="ce6" office:value-type="float" office:value="405.412" calcext:value-type="float">
            <text:p>405,412</text:p>
          </table:table-cell>
          <table:table-cell table:style-name="ce6"/>
          <table:table-cell table:style-name="ce6" office:value-type="float" office:value="9.79" calcext:value-type="float">
            <text:p>9,79</text:p>
          </table:table-cell>
          <table:table-cell table:style-name="ce6" office:value-type="float" office:value="6.48" calcext:value-type="float">
            <text:p>6,4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6"/>
          <table:table-cell table:style-name="ce7"/>
          <table:table-cell table:style-name="ce7" table:formula="of:=AVERAGE([.I398:.I407])" office:value-type="float" office:value="367.1999" calcext:value-type="float">
            <text:p>367,1999</text:p>
          </table:table-cell>
          <table:table-cell table:style-name="ce7" table:formula="of:=AVERAGE([.J398:.J407])" office:value-type="float" office:value="31.1445" calcext:value-type="float">
            <text:p>31,1445</text:p>
          </table:table-cell>
          <table:table-cell table:style-name="ce7" table:formula="of:=AVERAGE([.K398:.K407])" office:value-type="float" office:value="16.206" calcext:value-type="float">
            <text:p>16,206</text:p>
          </table:table-cell>
          <table:table-cell table:style-name="ce7" table:formula="of:=AVERAGE([.L398:.L407])" office:value-type="float" office:value="6.096" calcext:value-type="float">
            <text:p>6,096</text:p>
          </table:table-cell>
          <table:table-cell table:style-name="ce7" table:formula="of:=AVERAGE([.M398:.M407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GENETIC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5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Lw_1</text:p>
          </table:table-cell>
          <table:table-cell table:style-name="ce6" office:value-type="float" office:value="2.642" calcext:value-type="float">
            <text:p>2,642</text:p>
          </table:table-cell>
          <table:table-cell table:style-name="ce6" office:value-type="float" office:value="0.804" calcext:value-type="float">
            <text:p>0,804</text:p>
          </table:table-cell>
          <table:table-cell table:style-name="ce6" office:value-type="float" office:value="0.315" calcext:value-type="float">
            <text:p>0,315</text:p>
          </table:table-cell>
          <table:table-cell table:style-name="ce6" office:value-type="float" office:value="0.179" calcext:value-type="float">
            <text:p>0,179</text:p>
          </table:table-cell>
          <table:table-cell table:style-name="ce6" table:number-columns-repeated="2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GENETIC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Lw_2</text:p>
          </table:table-cell>
          <table:table-cell table:style-name="ce6" office:value-type="float" office:value="9.92" calcext:value-type="float">
            <text:p>9,92</text:p>
          </table:table-cell>
          <table:table-cell table:style-name="ce6" office:value-type="float" office:value="1.204" calcext:value-type="float">
            <text:p>1,204</text:p>
          </table:table-cell>
          <table:table-cell table:number-columns-repeated="2" table:style-name="ce6" office:value-type="float" office:value="0.574" calcext:value-type="float">
            <text:p>0,574</text:p>
          </table:table-cell>
          <table:table-cell table:style-name="ce6" table:number-columns-repeated="2"/>
          <table:table-cell table:style-name="ce6" office:value-type="string" calcext:value-type="string">
            <text:p>PL_1</text:p>
          </table:table-cell>
          <table:table-cell table:style-name="ce6" office:value-type="float" office:value="17.987" calcext:value-type="float">
            <text:p>17,987</text:p>
          </table:table-cell>
          <table:table-cell table:style-name="ce6" office:value-type="float" office:value="9.675" calcext:value-type="float">
            <text:p>9,675</text:p>
          </table:table-cell>
          <table:table-cell table:number-columns-repeated="2" table:style-name="ce6" office:value-type="float" office:value="11.612" calcext:value-type="float">
            <text:p>11,6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3</text:p>
          </table:table-cell>
          <table:table-cell table:style-name="ce6" office:value-type="float" office:value="1.038" calcext:value-type="float">
            <text:p>1,038</text:p>
          </table:table-cell>
          <table:table-cell table:style-name="ce6" office:value-type="float" office:value="0.749" calcext:value-type="float">
            <text:p>0,749</text:p>
          </table:table-cell>
          <table:table-cell table:style-name="ce6" office:value-type="float" office:value="0.248" calcext:value-type="float">
            <text:p>0,248</text:p>
          </table:table-cell>
          <table:table-cell table:style-name="ce6" office:value-type="float" office:value="0.234" calcext:value-type="float">
            <text:p>0,234</text:p>
          </table:table-cell>
          <table:table-cell table:style-name="ce6" table:number-columns-repeated="2"/>
          <table:table-cell table:style-name="ce6" office:value-type="string" calcext:value-type="string">
            <text:p>PL_2</text:p>
          </table:table-cell>
          <table:table-cell table:style-name="ce6" office:value-type="float" office:value="17.631" calcext:value-type="float">
            <text:p>17,63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9.017" calcext:value-type="float">
            <text:p>9,017</text:p>
          </table:table-cell>
          <table:table-cell table:style-name="ce6" office:value-type="float" office:value="9.793" calcext:value-type="float">
            <text:p>9,79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4</text:p>
          </table:table-cell>
          <table:table-cell table:style-name="ce6" office:value-type="float" office:value="7.353" calcext:value-type="float">
            <text:p>7,353</text:p>
          </table:table-cell>
          <table:table-cell table:style-name="ce6" office:value-type="float" office:value="0.92" calcext:value-type="float">
            <text:p>0,92</text:p>
          </table:table-cell>
          <table:table-cell table:style-name="ce6" office:value-type="float" office:value="0.447" calcext:value-type="float">
            <text:p>0,447</text:p>
          </table:table-cell>
          <table:table-cell table:style-name="ce6" office:value-type="float" office:value="0.396" calcext:value-type="float">
            <text:p>0,396</text:p>
          </table:table-cell>
          <table:table-cell table:style-name="ce6" table:number-columns-repeated="2"/>
          <table:table-cell table:style-name="ce6" office:value-type="string" calcext:value-type="string">
            <text:p>PL_3</text:p>
          </table:table-cell>
          <table:table-cell table:style-name="ce6" office:value-type="float" office:value="18.774" calcext:value-type="float">
            <text:p>18,774</text:p>
          </table:table-cell>
          <table:table-cell table:style-name="ce6"/>
          <table:table-cell table:style-name="ce6" office:value-type="float" office:value="10.152" calcext:value-type="float">
            <text:p>10,152</text:p>
          </table:table-cell>
          <table:table-cell table:style-name="ce6" office:value-type="float" office:value="11.868" calcext:value-type="float">
            <text:p>11,86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5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74" calcext:value-type="float">
            <text:p>0,74</text:p>
          </table:table-cell>
          <table:table-cell table:style-name="ce6" office:value-type="float" office:value="0.245" calcext:value-type="float">
            <text:p>0,245</text:p>
          </table:table-cell>
          <table:table-cell table:style-name="ce6" office:value-type="float" office:value="0.259" calcext:value-type="float">
            <text:p>0,259</text:p>
          </table:table-cell>
          <table:table-cell table:style-name="ce6" table:number-columns-repeated="2"/>
          <table:table-cell table:style-name="ce6" office:value-type="string" calcext:value-type="string">
            <text:p>PL_4</text:p>
          </table:table-cell>
          <table:table-cell table:style-name="ce6" office:value-type="float" office:value="16.928" calcext:value-type="float">
            <text:p>16,928</text:p>
          </table:table-cell>
          <table:table-cell table:style-name="ce6"/>
          <table:table-cell table:style-name="ce6" office:value-type="float" office:value="9.288" calcext:value-type="float">
            <text:p>9,288</text:p>
          </table:table-cell>
          <table:table-cell table:style-name="ce6" office:value-type="float" office:value="6.248" calcext:value-type="float">
            <text:p>6,24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6</text:p>
          </table:table-cell>
          <table:table-cell table:style-name="ce6"/>
          <table:table-cell table:style-name="ce6" office:value-type="float" office:value="0.977" calcext:value-type="float">
            <text:p>0,977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 office:value-type="float" office:value="0.321" calcext:value-type="float">
            <text:p>0,321</text:p>
          </table:table-cell>
          <table:table-cell table:style-name="ce6" table:number-columns-repeated="2"/>
          <table:table-cell table:style-name="ce6" office:value-type="string" calcext:value-type="string">
            <text:p>PL_5</text:p>
          </table:table-cell>
          <table:table-cell table:style-name="ce6" office:value-type="float" office:value="17.145" calcext:value-type="float">
            <text:p>17,145</text:p>
          </table:table-cell>
          <table:table-cell table:style-name="ce6"/>
          <table:table-cell table:style-name="ce6" office:value-type="float" office:value="9.7" calcext:value-type="float">
            <text:p>9,7</text:p>
          </table:table-cell>
          <table:table-cell table:style-name="ce6" office:value-type="float" office:value="11.184" calcext:value-type="float">
            <text:p>11,18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7</text:p>
          </table:table-cell>
          <table:table-cell table:style-name="ce6"/>
          <table:table-cell table:style-name="ce6" office:value-type="float" office:value="0.801" calcext:value-type="float">
            <text:p>0,801</text:p>
          </table:table-cell>
          <table:table-cell table:style-name="ce6" office:value-type="float" office:value="0.243" calcext:value-type="float">
            <text:p>0,243</text:p>
          </table:table-cell>
          <table:table-cell table:style-name="ce6" office:value-type="float" office:value="0.166" calcext:value-type="float">
            <text:p>0,166</text:p>
          </table:table-cell>
          <table:table-cell table:style-name="ce6" table:number-columns-repeated="2"/>
          <table:table-cell table:style-name="ce6" office:value-type="string" calcext:value-type="string">
            <text:p>PL_6</text:p>
          </table:table-cell>
          <table:table-cell table:style-name="ce6" office:value-type="float" office:value="17.465" calcext:value-type="float">
            <text:p>17,465</text:p>
          </table:table-cell>
          <table:table-cell table:style-name="ce6"/>
          <table:table-cell table:style-name="ce6" office:value-type="float" office:value="9.536" calcext:value-type="float">
            <text:p>9,536</text:p>
          </table:table-cell>
          <table:table-cell table:style-name="ce6" office:value-type="float" office:value="9.529" calcext:value-type="float">
            <text:p>9,52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8</text:p>
          </table:table-cell>
          <table:table-cell table:style-name="ce6"/>
          <table:table-cell table:style-name="ce6" office:value-type="float" office:value="1.383" calcext:value-type="float">
            <text:p>1,383</text:p>
          </table:table-cell>
          <table:table-cell table:style-name="ce6" office:value-type="float" office:value="0.646" calcext:value-type="float">
            <text:p>0,646</text:p>
          </table:table-cell>
          <table:table-cell table:style-name="ce6" office:value-type="float" office:value="3.282" calcext:value-type="float">
            <text:p>3,282</text:p>
          </table:table-cell>
          <table:table-cell table:style-name="ce6" table:number-columns-repeated="2"/>
          <table:table-cell table:style-name="ce6" office:value-type="string" calcext:value-type="string">
            <text:p>PL_7</text:p>
          </table:table-cell>
          <table:table-cell table:style-name="ce6" office:value-type="float" office:value="17.935" calcext:value-type="float">
            <text:p>17,935</text:p>
          </table:table-cell>
          <table:table-cell table:style-name="ce6"/>
          <table:table-cell table:style-name="ce6" office:value-type="float" office:value="11.579" calcext:value-type="float">
            <text:p>11,579</text:p>
          </table:table-cell>
          <table:table-cell table:style-name="ce6" office:value-type="float" office:value="9.112" calcext:value-type="float">
            <text:p>9,1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9</text:p>
          </table:table-cell>
          <table:table-cell table:style-name="ce6"/>
          <table:table-cell table:style-name="ce6" office:value-type="float" office:value="1.059" calcext:value-type="float">
            <text:p>1,059</text:p>
          </table:table-cell>
          <table:table-cell table:style-name="ce6" office:value-type="float" office:value="0.453" calcext:value-type="float">
            <text:p>0,453</text:p>
          </table:table-cell>
          <table:table-cell table:style-name="ce6" office:value-type="float" office:value="0.425" calcext:value-type="float">
            <text:p>0,425</text:p>
          </table:table-cell>
          <table:table-cell table:style-name="ce6" table:number-columns-repeated="2"/>
          <table:table-cell table:style-name="ce6" office:value-type="string" calcext:value-type="string">
            <text:p>PL_8</text:p>
          </table:table-cell>
          <table:table-cell table:style-name="ce6" office:value-type="float" office:value="17.041" calcext:value-type="float">
            <text:p>17,041</text:p>
          </table:table-cell>
          <table:table-cell table:style-name="ce6"/>
          <table:table-cell table:style-name="ce6" office:value-type="float" office:value="9.552" calcext:value-type="float">
            <text:p>9,552</text:p>
          </table:table-cell>
          <table:table-cell table:style-name="ce6" office:value-type="float" office:value="9.992" calcext:value-type="float">
            <text:p>9,99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10</text:p>
          </table:table-cell>
          <table:table-cell table:style-name="ce6"/>
          <table:table-cell table:style-name="ce6" office:value-type="float" office:value="1.203" calcext:value-type="float">
            <text:p>1,203</text:p>
          </table:table-cell>
          <table:table-cell table:style-name="ce6" office:value-type="float" office:value="0.926" calcext:value-type="float">
            <text:p>0,926</text:p>
          </table:table-cell>
          <table:table-cell table:style-name="ce6" office:value-type="float" office:value="0.632" calcext:value-type="float">
            <text:p>0,632</text:p>
          </table:table-cell>
          <table:table-cell table:style-name="ce6" table:number-columns-repeated="2"/>
          <table:table-cell table:style-name="ce6" office:value-type="string" calcext:value-type="string">
            <text:p>PL_9</text:p>
          </table:table-cell>
          <table:table-cell table:style-name="ce6" office:value-type="float" office:value="19.033" calcext:value-type="float">
            <text:p>19,033</text:p>
          </table:table-cell>
          <table:table-cell table:style-name="ce6"/>
          <table:table-cell table:style-name="ce6" office:value-type="float" office:value="10.797" calcext:value-type="float">
            <text:p>10,797</text:p>
          </table:table-cell>
          <table:table-cell table:style-name="ce6" office:value-type="float" office:value="8.588" calcext:value-type="float">
            <text:p>8,588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10:.B419])" office:value-type="float" office:value="5.23825" calcext:value-type="float">
            <text:p>5,23825</text:p>
          </table:table-cell>
          <table:table-cell table:style-name="ce7" table:formula="of:=AVERAGE([.C410:.C419])" office:value-type="float" office:value="0.984" calcext:value-type="float">
            <text:p>0,984</text:p>
          </table:table-cell>
          <table:table-cell table:style-name="ce7" table:formula="of:=AVERAGE([.D410:.D419])" office:value-type="float" office:value="0.4415" calcext:value-type="float">
            <text:p>0,4415</text:p>
          </table:table-cell>
          <table:table-cell table:style-name="ce7" table:formula="of:=AVERAGE([.E410:.E419])" office:value-type="float" office:value="0.6468" calcext:value-type="float">
            <text:p>0,6468</text:p>
          </table:table-cell>
          <table:table-cell table:style-name="ce7" table:formula="of:=AVERAGE([.F410:.F419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PL_10</text:p>
          </table:table-cell>
          <table:table-cell table:style-name="ce6" office:value-type="float" office:value="16.3" calcext:value-type="float">
            <text:p>16,3</text:p>
          </table:table-cell>
          <table:table-cell table:style-name="ce6"/>
          <table:table-cell table:style-name="ce6" office:value-type="float" office:value="8.957" calcext:value-type="float">
            <text:p>8,957</text:p>
          </table:table-cell>
          <table:table-cell table:style-name="ce6" office:value-type="float" office:value="8.959" calcext:value-type="float">
            <text:p>8,959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6"/>
          <table:table-cell table:style-name="ce7"/>
          <table:table-cell table:style-name="ce7" table:formula="of:=AVERAGE([.I411:.I420])" office:value-type="float" office:value="17.6239" calcext:value-type="float">
            <text:p>17,6239</text:p>
          </table:table-cell>
          <table:table-cell table:style-name="ce7" table:formula="of:=AVERAGE([.J411:.J420])" office:value-type="float" office:value="9.675" calcext:value-type="float">
            <text:p>9,675</text:p>
          </table:table-cell>
          <table:table-cell table:style-name="ce7" table:formula="of:=AVERAGE([.K411:.K420])" office:value-type="float" office:value="10.019" calcext:value-type="float">
            <text:p>10,019</text:p>
          </table:table-cell>
          <table:table-cell table:style-name="ce7" table:formula="of:=AVERAGE([.L411:.L420])" office:value-type="float" office:value="9.6885" calcext:value-type="float">
            <text:p>9,6885</text:p>
          </table:table-cell>
          <table:table-cell table:style-name="ce7" table:formula="of:=AVERAGE([.M411:.M420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4">
          <table:table-cell table:style-name="Default"/>
          <table:table-cell table:style-name="ce8" table:number-columns-repeated="17"/>
        </table:table-row>
        <table:table-row table:style-name="ro1">
          <table:table-cell table:style-name="ce5"/>
          <table:table-cell table:style-name="ce5" office:value-type="string" calcext:value-type="string">
            <text:p>GENETIC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9.623" calcext:value-type="float">
            <text:p>9,623</text:p>
          </table:table-cell>
          <table:table-cell table:style-name="ce6" office:value-type="float" office:value="15.617" calcext:value-type="float">
            <text:p>15,617</text:p>
          </table:table-cell>
          <table:table-cell table:style-name="ce6" office:value-type="float" office:value="12.864" calcext:value-type="float">
            <text:p>12,864</text:p>
          </table:table-cell>
          <table:table-cell table:style-name="ce6" table:number-columns-repeated="2"/>
          <table:table-cell table:style-name="ce6" office:value-type="string" calcext:value-type="string">
            <text:p>Sn_1</text:p>
          </table:table-cell>
          <table:table-cell table:style-name="ce6" office:value-type="float" office:value="50.511" calcext:value-type="float">
            <text:p>50,511</text:p>
          </table:table-cell>
          <table:table-cell table:style-name="ce6"/>
          <table:table-cell table:style-name="ce6" office:value-type="float" office:value="9.85" calcext:value-type="float">
            <text:p>9,85</text:p>
          </table:table-cell>
          <table:table-cell table:style-name="ce6" office:value-type="float" office:value="4.983" calcext:value-type="float">
            <text:p>4,983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2</text:p>
          </table:table-cell>
          <table:table-cell table:style-name="ce6"/>
          <table:table-cell table:style-name="ce6" office:value-type="float" office:value="8.369" calcext:value-type="float">
            <text:p>8,369</text:p>
          </table:table-cell>
          <table:table-cell table:style-name="ce6" office:value-type="float" office:value="10.757" calcext:value-type="float">
            <text:p>10,757</text:p>
          </table:table-cell>
          <table:table-cell table:style-name="ce6" office:value-type="float" office:value="8.045" calcext:value-type="float">
            <text:p>8,045</text:p>
          </table:table-cell>
          <table:table-cell table:style-name="ce6" table:number-columns-repeated="2"/>
          <table:table-cell table:style-name="ce6" office:value-type="string" calcext:value-type="string">
            <text:p>Sn_2</text:p>
          </table:table-cell>
          <table:table-cell table:style-name="ce6" office:value-type="float" office:value="24.059" calcext:value-type="float">
            <text:p>24,059</text:p>
          </table:table-cell>
          <table:table-cell table:style-name="ce6"/>
          <table:table-cell table:style-name="ce6" office:value-type="float" office:value="42.808" calcext:value-type="float">
            <text:p>42,808</text:p>
          </table:table-cell>
          <table:table-cell table:style-name="ce6" office:value-type="float" office:value="39.631" calcext:value-type="float">
            <text:p>39,63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3</text:p>
          </table:table-cell>
          <table:table-cell table:style-name="ce6"/>
          <table:table-cell table:style-name="ce6" office:value-type="float" office:value="9.369" calcext:value-type="float">
            <text:p>9,369</text:p>
          </table:table-cell>
          <table:table-cell table:style-name="ce6" office:value-type="float" office:value="13.52" calcext:value-type="float">
            <text:p>13,52</text:p>
          </table:table-cell>
          <table:table-cell table:style-name="ce6" office:value-type="float" office:value="10.099" calcext:value-type="float">
            <text:p>10,099</text:p>
          </table:table-cell>
          <table:table-cell table:style-name="ce6" table:number-columns-repeated="2"/>
          <table:table-cell table:style-name="ce6" office:value-type="string" calcext:value-type="string">
            <text:p>Sn_3</text:p>
          </table:table-cell>
          <table:table-cell table:style-name="ce6" office:value-type="float" office:value="7.161" calcext:value-type="float">
            <text:p>7,161</text:p>
          </table:table-cell>
          <table:table-cell table:style-name="ce6"/>
          <table:table-cell table:style-name="ce6" office:value-type="float" office:value="2.24" calcext:value-type="float">
            <text:p>2,24</text:p>
          </table:table-cell>
          <table:table-cell table:style-name="ce6" office:value-type="float" office:value="38.156" calcext:value-type="float">
            <text:p>38,15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4</text:p>
          </table:table-cell>
          <table:table-cell table:style-name="ce6"/>
          <table:table-cell table:style-name="ce6" office:value-type="float" office:value="14.19" calcext:value-type="float">
            <text:p>14,19</text:p>
          </table:table-cell>
          <table:table-cell table:style-name="ce6" office:value-type="float" office:value="9.598" calcext:value-type="float">
            <text:p>9,598</text:p>
          </table:table-cell>
          <table:table-cell table:style-name="ce6" office:value-type="float" office:value="10.362" calcext:value-type="float">
            <text:p>10,362</text:p>
          </table:table-cell>
          <table:table-cell table:style-name="ce6" table:number-columns-repeated="2"/>
          <table:table-cell table:style-name="ce6" office:value-type="string" calcext:value-type="string">
            <text:p>Sn_4</text:p>
          </table:table-cell>
          <table:table-cell table:style-name="ce6" office:value-type="float" office:value="8.339" calcext:value-type="float">
            <text:p>8,339</text:p>
          </table:table-cell>
          <table:table-cell table:style-name="ce6"/>
          <table:table-cell table:style-name="ce6" office:value-type="float" office:value="18.799" calcext:value-type="float">
            <text:p>18,799</text:p>
          </table:table-cell>
          <table:table-cell table:style-name="ce6" office:value-type="float" office:value="7.445" calcext:value-type="float">
            <text:p>7,44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5</text:p>
          </table:table-cell>
          <table:table-cell table:style-name="ce6"/>
          <table:table-cell table:style-name="ce6" office:value-type="float" office:value="7.55" calcext:value-type="float">
            <text:p>7,55</text:p>
          </table:table-cell>
          <table:table-cell table:style-name="ce6" office:value-type="float" office:value="9.178" calcext:value-type="float">
            <text:p>9,178</text:p>
          </table:table-cell>
          <table:table-cell table:style-name="ce6" office:value-type="float" office:value="10.896" calcext:value-type="float">
            <text:p>10,896</text:p>
          </table:table-cell>
          <table:table-cell table:style-name="ce6" table:number-columns-repeated="2"/>
          <table:table-cell table:style-name="ce6" office:value-type="string" calcext:value-type="string">
            <text:p>Sn_5</text:p>
          </table:table-cell>
          <table:table-cell table:style-name="ce6" office:value-type="float" office:value="74.885" calcext:value-type="float">
            <text:p>74,885</text:p>
          </table:table-cell>
          <table:table-cell table:style-name="ce6"/>
          <table:table-cell table:style-name="ce6" office:value-type="float" office:value="50.521" calcext:value-type="float">
            <text:p>50,521</text:p>
          </table:table-cell>
          <table:table-cell table:style-name="ce6" office:value-type="float" office:value="65.531" calcext:value-type="float">
            <text:p>65,531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6</text:p>
          </table:table-cell>
          <table:table-cell table:style-name="ce6"/>
          <table:table-cell table:style-name="ce6" office:value-type="float" office:value="10.711" calcext:value-type="float">
            <text:p>10,711</text:p>
          </table:table-cell>
          <table:table-cell table:style-name="ce6" office:value-type="float" office:value="9.585" calcext:value-type="float">
            <text:p>9,585</text:p>
          </table:table-cell>
          <table:table-cell table:style-name="ce6" office:value-type="float" office:value="20.399" calcext:value-type="float">
            <text:p>20,399</text:p>
          </table:table-cell>
          <table:table-cell table:style-name="ce6" table:number-columns-repeated="2"/>
          <table:table-cell table:style-name="ce6" office:value-type="string" calcext:value-type="string">
            <text:p>Sn_6</text:p>
          </table:table-cell>
          <table:table-cell table:style-name="ce6" office:value-type="float" office:value="17.068" calcext:value-type="float">
            <text:p>17,068</text:p>
          </table:table-cell>
          <table:table-cell table:style-name="ce6"/>
          <table:table-cell table:style-name="ce6" office:value-type="float" office:value="10.884" calcext:value-type="float">
            <text:p>10,884</text:p>
          </table:table-cell>
          <table:table-cell table:style-name="ce6" office:value-type="float" office:value="13.734" calcext:value-type="float">
            <text:p>13,73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7</text:p>
          </table:table-cell>
          <table:table-cell table:style-name="ce6"/>
          <table:table-cell table:style-name="ce6" office:value-type="float" office:value="19.32" calcext:value-type="float">
            <text:p>19,32</text:p>
          </table:table-cell>
          <table:table-cell table:style-name="ce6" office:value-type="float" office:value="12.31" calcext:value-type="float">
            <text:p>12,31</text:p>
          </table:table-cell>
          <table:table-cell table:style-name="ce6" office:value-type="float" office:value="14.686" calcext:value-type="float">
            <text:p>14,686</text:p>
          </table:table-cell>
          <table:table-cell table:style-name="ce6" table:number-columns-repeated="2"/>
          <table:table-cell table:style-name="ce6" office:value-type="string" calcext:value-type="string">
            <text:p>Sn_7</text:p>
          </table:table-cell>
          <table:table-cell table:style-name="ce6" office:value-type="float" office:value="1.825" calcext:value-type="float">
            <text:p>1,825</text:p>
          </table:table-cell>
          <table:table-cell table:style-name="ce6"/>
          <table:table-cell table:style-name="ce6" office:value-type="float" office:value="6.887" calcext:value-type="float">
            <text:p>6,887</text:p>
          </table:table-cell>
          <table:table-cell table:style-name="ce6" office:value-type="float" office:value="17.214" calcext:value-type="float">
            <text:p>17,214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8</text:p>
          </table:table-cell>
          <table:table-cell table:style-name="ce6"/>
          <table:table-cell table:style-name="ce6" office:value-type="float" office:value="8.989" calcext:value-type="float">
            <text:p>8,989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8.181" calcext:value-type="float">
            <text:p>8,181</text:p>
          </table:table-cell>
          <table:table-cell table:style-name="ce6" table:number-columns-repeated="2"/>
          <table:table-cell table:style-name="ce6" office:value-type="string" calcext:value-type="string">
            <text:p>Sn_8</text:p>
          </table:table-cell>
          <table:table-cell table:style-name="ce6" office:value-type="float" office:value="20.198" calcext:value-type="float">
            <text:p>20,198</text:p>
          </table:table-cell>
          <table:table-cell table:style-name="ce6"/>
          <table:table-cell table:style-name="ce6" office:value-type="float" office:value="19.431" calcext:value-type="float">
            <text:p>19,431</text:p>
          </table:table-cell>
          <table:table-cell table:style-name="ce6" office:value-type="float" office:value="14.725" calcext:value-type="float">
            <text:p>14,725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9</text:p>
          </table:table-cell>
          <table:table-cell table:style-name="ce6"/>
          <table:table-cell table:style-name="ce6" office:value-type="float" office:value="17.265" calcext:value-type="float">
            <text:p>17,265</text:p>
          </table:table-cell>
          <table:table-cell table:style-name="ce6"/>
          <table:table-cell table:style-name="ce6" office:value-type="float" office:value="14.593" calcext:value-type="float">
            <text:p>14,593</text:p>
          </table:table-cell>
          <table:table-cell table:style-name="ce6" table:number-columns-repeated="2"/>
          <table:table-cell table:style-name="ce6" office:value-type="string" calcext:value-type="string">
            <text:p>Sn_9</text:p>
          </table:table-cell>
          <table:table-cell table:style-name="ce6" office:value-type="float" office:value="13.277" calcext:value-type="float">
            <text:p>13,277</text:p>
          </table:table-cell>
          <table:table-cell table:style-name="ce6"/>
          <table:table-cell table:style-name="ce6" office:value-type="float" office:value="2.752" calcext:value-type="float">
            <text:p>2,752</text:p>
          </table:table-cell>
          <table:table-cell table:style-name="ce6" office:value-type="float" office:value="14.6" calcext:value-type="float">
            <text:p>14,6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0</text:p>
          </table:table-cell>
          <table:table-cell table:style-name="ce6"/>
          <table:table-cell table:style-name="ce6" office:value-type="float" office:value="7.838" calcext:value-type="float">
            <text:p>7,838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1.006" calcext:value-type="float">
            <text:p>11,006</text:p>
          </table:table-cell>
          <table:table-cell table:style-name="ce6" table:number-columns-repeated="2"/>
          <table:table-cell table:style-name="ce6" office:value-type="string" calcext:value-type="string">
            <text:p>Sn_10</text:p>
          </table:table-cell>
          <table:table-cell table:style-name="ce6" office:value-type="float" office:value="6.696" calcext:value-type="float">
            <text:p>6,696</text:p>
          </table:table-cell>
          <table:table-cell table:style-name="ce6"/>
          <table:table-cell table:style-name="ce6" office:value-type="float" office:value="8.715" calcext:value-type="float">
            <text:p>8,715</text:p>
          </table:table-cell>
          <table:table-cell table:style-name="ce6" office:value-type="float" office:value="1.912" calcext:value-type="float">
            <text:p>1,912</text:p>
          </table:table-cell>
          <table:table-cell table:style-name="ce6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/>
          <table:table-cell table:style-name="ce7" table:formula="of:=AVERAGE([.B424:.B433])" office:value-type="string" office:string-value="" calcext:value-type="error">
            <text:p>#DIV/0!</text:p>
          </table:table-cell>
          <table:table-cell table:style-name="ce7" table:formula="of:=AVERAGE([.C424:.C433])" office:value-type="float" office:value="11.3224" calcext:value-type="float">
            <text:p>11,3224</text:p>
          </table:table-cell>
          <table:table-cell table:style-name="ce7" table:formula="of:=AVERAGE([.D424:.D433])" office:value-type="float" office:value="11.5092857142857" calcext:value-type="float">
            <text:p>11,5092857142857</text:p>
          </table:table-cell>
          <table:table-cell table:style-name="ce7" table:formula="of:=AVERAGE([.E424:.E433])" office:value-type="float" office:value="12.1131" calcext:value-type="float">
            <text:p>12,1131</text:p>
          </table:table-cell>
          <table:table-cell table:style-name="ce7" table:formula="of:=AVERAGE([.F424:.F433])" office:value-type="string" office:string-value="" calcext:value-type="error">
            <text:p>#DIV/0!</text:p>
          </table:table-cell>
          <table:table-cell table:style-name="ce7" table:number-columns-repeated="2"/>
          <table:table-cell table:style-name="ce7" table:formula="of:=AVERAGE([.I424:.I433])" office:value-type="float" office:value="22.4019" calcext:value-type="float">
            <text:p>22,4019</text:p>
          </table:table-cell>
          <table:table-cell table:style-name="ce7"/>
          <table:table-cell table:style-name="ce7" table:formula="of:=AVERAGE([.K424:.K433])" office:value-type="float" office:value="17.2887" calcext:value-type="float">
            <text:p>17,2887</text:p>
          </table:table-cell>
          <table:table-cell table:style-name="ce7" table:formula="of:=AVERAGE([.L424:.L433])" office:value-type="float" office:value="21.7931" calcext:value-type="float">
            <text:p>21,7931</text:p>
          </table:table-cell>
          <table:table-cell table:style-name="ce7" table:formula="of:=AVERAGE([.M424:.M433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7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6"/>
          <table:table-cell table:style-name="ce6" office:value-type="float" office:value="3024.744" calcext:value-type="float">
            <text:p>3024,744</text:p>
          </table:table-cell>
          <table:table-cell table:style-name="ce6" office:value-type="float" office:value="1942.161" calcext:value-type="float">
            <text:p>1942,161</text:p>
          </table:table-cell>
          <table:table-cell table:style-name="ce6" office:value-type="float" office:value="2018.448" calcext:value-type="float">
            <text:p>2018,448</text:p>
          </table:table-cell>
          <table:table-cell table:style-name="ce6" table:number-columns-repeated="2"/>
          <table:table-cell table:style-name="ce6" office:value-type="string" calcext:value-type="string">
            <text:p>TZ_1</text:p>
          </table:table-cell>
          <table:table-cell table:style-name="ce6" office:value-type="float" office:value="50.026" calcext:value-type="float">
            <text:p>50,026</text:p>
          </table:table-cell>
          <table:table-cell table:style-name="ce6"/>
          <table:table-cell table:style-name="ce6" office:value-type="float" office:value="27.694" calcext:value-type="float">
            <text:p>27,694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6"/>
          <table:table-cell table:style-name="ce6" office:value-type="float" office:value="5200.233" calcext:value-type="float">
            <text:p>5200,233</text:p>
          </table:table-cell>
          <table:table-cell table:style-name="ce6" office:value-type="float" office:value="3251.41" calcext:value-type="float">
            <text:p>3251,41</text:p>
          </table:table-cell>
          <table:table-cell table:style-name="ce6" office:value-type="float" office:value="3096.471" calcext:value-type="float">
            <text:p>3096,471</text:p>
          </table:table-cell>
          <table:table-cell table:style-name="ce6" table:number-columns-repeated="2"/>
          <table:table-cell table:style-name="ce6" office:value-type="string" calcext:value-type="string">
            <text:p>TZ_2</text:p>
          </table:table-cell>
          <table:table-cell table:style-name="ce6" office:value-type="float" office:value="91.251" calcext:value-type="float">
            <text:p>91,251</text:p>
          </table:table-cell>
          <table:table-cell table:style-name="ce6"/>
          <table:table-cell table:style-name="ce6" office:value-type="float" office:value="87.217" calcext:value-type="float">
            <text:p>87,217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6"/>
          <table:table-cell table:style-name="ce6" office:value-type="float" office:value="3127.851" calcext:value-type="float">
            <text:p>3127,851</text:p>
          </table:table-cell>
          <table:table-cell table:style-name="ce6" office:value-type="float" office:value="1602.785" calcext:value-type="float">
            <text:p>1602,785</text:p>
          </table:table-cell>
          <table:table-cell table:style-name="ce6" office:value-type="float" office:value="1614.822" calcext:value-type="float">
            <text:p>1614,822</text:p>
          </table:table-cell>
          <table:table-cell table:style-name="ce6" table:number-columns-repeated="2"/>
          <table:table-cell table:style-name="ce6" office:value-type="string" calcext:value-type="string">
            <text:p>TZ_3</text:p>
          </table:table-cell>
          <table:table-cell table:style-name="ce6" office:value-type="float" office:value="178.809" calcext:value-type="float">
            <text:p>178,809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6"/>
          <table:table-cell table:style-name="ce6" office:value-type="float" office:value="6281.172" calcext:value-type="float">
            <text:p>6281,172</text:p>
          </table:table-cell>
          <table:table-cell table:style-name="ce6" office:value-type="float" office:value="4197.208" calcext:value-type="float">
            <text:p>4197,208</text:p>
          </table:table-cell>
          <table:table-cell table:style-name="ce6" office:value-type="float" office:value="4113.875" calcext:value-type="float">
            <text:p>4113,875</text:p>
          </table:table-cell>
          <table:table-cell table:style-name="ce6" table:number-columns-repeated="2"/>
          <table:table-cell table:style-name="ce6" office:value-type="string" calcext:value-type="string">
            <text:p>TZ_4</text:p>
          </table:table-cell>
          <table:table-cell table:style-name="ce6" office:value-type="float" office:value="39.772" calcext:value-type="float">
            <text:p>39,772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6"/>
          <table:table-cell table:style-name="ce6" office:value-type="float" office:value="9107.907" calcext:value-type="float">
            <text:p>9107,907</text:p>
          </table:table-cell>
          <table:table-cell table:style-name="ce6" office:value-type="float" office:value="7694.429" calcext:value-type="float">
            <text:p>7694,429</text:p>
          </table:table-cell>
          <table:table-cell table:style-name="ce6" office:value-type="float" office:value="7877.277" calcext:value-type="float">
            <text:p>7877,277</text:p>
          </table:table-cell>
          <table:table-cell table:style-name="ce6" table:number-columns-repeated="2"/>
          <table:table-cell table:style-name="ce6" office:value-type="string" calcext:value-type="string">
            <text:p>TZ_5</text:p>
          </table:table-cell>
          <table:table-cell table:style-name="ce6" office:value-type="float" office:value="75.128" calcext:value-type="float">
            <text:p>75,128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6"/>
          <table:table-cell table:style-name="ce6" office:value-type="float" office:value="3709.035" calcext:value-type="float">
            <text:p>3709,035</text:p>
          </table:table-cell>
          <table:table-cell table:style-name="ce6" office:value-type="float" office:value="2683.531" calcext:value-type="float">
            <text:p>2683,531</text:p>
          </table:table-cell>
          <table:table-cell table:style-name="ce6" office:value-type="float" office:value="2782.6" calcext:value-type="float">
            <text:p>2782,6</text:p>
          </table:table-cell>
          <table:table-cell table:style-name="ce6" table:number-columns-repeated="2"/>
          <table:table-cell table:style-name="ce6" office:value-type="string" calcext:value-type="string">
            <text:p>TZ_6</text:p>
          </table:table-cell>
          <table:table-cell table:style-name="ce6" office:value-type="float" office:value="40.345" calcext:value-type="float">
            <text:p>40,345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6"/>
          <table:table-cell table:style-name="ce6" office:value-type="float" office:value="3946.176" calcext:value-type="float">
            <text:p>3946,176</text:p>
          </table:table-cell>
          <table:table-cell table:style-name="ce6" office:value-type="float" office:value="2349.736" calcext:value-type="float">
            <text:p>2349,736</text:p>
          </table:table-cell>
          <table:table-cell table:style-name="ce6" office:value-type="float" office:value="2301.315" calcext:value-type="float">
            <text:p>2301,315</text:p>
          </table:table-cell>
          <table:table-cell table:style-name="ce6" table:number-columns-repeated="2"/>
          <table:table-cell table:style-name="ce6" office:value-type="string" calcext:value-type="string">
            <text:p>TZ_7</text:p>
          </table:table-cell>
          <table:table-cell table:style-name="ce6" office:value-type="float" office:value="31.261" calcext:value-type="float">
            <text:p>31,261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6"/>
          <table:table-cell table:style-name="ce6" office:value-type="float" office:value="3486.844" calcext:value-type="float">
            <text:p>3486,844</text:p>
          </table:table-cell>
          <table:table-cell table:style-name="ce6" office:value-type="float" office:value="2031.975" calcext:value-type="float">
            <text:p>2031,975</text:p>
          </table:table-cell>
          <table:table-cell table:style-name="ce6" office:value-type="float" office:value="2287.858" calcext:value-type="float">
            <text:p>2287,858</text:p>
          </table:table-cell>
          <table:table-cell table:style-name="ce6" table:number-columns-repeated="2"/>
          <table:table-cell table:style-name="ce6" office:value-type="string" calcext:value-type="string">
            <text:p>TZ_8</text:p>
          </table:table-cell>
          <table:table-cell table:style-name="ce6" office:value-type="float" office:value="28.726" calcext:value-type="float">
            <text:p>28,726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6"/>
          <table:table-cell table:style-name="ce6" office:value-type="float" office:value="5889.572" calcext:value-type="float">
            <text:p>5889,572</text:p>
          </table:table-cell>
          <table:table-cell table:style-name="ce6" office:value-type="float" office:value="4249.977" calcext:value-type="float">
            <text:p>4249,977</text:p>
          </table:table-cell>
          <table:table-cell table:style-name="ce6" office:value-type="float" office:value="4389.352" calcext:value-type="float">
            <text:p>4389,352</text:p>
          </table:table-cell>
          <table:table-cell table:style-name="ce6" table:number-columns-repeated="2"/>
          <table:table-cell table:style-name="ce6" office:value-type="string" calcext:value-type="string">
            <text:p>TZ_9</text:p>
          </table:table-cell>
          <table:table-cell table:style-name="ce6" office:value-type="float" office:value="38.709" calcext:value-type="float">
            <text:p>38,709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6"/>
          <table:table-cell table:style-name="ce6" office:value-type="float" office:value="3858.42" calcext:value-type="float">
            <text:p>3858,42</text:p>
          </table:table-cell>
          <table:table-cell table:style-name="ce6" office:value-type="float" office:value="1994.923" calcext:value-type="float">
            <text:p>1994,923</text:p>
          </table:table-cell>
          <table:table-cell table:style-name="ce6" office:value-type="float" office:value="2118.969" calcext:value-type="float">
            <text:p>2118,969</text:p>
          </table:table-cell>
          <table:table-cell table:style-name="ce6" table:number-columns-repeated="2"/>
          <table:table-cell table:style-name="ce6" office:value-type="string" calcext:value-type="string">
            <text:p>TZ_10</text:p>
          </table:table-cell>
          <table:table-cell table:style-name="ce6" office:value-type="float" office:value="79.389" calcext:value-type="float">
            <text:p>79,389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/>
          <table:table-cell table:style-name="ce7" table:formula="of:=AVERAGE([.C437:.C446])" office:value-type="float" office:value="4763.1954" calcext:value-type="float">
            <text:p>4763,1954</text:p>
          </table:table-cell>
          <table:table-cell table:style-name="ce7" table:formula="of:=AVERAGE([.D437:.D446])" office:value-type="float" office:value="3199.8135" calcext:value-type="float">
            <text:p>3199,8135</text:p>
          </table:table-cell>
          <table:table-cell table:style-name="ce7" table:formula="of:=AVERAGE([.E437:.E446])" office:value-type="float" office:value="3260.0987" calcext:value-type="float">
            <text:p>3260,0987</text:p>
          </table:table-cell>
          <table:table-cell table:style-name="ce7" table:formula="of:=AVERAGE([.F437:.F446])" office:value-type="string" office:string-value="" calcext:value-type="error">
            <text:p>#DIV/0!</text:p>
          </table:table-cell>
          <table:table-cell table:style-name="ce7" table:number-columns-repeated="2"/>
          <table:table-cell table:style-name="ce7" table:formula="of:=AVERAGE([.I437:.I446])" office:value-type="float" office:value="65.3416" calcext:value-type="float">
            <text:p>65,3416</text:p>
          </table:table-cell>
          <table:table-cell table:style-name="ce7"/>
          <table:table-cell table:style-name="ce7" table:formula="of:=AVERAGE([.K437:.K446])" office:value-type="float" office:value="57.4555" calcext:value-type="float">
            <text:p>57,4555</text:p>
          </table:table-cell>
          <table:table-cell table:style-name="ce7" table:formula="of:=AVERAGE([.L437:.L446])" office:value-type="string" office:string-value="" calcext:value-type="error">
            <text:p>#DIV/0!</text:p>
          </table:table-cell>
          <table:table-cell table:style-name="ce7" table:formula="of:=AVERAGE([.M437:.M446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7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1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6"/>
          <table:table-cell table:style-name="ce6" office:value-type="float" office:value="248.257" calcext:value-type="float">
            <text:p>248,257</text:p>
          </table:table-cell>
          <table:table-cell table:style-name="ce6" office:value-type="float" office:value="27.05" calcext:value-type="float">
            <text:p>27,05</text:p>
          </table:table-cell>
          <table:table-cell table:style-name="ce6" office:value-type="float" office:value="4.36" calcext:value-type="float">
            <text:p>4,36</text:p>
          </table:table-cell>
          <table:table-cell table:style-name="ce6" table:number-columns-repeated="2"/>
          <table:table-cell office:value-type="string" calcext:value-type="string">
            <text:p>Auto_1</text:p>
          </table:table-cell>
          <table:table-cell table:style-name="ce6" office:value-type="float" office:value="1671.251" calcext:value-type="float">
            <text:p>1671,251</text:p>
          </table:table-cell>
          <table:table-cell table:style-name="ce6"/>
          <table:table-cell table:style-name="ce6" office:value-type="float" office:value="494.726" calcext:value-type="float">
            <text:p>494,726</text:p>
          </table:table-cell>
          <table:table-cell table:style-name="ce6" office:value-type="float" office:value="304.624" calcext:value-type="float">
            <text:p>304,624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6"/>
          <table:table-cell table:style-name="ce6" office:value-type="float" office:value="376.374" calcext:value-type="float">
            <text:p>376,374</text:p>
          </table:table-cell>
          <table:table-cell table:style-name="ce6" office:value-type="float" office:value="46.91" calcext:value-type="float">
            <text:p>46,91</text:p>
          </table:table-cell>
          <table:table-cell table:style-name="ce6" office:value-type="float" office:value="18.08" calcext:value-type="float">
            <text:p>18,08</text:p>
          </table:table-cell>
          <table:table-cell table:style-name="ce6" table:number-columns-repeated="2"/>
          <table:table-cell office:value-type="string" calcext:value-type="string">
            <text:p>Auto_2</text:p>
          </table:table-cell>
          <table:table-cell table:style-name="ce6" office:value-type="float" office:value="2014.047" calcext:value-type="float">
            <text:p>2014,047</text:p>
          </table:table-cell>
          <table:table-cell table:style-name="ce6"/>
          <table:table-cell table:style-name="ce6" office:value-type="float" office:value="571.396" calcext:value-type="float">
            <text:p>571,396</text:p>
          </table:table-cell>
          <table:table-cell table:style-name="ce6" office:value-type="float" office:value="582.895" calcext:value-type="float">
            <text:p>582,895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6"/>
          <table:table-cell table:style-name="ce6" office:value-type="float" office:value="449.601" calcext:value-type="float">
            <text:p>449,601</text:p>
          </table:table-cell>
          <table:table-cell table:style-name="ce6" office:value-type="float" office:value="12.26" calcext:value-type="float">
            <text:p>12,26</text:p>
          </table:table-cell>
          <table:table-cell table:style-name="ce6" office:value-type="float" office:value="7.21" calcext:value-type="float">
            <text:p>7,21</text:p>
          </table:table-cell>
          <table:table-cell table:style-name="ce6" table:number-columns-repeated="2"/>
          <table:table-cell office:value-type="string" calcext:value-type="string">
            <text:p>Auto_3</text:p>
          </table:table-cell>
          <table:table-cell table:style-name="ce6" office:value-type="float" office:value="1840.83" calcext:value-type="float">
            <text:p>1840,83</text:p>
          </table:table-cell>
          <table:table-cell table:style-name="ce6"/>
          <table:table-cell table:style-name="ce6" office:value-type="float" office:value="567.824" calcext:value-type="float">
            <text:p>567,824</text:p>
          </table:table-cell>
          <table:table-cell table:style-name="ce6" office:value-type="float" office:value="707.768" calcext:value-type="float">
            <text:p>707,768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6"/>
          <table:table-cell table:style-name="ce6" office:value-type="float" office:value="256.006" calcext:value-type="float">
            <text:p>256,006</text:p>
          </table:table-cell>
          <table:table-cell table:style-name="ce6" office:value-type="float" office:value="16.37" calcext:value-type="float">
            <text:p>16,37</text:p>
          </table:table-cell>
          <table:table-cell table:style-name="ce6" office:value-type="float" office:value="7.47" calcext:value-type="float">
            <text:p>7,47</text:p>
          </table:table-cell>
          <table:table-cell table:style-name="ce6" table:number-columns-repeated="2"/>
          <table:table-cell office:value-type="string" calcext:value-type="string">
            <text:p>Auto_4</text:p>
          </table:table-cell>
          <table:table-cell table:style-name="ce6" office:value-type="float" office:value="1483.209" calcext:value-type="float">
            <text:p>1483,209</text:p>
          </table:table-cell>
          <table:table-cell table:style-name="ce6"/>
          <table:table-cell table:style-name="ce6" office:value-type="float" office:value="672.457" calcext:value-type="float">
            <text:p>672,457</text:p>
          </table:table-cell>
          <table:table-cell table:style-name="ce6" office:value-type="float" office:value="536.063" calcext:value-type="float">
            <text:p>536,063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6"/>
          <table:table-cell table:style-name="ce6" office:value-type="float" office:value="370.115" calcext:value-type="float">
            <text:p>370,115</text:p>
          </table:table-cell>
          <table:table-cell table:style-name="ce6" office:value-type="float" office:value="66.05" calcext:value-type="float">
            <text:p>66,05</text:p>
          </table:table-cell>
          <table:table-cell table:style-name="ce6" office:value-type="float" office:value="10.32" calcext:value-type="float">
            <text:p>10,32</text:p>
          </table:table-cell>
          <table:table-cell table:style-name="ce6" table:number-columns-repeated="2"/>
          <table:table-cell office:value-type="string" calcext:value-type="string">
            <text:p>Auto_5</text:p>
          </table:table-cell>
          <table:table-cell table:style-name="ce6" office:value-type="float" office:value="2076.473" calcext:value-type="float">
            <text:p>2076,473</text:p>
          </table:table-cell>
          <table:table-cell table:style-name="ce6"/>
          <table:table-cell table:style-name="ce6" office:value-type="float" office:value="782.158" calcext:value-type="float">
            <text:p>782,158</text:p>
          </table:table-cell>
          <table:table-cell table:style-name="ce6" office:value-type="float" office:value="739.934" calcext:value-type="float">
            <text:p>739,934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6"/>
          <table:table-cell table:style-name="ce6" office:value-type="float" office:value="542.743" calcext:value-type="float">
            <text:p>542,743</text:p>
          </table:table-cell>
          <table:table-cell table:style-name="ce6" office:value-type="float" office:value="36.94" calcext:value-type="float">
            <text:p>36,94</text:p>
          </table:table-cell>
          <table:table-cell table:style-name="ce6" office:value-type="float" office:value="36.32" calcext:value-type="float">
            <text:p>36,32</text:p>
          </table:table-cell>
          <table:table-cell table:style-name="ce6" table:number-columns-repeated="2"/>
          <table:table-cell office:value-type="string" calcext:value-type="string">
            <text:p>Auto_6</text:p>
          </table:table-cell>
          <table:table-cell table:style-name="ce6" office:value-type="float" office:value="1382.115" calcext:value-type="float">
            <text:p>1382,115</text:p>
          </table:table-cell>
          <table:table-cell table:style-name="ce6"/>
          <table:table-cell table:style-name="ce6" office:value-type="float" office:value="305.493" calcext:value-type="float">
            <text:p>305,493</text:p>
          </table:table-cell>
          <table:table-cell table:style-name="ce6" office:value-type="float" office:value="357.3" calcext:value-type="float">
            <text:p>357,3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6"/>
          <table:table-cell table:style-name="ce6" office:value-type="float" office:value="353.972" calcext:value-type="float">
            <text:p>353,972</text:p>
          </table:table-cell>
          <table:table-cell table:style-name="ce6" office:value-type="float" office:value="24.11" calcext:value-type="float">
            <text:p>24,11</text:p>
          </table:table-cell>
          <table:table-cell table:style-name="ce6" office:value-type="float" office:value="43.75" calcext:value-type="float">
            <text:p>43,75</text:p>
          </table:table-cell>
          <table:table-cell table:style-name="ce6" table:number-columns-repeated="2"/>
          <table:table-cell office:value-type="string" calcext:value-type="string">
            <text:p>Auto_7</text:p>
          </table:table-cell>
          <table:table-cell table:style-name="ce6" office:value-type="float" office:value="2016.148" calcext:value-type="float">
            <text:p>2016,148</text:p>
          </table:table-cell>
          <table:table-cell table:style-name="ce6"/>
          <table:table-cell table:style-name="ce6" office:value-type="float" office:value="606.558" calcext:value-type="float">
            <text:p>606,558</text:p>
          </table:table-cell>
          <table:table-cell table:style-name="ce6" office:value-type="float" office:value="379.635" calcext:value-type="float">
            <text:p>379,635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6"/>
          <table:table-cell table:style-name="ce6" office:value-type="float" office:value="376.856" calcext:value-type="float">
            <text:p>376,856</text:p>
          </table:table-cell>
          <table:table-cell table:style-name="ce6" office:value-type="float" office:value="10.9" calcext:value-type="float">
            <text:p>10,9</text:p>
          </table:table-cell>
          <table:table-cell table:style-name="ce6" office:value-type="float" office:value="16.84" calcext:value-type="float">
            <text:p>16,84</text:p>
          </table:table-cell>
          <table:table-cell table:style-name="ce6" table:number-columns-repeated="2"/>
          <table:table-cell office:value-type="string" calcext:value-type="string">
            <text:p>Auto_8</text:p>
          </table:table-cell>
          <table:table-cell table:style-name="ce6" office:value-type="float" office:value="2434.648" calcext:value-type="float">
            <text:p>2434,648</text:p>
          </table:table-cell>
          <table:table-cell table:style-name="ce6"/>
          <table:table-cell table:style-name="ce6" office:value-type="float" office:value="897.167" calcext:value-type="float">
            <text:p>897,167</text:p>
          </table:table-cell>
          <table:table-cell table:style-name="ce6" office:value-type="float" office:value="791.59" calcext:value-type="float">
            <text:p>791,59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6"/>
          <table:table-cell table:style-name="ce6" office:value-type="float" office:value="356.281" calcext:value-type="float">
            <text:p>356,281</text:p>
          </table:table-cell>
          <table:table-cell table:style-name="ce6" office:value-type="float" office:value="19.53" calcext:value-type="float">
            <text:p>19,53</text:p>
          </table:table-cell>
          <table:table-cell table:style-name="ce6" office:value-type="float" office:value="3.51" calcext:value-type="float">
            <text:p>3,51</text:p>
          </table:table-cell>
          <table:table-cell table:style-name="ce6" table:number-columns-repeated="2"/>
          <table:table-cell office:value-type="string" calcext:value-type="string">
            <text:p>Auto_9</text:p>
          </table:table-cell>
          <table:table-cell table:style-name="ce6" office:value-type="float" office:value="1757.06" calcext:value-type="float">
            <text:p>1757,06</text:p>
          </table:table-cell>
          <table:table-cell table:style-name="ce6"/>
          <table:table-cell table:style-name="ce6" office:value-type="float" office:value="537.893" calcext:value-type="float">
            <text:p>537,893</text:p>
          </table:table-cell>
          <table:table-cell table:style-name="ce6" office:value-type="float" office:value="541.567" calcext:value-type="float">
            <text:p>541,567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6"/>
          <table:table-cell table:style-name="ce6" office:value-type="float" office:value="419.37" calcext:value-type="float">
            <text:p>419,37</text:p>
          </table:table-cell>
          <table:table-cell table:style-name="ce6" office:value-type="float" office:value="24.99" calcext:value-type="float">
            <text:p>24,99</text:p>
          </table:table-cell>
          <table:table-cell table:style-name="ce6" office:value-type="float" office:value="15.63" calcext:value-type="float">
            <text:p>15,63</text:p>
          </table:table-cell>
          <table:table-cell table:style-name="ce6" table:number-columns-repeated="2"/>
          <table:table-cell office:value-type="string" calcext:value-type="string">
            <text:p>Auto_10</text:p>
          </table:table-cell>
          <table:table-cell table:style-name="ce6" office:value-type="float" office:value="1704.375" calcext:value-type="float">
            <text:p>1704,375</text:p>
          </table:table-cell>
          <table:table-cell table:style-name="ce6"/>
          <table:table-cell table:style-name="ce6" office:value-type="float" office:value="559.851" calcext:value-type="float">
            <text:p>559,851</text:p>
          </table:table-cell>
          <table:table-cell table:style-name="ce6" office:value-type="float" office:value="610.844" calcext:value-type="float">
            <text:p>610,844</text:p>
          </table:table-cell>
          <table:table-cell table:style-name="ce6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3">
          <table:table-cell table:style-name="ce4"/>
          <table:table-cell table:style-name="ce7"/>
          <table:table-cell table:style-name="ce7" table:formula="of:=AVERAGE([.C450:.C459])" office:value-type="float" office:value="374.9575" calcext:value-type="float">
            <text:p>374,9575</text:p>
          </table:table-cell>
          <table:table-cell table:style-name="ce7" table:formula="of:=AVERAGE([.D450:.D459])" office:value-type="float" office:value="28.511" calcext:value-type="float">
            <text:p>28,511</text:p>
          </table:table-cell>
          <table:table-cell table:style-name="ce7" table:formula="of:=AVERAGE([.E450:.E459])" office:value-type="float" office:value="16.349" calcext:value-type="float">
            <text:p>16,349</text:p>
          </table:table-cell>
          <table:table-cell table:style-name="ce7" table:formula="of:=AVERAGE([.F450:.F459])" office:value-type="string" office:string-value="" calcext:value-type="error">
            <text:p>#DIV/0!</text:p>
          </table:table-cell>
          <table:table-cell table:style-name="ce7"/>
          <table:table-cell table:style-name="ce4"/>
          <table:table-cell table:style-name="ce7" table:formula="of:=AVERAGE([.I450:.I459])" office:value-type="float" office:value="1838.0156" calcext:value-type="float">
            <text:p>1838,0156</text:p>
          </table:table-cell>
          <table:table-cell table:style-name="ce7"/>
          <table:table-cell table:style-name="ce7" table:formula="of:=AVERAGE([.K450:.K459])" office:value-type="float" office:value="599.5523" calcext:value-type="float">
            <text:p>599,5523</text:p>
          </table:table-cell>
          <table:table-cell table:style-name="ce7" table:formula="of:=AVERAGE([.L450:.L459])" office:value-type="float" office:value="555.222" calcext:value-type="float">
            <text:p>555,222</text:p>
          </table:table-cell>
          <table:table-cell table:style-name="ce7" table:formula="of:=AVERAGE([.M450:.M459])" office:value-type="string" office:string-value="" calcext:value-type="error">
            <text:p>#DIV/0!</text:p>
          </table:table-cell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7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Default"/>
          <table:table-cell table:style-name="ce1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ce5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1</text:p>
          </table:table-cell>
          <table:table-cell table:style-name="ce6"/>
          <table:table-cell table:style-name="ce6" office:value-type="float" office:value="146.686" calcext:value-type="float">
            <text:p>146,686</text:p>
          </table:table-cell>
          <table:table-cell table:style-name="ce6" office:value-type="float" office:value="139.29" calcext:value-type="float">
            <text:p>139,29</text:p>
          </table:table-cell>
          <table:table-cell table:style-name="ce6" office:value-type="float" office:value="139.614" calcext:value-type="float">
            <text:p>139,614</text:p>
          </table:table-cell>
          <table:table-cell table:style-name="ce6"/>
          <table:table-cell table:style-name="Default"/>
          <table:table-cell office:value-type="string" calcext:value-type="string">
            <text:p>Plastic_1</text:p>
          </table:table-cell>
          <table:table-cell table:style-name="ce6" office:value-type="float" office:value="992.406" calcext:value-type="float">
            <text:p>992,406</text:p>
          </table:table-cell>
          <table:table-cell table:style-name="ce6"/>
          <table:table-cell table:style-name="ce6" office:value-type="float" office:value="327.811" calcext:value-type="float">
            <text:p>327,811</text:p>
          </table:table-cell>
          <table:table-cell table:style-name="ce6" office:value-type="float" office:value="327.634" calcext:value-type="float">
            <text:p>327,634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2</text:p>
          </table:table-cell>
          <table:table-cell table:style-name="ce6"/>
          <table:table-cell table:style-name="ce6" office:value-type="float" office:value="126.538" calcext:value-type="float">
            <text:p>126,538</text:p>
          </table:table-cell>
          <table:table-cell table:style-name="ce6" office:value-type="float" office:value="128.872" calcext:value-type="float">
            <text:p>128,872</text:p>
          </table:table-cell>
          <table:table-cell table:style-name="ce6" office:value-type="float" office:value="130.641" calcext:value-type="float">
            <text:p>130,641</text:p>
          </table:table-cell>
          <table:table-cell table:style-name="ce6"/>
          <table:table-cell table:style-name="Default"/>
          <table:table-cell office:value-type="string" calcext:value-type="string">
            <text:p>Plastic_2</text:p>
          </table:table-cell>
          <table:table-cell table:style-name="ce6" office:value-type="float" office:value="1156.097" calcext:value-type="float">
            <text:p>1156,097</text:p>
          </table:table-cell>
          <table:table-cell table:style-name="ce6"/>
          <table:table-cell table:style-name="ce6" office:value-type="float" office:value="333.823" calcext:value-type="float">
            <text:p>333,823</text:p>
          </table:table-cell>
          <table:table-cell table:style-name="ce6" office:value-type="float" office:value="332.151" calcext:value-type="float">
            <text:p>332,151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3</text:p>
          </table:table-cell>
          <table:table-cell table:style-name="ce6"/>
          <table:table-cell table:style-name="ce6" office:value-type="float" office:value="154.619" calcext:value-type="float">
            <text:p>154,619</text:p>
          </table:table-cell>
          <table:table-cell table:style-name="ce6" office:value-type="float" office:value="158.174" calcext:value-type="float">
            <text:p>158,174</text:p>
          </table:table-cell>
          <table:table-cell table:style-name="ce6" office:value-type="float" office:value="154.378" calcext:value-type="float">
            <text:p>154,378</text:p>
          </table:table-cell>
          <table:table-cell table:style-name="ce6"/>
          <table:table-cell table:style-name="Default"/>
          <table:table-cell office:value-type="string" calcext:value-type="string">
            <text:p>Plastic_3</text:p>
          </table:table-cell>
          <table:table-cell table:style-name="ce6" office:value-type="float" office:value="901.857" calcext:value-type="float">
            <text:p>901,857</text:p>
          </table:table-cell>
          <table:table-cell table:style-name="ce6"/>
          <table:table-cell table:style-name="ce6" office:value-type="float" office:value="383.962" calcext:value-type="float">
            <text:p>383,962</text:p>
          </table:table-cell>
          <table:table-cell table:style-name="ce6" office:value-type="float" office:value="337.025" calcext:value-type="float">
            <text:p>337,025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office:value-type="string" calcext:value-type="string">
            <text:p>Friedman_4</text:p>
          </table:table-cell>
          <table:table-cell table:style-name="ce6"/>
          <table:table-cell table:style-name="ce6" office:value-type="float" office:value="171.207" calcext:value-type="float">
            <text:p>171,207</text:p>
          </table:table-cell>
          <table:table-cell table:style-name="ce6" office:value-type="float" office:value="172.172" calcext:value-type="float">
            <text:p>172,172</text:p>
          </table:table-cell>
          <table:table-cell table:style-name="ce6" office:value-type="float" office:value="173.83" calcext:value-type="float">
            <text:p>173,83</text:p>
          </table:table-cell>
          <table:table-cell table:style-name="ce6"/>
          <table:table-cell table:style-name="Default"/>
          <table:table-cell office:value-type="string" calcext:value-type="string">
            <text:p>Plastic_4</text:p>
          </table:table-cell>
          <table:table-cell table:style-name="ce6" office:value-type="float" office:value="1088.613" calcext:value-type="float">
            <text:p>1088,613</text:p>
          </table:table-cell>
          <table:table-cell table:style-name="ce6"/>
          <table:table-cell table:style-name="ce6" office:value-type="float" office:value="363.266" calcext:value-type="float">
            <text:p>363,266</text:p>
          </table:table-cell>
          <table:table-cell table:style-name="ce6" office:value-type="float" office:value="363.103" calcext:value-type="float">
            <text:p>363,103</text:p>
          </table:table-cell>
          <table:table-cell table:style-name="ce6" table:number-columns-repeated="5"/>
          <table:table-cell table:style-name="ce8"/>
        </table:table-row>
        <table:table-row table:style-name="ro1">
          <table:table-cell office:value-type="string" calcext:value-type="string">
            <text:p>Friedman_5</text:p>
          </table:table-cell>
          <table:table-cell table:style-name="ce6"/>
          <table:table-cell table:style-name="ce6" office:value-type="float" office:value="145.992" calcext:value-type="float">
            <text:p>145,992</text:p>
          </table:table-cell>
          <table:table-cell table:style-name="ce6" office:value-type="float" office:value="141.596" calcext:value-type="float">
            <text:p>141,596</text:p>
          </table:table-cell>
          <table:table-cell table:style-name="ce6" office:value-type="float" office:value="143.771" calcext:value-type="float">
            <text:p>143,771</text:p>
          </table:table-cell>
          <table:table-cell table:style-name="ce6"/>
          <table:table-cell table:style-name="Default"/>
          <table:table-cell office:value-type="string" calcext:value-type="string">
            <text:p>Plastic_5</text:p>
          </table:table-cell>
          <table:table-cell table:style-name="ce6" office:value-type="float" office:value="970.504" calcext:value-type="float">
            <text:p>970,504</text:p>
          </table:table-cell>
          <table:table-cell table:style-name="ce6"/>
          <table:table-cell table:style-name="ce6" office:value-type="float" office:value="363.266" calcext:value-type="float">
            <text:p>363,266</text:p>
          </table:table-cell>
          <table:table-cell table:style-name="ce6" office:value-type="float" office:value="334.097" calcext:value-type="float">
            <text:p>334,097</text:p>
          </table:table-cell>
          <table:table-cell table:style-name="ce6" table:number-columns-repeated="5"/>
          <table:table-cell table:style-name="ce8"/>
        </table:table-row>
        <table:table-row table:style-name="ro1">
          <table:table-cell office:value-type="string" calcext:value-type="string">
            <text:p>Friedman_6</text:p>
          </table:table-cell>
          <table:table-cell table:style-name="ce6"/>
          <table:table-cell table:style-name="ce6" office:value-type="float" office:value="127.11" calcext:value-type="float">
            <text:p>127,11</text:p>
          </table:table-cell>
          <table:table-cell table:style-name="ce6" office:value-type="float" office:value="126.767" calcext:value-type="float">
            <text:p>126,767</text:p>
          </table:table-cell>
          <table:table-cell table:style-name="ce6" office:value-type="float" office:value="130.597" calcext:value-type="float">
            <text:p>130,597</text:p>
          </table:table-cell>
          <table:table-cell table:style-name="ce6"/>
          <table:table-cell table:style-name="Default"/>
          <table:table-cell office:value-type="string" calcext:value-type="string">
            <text:p>Plastic_6</text:p>
          </table:table-cell>
          <table:table-cell table:style-name="ce6" office:value-type="float" office:value="977.9" calcext:value-type="float">
            <text:p>977,9</text:p>
          </table:table-cell>
          <table:table-cell table:style-name="ce6"/>
          <table:table-cell table:style-name="ce6" office:value-type="float" office:value="334.001" calcext:value-type="float">
            <text:p>334,001</text:p>
          </table:table-cell>
          <table:table-cell table:style-name="ce6" office:value-type="float" office:value="417.977" calcext:value-type="float">
            <text:p>417,977</text:p>
          </table:table-cell>
          <table:table-cell table:style-name="ce6" table:number-columns-repeated="5"/>
          <table:table-cell table:style-name="ce8"/>
        </table:table-row>
        <table:table-row table:style-name="ro1">
          <table:table-cell office:value-type="string" calcext:value-type="string">
            <text:p>Friedman_7</text:p>
          </table:table-cell>
          <table:table-cell table:style-name="ce6"/>
          <table:table-cell table:style-name="ce6" office:value-type="float" office:value="175.96" calcext:value-type="float">
            <text:p>175,96</text:p>
          </table:table-cell>
          <table:table-cell table:style-name="ce6" office:value-type="float" office:value="170.013" calcext:value-type="float">
            <text:p>170,013</text:p>
          </table:table-cell>
          <table:table-cell table:style-name="ce6" office:value-type="float" office:value="170.449" calcext:value-type="float">
            <text:p>170,449</text:p>
          </table:table-cell>
          <table:table-cell table:style-name="ce6"/>
          <table:table-cell table:style-name="Default"/>
          <table:table-cell office:value-type="string" calcext:value-type="string">
            <text:p>Plastic_7</text:p>
          </table:table-cell>
          <table:table-cell table:style-name="ce6" office:value-type="float" office:value="911.164" calcext:value-type="float">
            <text:p>911,164</text:p>
          </table:table-cell>
          <table:table-cell table:style-name="ce6"/>
          <table:table-cell table:style-name="ce6" office:value-type="float" office:value="556.298" calcext:value-type="float">
            <text:p>556,298</text:p>
          </table:table-cell>
          <table:table-cell table:style-name="ce6" office:value-type="float" office:value="323.52" calcext:value-type="float">
            <text:p>323,52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8</text:p>
          </table:table-cell>
          <table:table-cell table:style-name="ce6"/>
          <table:table-cell table:style-name="ce6" office:value-type="float" office:value="153.337" calcext:value-type="float">
            <text:p>153,337</text:p>
          </table:table-cell>
          <table:table-cell table:style-name="ce6" office:value-type="float" office:value="158.554" calcext:value-type="float">
            <text:p>158,554</text:p>
          </table:table-cell>
          <table:table-cell table:style-name="ce6" office:value-type="float" office:value="156.989" calcext:value-type="float">
            <text:p>156,989</text:p>
          </table:table-cell>
          <table:table-cell table:style-name="ce6"/>
          <table:table-cell table:style-name="Default"/>
          <table:table-cell office:value-type="string" calcext:value-type="string">
            <text:p>Plastic_8</text:p>
          </table:table-cell>
          <table:table-cell table:style-name="ce6" office:value-type="float" office:value="1024.88" calcext:value-type="float">
            <text:p>1024,88</text:p>
          </table:table-cell>
          <table:table-cell table:style-name="ce6"/>
          <table:table-cell table:style-name="ce6" office:value-type="float" office:value="376.337" calcext:value-type="float">
            <text:p>376,337</text:p>
          </table:table-cell>
          <table:table-cell table:style-name="ce6" office:value-type="float" office:value="376.505" calcext:value-type="float">
            <text:p>376,505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9</text:p>
          </table:table-cell>
          <table:table-cell table:style-name="ce6"/>
          <table:table-cell table:style-name="ce6" office:value-type="float" office:value="153.491" calcext:value-type="float">
            <text:p>153,491</text:p>
          </table:table-cell>
          <table:table-cell table:style-name="ce6" office:value-type="float" office:value="147.815" calcext:value-type="float">
            <text:p>147,815</text:p>
          </table:table-cell>
          <table:table-cell table:style-name="ce6" office:value-type="float" office:value="150.156" calcext:value-type="float">
            <text:p>150,156</text:p>
          </table:table-cell>
          <table:table-cell table:style-name="ce6"/>
          <table:table-cell table:style-name="Default"/>
          <table:table-cell office:value-type="string" calcext:value-type="string">
            <text:p>Plastic_9</text:p>
          </table:table-cell>
          <table:table-cell table:style-name="ce6" office:value-type="float" office:value="1359.481" calcext:value-type="float">
            <text:p>1359,481</text:p>
          </table:table-cell>
          <table:table-cell table:style-name="ce6"/>
          <table:table-cell table:style-name="ce6" office:value-type="float" office:value="377.519" calcext:value-type="float">
            <text:p>377,519</text:p>
          </table:table-cell>
          <table:table-cell table:style-name="ce6" office:value-type="float" office:value="377.168" calcext:value-type="float">
            <text:p>377,168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iedman_10</text:p>
          </table:table-cell>
          <table:table-cell table:style-name="ce6"/>
          <table:table-cell table:style-name="ce6" office:value-type="float" office:value="157.33" calcext:value-type="float">
            <text:p>157,33</text:p>
          </table:table-cell>
          <table:table-cell table:style-name="ce6" office:value-type="float" office:value="147.201" calcext:value-type="float">
            <text:p>147,201</text:p>
          </table:table-cell>
          <table:table-cell table:style-name="ce6" office:value-type="float" office:value="148.944" calcext:value-type="float">
            <text:p>148,944</text:p>
          </table:table-cell>
          <table:table-cell table:style-name="ce6"/>
          <table:table-cell table:style-name="Default"/>
          <table:table-cell office:value-type="string" calcext:value-type="string">
            <text:p>Plastic_10</text:p>
          </table:table-cell>
          <table:table-cell table:style-name="ce6" office:value-type="float" office:value="1205.423" calcext:value-type="float">
            <text:p>1205,423</text:p>
          </table:table-cell>
          <table:table-cell table:style-name="ce6"/>
          <table:table-cell table:style-name="ce6" office:value-type="float" office:value="362.32" calcext:value-type="float">
            <text:p>362,32</text:p>
          </table:table-cell>
          <table:table-cell table:style-name="ce6" office:value-type="float" office:value="362.266" calcext:value-type="float">
            <text:p>362,266</text:p>
          </table:table-cell>
          <table:table-cell table:style-name="ce6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4"/>
          <table:table-cell table:style-name="ce7"/>
          <table:table-cell table:style-name="ce7" table:formula="of:=AVERAGE([.C463:.C472])" office:value-type="float" office:value="151.227" calcext:value-type="float">
            <text:p>151,227</text:p>
          </table:table-cell>
          <table:table-cell table:style-name="ce7" table:formula="of:=AVERAGE([.D463:.D472])" office:value-type="float" office:value="149.0454" calcext:value-type="float">
            <text:p>149,0454</text:p>
          </table:table-cell>
          <table:table-cell table:style-name="ce7" table:formula="of:=AVERAGE([.E463:.E472])" office:value-type="float" office:value="149.9369" calcext:value-type="float">
            <text:p>149,9369</text:p>
          </table:table-cell>
          <table:table-cell table:style-name="ce7" table:formula="of:=AVERAGE([.F463:.F472])" office:value-type="string" office:string-value="" calcext:value-type="error">
            <text:p>#DIV/0!</text:p>
          </table:table-cell>
          <table:table-cell table:style-name="Default"/>
          <table:table-cell table:style-name="ce4"/>
          <table:table-cell table:style-name="ce7" table:formula="of:=AVERAGE([.I463:.I472])" office:value-type="float" office:value="1058.8325" calcext:value-type="float">
            <text:p>1058,8325</text:p>
          </table:table-cell>
          <table:table-cell table:style-name="ce7"/>
          <table:table-cell table:style-name="ce7" table:formula="of:=AVERAGE([.K463:.K472])" office:value-type="float" office:value="377.8603" calcext:value-type="float">
            <text:p>377,8603</text:p>
          </table:table-cell>
          <table:table-cell table:style-name="ce7" table:formula="of:=AVERAGE([.L463:.L472])" office:value-type="float" office:value="355.1446" calcext:value-type="float">
            <text:p>355,1446</text:p>
          </table:table-cell>
          <table:table-cell table:style-name="ce7" table:formula="of:=AVERAGE([.M463:.M472])" office:value-type="string" office:string-value="" calcext:value-type="error">
            <text:p>#DIV/0!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Default"/>
          <table:table-cell table:style-name="ce8"/>
          <table:table-cell table:style-name="Default" table:number-columns-repeated="1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MIGRANT(0.02)</text:p>
          </table:table-cell>
          <table:table-cell table:style-name="ce5" office:value-type="string" calcext:value-type="string">
            <text:p>FC_GNN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1</text:p>
          </table:table-cell>
          <table:table-cell table:style-name="ce6"/>
          <table:table-cell table:style-name="ce6" office:value-type="float" office:value="2181.735" calcext:value-type="float">
            <text:p>2181,735</text:p>
          </table:table-cell>
          <table:table-cell table:style-name="ce6" office:value-type="float" office:value="156.9" calcext:value-type="float">
            <text:p>156,9</text:p>
          </table:table-cell>
          <table:table-cell table:style-name="ce6" office:value-type="float" office:value="121.371" calcext:value-type="float">
            <text:p>121,371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2</text:p>
          </table:table-cell>
          <table:table-cell table:style-name="ce6"/>
          <table:table-cell table:style-name="ce6" office:value-type="float" office:value="2069.556" calcext:value-type="float">
            <text:p>2069,556</text:p>
          </table:table-cell>
          <table:table-cell table:style-name="ce6" office:value-type="float" office:value="323.192" calcext:value-type="float">
            <text:p>323,192</text:p>
          </table:table-cell>
          <table:table-cell table:style-name="ce6" office:value-type="float" office:value="167.512" calcext:value-type="float">
            <text:p>167,512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3</text:p>
          </table:table-cell>
          <table:table-cell table:style-name="ce6"/>
          <table:table-cell table:style-name="ce6" office:value-type="float" office:value="2237.032" calcext:value-type="float">
            <text:p>2237,032</text:p>
          </table:table-cell>
          <table:table-cell table:style-name="ce6" office:value-type="float" office:value="151.697" calcext:value-type="float">
            <text:p>151,697</text:p>
          </table:table-cell>
          <table:table-cell table:style-name="ce6" office:value-type="float" office:value="157.481" calcext:value-type="float">
            <text:p>157,481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4</text:p>
          </table:table-cell>
          <table:table-cell table:style-name="ce6"/>
          <table:table-cell table:style-name="ce6" office:value-type="float" office:value="2245.449" calcext:value-type="float">
            <text:p>2245,449</text:p>
          </table:table-cell>
          <table:table-cell table:style-name="ce6" office:value-type="float" office:value="160.442" calcext:value-type="float">
            <text:p>160,442</text:p>
          </table:table-cell>
          <table:table-cell table:style-name="ce6" office:value-type="float" office:value="159.901" calcext:value-type="float">
            <text:p>159,901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5</text:p>
          </table:table-cell>
          <table:table-cell table:style-name="ce6"/>
          <table:table-cell table:style-name="ce6" office:value-type="float" office:value="2352.505" calcext:value-type="float">
            <text:p>2352,505</text:p>
          </table:table-cell>
          <table:table-cell table:style-name="ce6" office:value-type="float" office:value="170.996" calcext:value-type="float">
            <text:p>170,996</text:p>
          </table:table-cell>
          <table:table-cell table:style-name="ce6" office:value-type="float" office:value="200.473" calcext:value-type="float">
            <text:p>200,473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6</text:p>
          </table:table-cell>
          <table:table-cell table:style-name="ce6"/>
          <table:table-cell table:style-name="ce6" office:value-type="float" office:value="2610.673" calcext:value-type="float">
            <text:p>2610,673</text:p>
          </table:table-cell>
          <table:table-cell table:style-name="ce6" office:value-type="float" office:value="169.917" calcext:value-type="float">
            <text:p>169,917</text:p>
          </table:table-cell>
          <table:table-cell table:style-name="ce6" office:value-type="float" office:value="308.018" calcext:value-type="float">
            <text:p>308,018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7</text:p>
          </table:table-cell>
          <table:table-cell table:style-name="ce6"/>
          <table:table-cell table:style-name="ce6" office:value-type="float" office:value="2457.021" calcext:value-type="float">
            <text:p>2457,021</text:p>
          </table:table-cell>
          <table:table-cell table:style-name="ce6" office:value-type="float" office:value="159.007" calcext:value-type="float">
            <text:p>159,007</text:p>
          </table:table-cell>
          <table:table-cell table:style-name="ce6" office:value-type="float" office:value="178.115" calcext:value-type="float">
            <text:p>178,115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8</text:p>
          </table:table-cell>
          <table:table-cell table:style-name="ce6"/>
          <table:table-cell table:style-name="ce6" office:value-type="float" office:value="2220.477" calcext:value-type="float">
            <text:p>2220,477</text:p>
          </table:table-cell>
          <table:table-cell table:style-name="ce6" office:value-type="float" office:value="233.772" calcext:value-type="float">
            <text:p>233,772</text:p>
          </table:table-cell>
          <table:table-cell table:style-name="ce6" office:value-type="float" office:value="217.99" calcext:value-type="float">
            <text:p>217,99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9</text:p>
          </table:table-cell>
          <table:table-cell table:style-name="ce6"/>
          <table:table-cell table:style-name="ce6" office:value-type="float" office:value="2944.251" calcext:value-type="float">
            <text:p>2944,251</text:p>
          </table:table-cell>
          <table:table-cell table:style-name="ce6" office:value-type="float" office:value="446.173" calcext:value-type="float">
            <text:p>446,173</text:p>
          </table:table-cell>
          <table:table-cell table:style-name="ce6" office:value-type="float" office:value="171.389" calcext:value-type="float">
            <text:p>171,389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ock_10</text:p>
          </table:table-cell>
          <table:table-cell table:style-name="ce6"/>
          <table:table-cell table:style-name="ce6" office:value-type="float" office:value="2684.328" calcext:value-type="float">
            <text:p>2684,328</text:p>
          </table:table-cell>
          <table:table-cell table:style-name="ce6" office:value-type="float" office:value="263.687" calcext:value-type="float">
            <text:p>263,687</text:p>
          </table:table-cell>
          <table:table-cell table:style-name="ce6" office:value-type="float" office:value="146.522" calcext:value-type="float">
            <text:p>146,522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4"/>
          <table:table-cell table:style-name="ce7"/>
          <table:table-cell table:style-name="ce7" table:formula="of:=AVERAGE([.C476:.C485])" office:value-type="float" office:value="2400.3027" calcext:value-type="float">
            <text:p>2400,3027</text:p>
          </table:table-cell>
          <table:table-cell table:style-name="ce7" table:formula="of:=AVERAGE([.D476:.D485])" office:value-type="float" office:value="223.5783" calcext:value-type="float">
            <text:p>223,5783</text:p>
          </table:table-cell>
          <table:table-cell table:style-name="ce7" table:formula="of:=AVERAGE([.E476:.E485])" office:value-type="float" office:value="182.8772" calcext:value-type="float">
            <text:p>182,8772</text:p>
          </table:table-cell>
          <table:table-cell table:style-name="ce7" table:formula="of:=AVERAGE([.F476:.F485])" office:value-type="string" office:string-value="" calcext:value-type="error">
            <text:p>#DIV/0!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2"/>
        </table:table-row>
        <table:table-row table:style-name="ro4" table:number-rows-repeated="11">
          <table:table-cell table:style-name="Default"/>
          <table:table-cell table:style-name="ce8"/>
          <table:table-cell table:style-name="Default" table:number-columns-repeated="11"/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Default"/>
          <table:table-cell table:style-name="ce8"/>
          <table:table-cell table:style-name="Default" table:number-columns-repeated="11"/>
          <table:table-cell table:number-columns-repeated="2"/>
          <table:table-cell table:style-name="Default"/>
          <table:table-cell table:number-columns-repeated="2"/>
        </table:table-row>
      </table:table>
      <table:table table:name="averages" table:style-name="ta1">
        <table:table-column table:style-name="co13" table:default-cell-style-name="Default"/>
        <table:table-column table:style-name="co14" table:default-cell-style-name="ce9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number-columns-repeated="3" table:default-cell-style-name="ce20"/>
        <table:table-column table:style-name="co18" table:default-cell-style-name="ce20"/>
        <table:table-column table:style-name="co12" table:default-cell-style-name="ce9"/>
        <table:table-column table:style-name="co19" table:default-cell-style-name="ce9"/>
        <table:table-column table:style-name="co12" table:number-columns-repeated="16373" table:default-cell-style-name="Default"/>
        <table:table-row table:style-name="ro3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13" office:value-type="string" calcext:value-type="string">
            <text:p>DATASET</text:p>
          </table:table-cell>
          <table:table-cell table:style-name="ce19" office:value-type="string" calcext:value-type="string">
            <text:p>GENETIC</text:p>
          </table:table-cell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MIGRANT</text:p>
          </table:table-cell>
          <table:table-cell table:style-name="ce19" office:value-type="string" calcext:value-type="string">
            <text:p>MIGRANT(0.02)</text:p>
          </table:table-cell>
          <table:table-cell table:style-name="ce13" office:value-type="string" calcext:value-type="string">
            <text:p>MIGRANT(0.04)</text:p>
          </table:table-cell>
          <table:table-cell table:style-name="ce13" table:number-columns-repeated="3"/>
          <table:table-cell table:style-name="ce25" table:number-columns-repeated="2"/>
          <table:table-cell/>
          <table:table-cell table:style-name="ce25" table:number-columns-repeated="16368"/>
          <table:table-cell table:number-columns-repeated="4"/>
        </table:table-row>
        <table:table-row table:style-name="ro4">
          <table:table-cell office:value-type="string" calcext:value-type="string">
            <text:p>Appendicitis</text:p>
          </table:table-cell>
          <table:table-cell table:number-columns-repeated="2" office:value-type="percentage" office:value="0.222" calcext:value-type="percentage">
            <text:p>22,20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226" calcext:value-type="percentage">
            <text:p>22,60%</text:p>
          </table:table-cell>
          <table:table-cell office:value-type="percentage" office:value="0.243" calcext:value-type="percentage">
            <text:p>24,3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lcohol</text:p>
          </table:table-cell>
          <table:table-cell/>
          <table:table-cell office:value-type="percentage" office:value="0.3" calcext:value-type="percentage">
            <text:p>30,00%</text:p>
          </table:table-cell>
          <table:table-cell office:value-type="percentage" office:value="0.1986" calcext:value-type="percentage">
            <text:p>19,86%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1915" calcext:value-type="percentage">
            <text:p>19,1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ustralian</text:p>
          </table:table-cell>
          <table:table-cell office:value-type="percentage" office:value="0.3748" calcext:value-type="percentage">
            <text:p>37,48%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546" calcext:value-type="percentage">
            <text:p>25,46%</text:p>
          </table:table-cell>
          <table:table-cell office:value-type="percentage" office:value="0.2231" calcext:value-type="percentage">
            <text:p>22,3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alance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92" calcext:value-type="percentage">
            <text:p>7,92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ands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3575" calcext:value-type="percentage">
            <text:p>35,75%</text:p>
          </table:table-cell>
          <table:table-cell office:value-type="percentage" office:value="0.3492" calcext:value-type="percentage">
            <text:p>34,9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ircular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424" calcext:value-type="percentage">
            <text:p>4,24%</text:p>
          </table:table-cell>
          <table:table-cell office:value-type="percentage" office:value="0.0445" calcext:value-type="percentage">
            <text:p>4,45%</text:p>
          </table:table-cell>
          <table:table-cell office:value-type="percentage" office:value="0.0425" calcext:value-type="percentage">
            <text:p>4,2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leveland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7724" calcext:value-type="percentage">
            <text:p>77,24%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441" calcext:value-type="percentage">
            <text:p>44,41%</text:p>
          </table:table-cell>
          <table:table-cell office:value-type="percentage" office:value="0.4352" calcext:value-type="percentage">
            <text:p>43,5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Dermatology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Ecoli</text:p>
          </table:table-cell>
          <table:table-cell office:value-type="percentage" office:value="0.5918" calcext:value-type="percentage">
            <text:p>59,18%</text:p>
          </table:table-cell>
          <table:table-cell office:value-type="percentage" office:value="0.6597" calcext:value-type="percentage">
            <text:p>65,97%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5033" calcext:value-type="percentage">
            <text:p>50,3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Fert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33" calcext:value-type="percentage">
            <text:p>23,30%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229" calcext:value-type="percentage">
            <text:p>22,9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Glass</text:p>
          </table:table-cell>
          <table:table-cell office:value-type="percentage" office:value="0.5967" calcext:value-type="percentage">
            <text:p>59,67%</text:p>
          </table:table-cell>
          <table:table-cell office:value-type="percentage" office:value="0.6255" calcext:value-type="percentage">
            <text:p>62,55%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733" calcext:value-type="percentage">
            <text:p>57,33%</text:p>
          </table:table-cell>
          <table:table-cell office:value-type="percentage" office:value="0.5676" calcext:value-type="percentage">
            <text:p>56,7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aberman</text:p>
          </table:table-cell>
          <table:table-cell office:value-type="percentage" office:value="0.2693" calcext:value-type="percentage">
            <text:p>26,93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98" calcext:value-type="percentage">
            <text:p>29,8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ayes-roth</text:p>
          </table:table-cell>
          <table:table-cell office:value-type="percentage" office:value="0.3515" calcext:value-type="percentage">
            <text:p>35,15%</text:p>
          </table:table-cell>
          <table:table-cell office:value-type="percentage" office:value="0.3869" calcext:value-type="percentage">
            <text:p>38,69%</text:p>
          </table:table-cell>
          <table:table-cell office:value-type="percentage" office:value="0.3092" calcext:value-type="percentage">
            <text:p>30,92%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031" calcext:value-type="percentage">
            <text:p>30,3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eart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796" calcext:value-type="percentage">
            <text:p>17,96%</text:p>
          </table:table-cell>
          <table:table-cell office:value-type="percentage" office:value="0.1789" calcext:value-type="percentage">
            <text:p>17,89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eartAttack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191" calcext:value-type="percentage">
            <text:p>19,1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Hepatitis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738" calcext:value-type="percentage">
            <text:p>57,38%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775" calcext:value-type="percentage">
            <text:p>57,75%</text:p>
          </table:table-cell>
          <table:table-cell office:value-type="percentage" office:value="0.5413" calcext:value-type="percentage">
            <text:p>54,1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Housevotes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61" calcext:value-type="percentage">
            <text:p>7,6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onosphere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1503" calcext:value-type="percentage">
            <text:p>15,03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594" calcext:value-type="percentage">
            <text:p>15,9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Liverdisorder</text:p>
          </table:table-cell>
          <table:table-cell office:value-type="percentage" office:value="0.3209" calcext:value-type="percentage">
            <text:p>32,09%</text:p>
          </table:table-cell>
          <table:table-cell office:value-type="percentage" office:value="0.435" calcext:value-type="percentage">
            <text:p>43,50%</text:p>
          </table:table-cell>
          <table:table-cell office:value-type="percentage" office:value="0.3274" calcext:value-type="percentage">
            <text:p>32,74%</text:p>
          </table:table-cell>
          <table:table-cell office:value-type="percentage" office:value="0.3397" calcext:value-type="percentage">
            <text:p>33,97%</text:p>
          </table:table-cell>
          <table:table-cell office:value-type="percentage" office:value="0.3265" calcext:value-type="percentage">
            <text:p>32,6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Lymography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2721" calcext:value-type="percentage">
            <text:p>27,21%</text:p>
          </table:table-cell>
          <table:table-cell office:value-type="percentage" office:value="0.27" calcext:value-type="percentage">
            <text:p>27,0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Magic</text:p>
          </table:table-cell>
          <table:table-cell/>
          <table:table-cell office:value-type="percentage" office:value="0.1627" calcext:value-type="percentage">
            <text:p>16,2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88" calcext:value-type="percentage">
            <text:p>13,88%</text:p>
          </table:table-cell>
          <table:table-cell office:value-type="percentage" office:value="0.1296" calcext:value-type="percentage">
            <text:p>12,9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Mammographic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1681" calcext:value-type="percentage">
            <text:p>16,81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1653" calcext:value-type="percentage">
            <text:p>16,5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ageBlocks</text:p>
          </table:table-cell>
          <table:table-cell office:value-type="percentage" office:value="0.0836" calcext:value-type="percentage">
            <text:p>8,36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4" calcext:value-type="percentage">
            <text:p>6,6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arkinsons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516" calcext:value-type="percentage">
            <text:p>15,1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ima</text:p>
          </table:table-cell>
          <table:table-cell office:value-type="percentage" office:value="0.3453" calcext:value-type="percentage">
            <text:p>34,53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662" calcext:value-type="percentage">
            <text:p>26,6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opfailures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68" calcext:value-type="percentage">
            <text:p>6,8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Phoneme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1557" calcext:value-type="percentage">
            <text:p>15,57%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492" calcext:value-type="percentage">
            <text:p>14,92%</text:p>
          </table:table-cell>
          <table:table-cell office:value-type="percentage" office:value="0.147" calcext:value-type="percentage">
            <text:p>14,7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Regions2</text:p>
          </table:table-cell>
          <table:table-cell office:value-type="percentage" office:value="0.3273" calcext:value-type="percentage">
            <text:p>32,73%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873" calcext:value-type="percentage">
            <text:p>28,7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Ring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2032" calcext:value-type="percentage">
            <text:p>20,32%</text:p>
          </table:table-cell>
          <table:table-cell office:value-type="percentage" office:value="0.2104" calcext:value-type="percentage">
            <text:p>21,04%</text:p>
          </table:table-cell>
          <table:table-cell office:value-type="percentage" office:value="0.2169" calcext:value-type="percentage">
            <text:p>21,69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aheart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585" calcext:value-type="percentage">
            <text:p>35,85%</text:p>
          </table:table-cell>
          <table:table-cell office:value-type="percentage" office:value="0.3193" calcext:value-type="percentage">
            <text:p>31,93%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3248" calcext:value-type="percentage">
            <text:p>32,4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egment</text:p>
          </table:table-cell>
          <table:table-cell/>
          <table:table-cell office:value-type="percentage" office:value="0.5846" calcext:value-type="percentage">
            <text:p>58,46%</text:p>
          </table:table-cell>
          <table:table-cell office:value-type="percentage" office:value="0.1904" calcext:value-type="percentage">
            <text:p>19,04%</text:p>
          </table:table-cell>
          <table:table-cell office:value-type="percentage" office:value="0.2174" calcext:value-type="percentage">
            <text:p>21,74%</text:p>
          </table:table-cell>
          <table:table-cell table:style-name="ce22" office:value-type="percentage" office:value="0.5846" calcext:value-type="percentage">
            <text:p>58,4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pambase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1506" calcext:value-type="percentage">
            <text:p>15,06%</text:p>
          </table:table-cell>
          <table:table-cell table:number-columns-repeated="2" office:value-type="percentage" office:value="0.0615" calcext:value-type="percentage">
            <text:p>6,15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piral</text:p>
          </table:table-cell>
          <table:table-cell office:value-type="percentage" office:value="0.4448" calcext:value-type="percentage">
            <text:p>44,48%</text:p>
          </table:table-cell>
          <table:table-cell office:value-type="percentage" office:value="0.4657" calcext:value-type="percentage">
            <text:p>46,57%</text:p>
          </table:table-cell>
          <table:table-cell office:value-type="percentage" office:value="0.429" calcext:value-type="percentage">
            <text:p>42,90%</text:p>
          </table:table-cell>
          <table:table-cell office:value-type="percentage" office:value="0.4327" calcext:value-type="percentage">
            <text:p>43,27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tatHeart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197" calcext:value-type="percentage">
            <text:p>19,70%</text:p>
          </table:table-cell>
          <table:table-cell office:value-type="percentage" office:value="0.1956" calcext:value-type="percentage">
            <text:p>19,56%</text:p>
          </table:table-cell>
          <table:table-cell office:value-type="percentage" office:value="0.1993" calcext:value-type="percentage">
            <text:p>19,9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Student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663" calcext:value-type="percentage">
            <text:p>6,63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685" calcext:value-type="percentage">
            <text:p>6,85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ae</text:p>
          </table:table-cell>
          <table:table-cell office:value-type="percentage" office:value="0.4891" calcext:value-type="percentage">
            <text:p>48,91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ransfusion</text:p>
          </table:table-cell>
          <table:table-cell office:value-type="percentage" office:value="0.2458" calcext:value-type="percentage">
            <text:p>24,58%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2453" calcext:value-type="percentage">
            <text:p>24,53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7" calcext:value-type="percentage">
            <text:p>25,07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Wdbc</text:p>
          </table:table-cell>
          <table:table-cell office:value-type="percentage" office:value="0.1752" calcext:value-type="percentage">
            <text:p>17,52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0361" calcext:value-type="percentage">
            <text:p>3,61%</text:p>
          </table:table-cell>
          <table:table-cell office:value-type="percentage" office:value="0.0388" calcext:value-type="percentage">
            <text:p>3,88%</text:p>
          </table:table-cell>
          <table:table-cell office:value-type="percentage" office:value="0.0361" calcext:value-type="percentage">
            <text:p>3,61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Wine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5883" calcext:value-type="percentage">
            <text:p>58,83%</text:p>
          </table:table-cell>
          <table:table-cell office:value-type="percentage" office:value="0.1247" calcext:value-type="percentage">
            <text:p>12,47%</text:p>
          </table:table-cell>
          <table:table-cell office:value-type="percentage" office:value="0.1841" calcext:value-type="percentage">
            <text:p>18,41%</text:p>
          </table:table-cell>
          <table:table-cell office:value-type="percentage" office:value="0.1488" calcext:value-type="percentage">
            <text:p>14,8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_F_S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4193" calcext:value-type="percentage">
            <text:p>41,93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43" calcext:value-type="percentage">
            <text:p>6,43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_O_N_F_S</text:p>
          </table:table-cell>
          <table:table-cell office:value-type="percentage" office:value="0.6508" calcext:value-type="percentage">
            <text:p>65,08%</text:p>
          </table:table-cell>
          <table:table-cell office:value-type="percentage" office:value="0.7784" calcext:value-type="percentage">
            <text:p>77,84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6358" calcext:value-type="percentage">
            <text:p>63,58%</text:p>
          </table:table-cell>
          <table:table-cell office:value-type="percentage" office:value="0.6342" calcext:value-type="percentage">
            <text:p>63,42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_NF_S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448" calcext:value-type="percentage">
            <text:p>34,48%</text:p>
          </table:table-cell>
          <table:table-cell office:value-type="percentage" office:value="0.0356" calcext:value-type="percentage">
            <text:p>3,56%</text:p>
          </table:table-cell>
          <table:table-cell office:value-type="percentage" office:value="0.0338" calcext:value-type="percentage">
            <text:p>3,38%</text:p>
          </table:table-cell>
          <table:table-cell table:style-name="ce22" office:value-type="percentage" office:value="0.3448" calcext:value-type="percentage">
            <text:p>34,48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NF_S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234" calcext:value-type="percentage">
            <text:p>2,34%</text:p>
          </table:table-cell>
          <table:table-cell office:value-type="percentage" office:value="0.0184" calcext:value-type="percentage">
            <text:p>1,84%</text:p>
          </table:table-cell>
          <table:table-cell table:style-name="ce22" office:value-type="percentage" office:value="0.0924" calcext:value-type="percentage">
            <text:p>9,24%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ZOO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8"/>
        </table:table-row>
        <table:table-row table:style-name="ro6">
          <table:table-cell table:style-name="ce14"/>
          <table:table-cell table:style-name="ce21" table:formula="of:=AVERAGE([.B3:.B46])" office:value-type="percentage" office:value="0.263885365853659" calcext:value-type="percentage">
            <text:p>26,39%</text:p>
          </table:table-cell>
          <table:table-cell table:style-name="ce21" table:formula="of:=AVERAGE([.C3:.C46])" office:value-type="percentage" office:value="0.323361363636364" calcext:value-type="percentage">
            <text:p>32,34%</text:p>
          </table:table-cell>
          <table:table-cell table:style-name="ce21" table:formula="of:=AVERAGE([.D3:.D46])" office:value-type="percentage" office:value="0.221238636363636" calcext:value-type="percentage">
            <text:p>22,12%</text:p>
          </table:table-cell>
          <table:table-cell table:style-name="ce21" table:formula="of:=AVERAGE([.E3:.E46])" office:value-type="percentage" office:value="0.228290909090909" calcext:value-type="percentage">
            <text:p>22,83%</text:p>
          </table:table-cell>
          <table:table-cell table:style-name="ce21" table:formula="of:=AVERAGE([.F3:.F46])" office:value-type="percentage" office:value="0.2399" calcext:value-type="percentage">
            <text:p>23,99%</text:p>
          </table:table-cell>
          <table:table-cell table:style-name="ce21" table:number-columns-repeated="5"/>
          <table:table-cell table:style-name="ce24"/>
          <table:table-cell table:style-name="ce14" table:number-columns-repeated="16368"/>
          <table:table-cell table:number-columns-repeated="4"/>
        </table:table-row>
        <table:table-row table:style-name="ro4">
          <table:table-cell/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GAIN</text:p>
          </table:table-cell>
          <table:table-cell table:style-name="ce19" table:formula="of:=([.C47]-[.D47])/[.C47]" office:value-type="percentage" office:value="0.315816107788219" calcext:value-type="percentage">
            <text:p>31,58%</text:p>
          </table:table-cell>
          <table:table-cell table:style-name="ce19" table:formula="of:=([.C47]-[.E47])/[.C47]" office:value-type="percentage" office:value="0.294006845704566" calcext:value-type="percentage">
            <text:p>29,40%</text:p>
          </table:table-cell>
          <table:table-cell table:style-name="ce19" table:formula="of:=([.C47]-[.F47])/[.C47]" office:value-type="percentage" office:value="0.258105553173695" calcext:value-type="percentage">
            <text:p>25,81%</text:p>
          </table:table-cell>
          <table:table-cell table:style-name="ce13" table:number-columns-repeated="16374"/>
          <table:table-cell table:number-columns-repeated="4"/>
        </table:table-row>
        <table:table-row table:style-name="ro4">
          <table:table-cell/>
          <table:table-cell table:style-name="Default" table:number-columns-repeated="10"/>
          <table:table-cell table:number-columns-repeated="16373"/>
        </table:table-row>
        <table:table-row table:style-name="ro3">
          <table:table-cell/>
          <table:table-cell table:style-name="Default"/>
          <table:table-cell table:style-name="ce41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41"/>
          <table:covered-table-cell table:style-name="Default"/>
          <table:table-cell table:style-name="Default" table:number-columns-repeated="5"/>
          <table:table-cell table:number-columns-repeated="16372"/>
          <table:table-cell table:style-name="ce24"/>
        </table:table-row>
        <table:table-row table:style-name="ro1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GENETIC</text:p>
          </table:table-cell>
          <table:table-cell table:style-name="ce13" office:value-type="string" calcext:value-type="string">
            <text:p>NUMBER</text:p>
          </table:table-cell>
          <table:table-cell table:style-name="ce13" office:value-type="string" calcext:value-type="string">
            <text:p>MIGRANT</text:p>
          </table:table-cell>
          <table:table-cell table:style-name="ce13" office:value-type="string" calcext:value-type="string">
            <text:p>MIGRANT(0.02)</text:p>
          </table:table-cell>
          <table:table-cell table:style-name="ce15" office:value-type="string" calcext:value-type="string">
            <text:p>MIGRANT(0.04)</text:p>
          </table:table-cell>
          <table:table-cell table:style-name="Default" office:value-type="string" calcext:value-type="string">
            <text:p>DIV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ABALONE</text:p>
          </table:table-cell>
          <table:table-cell table:style-name="Default" table:formula="of:=1817.0369/417" office:value-type="float" office:value="4.35740263788969" calcext:value-type="float">
            <text:p>4,35740263788969</text:p>
          </table:table-cell>
          <table:table-cell table:style-name="ce16" table:formula="of:=1837.2684/417" office:value-type="float" office:value="4.40591942446043" calcext:value-type="float">
            <text:p>4,40591942446043</text:p>
          </table:table-cell>
          <table:table-cell table:style-name="ce16" table:formula="of:=1819.448/417" office:value-type="float" office:value="4.36318465227818" calcext:value-type="float">
            <text:p>4,36318465227818</text:p>
          </table:table-cell>
          <table:table-cell table:style-name="ce16" table:formula="of:=1828.00744444444/417" office:value-type="float" office:value="4.3837108979483" calcext:value-type="float">
            <text:p>4,3837108979483</text:p>
          </table:table-cell>
          <table:table-cell table:style-name="ce15" table:formula="of:=1837.2684/417" office:value-type="float" office:value="4.40591942446043" calcext:value-type="float">
            <text:p>4,40591942446043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AIRFOIL</text:p>
          </table:table-cell>
          <table:table-cell table:style-name="Default"/>
          <table:table-cell table:style-name="ce16" table:formula="of:=0.1817/150" office:value-type="float" office:value="0.00121133333333333" calcext:value-type="float">
            <text:p>0,00121133333333333</text:p>
          </table:table-cell>
          <table:table-cell table:style-name="ce16" table:formula="of:=0.1654/150" office:value-type="float" office:value="0.00110266666666667" calcext:value-type="float">
            <text:p>0,00110266666666667</text:p>
          </table:table-cell>
          <table:table-cell table:style-name="ce16" table:formula="of:=0.1624/150" office:value-type="float" office:value="0.00108266666666667" calcext:value-type="float">
            <text:p>0,00108266666666667</text:p>
          </table:table-cell>
          <table:table-cell table:style-name="ce15" table:formula="of:=0.1817/150" office:value-type="float" office:value="0.00121133333333333" calcext:value-type="float">
            <text:p>0,00121133333333333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5" office:value-type="string" calcext:value-type="string">
            <text:p>AUTO</text:p>
          </table:table-cell>
          <table:table-cell table:style-name="ce15"/>
          <table:table-cell table:style-name="ce16" table:formula="of:=1838.0156/39" office:value-type="float" office:value="47.1286051282051" calcext:value-type="float">
            <text:p>47,1286051282051</text:p>
          </table:table-cell>
          <table:table-cell table:style-name="ce16" table:formula="of:=599.5523/39" office:value-type="float" office:value="15.3731358974359" calcext:value-type="float">
            <text:p>15,3731358974359</text:p>
          </table:table-cell>
          <table:table-cell table:style-name="ce16" table:formula="of:=555.222/39" office:value-type="float" office:value="14.2364615384615" calcext:value-type="float">
            <text:p>14,2364615384615</text:p>
          </table:table-cell>
          <table:table-cell table:style-name="ce15" table:formula="of:=1838.0156/39" office:value-type="float" office:value="47.1286051282051" calcext:value-type="float">
            <text:p>47,1286051282051</text:p>
          </table:table-cell>
          <table:table-cell table:style-name="ce15" office:value-type="float" office:value="39" calcext:value-type="float">
            <text:p>39</text:p>
          </table:table-cell>
          <table:table-cell table:style-name="ce15" table:number-columns-repeated="16377"/>
        </table:table-row>
        <table:table-row table:style-name="ro4">
          <table:table-cell office:value-type="string" calcext:value-type="string">
            <text:p>BK</text:p>
          </table:table-cell>
          <table:table-cell table:style-name="Default" table:formula="of:=1.14228/9" office:value-type="float" office:value="0.12692" calcext:value-type="float">
            <text:p>0,12692</text:p>
          </table:table-cell>
          <table:table-cell table:style-name="ce16" table:formula="of:=0.3408/9" office:value-type="float" office:value="0.0378666666666667" calcext:value-type="float">
            <text:p>0,0378666666666667</text:p>
          </table:table-cell>
          <table:table-cell table:style-name="ce16" table:formula="of:=0.18445/9" office:value-type="float" office:value="0.0204944444444444" calcext:value-type="float">
            <text:p>0,0204944444444444</text:p>
          </table:table-cell>
          <table:table-cell table:style-name="ce16" table:formula="of:=0.70317/9" office:value-type="float" office:value="0.07813" calcext:value-type="float">
            <text:p>0,07813</text:p>
          </table:table-cell>
          <table:table-cell table:style-name="ce15" table:formula="of:=0.3408/9" office:value-type="float" office:value="0.0378666666666667" calcext:value-type="float">
            <text:p>0,037866666666666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BL</text:p>
          </table:table-cell>
          <table:table-cell table:style-name="Default" table:formula="of:=1.16/4" office:value-type="float" office:value="0.29" calcext:value-type="float">
            <text:p>0,29</text:p>
          </table:table-cell>
          <table:table-cell table:style-name="ce16" table:formula="of:=4.6881/4" office:value-type="float" office:value="1.172025" calcext:value-type="float">
            <text:p>1,172025</text:p>
          </table:table-cell>
          <table:table-cell table:style-name="ce16" table:formula="of:=7.86/4" office:value-type="float" office:value="1.965" calcext:value-type="float">
            <text:p>1,965</text:p>
          </table:table-cell>
          <table:table-cell table:style-name="ce16" table:formula="of:=3.86/4" office:value-type="float" office:value="0.965" calcext:value-type="float">
            <text:p>0,965</text:p>
          </table:table-cell>
          <table:table-cell table:style-name="ce15" table:formula="of:=4.6881/4" office:value-type="float" office:value="1.172025" calcext:value-type="float">
            <text:p>1,1720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BASEBALL</text:p>
          </table:table-cell>
          <table:table-cell table:style-name="Default" table:formula="of:=2231.543/33" office:value-type="float" office:value="67.6225151515152" calcext:value-type="float">
            <text:p>67,6225151515152</text:p>
          </table:table-cell>
          <table:table-cell table:style-name="ce16" table:formula="of:=2811.323/33" office:value-type="float" office:value="85.1916060606061" calcext:value-type="float">
            <text:p>85,1916060606061</text:p>
          </table:table-cell>
          <table:table-cell table:style-name="ce16" table:formula="of:=2146.0317/33" office:value-type="float" office:value="65.0312636363636" calcext:value-type="float">
            <text:p>65,0312636363636</text:p>
          </table:table-cell>
          <table:table-cell table:style-name="ce16" table:formula="of:=2065.846/33" office:value-type="float" office:value="62.6013939393939" calcext:value-type="float">
            <text:p>62,6013939393939</text:p>
          </table:table-cell>
          <table:table-cell table:style-name="ce15" table:formula="of:=2811.323/33" office:value-type="float" office:value="85.1916060606061" calcext:value-type="float">
            <text:p>85,191606060606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CONRETE</text:p>
          </table:table-cell>
          <table:table-cell table:style-name="Default" table:formula="of:=0.4871/103" office:value-type="float" office:value="0.00472912621359223" calcext:value-type="float">
            <text:p>0,00472912621359223</text:p>
          </table:table-cell>
          <table:table-cell table:style-name="ce16" table:formula="of:=0.6515/103" office:value-type="float" office:value="0.0063252427184466" calcext:value-type="float">
            <text:p>0,0063252427184466</text:p>
          </table:table-cell>
          <table:table-cell table:style-name="ce16" table:formula="of:=0.3221/103" office:value-type="float" office:value="0.00312718446601942" calcext:value-type="float">
            <text:p>0,00312718446601942</text:p>
          </table:table-cell>
          <table:table-cell table:style-name="ce16" table:formula="of:=0.3347/103" office:value-type="float" office:value="0.0032495145631068" calcext:value-type="float">
            <text:p>0,0032495145631068</text:p>
          </table:table-cell>
          <table:table-cell table:style-name="ce15" table:formula="of:=0.6515/103" office:value-type="float" office:value="0.0063252427184466" calcext:value-type="float">
            <text:p>0,0063252427184466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DEE</text:p>
          </table:table-cell>
          <table:table-cell table:style-name="Default" table:formula="of:=10.055/36" office:value-type="float" office:value="0.279305555555556" calcext:value-type="float">
            <text:p>0,279305555555556</text:p>
          </table:table-cell>
          <table:table-cell table:style-name="ce16" table:formula="of:=21.233/36" office:value-type="float" office:value="0.589805555555556" calcext:value-type="float">
            <text:p>0,589805555555556</text:p>
          </table:table-cell>
          <table:table-cell table:style-name="ce16" table:formula="of:=11.628/36" office:value-type="float" office:value="0.323" calcext:value-type="float">
            <text:p>0,323</text:p>
          </table:table-cell>
          <table:table-cell table:style-name="ce16" table:formula="of:=10.684/36" office:value-type="float" office:value="0.296777777777778" calcext:value-type="float">
            <text:p>0,296777777777778</text:p>
          </table:table-cell>
          <table:table-cell table:style-name="ce15" table:formula="of:=21.233/36" office:value-type="float" office:value="0.589805555555556" calcext:value-type="float">
            <text:p>0,58980555555555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FRIEDMAN</text:p>
          </table:table-cell>
          <table:table-cell table:style-name="Default"/>
          <table:table-cell table:style-name="ce16" table:formula="of:=151.227/120" office:value-type="float" office:value="1.260225" calcext:value-type="float">
            <text:p>1,260225</text:p>
          </table:table-cell>
          <table:table-cell table:style-name="ce16" table:formula="of:=149.0454/120" office:value-type="float" office:value="1.242045" calcext:value-type="float">
            <text:p>1,242045</text:p>
          </table:table-cell>
          <table:table-cell table:style-name="ce16" table:formula="of:=149.9369/120" office:value-type="float" office:value="1.24947416666667" calcext:value-type="float">
            <text:p>1,24947416666667</text:p>
          </table:table-cell>
          <table:table-cell table:style-name="ce15" table:formula="of:=151.227/120" office:value-type="float" office:value="1.260225" calcext:value-type="float">
            <text:p>1,260225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6" office:value-type="string" calcext:value-type="string">
            <text:p>HO</text:p>
          </table:table-cell>
          <table:table-cell table:style-name="ce16"/>
          <table:table-cell table:style-name="ce16" table:formula="of:=5.746/50" office:value-type="float" office:value="0.11492" calcext:value-type="float">
            <text:p>0,11492</text:p>
          </table:table-cell>
          <table:table-cell table:style-name="ce16" table:formula="of:=2.369/50" office:value-type="float" office:value="0.04738" calcext:value-type="float">
            <text:p>0,04738</text:p>
          </table:table-cell>
          <table:table-cell table:style-name="ce16" table:formula="of:=2.426/50" office:value-type="float" office:value="0.04852" calcext:value-type="float">
            <text:p>0,04852</text:p>
          </table:table-cell>
          <table:table-cell table:style-name="ce15" table:formula="of:=5.746/50" office:value-type="float" office:value="0.11492" calcext:value-type="float">
            <text:p>0,11492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16377"/>
        </table:table-row>
        <table:table-row table:style-name="ro4">
          <table:table-cell office:value-type="string" calcext:value-type="string">
            <text:p>HOUSING</text:p>
          </table:table-cell>
          <table:table-cell table:style-name="Default"/>
          <table:table-cell table:style-name="ce16" table:formula="of:=2572.6317/50" office:value-type="float" office:value="51.452634" calcext:value-type="float">
            <text:p>51,452634</text:p>
          </table:table-cell>
          <table:table-cell table:style-name="ce16" table:formula="of:=1131.0829/50" office:value-type="float" office:value="22.621658" calcext:value-type="float">
            <text:p>22,621658</text:p>
          </table:table-cell>
          <table:table-cell table:style-name="ce16" table:formula="of:=1045.5082/50" office:value-type="float" office:value="20.910164" calcext:value-type="float">
            <text:p>20,910164</text:p>
          </table:table-cell>
          <table:table-cell table:style-name="ce15" table:formula="of:=2572.6317/50" office:value-type="float" office:value="51.452634" calcext:value-type="float">
            <text:p>51,45263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LASER</text:p>
          </table:table-cell>
          <table:table-cell table:style-name="Default" table:formula="of:=0.33533/99" office:value-type="float" office:value="0.00338717171717172" calcext:value-type="float">
            <text:p>0,00338717171717172</text:p>
          </table:table-cell>
          <table:table-cell table:style-name="ce16" table:formula="of:=0.28972/99" office:value-type="float" office:value="0.00292646464646465" calcext:value-type="float">
            <text:p>0,00292646464646465</text:p>
          </table:table-cell>
          <table:table-cell table:style-name="ce16" table:formula="of:=0.38775/99" office:value-type="float" office:value="0.00391666666666667" calcext:value-type="float">
            <text:p>0,00391666666666667</text:p>
          </table:table-cell>
          <table:table-cell table:style-name="ce16" table:formula="of:=0.40836/99" office:value-type="float" office:value="0.00412484848484849" calcext:value-type="float">
            <text:p>0,00412484848484849</text:p>
          </table:table-cell>
          <table:table-cell table:style-name="ce15" table:formula="of:=0.28972/99" office:value-type="float" office:value="0.00292646464646465" calcext:value-type="float">
            <text:p>0,0029264646464646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LW</text:p>
          </table:table-cell>
          <table:table-cell table:style-name="Default"/>
          <table:table-cell table:style-name="ce16" table:formula="of:=0.984/18" office:value-type="float" office:value="0.0546666666666667" calcext:value-type="float">
            <text:p>0,0546666666666667</text:p>
          </table:table-cell>
          <table:table-cell table:style-name="ce16" table:formula="of:=0.4415/18" office:value-type="float" office:value="0.0245277777777778" calcext:value-type="float">
            <text:p>0,0245277777777778</text:p>
          </table:table-cell>
          <table:table-cell table:style-name="ce16" table:formula="of:=0.6468/18" office:value-type="float" office:value="0.0359333333333333" calcext:value-type="float">
            <text:p>0,0359333333333333</text:p>
          </table:table-cell>
          <table:table-cell table:style-name="ce15" table:formula="of:=0.984/18" office:value-type="float" office:value="0.0546666666666667" calcext:value-type="float">
            <text:p>0,054666666666666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MB</text:p>
          </table:table-cell>
          <table:table-cell table:style-name="Default" table:formula="of:=0.3363/6" office:value-type="float" office:value="0.05605" calcext:value-type="float">
            <text:p>0,05605</text:p>
          </table:table-cell>
          <table:table-cell table:style-name="ce16" table:formula="of:=0.3523/6" office:value-type="float" office:value="0.0587166666666667" calcext:value-type="float">
            <text:p>0,0587166666666667</text:p>
          </table:table-cell>
          <table:table-cell table:style-name="ce16" table:formula="of:=0.3544/6" office:value-type="float" office:value="0.0590666666666667" calcext:value-type="float">
            <text:p>0,0590666666666667</text:p>
          </table:table-cell>
          <table:table-cell table:style-name="ce16" table:formula="of:=0.3511/6" office:value-type="float" office:value="0.0585166666666667" calcext:value-type="float">
            <text:p>0,0585166666666667</text:p>
          </table:table-cell>
          <table:table-cell table:style-name="ce16" table:formula="of:=0.3338/6" office:value-type="float" office:value="0.0556333333333333" calcext:value-type="float">
            <text:p>0,05563333333333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MORTGAGE</text:p>
          </table:table-cell>
          <table:table-cell table:style-name="Default"/>
          <table:table-cell table:style-name="ce16" table:formula="of:=367.1999/104" office:value-type="float" office:value="3.53076826923077" calcext:value-type="float">
            <text:p>3,53076826923077</text:p>
          </table:table-cell>
          <table:table-cell table:style-name="ce16" table:formula="of:=16.206/104" office:value-type="float" office:value="0.155826923076923" calcext:value-type="float">
            <text:p>0,155826923076923</text:p>
          </table:table-cell>
          <table:table-cell table:style-name="ce16" table:formula="of:=6.096/104" office:value-type="float" office:value="0.0586153846153846" calcext:value-type="float">
            <text:p>0,0586153846153846</text:p>
          </table:table-cell>
          <table:table-cell table:style-name="ce15" table:formula="of:=367.1999/104" office:value-type="float" office:value="3.53076826923077" calcext:value-type="float">
            <text:p>3,5307682692307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NT</text:p>
          </table:table-cell>
          <table:table-cell table:style-name="Default" table:formula="of:=0.08178/13" office:value-type="float" office:value="0.00629076923076923" calcext:value-type="float">
            <text:p>0,00629076923076923</text:p>
          </table:table-cell>
          <table:table-cell table:style-name="ce16" table:formula="of:=0.08225/13" office:value-type="float" office:value="0.00632692307692308" calcext:value-type="float">
            <text:p>0,00632692307692308</text:p>
          </table:table-cell>
          <table:table-cell table:style-name="ce16" table:formula="of:=0.13916/13" office:value-type="float" office:value="0.0107046153846154" calcext:value-type="float">
            <text:p>0,0107046153846154</text:p>
          </table:table-cell>
          <table:table-cell table:style-name="ce16" table:formula="of:=0.08225/13" office:value-type="float" office:value="0.00632692307692308" calcext:value-type="float">
            <text:p>0,00632692307692308</text:p>
          </table:table-cell>
          <table:table-cell table:style-name="ce16" table:formula="of:=0.08164/13" office:value-type="float" office:value="0.00628" calcext:value-type="float">
            <text:p>0,0062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6" office:value-type="string" calcext:value-type="string">
            <text:p>PLASTIC</text:p>
          </table:table-cell>
          <table:table-cell table:style-name="ce16"/>
          <table:table-cell table:style-name="ce16" table:formula="of:=1058.8325/165" office:value-type="float" office:value="6.41716666666667" calcext:value-type="float">
            <text:p>6,41716666666667</text:p>
          </table:table-cell>
          <table:table-cell table:style-name="ce16" table:formula="of:=377.8603/165" office:value-type="float" office:value="2.29006242424242" calcext:value-type="float">
            <text:p>2,29006242424242</text:p>
          </table:table-cell>
          <table:table-cell table:style-name="ce16" table:formula="of:=355.1446/165" office:value-type="float" office:value="2.15239151515152" calcext:value-type="float">
            <text:p>2,15239151515152</text:p>
          </table:table-cell>
          <table:table-cell table:style-name="ce15" table:formula="of:=1058.8325/165" office:value-type="float" office:value="6.41716666666667" calcext:value-type="float">
            <text:p>6,41716666666667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table:number-columns-repeated="16377"/>
        </table:table-row>
        <table:table-row table:style-name="ro4">
          <table:table-cell office:value-type="string" calcext:value-type="string">
            <text:p>PL</text:p>
          </table:table-cell>
          <table:table-cell table:style-name="Default"/>
          <table:table-cell table:style-name="ce16" table:formula="of:=17.6239/165" office:value-type="float" office:value="0.106811515151515" calcext:value-type="float">
            <text:p>0,106811515151515</text:p>
          </table:table-cell>
          <table:table-cell table:style-name="ce16" table:formula="of:=10.019/165" office:value-type="float" office:value="0.0607212121212121" calcext:value-type="float">
            <text:p>0,0607212121212121</text:p>
          </table:table-cell>
          <table:table-cell table:style-name="ce16" table:formula="of:=9.6885/165" office:value-type="float" office:value="0.0587181818181818" calcext:value-type="float">
            <text:p>0,0587181818181818</text:p>
          </table:table-cell>
          <table:table-cell table:style-name="ce15" table:formula="of:=17.6239/165" office:value-type="float" office:value="0.106811515151515" calcext:value-type="float">
            <text:p>0,1068115151515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PY</text:p>
          </table:table-cell>
          <table:table-cell table:style-name="Default" table:formula="of:=8.5487/7" office:value-type="float" office:value="1.22124285714286" calcext:value-type="float">
            <text:p>1,22124285714286</text:p>
          </table:table-cell>
          <table:table-cell table:style-name="ce16" table:formula="of:=5.0307/7" office:value-type="float" office:value="0.718671428571429" calcext:value-type="float">
            <text:p>0,718671428571429</text:p>
          </table:table-cell>
          <table:table-cell table:style-name="ce16" table:formula="of:=2.558/7" office:value-type="float" office:value="0.365428571428571" calcext:value-type="float">
            <text:p>0,365428571428571</text:p>
          </table:table-cell>
          <table:table-cell table:style-name="ce16" table:formula="of:=2.8432/7" office:value-type="float" office:value="0.406171428571429" calcext:value-type="float">
            <text:p>0,406171428571429</text:p>
          </table:table-cell>
          <table:table-cell table:style-name="ce15" table:formula="of:=5.0307/7" office:value-type="float" office:value="0.718671428571429" calcext:value-type="float">
            <text:p>0,71867142857142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QUAKE</text:p>
          </table:table-cell>
          <table:table-cell table:style-name="Default"/>
          <table:table-cell table:style-name="ce16" table:formula="of:=11.3224/217" office:value-type="float" office:value="0.0521769585253456" calcext:value-type="float">
            <text:p>0,0521769585253456</text:p>
          </table:table-cell>
          <table:table-cell table:style-name="ce16" table:formula="of:=11.5092857142857/217" office:value-type="float" office:value="0.0530381830151415" calcext:value-type="float">
            <text:p>0,0530381830151415</text:p>
          </table:table-cell>
          <table:table-cell table:style-name="ce16" table:formula="of:=12.1131/217" office:value-type="float" office:value="0.0558207373271889" calcext:value-type="float">
            <text:p>0,0558207373271889</text:p>
          </table:table-cell>
          <table:table-cell table:style-name="ce15" table:formula="of:=11.3224/217" office:value-type="float" office:value="0.0521769585253456" calcext:value-type="float">
            <text:p>0,0521769585253456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REALESTATE</text:p>
          </table:table-cell>
          <table:table-cell table:style-name="Default"/>
          <table:table-cell table:style-name="ce16" table:formula="of:=4763.1954/49" office:value-type="float" office:value="97.2080693877551" calcext:value-type="float">
            <text:p>97,2080693877551</text:p>
          </table:table-cell>
          <table:table-cell table:style-name="ce16" table:formula="of:=3199.8135/49" office:value-type="float" office:value="65.3023163265306" calcext:value-type="float">
            <text:p>65,3023163265306</text:p>
          </table:table-cell>
          <table:table-cell table:style-name="ce16" table:formula="of:=3260.0987/49" office:value-type="float" office:value="66.5326265306123" calcext:value-type="float">
            <text:p>66,5326265306123</text:p>
          </table:table-cell>
          <table:table-cell table:style-name="ce15" table:formula="of:=4763.1954/49" office:value-type="float" office:value="97.2080693877551" calcext:value-type="float">
            <text:p>97,208069387755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office:value-type="string" calcext:value-type="string">
            <text:p>SN</text:p>
          </table:table-cell>
          <table:table-cell table:style-name="Default"/>
          <table:table-cell table:style-name="ce16" table:formula="of:=22.4019/57" office:value-type="float" office:value="0.393015789473684" calcext:value-type="float">
            <text:p>0,393015789473684</text:p>
          </table:table-cell>
          <table:table-cell table:style-name="ce16" table:formula="of:=17.2887/57" office:value-type="float" office:value="0.30331052631579" calcext:value-type="float">
            <text:p>0,30331052631579</text:p>
          </table:table-cell>
          <table:table-cell table:style-name="ce16" table:formula="of:=21.7931/57" office:value-type="float" office:value="0.382335087719298" calcext:value-type="float">
            <text:p>0,382335087719298</text:p>
          </table:table-cell>
          <table:table-cell table:style-name="ce15" table:formula="of:=22.4019/57" office:value-type="float" office:value="0.393015789473684" calcext:value-type="float">
            <text:p>0,393015789473684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 table:style-name="ce16" office:value-type="string" calcext:value-type="string">
            <text:p>STOCK</text:p>
          </table:table-cell>
          <table:table-cell table:style-name="ce16"/>
          <table:table-cell table:style-name="ce16" table:formula="of:=2400.3027/95" office:value-type="float" office:value="25.2663442105263" calcext:value-type="float">
            <text:p>25,2663442105263</text:p>
          </table:table-cell>
          <table:table-cell table:style-name="ce16" table:formula="of:=223.5783/95" office:value-type="float" office:value="2.35345578947368" calcext:value-type="float">
            <text:p>2,35345578947368</text:p>
          </table:table-cell>
          <table:table-cell table:style-name="ce16" table:formula="of:=182.8772/95" office:value-type="float" office:value="1.92502315789474" calcext:value-type="float">
            <text:p>1,92502315789474</text:p>
          </table:table-cell>
          <table:table-cell table:style-name="ce15" table:formula="of:=2400.3027/95" office:value-type="float" office:value="25.2663442105263" calcext:value-type="float">
            <text:p>25,2663442105263</text:p>
          </table:table-cell>
          <table:table-cell table:style-name="ce15" office:value-type="float" office:value="95" calcext:value-type="float">
            <text:p>95</text:p>
          </table:table-cell>
          <table:table-cell table:style-name="ce15" table:number-columns-repeated="16377"/>
        </table:table-row>
        <table:table-row table:style-name="ro4">
          <table:table-cell office:value-type="string" calcext:value-type="string">
            <text:p>TREASURY</text:p>
          </table:table-cell>
          <table:table-cell table:style-name="Default"/>
          <table:table-cell table:style-name="ce16" table:formula="of:=374.9575/104" office:value-type="float" office:value="3.60536057692308" calcext:value-type="float">
            <text:p>3,60536057692308</text:p>
          </table:table-cell>
          <table:table-cell table:style-name="ce16" table:formula="of:=28.511/104" office:value-type="float" office:value="0.274144230769231" calcext:value-type="float">
            <text:p>0,274144230769231</text:p>
          </table:table-cell>
          <table:table-cell table:style-name="ce16" table:formula="of:=16.349/104" office:value-type="float" office:value="0.157201923076923" calcext:value-type="float">
            <text:p>0,157201923076923</text:p>
          </table:table-cell>
          <table:table-cell table:style-name="ce15" table:formula="of:=374.9575/104" office:value-type="float" office:value="3.60536057692308" calcext:value-type="float">
            <text:p>3,60536057692308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3"/>
        </table:table-row>
        <table:table-row table:style-name="ro4">
          <table:table-cell/>
          <table:table-cell table:style-name="Default" table:number-columns-repeated="10"/>
          <table:table-cell table:number-columns-repeated="16373"/>
        </table:table-row>
        <table:table-row table:style-name="ro6">
          <table:table-cell table:style-name="ce14" office:value-type="string" calcext:value-type="string">
            <text:p>AVERAGES</text:p>
          </table:table-cell>
          <table:table-cell table:style-name="ce14" table:formula="of:=AVERAGE([.B53:.B76])" office:value-type="float" office:value="7.39678432692648" calcext:value-type="float">
            <text:p>7,39678432692648</text:p>
          </table:table-cell>
          <table:table-cell table:style-name="ce14" table:formula="of:=AVERAGE([.C53:.C76])" office:value-type="float" office:value="13.6992568723094" calcext:value-type="float">
            <text:p>13,6992568723094</text:p>
          </table:table-cell>
          <table:table-cell table:style-name="ce14" table:formula="of:=AVERAGE([.D53:.D76])" office:value-type="float" office:value="7.59366297479684" calcext:value-type="float">
            <text:p>7,59366297479684</text:p>
          </table:table-cell>
          <table:table-cell table:style-name="ce14" table:formula="of:=AVERAGE([.E53:.E76])" office:value-type="float" office:value="7.35865709249278" calcext:value-type="float">
            <text:p>7,35865709249278</text:p>
          </table:table-cell>
          <table:table-cell table:style-name="ce14" table:formula="of:=AVERAGE([.F53:.F76])" office:value-type="float" office:value="13.699126444959" calcext:value-type="float">
            <text:p>13,699126444959</text:p>
          </table:table-cell>
          <table:table-cell table:style-name="ce24" table:number-columns-repeated="16374"/>
          <table:table-cell table:number-columns-repeated="4"/>
        </table:table-row>
        <table:table-row table:style-name="ro3">
          <table:table-cell table:style-name="ce41" office:value-type="string" calcext:value-type="string">
            <text:p>GAIN:</text:p>
          </table:table-cell>
          <table:table-cell table:style-name="ce41" table:number-columns-repeated="2"/>
          <table:table-cell table:style-name="ce23" table:formula="of:=([.C78]-[.D78])/[.C78]" office:value-type="percentage" office:value="0.44568796354596" calcext:value-type="percentage">
            <text:p>44,57%</text:p>
          </table:table-cell>
          <table:table-cell table:style-name="ce23" table:formula="of:=([.C78]-[.E78])/[.C78]" office:value-type="percentage" office:value="0.462842608100373" calcext:value-type="percentage">
            <text:p>46,28%</text:p>
          </table:table-cell>
          <table:table-cell table:style-name="ce23" table:formula="of:=([.C78]-[.F78])/[.C78]" office:value-type="percentage" office:value="0.00000952076098846234" calcext:value-type="percentage">
            <text:p>0,00%</text:p>
          </table:table-cell>
          <table:table-cell table:style-name="Default" table:number-columns-repeated="5"/>
          <table:table-cell table:number-columns-repeated="16373"/>
        </table:table-row>
        <table:table-row table:style-name="ro4" table:number-rows-repeated="3">
          <table:table-cell/>
          <table:table-cell table:style-name="Default" table:number-columns-repeated="10"/>
          <table:table-cell table:number-columns-repeated="16373"/>
        </table:table-row>
        <table:table-row table:style-name="ro4">
          <table:table-cell/>
          <table:table-cell table:style-name="Default" table:number-columns-repeated="10"/>
          <table:table-cell table:number-columns-repeated="16372"/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percentage-style style:name="N109">
      <number:number number:decimal-places="3" number:min-decimal-places="3" number:min-integer-digits="1"/>
      <number:text>%</number:text>
    </number:percentage-style>
    <number:percentage-style style:name="N110">
      <number:number number:decimal-places="4" number:min-decimal-places="4" number:min-integer-digits="1"/>
      <number:text>%</number:text>
    </number:percentage-style>
    <number:percentage-style style:name="N111">
      <number:number number:decimal-places="5" number:min-decimal-places="5" number:min-integer-digits="1"/>
      <number:text>%</number:text>
    </number:percentage-style>
    <number:percentage-style style:name="N112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5:13:41.131955987</meta:creation-date>
    <dc:date>2024-11-29T07:19:49.406566451</dc:date>
    <meta:editing-duration>P1DT8H34M23S</meta:editing-duration>
    <meta:editing-cycles>153</meta:editing-cycles>
    <meta:generator>LibreOffice/7.4.7.2$Linux_X86_64 LibreOffice_project/40$Build-2</meta:generator>
    <meta:document-statistic meta:table-count="2" meta:cell-count="5120" meta:object-count="0"/>
  </office:meta>
</office:document-meta>
</file>